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9mm"/>
    </style:style>
    <style:style style:name="co4" style:family="table-column">
      <style:table-column-properties fo:break-before="auto" style:column-width="66.71mm"/>
    </style:style>
    <style:style style:name="co5" style:family="table-column">
      <style:table-column-properties fo:break-before="auto" style:column-width="67.52mm"/>
    </style:style>
    <style:style style:name="co7" style:family="table-column">
      <style:table-column-properties fo:break-before="auto" style:column-width="6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ff3300" fo:font-weight="normal" style:font-weight-asian="normal" style:font-weight-complex="normal"/>
    </style:style>
    <style:style style:name="ce7" style:family="table-cell" style:parent-style-name="Default">
      <style:text-properties fo:color="#ff3300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ummary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3"/>
          <table:table-cell table:style-name="ce3" office:value-type="string" calcext:value-type="string">
            <text:p>Desktop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RaspberryPi3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RaspberryPi Zero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X86_64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armv7l</text:p>
          </table:table-cell>
          <table:table-cell table:style-name="ce3" table:number-columns-repeated="2"/>
          <table:table-cell/>
          <table:table-cell table:style-name="ce3" table:number-columns-repeated="3"/>
          <table:table-cell table:number-columns-repeated="1012"/>
        </table:table-row>
        <table:table-row table:style-name="ro1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500x375</text:p>
          </table:table-cell>
          <table:table-cell table:style-name="ce3" office:value-type="string" calcext:value-type="string">
            <text:p>1296x972</text:p>
          </table:table-cell>
          <table:table-cell table:style-name="ce3" office:value-type="string" calcext:value-type="string">
            <text:p>2016x1512</text:p>
          </table:table-cell>
          <table:table-cell table:style-name="ce3" office:value-type="string" calcext:value-type="string">
            <text:p>4032x3024</text:p>
          </table:table-cell>
          <table:table-cell table:style-name="ce3" office:value-type="string" calcext:value-type="string">
            <text:p>500x375</text:p>
          </table:table-cell>
          <table:table-cell table:style-name="ce3" office:value-type="string" calcext:value-type="string">
            <text:p>1296x972</text:p>
          </table:table-cell>
          <table:table-cell table:style-name="ce3" office:value-type="string" calcext:value-type="string">
            <text:p>2016x1512</text:p>
          </table:table-cell>
          <table:table-cell table:style-name="ce3" office:value-type="string" calcext:value-type="string">
            <text:p>4032x3024</text:p>
          </table:table-cell>
          <table:table-cell table:style-name="ce3" office:value-type="string" calcext:value-type="string">
            <text:p>500x375</text:p>
          </table:table-cell>
          <table:table-cell table:style-name="ce3" office:value-type="string" calcext:value-type="string">
            <text:p>1296x972</text:p>
          </table:table-cell>
          <table:table-cell table:style-name="ce3" office:value-type="string" calcext:value-type="string">
            <text:p>2016x1512</text:p>
          </table:table-cell>
          <table:table-cell table:style-name="ce3" office:value-type="string" calcext:value-type="string">
            <text:p>4032x302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asic operation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Accumulate</text:p>
          </table:table-cell>
          <table:table-cell table:formula="of:=['x86_64-gtx1080-1296x972'.I4]" office:value-type="float" office:value="0.00001483514912" calcext:value-type="float">
            <text:p>1.483514912E-05</text:p>
          </table:table-cell>
          <table:table-cell table:formula="of:=['x86_64-gtx1080-1296x972'.I3]" office:value-type="float" office:value="0.00023028162912" calcext:value-type="float">
            <text:p>0.0002302816</text:p>
          </table:table-cell>
          <table:table-cell table:formula="of:=['x86_64-gtx1080-2016x1512'.I3]" office:value-type="float" office:value="0.00071814823032" calcext:value-type="float">
            <text:p>0.0007181482</text:p>
          </table:table-cell>
          <table:table-cell table:formula="of:=['x86_64-gtx1080-4032x3024'.I3]" office:value-type="float" office:value="0.00409391663074" calcext:value-type="float">
            <text:p>0.0040939166</text:p>
          </table:table-cell>
          <table:table-cell table:formula="of:=['armv7l-1296x972'.I4]" office:value-type="float" office:value="0.0015603908754" calcext:value-type="float">
            <text:p>0.0015603909</text:p>
          </table:table-cell>
          <table:table-cell table:formula="of:=['armv7l-1296x972'.I3]" office:value-type="float" office:value="0.0106201708754" calcext:value-type="float">
            <text:p>0.0106201709</text:p>
          </table:table-cell>
          <table:table-cell table:formula="of:=['armv7l-2016x1512'.I3]" office:value-type="float" office:value="0.0257108106876" calcext:value-type="float">
            <text:p>0.0257108107</text:p>
          </table:table-cell>
          <table:table-cell table:formula="of:=['armv7l-4032x3024'.I3]" office:value-type="float" office:value="0.1029791906876" calcext:value-type="float">
            <text:p>0.1029791907</text:p>
          </table:table-cell>
          <table:table-cell table:number-columns-repeated="4"/>
          <table:table-cell office:value-type="string" calcext:value-type="string">
            <text:p>Time per op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7" table:formula="of:=1/[.B6]" office:value-type="float" office:value="67407.478813398" calcext:value-type="float">
            <text:p>67407.478813398</text:p>
          </table:table-cell>
          <table:table-cell table:style-name="ce7" table:formula="of:=1/[.C6]" office:value-type="float" office:value="4342.50879595306" calcext:value-type="float">
            <text:p>4342.5087959531</text:p>
          </table:table-cell>
          <table:table-cell table:style-name="ce7" table:formula="of:=1/[.D6]" office:value-type="float" office:value="1392.4701862099" calcext:value-type="float">
            <text:p>1392.4701862099</text:p>
          </table:table-cell>
          <table:table-cell table:style-name="ce7" table:formula="of:=1/[.E6]" office:value-type="float" office:value="244.264866678353" calcext:value-type="float">
            <text:p>244.2648666784</text:p>
          </table:table-cell>
          <table:table-cell table:style-name="ce7" table:formula="of:=1/[.F6]" office:value-type="float" office:value="640.865065135461" calcext:value-type="float">
            <text:p>640.8650651355</text:p>
          </table:table-cell>
          <table:table-cell table:style-name="ce7" table:formula="of:=1/[.G6]" office:value-type="float" office:value="94.1604435307483" calcext:value-type="float">
            <text:p>94.1604435307</text:p>
          </table:table-cell>
          <table:table-cell table:style-name="ce7" table:formula="of:=1/[.H6]" office:value-type="float" office:value="38.8941450407975" calcext:value-type="float">
            <text:p>38.8941450408</text:p>
          </table:table-cell>
          <table:table-cell table:style-name="ce7" table:formula="of:=1/[.I6]" office:value-type="float" office:value="9.71069973771325" calcext:value-type="float">
            <text:p>9.7106997377</text:p>
          </table:table-cell>
          <table:table-cell table:style-name="ce7" table:number-columns-repeated="4"/>
          <table:table-cell table:style-name="ce7" office:value-type="string" calcext:value-type="string">
            <text:p>Ops / sec</text:p>
          </table:table-cell>
          <table:table-cell table:style-name="ce7" table:number-columns-repeated="1010"/>
        </table:table-row>
        <table:table-row table:style-name="ro1">
          <table:table-cell table:style-name="ce5" office:value-type="string" calcext:value-type="string">
            <text:p>Bitwise and</text:p>
          </table:table-cell>
          <table:table-cell table:formula="of:=['x86_64-gtx1080-1296x972'.I6]" office:value-type="float" office:value="0.00000415837712" calcext:value-type="float">
            <text:p>4.15837712E-06</text:p>
          </table:table-cell>
          <table:table-cell table:formula="of:=['x86_64-gtx1080-1296x972'.I5]" office:value-type="float" office:value="0.00008808164912" calcext:value-type="float">
            <text:p>8.808164912E-05</text:p>
          </table:table-cell>
          <table:table-cell table:formula="of:=['x86_64-gtx1080-2016x1512'.I5]" office:value-type="float" office:value="0.00021170323032" calcext:value-type="float">
            <text:p>0.0002117032</text:p>
          </table:table-cell>
          <table:table-cell table:formula="of:=['x86_64-gtx1080-4032x3024'.I5]" office:value-type="float" office:value="0.00117325063074" calcext:value-type="float">
            <text:p>0.0011732506</text:p>
          </table:table-cell>
          <table:table-cell table:formula="of:=['armv7l-1296x972'.I6]" office:value-type="float" office:value="0.0001656874754" calcext:value-type="float">
            <text:p>0.0001656875</text:p>
          </table:table-cell>
          <table:table-cell table:formula="of:=['armv7l-1296x972'.I5]" office:value-type="float" office:value="0.0011746988754" calcext:value-type="float">
            <text:p>0.0011746989</text:p>
          </table:table-cell>
          <table:table-cell table:formula="of:=['armv7l-2016x1512'.I5]" office:value-type="float" office:value="0.0028587226876" calcext:value-type="float">
            <text:p>0.0028587227</text:p>
          </table:table-cell>
          <table:table-cell table:formula="of:=['armv7l-4032x3024'.I5]" office:value-type="float" office:value="0.0115501106876" calcext:value-type="float">
            <text:p>0.01155011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7" table:formula="of:=1/[.B8]" office:value-type="float" office:value="240478.429719717" calcext:value-type="float">
            <text:p>240478.429719717</text:p>
          </table:table-cell>
          <table:table-cell table:style-name="ce7" table:formula="of:=1/[.C8]" office:value-type="float" office:value="11353.1026041262" calcext:value-type="float">
            <text:p>11353.1026041262</text:p>
          </table:table-cell>
          <table:table-cell table:style-name="ce7" table:formula="of:=1/[.D8]" office:value-type="float" office:value="4723.59348739483" calcext:value-type="float">
            <text:p>4723.5934873948</text:p>
          </table:table-cell>
          <table:table-cell table:style-name="ce7" table:formula="of:=1/[.E8]" office:value-type="float" office:value="852.332804090865" calcext:value-type="float">
            <text:p>852.3328040909</text:p>
          </table:table-cell>
          <table:table-cell table:style-name="ce7" table:formula="of:=1/[.F8]" office:value-type="float" office:value="6035.45921371435" calcext:value-type="float">
            <text:p>6035.4592137144</text:p>
          </table:table-cell>
          <table:table-cell table:style-name="ce7" table:formula="of:=1/[.G8]" office:value-type="float" office:value="851.281993148659" calcext:value-type="float">
            <text:p>851.2819931487</text:p>
          </table:table-cell>
          <table:table-cell table:style-name="ce7" table:formula="of:=1/[.H8]" office:value-type="float" office:value="349.806577720043" calcext:value-type="float">
            <text:p>349.80657772</text:p>
          </table:table-cell>
          <table:table-cell table:style-name="ce7" table:formula="of:=1/[.I8]" office:value-type="float" office:value="86.5792568614587" calcext:value-type="float">
            <text:p>86.5792568615</text:p>
          </table:table-cell>
          <table:table-cell table:style-name="ce7" table:number-columns-repeated="1015"/>
        </table:table-row>
        <table:table-row table:style-name="ro1">
          <table:table-cell table:style-name="ce5" office:value-type="string" calcext:value-type="string">
            <text:p>Blur image</text:p>
          </table:table-cell>
          <table:table-cell table:formula="of:=['x86_64-gtx1080-1296x972'.I8]" office:value-type="float" office:value="0.00277521462912" calcext:value-type="float">
            <text:p>0.0027752146</text:p>
          </table:table-cell>
          <table:table-cell table:formula="of:=['x86_64-gtx1080-1296x972'.I7]" office:value-type="float" office:value="0.01883563862912" calcext:value-type="float">
            <text:p>0.0188356386</text:p>
          </table:table-cell>
          <table:table-cell table:formula="of:=['x86_64-gtx1080-2016x1512'.I7]" office:value-type="float" office:value="0.04534317863032" calcext:value-type="float">
            <text:p>0.0453431786</text:p>
          </table:table-cell>
          <table:table-cell table:formula="of:=['x86_64-gtx1080-4032x3024'.I7]" office:value-type="float" office:value="0.18819659863074" calcext:value-type="float">
            <text:p>0.1881965986</text:p>
          </table:table-cell>
          <table:table-cell table:formula="of:=['armv7l-1296x972'.I8]" office:value-type="float" office:value="0.1014433908754" calcext:value-type="float">
            <text:p>0.1014433909</text:p>
          </table:table-cell>
          <table:table-cell table:formula="of:=['armv7l-1296x972'.I7]" office:value-type="float" office:value="0.5468717908754" calcext:value-type="float">
            <text:p>0.5468717909</text:p>
          </table:table-cell>
          <table:table-cell table:formula="of:=['armv7l-2016x1512'.I13]" office:value-type="float" office:value="0.1304977906876" calcext:value-type="float">
            <text:p>0.1304977907</text:p>
          </table:table-cell>
          <table:table-cell table:formula="of:=['armv7l-4032x3024'.I7]" office:value-type="float" office:value="12.4201399906876" calcext:value-type="float">
            <text:p>12.42013999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7" table:formula="of:=1/[.B10]" office:value-type="float" office:value="360.332490866514" calcext:value-type="float">
            <text:p>360.3324908665</text:p>
          </table:table-cell>
          <table:table-cell table:style-name="ce7" table:formula="of:=1/[.C10]" office:value-type="float" office:value="53.0908465431055" calcext:value-type="float">
            <text:p>53.0908465431</text:p>
          </table:table-cell>
          <table:table-cell table:style-name="ce7" table:formula="of:=1/[.D10]" office:value-type="float" office:value="22.0540339298428" calcext:value-type="float">
            <text:p>22.0540339298</text:p>
          </table:table-cell>
          <table:table-cell table:style-name="ce7" table:formula="of:=1/[.E10]" office:value-type="float" office:value="5.31359231397214" calcext:value-type="float">
            <text:p>5.313592314</text:p>
          </table:table-cell>
          <table:table-cell table:style-name="ce7" table:formula="of:=1/[.F10]" office:value-type="float" office:value="9.85771464627273" calcext:value-type="float">
            <text:p>9.8577146463</text:p>
          </table:table-cell>
          <table:table-cell table:style-name="ce7" table:formula="of:=1/[.G10]" office:value-type="float" office:value="1.82858215889918" calcext:value-type="float">
            <text:p>1.8285821589</text:p>
          </table:table-cell>
          <table:table-cell table:style-name="ce7" table:formula="of:=1/[.H10]" office:value-type="float" office:value="7.66296497995058" calcext:value-type="float">
            <text:p>7.66296498</text:p>
          </table:table-cell>
          <table:table-cell table:style-name="ce7" table:formula="of:=1/[.I10]" office:value-type="float" office:value="0.0805143903973532" calcext:value-type="float">
            <text:p>0.0805143904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Dilate</text:p>
          </table:table-cell>
          <table:table-cell table:formula="of:=['x86_64-gtx1080-1296x972'.I14]" office:value-type="float" office:value="0.00008151932912" calcext:value-type="float">
            <text:p>8.151932912E-05</text:p>
          </table:table-cell>
          <table:table-cell table:formula="of:=['x86_64-gtx1080-1296x972'.I13]" office:value-type="float" office:value="0.00040238622912" calcext:value-type="float">
            <text:p>0.0004023862</text:p>
          </table:table-cell>
          <table:table-cell table:formula="of:=['x86_64-gtx1080-2016x1512'.I13]" office:value-type="float" office:value="0.00091861743032" calcext:value-type="float">
            <text:p>0.0009186174</text:p>
          </table:table-cell>
          <table:table-cell table:formula="of:=['x86_64-gtx1080-4032x3024'.I13]" office:value-type="float" office:value="0.00453008463074" calcext:value-type="float">
            <text:p>0.0045300846</text:p>
          </table:table-cell>
          <table:table-cell table:formula="of:=['armv7l-1296x972'.I14]" office:value-type="float" office:value="0.0081188288754" calcext:value-type="float">
            <text:p>0.0081188289</text:p>
          </table:table-cell>
          <table:table-cell table:formula="of:=['armv7l-1296x972'.I13]" office:value-type="float" office:value="0.0540822908754" calcext:value-type="float">
            <text:p>0.0540822909</text:p>
          </table:table-cell>
          <table:table-cell table:formula="of:=['armv7l-2016x1512'.I8]" office:value-type="float" office:value="0.1018567906876" calcext:value-type="float">
            <text:p>0.1018567907</text:p>
          </table:table-cell>
          <table:table-cell table:formula="of:=['armv7l-4032x3024'.I13]" office:value-type="float" office:value="0.6189929906876" calcext:value-type="float">
            <text:p>0.618992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2]" office:value-type="float" office:value="12267.0293143355" calcext:value-type="float">
            <text:p>12267.0293143355</text:p>
          </table:table-cell>
          <table:table-cell table:style-name="ce7" table:formula="of:=1/[.C12]" office:value-type="float" office:value="2485.17451053669" calcext:value-type="float">
            <text:p>2485.1745105367</text:p>
          </table:table-cell>
          <table:table-cell table:style-name="ce7" table:formula="of:=1/[.D12]" office:value-type="float" office:value="1088.59245099633" calcext:value-type="float">
            <text:p>1088.5924509963</text:p>
          </table:table-cell>
          <table:table-cell table:style-name="ce7" table:formula="of:=1/[.E12]" office:value-type="float" office:value="220.746427829241" calcext:value-type="float">
            <text:p>220.7464278292</text:p>
          </table:table-cell>
          <table:table-cell table:style-name="ce7" table:formula="of:=1/[.F12]" office:value-type="float" office:value="123.170473888173" calcext:value-type="float">
            <text:p>123.1704738882</text:p>
          </table:table-cell>
          <table:table-cell table:style-name="ce7" table:formula="of:=1/[.G12]" office:value-type="float" office:value="18.4903409935777" calcext:value-type="float">
            <text:p>18.4903409936</text:p>
          </table:table-cell>
          <table:table-cell table:style-name="ce7" table:formula="of:=1/[.H12]" office:value-type="float" office:value="9.81770575382697" calcext:value-type="float">
            <text:p>9.8177057538</text:p>
          </table:table-cell>
          <table:table-cell table:style-name="ce7" table:formula="of:=1/[.I12]" office:value-type="float" office:value="1.61552717889287" calcext:value-type="float">
            <text:p>1.615527178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Erode</text:p>
          </table:table-cell>
          <table:table-cell table:formula="of:=['x86_64-gtx1080-1296x972'.I20]" office:value-type="float" office:value="0.00004052914912" calcext:value-type="float">
            <text:p>4.052914912E-05</text:p>
          </table:table-cell>
          <table:table-cell table:formula="of:=['x86_64-gtx1080-1296x972'.I19]" office:value-type="float" office:value="0.00021699262912" calcext:value-type="float">
            <text:p>0.0002169926</text:p>
          </table:table-cell>
          <table:table-cell table:formula="of:=['x86_64-gtx1080-2016x1512'.I19]" office:value-type="float" office:value="0.00050322843032" calcext:value-type="float">
            <text:p>0.0005032284</text:p>
          </table:table-cell>
          <table:table-cell table:formula="of:=['x86_64-gtx1080-4032x3024'.I19]" office:value-type="float" office:value="0.00265690063074" calcext:value-type="float">
            <text:p>0.0026569006</text:p>
          </table:table-cell>
          <table:table-cell table:formula="of:=['armv7l-1296x972'.I20]" office:value-type="float" office:value="0.0037346528754" calcext:value-type="float">
            <text:p>0.0037346529</text:p>
          </table:table-cell>
          <table:table-cell table:formula="of:=['armv7l-1296x972'.I19]" office:value-type="float" office:value="0.0248029708754" calcext:value-type="float">
            <text:p>0.0248029709</text:p>
          </table:table-cell>
          <table:table-cell table:formula="of:=['armv7l-2016x1512'.I19]" office:value-type="float" office:value="0.0597781306876" calcext:value-type="float">
            <text:p>0.0597781307</text:p>
          </table:table-cell>
          <table:table-cell table:formula="of:=['armv7l-4032x3024'.I19]" office:value-type="float" office:value="0.2838349906876" calcext:value-type="float">
            <text:p>0.283834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4]" office:value-type="float" office:value="24673.5996612998" calcext:value-type="float">
            <text:p>24673.5996612998</text:p>
          </table:table-cell>
          <table:table-cell table:style-name="ce7" table:formula="of:=1/[.C14]" office:value-type="float" office:value="4608.45146701728" calcext:value-type="float">
            <text:p>4608.4514670173</text:p>
          </table:table-cell>
          <table:table-cell table:style-name="ce7" table:formula="of:=1/[.D14]" office:value-type="float" office:value="1987.16912588604" calcext:value-type="float">
            <text:p>1987.169125886</text:p>
          </table:table-cell>
          <table:table-cell table:style-name="ce7" table:formula="of:=1/[.E14]" office:value-type="float" office:value="376.378396854639" calcext:value-type="float">
            <text:p>376.3783968546</text:p>
          </table:table-cell>
          <table:table-cell table:style-name="ce7" table:formula="of:=1/[.F14]" office:value-type="float" office:value="267.762502530545" calcext:value-type="float">
            <text:p>267.7625025305</text:p>
          </table:table-cell>
          <table:table-cell table:style-name="ce7" table:formula="of:=1/[.G14]" office:value-type="float" office:value="40.3177508462027" calcext:value-type="float">
            <text:p>40.3177508462</text:p>
          </table:table-cell>
          <table:table-cell table:style-name="ce7" table:formula="of:=1/[.H14]" office:value-type="float" office:value="16.7285257751868" calcext:value-type="float">
            <text:p>16.7285257752</text:p>
          </table:table-cell>
          <table:table-cell table:style-name="ce7" table:formula="of:=1/[.I14]" office:value-type="float" office:value="3.52317379043882" calcext:value-type="float">
            <text:p>3.5231737904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Find contours</text:p>
          </table:table-cell>
          <table:table-cell table:formula="of:=['x86_64-gtx1080-1296x972'.I27]" office:value-type="float" office:value="0.00024604242912" calcext:value-type="float">
            <text:p>0.0002460424</text:p>
          </table:table-cell>
          <table:table-cell table:formula="of:=['x86_64-gtx1080-1296x972'.I26]" office:value-type="float" office:value="0.00124714062912" calcext:value-type="float">
            <text:p>0.0012471406</text:p>
          </table:table-cell>
          <table:table-cell table:formula="of:=['x86_64-gtx1080-2016x1512'.I26]" office:value-type="float" office:value="0.00293418663032" calcext:value-type="float">
            <text:p>0.0029341866</text:p>
          </table:table-cell>
          <table:table-cell table:formula="of:=['x86_64-gtx1080-4032x3024'.I26]" office:value-type="float" office:value="0.00950037463074" calcext:value-type="float">
            <text:p>0.0095003746</text:p>
          </table:table-cell>
          <table:table-cell table:formula="of:=['armv7l-1296x972'.I27]" office:value-type="float" office:value="0.0030030508754" calcext:value-type="float">
            <text:p>0.0030030509</text:p>
          </table:table-cell>
          <table:table-cell table:formula="of:=['armv7l-1296x972'.I26]" office:value-type="float" office:value="0.0204498908754" calcext:value-type="float">
            <text:p>0.0204498909</text:p>
          </table:table-cell>
          <table:table-cell table:formula="of:=['armv7l-2016x1512'.I26]" office:value-type="float" office:value="0.0458415506876" calcext:value-type="float">
            <text:p>0.0458415507</text:p>
          </table:table-cell>
          <table:table-cell table:formula="of:=['armv7l-4032x3024'.I26]" office:value-type="float" office:value="0.1647037906876" calcext:value-type="float">
            <text:p>0.164703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6]" office:value-type="float" office:value="4064.33964896469" calcext:value-type="float">
            <text:p>4064.3396489647</text:p>
          </table:table-cell>
          <table:table-cell table:style-name="ce7" table:formula="of:=1/[.C16]" office:value-type="float" office:value="801.834193073811" calcext:value-type="float">
            <text:p>801.8341930738</text:p>
          </table:table-cell>
          <table:table-cell table:style-name="ce7" table:formula="of:=1/[.D16]" office:value-type="float" office:value="340.809950419187" calcext:value-type="float">
            <text:p>340.8099504192</text:p>
          </table:table-cell>
          <table:table-cell table:style-name="ce7" table:formula="of:=1/[.E16]" office:value-type="float" office:value="105.259007025295" calcext:value-type="float">
            <text:p>105.2590070253</text:p>
          </table:table-cell>
          <table:table-cell table:style-name="ce7" table:formula="of:=1/[.F16]" office:value-type="float" office:value="332.994691562394" calcext:value-type="float">
            <text:p>332.9946915624</text:p>
          </table:table-cell>
          <table:table-cell table:style-name="ce7" table:formula="of:=1/[.G16]" office:value-type="float" office:value="48.9000164398403" calcext:value-type="float">
            <text:p>48.9000164398</text:p>
          </table:table-cell>
          <table:table-cell table:style-name="ce7" table:formula="of:=1/[.H16]" office:value-type="float" office:value="21.8142707871027" calcext:value-type="float">
            <text:p>21.8142707871</text:p>
          </table:table-cell>
          <table:table-cell table:style-name="ce7" table:formula="of:=1/[.I16]" office:value-type="float" office:value="6.0715056758878" calcext:value-type="float">
            <text:p>6.071505675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Frame difference</text:p>
          </table:table-cell>
          <table:table-cell table:formula="of:=['x86_64-gtx1080-1296x972'.I29]" office:value-type="float" office:value="0.00002005606912" calcext:value-type="float">
            <text:p>2.005606912E-05</text:p>
          </table:table-cell>
          <table:table-cell table:formula="of:=['x86_64-gtx1080-1296x972'.I28]" office:value-type="float" office:value="0.00026293762912" calcext:value-type="float">
            <text:p>0.0002629376</text:p>
          </table:table-cell>
          <table:table-cell table:formula="of:=['x86_64-gtx1080-2016x1512'.I28]" office:value-type="float" office:value="0.00079711903032" calcext:value-type="float">
            <text:p>0.000797119</text:p>
          </table:table-cell>
          <table:table-cell table:formula="of:=['x86_64-gtx1080-4032x3024'.I28]" office:value-type="float" office:value="0.00445296263074" calcext:value-type="float">
            <text:p>0.0044529626</text:p>
          </table:table-cell>
          <table:table-cell table:formula="of:=['armv7l-1296x972'.I29]" office:value-type="float" office:value="0.0023589328754" calcext:value-type="float">
            <text:p>0.0023589329</text:p>
          </table:table-cell>
          <table:table-cell table:formula="of:=['armv7l-1296x972'.I28]" office:value-type="float" office:value="0.0158536508754" calcext:value-type="float">
            <text:p>0.0158536509</text:p>
          </table:table-cell>
          <table:table-cell table:formula="of:=['armv7l-2016x1512'.I28]" office:value-type="float" office:value="0.0382899306876" calcext:value-type="float">
            <text:p>0.0382899307</text:p>
          </table:table-cell>
          <table:table-cell table:formula="of:=['armv7l-4032x3024'.I28]" office:value-type="float" office:value="0.1827213906876" calcext:value-type="float">
            <text:p>0.1827213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8]" office:value-type="float" office:value="49860.2190696878" calcext:value-type="float">
            <text:p>49860.2190696878</text:p>
          </table:table-cell>
          <table:table-cell table:style-name="ce7" table:formula="of:=1/[.C18]" office:value-type="float" office:value="3803.18329995901" calcext:value-type="float">
            <text:p>3803.183299959</text:p>
          </table:table-cell>
          <table:table-cell table:style-name="ce7" table:formula="of:=1/[.D18]" office:value-type="float" office:value="1254.51778462566" calcext:value-type="float">
            <text:p>1254.5177846257</text:p>
          </table:table-cell>
          <table:table-cell table:style-name="ce7" table:formula="of:=1/[.E18]" office:value-type="float" office:value="224.569591735787" calcext:value-type="float">
            <text:p>224.5695917358</text:p>
          </table:table-cell>
          <table:table-cell table:style-name="ce7" table:formula="of:=1/[.F18]" office:value-type="float" office:value="423.920498301772" calcext:value-type="float">
            <text:p>423.9204983018</text:p>
          </table:table-cell>
          <table:table-cell table:style-name="ce7" table:formula="of:=1/[.G18]" office:value-type="float" office:value="63.0769535584824" calcext:value-type="float">
            <text:p>63.0769535585</text:p>
          </table:table-cell>
          <table:table-cell table:style-name="ce7" table:formula="of:=1/[.H18]" office:value-type="float" office:value="26.1165267745926" calcext:value-type="float">
            <text:p>26.1165267746</text:p>
          </table:table-cell>
          <table:table-cell table:style-name="ce7" table:formula="of:=1/[.I18]" office:value-type="float" office:value="5.47281298723096" calcext:value-type="float">
            <text:p>5.4728129872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Norm2</text:p>
          </table:table-cell>
          <table:table-cell table:formula="of:=['x86_64-gtx1080-1296x972'.I32]" office:value-type="float" office:value="0.00000917491912" calcext:value-type="float">
            <text:p>9.17491912E-06</text:p>
          </table:table-cell>
          <table:table-cell table:formula="of:=['x86_64-gtx1080-1296x972'.I31]" office:value-type="float" office:value="0.00008266198912" calcext:value-type="float">
            <text:p>0.000082662</text:p>
          </table:table-cell>
          <table:table-cell table:formula="of:=['x86_64-gtx1080-2016x1512'.I31]" office:value-type="float" office:value="0.00021176803032" calcext:value-type="float">
            <text:p>0.000211768</text:p>
          </table:table-cell>
          <table:table-cell table:formula="of:=['x86_64-gtx1080-4032x3024'.I31]" office:value-type="float" office:value="0.00132867863074" calcext:value-type="float">
            <text:p>0.0013286786</text:p>
          </table:table-cell>
          <table:table-cell table:formula="of:=['armv7l-1296x972'.I32]" office:value-type="float" office:value="0.0006785912754" calcext:value-type="float">
            <text:p>0.0006785913</text:p>
          </table:table-cell>
          <table:table-cell table:formula="of:=['armv7l-1296x972'.I31]" office:value-type="float" office:value="0.0049776348754" calcext:value-type="float">
            <text:p>0.0049776349</text:p>
          </table:table-cell>
          <table:table-cell table:formula="of:=['armv7l-2016x1512'.I31]" office:value-type="float" office:value="0.0120139906876" calcext:value-type="float">
            <text:p>0.0120139907</text:p>
          </table:table-cell>
          <table:table-cell table:formula="of:=['armv7l-4032x3024'.I31]" office:value-type="float" office:value="0.0473037106876" calcext:value-type="float">
            <text:p>0.04730371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0]" office:value-type="float" office:value="108992.786412705" calcext:value-type="float">
            <text:p>108992.786412705</text:p>
          </table:table-cell>
          <table:table-cell table:style-name="ce7" table:formula="of:=1/[.C20]" office:value-type="float" office:value="12097.4587067861" calcext:value-type="float">
            <text:p>12097.4587067861</text:p>
          </table:table-cell>
          <table:table-cell table:style-name="ce7" table:formula="of:=1/[.D20]" office:value-type="float" office:value="4722.14809047859" calcext:value-type="float">
            <text:p>4722.1480904786</text:p>
          </table:table-cell>
          <table:table-cell table:style-name="ce7" table:formula="of:=1/[.E20]" office:value-type="float" office:value="752.627442681949" calcext:value-type="float">
            <text:p>752.6274426819</text:p>
          </table:table-cell>
          <table:table-cell table:style-name="ce7" table:formula="of:=1/[.F20]" office:value-type="float" office:value="1473.64110953319" calcext:value-type="float">
            <text:p>1473.6411095332</text:p>
          </table:table-cell>
          <table:table-cell table:style-name="ce7" table:formula="of:=1/[.G20]" office:value-type="float" office:value="200.898624554024" calcext:value-type="float">
            <text:p>200.898624554</text:p>
          </table:table-cell>
          <table:table-cell table:style-name="ce7" table:formula="of:=1/[.H20]" office:value-type="float" office:value="83.2362889237237" calcext:value-type="float">
            <text:p>83.2362889237</text:p>
          </table:table-cell>
          <table:table-cell table:style-name="ce7" table:formula="of:=1/[.I20]" office:value-type="float" office:value="21.1399906152" calcext:value-type="float">
            <text:p>21.1399906152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Sum</text:p>
          </table:table-cell>
          <table:table-cell table:formula="of:=['x86_64-gtx1080-1296x972'.I38]" office:value-type="float" office:value="0.00000191928112" calcext:value-type="float">
            <text:p>1.91928112E-06</text:p>
          </table:table-cell>
          <table:table-cell table:formula="of:=['x86_64-gtx1080-1296x972'.I37]" office:value-type="float" office:value="0.00002476922912" calcext:value-type="float">
            <text:p>2.476922912E-05</text:p>
          </table:table-cell>
          <table:table-cell table:formula="of:=['x86_64-gtx1080-2016x1512'.I37]" office:value-type="float" office:value="0.00010537343032" calcext:value-type="float">
            <text:p>0.0001053734</text:p>
          </table:table-cell>
          <table:table-cell table:formula="of:=['x86_64-gtx1080-4032x3024'.I37]" office:value-type="float" office:value="0.00045763963074" calcext:value-type="float">
            <text:p>0.0004576396</text:p>
          </table:table-cell>
          <table:table-cell table:formula="of:=['armv7l-1296x972'.I38]" office:value-type="float" office:value="0.0003173098754" calcext:value-type="float">
            <text:p>0.0003173099</text:p>
          </table:table-cell>
          <table:table-cell table:formula="of:=['armv7l-1296x972'.I37]" office:value-type="float" office:value="0.0021724108754" calcext:value-type="float">
            <text:p>0.0021724109</text:p>
          </table:table-cell>
          <table:table-cell table:formula="of:=['armv7l-2016x1512'.I37]" office:value-type="float" office:value="0.0052619186876" calcext:value-type="float">
            <text:p>0.0052619187</text:p>
          </table:table-cell>
          <table:table-cell table:formula="of:=['armv7l-4032x3024'.I37]" office:value-type="float" office:value="0.0210067306876" calcext:value-type="float">
            <text:p>0.02100673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2]" office:value-type="float" office:value="521028.415055737" calcext:value-type="float">
            <text:p>521028.415055737</text:p>
          </table:table-cell>
          <table:table-cell table:style-name="ce7" table:formula="of:=1/[.C22]" office:value-type="float" office:value="40372.6734956215" calcext:value-type="float">
            <text:p>40372.6734956215</text:p>
          </table:table-cell>
          <table:table-cell table:style-name="ce7" table:formula="of:=1/[.D22]" office:value-type="float" office:value="9490.05832839627" calcext:value-type="float">
            <text:p>9490.0583283963</text:p>
          </table:table-cell>
          <table:table-cell table:style-name="ce7" table:formula="of:=1/[.E22]" office:value-type="float" office:value="2185.1254411315" calcext:value-type="float">
            <text:p>2185.1254411315</text:p>
          </table:table-cell>
          <table:table-cell table:style-name="ce7" table:formula="of:=1/[.F22]" office:value-type="float" office:value="3151.49346908728" calcext:value-type="float">
            <text:p>3151.4934690873</text:p>
          </table:table-cell>
          <table:table-cell table:style-name="ce7" table:formula="of:=1/[.G22]" office:value-type="float" office:value="460.318078556789" calcext:value-type="float">
            <text:p>460.3180785568</text:p>
          </table:table-cell>
          <table:table-cell table:style-name="ce7" table:formula="of:=1/[.H22]" office:value-type="float" office:value="190.044745913036" calcext:value-type="float">
            <text:p>190.044745913</text:p>
          </table:table-cell>
          <table:table-cell table:style-name="ce7" table:formula="of:=1/[.I22]" office:value-type="float" office:value="47.6037901790347" calcext:value-type="float">
            <text:p>47.60379017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Threshold</text:p>
          </table:table-cell>
          <table:table-cell table:formula="of:=['x86_64-gtx1080-1296x972'.I40]" office:value-type="float" office:value="0.00002540724912" calcext:value-type="float">
            <text:p>2.540724912E-05</text:p>
          </table:table-cell>
          <table:table-cell table:formula="of:=['x86_64-gtx1080-1296x972'.I39]" office:value-type="float" office:value="0.00003527414912" calcext:value-type="float">
            <text:p>3.527414912E-05</text:p>
          </table:table-cell>
          <table:table-cell table:formula="of:=['x86_64-gtx1080-2016x1512'.I39]" office:value-type="float" office:value="0.00004927399032" calcext:value-type="float">
            <text:p>0.000049274</text:p>
          </table:table-cell>
          <table:table-cell table:formula="of:=['x86_64-gtx1080-4032x3024'.I39]" office:value-type="float" office:value="0.00060077343074" calcext:value-type="float">
            <text:p>0.0006007734</text:p>
          </table:table-cell>
          <table:table-cell table:formula="of:=['armv7l-1296x972'.I40]" office:value-type="float" office:value="0.0003083644754" calcext:value-type="float">
            <text:p>0.0003083645</text:p>
          </table:table-cell>
          <table:table-cell table:formula="of:=['armv7l-1296x972'.I39]" office:value-type="float" office:value="0.0017215828754" calcext:value-type="float">
            <text:p>0.0017215829</text:p>
          </table:table-cell>
          <table:table-cell table:formula="of:=['armv7l-2016x1512'.I39]" office:value-type="float" office:value="0.0034342606876" calcext:value-type="float">
            <text:p>0.0034342607</text:p>
          </table:table-cell>
          <table:table-cell table:formula="of:=['armv7l-4032x3024'.I39]" office:value-type="float" office:value="0.0157652306876" calcext:value-type="float">
            <text:p>0.01576523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4]" office:value-type="float" office:value="39358.8457875521" calcext:value-type="float">
            <text:p>39358.8457875521</text:p>
          </table:table-cell>
          <table:table-cell table:style-name="ce7" table:formula="of:=1/[.C24]" office:value-type="float" office:value="28349.3726977815" calcext:value-type="float">
            <text:p>28349.3726977815</text:p>
          </table:table-cell>
          <table:table-cell table:style-name="ce7" table:formula="of:=1/[.D24]" office:value-type="float" office:value="20294.6827221766" calcext:value-type="float">
            <text:p>20294.6827221766</text:p>
          </table:table-cell>
          <table:table-cell table:style-name="ce7" table:formula="of:=1/[.E24]" office:value-type="float" office:value="1664.52101380092" calcext:value-type="float">
            <text:p>1664.5210138009</text:p>
          </table:table-cell>
          <table:table-cell table:style-name="ce7" table:formula="of:=1/[.F24]" office:value-type="float" office:value="3242.91570455006" calcext:value-type="float">
            <text:p>3242.9157045501</text:p>
          </table:table-cell>
          <table:table-cell table:style-name="ce7" table:formula="of:=1/[.G24]" office:value-type="float" office:value="580.860796357338" calcext:value-type="float">
            <text:p>580.8607963573</text:p>
          </table:table-cell>
          <table:table-cell table:style-name="ce7" table:formula="of:=1/[.H24]" office:value-type="float" office:value="291.183486335407" calcext:value-type="float">
            <text:p>291.1834863354</text:p>
          </table:table-cell>
          <table:table-cell table:style-name="ce7" table:formula="of:=1/[.I24]" office:value-type="float" office:value="63.430724219376" calcext:value-type="float">
            <text:p>63.4307242194</text:p>
          </table:table-cell>
          <table:table-cell table:style-name="ce7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ze image</text:p>
          </table:table-cell>
          <table:table-cell/>
          <table:table-cell table:formula="of:=['x86_64-gtx1080-1296x972'.I35]" office:value-type="float" office:value="0.00216307662912" calcext:value-type="float">
            <text:p>0.0021630766</text:p>
          </table:table-cell>
          <table:table-cell table:formula="of:=['x86_64-gtx1080-2016x1512'.I35]" office:value-type="float" office:value="0.00393270463032" calcext:value-type="float">
            <text:p>0.0039327046</text:p>
          </table:table-cell>
          <table:table-cell table:formula="of:=['x86_64-gtx1080-4032x3024'.I35]" office:value-type="float" office:value="0.01217841863074" calcext:value-type="float">
            <text:p>0.0121784186</text:p>
          </table:table-cell>
          <table:table-cell/>
          <table:table-cell table:formula="of:=['armv7l-1296x972'.I35]" office:value-type="float" office:value="0.0316321508754" calcext:value-type="float">
            <text:p>0.0316321509</text:p>
          </table:table-cell>
          <table:table-cell table:formula="of:=['armv7l-2016x1512'.I35]" office:value-type="float" office:value="0.0620068106876" calcext:value-type="float">
            <text:p>0.0620068107</text:p>
          </table:table-cell>
          <table:table-cell table:formula="of:=['armv7l-4032x3024'.I35]" office:value-type="float" office:value="0.1983659906876" calcext:value-type="float">
            <text:p>0.1983659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29]" office:value-type="float" office:value="462.30447249889" calcext:value-type="float">
            <text:p>462.3044724989</text:p>
          </table:table-cell>
          <table:table-cell table:style-name="ce7" table:formula="of:=1/[.D29]" office:value-type="float" office:value="254.277931856436" calcext:value-type="float">
            <text:p>254.2779318564</text:p>
          </table:table-cell>
          <table:table-cell table:style-name="ce7" table:formula="of:=1/[.E29]" office:value-type="float" office:value="82.1124671700694" calcext:value-type="float">
            <text:p>82.1124671701</text:p>
          </table:table-cell>
          <table:table-cell table:style-name="ce7"/>
          <table:table-cell table:style-name="ce7" table:formula="of:=1/[.G29]" office:value-type="float" office:value="31.613405106059" calcext:value-type="float">
            <text:p>31.6134051061</text:p>
          </table:table-cell>
          <table:table-cell table:style-name="ce7" table:formula="of:=1/[.H29]" office:value-type="float" office:value="16.1272606817041" calcext:value-type="float">
            <text:p>16.1272606817</text:p>
          </table:table-cell>
          <table:table-cell table:style-name="ce7" table:formula="of:=1/[.I29]" office:value-type="float" office:value="5.04118673031441" calcext:value-type="float">
            <text:p>5.041186730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Grayscale then resize</text:p>
          </table:table-cell>
          <table:table-cell/>
          <table:table-cell table:formula="of:=['x86_64-gtx1080-1296x972'.I30]" office:value-type="float" office:value="0.00174422462912" calcext:value-type="float">
            <text:p>0.0017442246</text:p>
          </table:table-cell>
          <table:table-cell table:formula="of:=['x86_64-gtx1080-2016x1512'.I30]" office:value-type="float" office:value="0.00454289263032" calcext:value-type="float">
            <text:p>0.0045428926</text:p>
          </table:table-cell>
          <table:table-cell table:formula="of:=['x86_64-gtx1080-4032x3024'.I30]" office:value-type="float" office:value="0.01054147863074" calcext:value-type="float">
            <text:p>0.0105414786</text:p>
          </table:table-cell>
          <table:table-cell/>
          <table:table-cell table:formula="of:=['armv7l-1296x972'.I30]" office:value-type="float" office:value="0.0248625508754" calcext:value-type="float">
            <text:p>0.0248625509</text:p>
          </table:table-cell>
          <table:table-cell table:formula="of:=['armv7l-2016x1512'.I30]" office:value-type="float" office:value="0.0529247106876" calcext:value-type="float">
            <text:p>0.0529247107</text:p>
          </table:table-cell>
          <table:table-cell table:formula="of:=['armv7l-4032x3024'.I30]" office:value-type="float" office:value="0.1861065906876" calcext:value-type="float">
            <text:p>0.1861065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31]" office:value-type="float" office:value="573.320651081806" calcext:value-type="float">
            <text:p>573.3206510818</text:p>
          </table:table-cell>
          <table:table-cell table:style-name="ce7" table:formula="of:=1/[.D31]" office:value-type="float" office:value="220.124066619105" calcext:value-type="float">
            <text:p>220.1240666191</text:p>
          </table:table-cell>
          <table:table-cell table:style-name="ce7" table:formula="of:=1/[.E31]" office:value-type="float" office:value="94.8633521946248" calcext:value-type="float">
            <text:p>94.8633521946</text:p>
          </table:table-cell>
          <table:table-cell table:style-name="ce7"/>
          <table:table-cell table:style-name="ce7" table:formula="of:=1/[.G31]" office:value-type="float" office:value="40.2211343884847" calcext:value-type="float">
            <text:p>40.2211343885</text:p>
          </table:table-cell>
          <table:table-cell table:style-name="ce7" table:formula="of:=1/[.H31]" office:value-type="float" office:value="18.8947655453938" calcext:value-type="float">
            <text:p>18.8947655454</text:p>
          </table:table-cell>
          <table:table-cell table:style-name="ce7" table:formula="of:=1/[.I31]" office:value-type="float" office:value="5.37326483874291" calcext:value-type="float">
            <text:p>5.3732648387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Resize then grayscale</text:p>
          </table:table-cell>
          <table:table-cell/>
          <table:table-cell table:formula="of:=['x86_64-gtx1080-1296x972'.I36]" office:value-type="float" office:value="0.00226514862912" calcext:value-type="float">
            <text:p>0.0022651486</text:p>
          </table:table-cell>
          <table:table-cell table:formula="of:=['x86_64-gtx1080-2016x1512'.I36]" office:value-type="float" office:value="0.00405291663032" calcext:value-type="float">
            <text:p>0.0040529166</text:p>
          </table:table-cell>
          <table:table-cell table:formula="of:=['x86_64-gtx1080-4032x3024'.I36]" office:value-type="float" office:value="0.01259677863074" calcext:value-type="float">
            <text:p>0.0125967786</text:p>
          </table:table-cell>
          <table:table-cell/>
          <table:table-cell table:formula="of:=['armv7l-1296x972'.I36]" office:value-type="float" office:value="0.0351606508754" calcext:value-type="float">
            <text:p>0.0351606509</text:p>
          </table:table-cell>
          <table:table-cell table:formula="of:=['armv7l-2016x1512'.I36]" office:value-type="float" office:value="0.0705794506876" calcext:value-type="float">
            <text:p>0.0705794507</text:p>
          </table:table-cell>
          <table:table-cell table:formula="of:=['armv7l-4032x3024'.I36]" office:value-type="float" office:value="0.2090099906876" calcext:value-type="float">
            <text:p>0.2090099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33]" office:value-type="float" office:value="441.472134386385" calcext:value-type="float">
            <text:p>441.4721343864</text:p>
          </table:table-cell>
          <table:table-cell table:style-name="ce7" table:formula="of:=1/[.D33]" office:value-type="float" office:value="246.735892004037" calcext:value-type="float">
            <text:p>246.735892004</text:p>
          </table:table-cell>
          <table:table-cell table:style-name="ce7" table:formula="of:=1/[.E33]" office:value-type="float" office:value="79.3853753657061" calcext:value-type="float">
            <text:p>79.3853753657</text:p>
          </table:table-cell>
          <table:table-cell table:style-name="ce7"/>
          <table:table-cell table:style-name="ce7" table:formula="of:=1/[.G33]" office:value-type="float" office:value="28.4408842015961" calcext:value-type="float">
            <text:p>28.4408842016</text:p>
          </table:table-cell>
          <table:table-cell table:style-name="ce7" table:formula="of:=1/[.H33]" office:value-type="float" office:value="14.1684299078243" calcext:value-type="float">
            <text:p>14.1684299078</text:p>
          </table:table-cell>
          <table:table-cell table:style-name="ce7" table:formula="of:=1/[.I33]" office:value-type="float" office:value="4.78446028685139" calcext:value-type="float">
            <text:p>4.7844602869</text:p>
          </table:table-cell>
          <table:table-cell table:style-name="ce7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Conve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 CV image to dlib</text:p>
          </table:table-cell>
          <table:table-cell table:formula="of:=['x86_64-gtx1080-1296x972'.I10]" office:value-type="float" office:value="0.00000004821288" calcext:value-type="float">
            <text:p>4.821288E-08</text:p>
          </table:table-cell>
          <table:table-cell table:formula="of:=['x86_64-gtx1080-1296x972'.I9]" office:value-type="float" office:value="0.00000004863304" calcext:value-type="float">
            <text:p>4.863304E-08</text:p>
          </table:table-cell>
          <table:table-cell table:formula="of:=['x86_64-gtx1080-2016x1512'.I9]" office:value-type="float" office:value="0.00000004866166" calcext:value-type="float">
            <text:p>4.866166E-08</text:p>
          </table:table-cell>
          <table:table-cell table:formula="of:=['x86_64-gtx1080-4032x3024'.I9]" office:value-type="float" office:value="0.00000004867874" calcext:value-type="float">
            <text:p>4.867874E-08</text:p>
          </table:table-cell>
          <table:table-cell table:formula="of:=['armv7l-1296x972'.I10]" office:value-type="float" office:value="0.0000004924948" calcext:value-type="float">
            <text:p>4.924948E-07</text:p>
          </table:table-cell>
          <table:table-cell table:formula="of:=['armv7l-1296x972'.I9]" office:value-type="float" office:value="0.0000005038178" calcext:value-type="float">
            <text:p>5.038178E-07</text:p>
          </table:table-cell>
          <table:table-cell table:formula="of:=['armv7l-2016x1512'.I9]" office:value-type="float" office:value="0.000000498224" calcext:value-type="float">
            <text:p>4.98224E-07</text:p>
          </table:table-cell>
          <table:table-cell table:formula="of:=['armv7l-4032x3024'.I9]" office:value-type="float" office:value="0.0000005536056" calcext:value-type="float">
            <text:p>5.536056E-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38]" office:value-type="float" office:value="20741345.4661908" calcext:value-type="float">
            <text:p>20741345.4661908</text:p>
          </table:table-cell>
          <table:table-cell table:style-name="ce7" table:formula="of:=1/[.C38]" office:value-type="float" office:value="20562152.8080498" calcext:value-type="float">
            <text:p>20562152.8080498</text:p>
          </table:table-cell>
          <table:table-cell table:style-name="ce7" table:formula="of:=1/[.D38]" office:value-type="float" office:value="20550059.3280213" calcext:value-type="float">
            <text:p>20550059.3280213</text:p>
          </table:table-cell>
          <table:table-cell table:style-name="ce7" table:formula="of:=1/[.E38]" office:value-type="float" office:value="20542848.8905013" calcext:value-type="float">
            <text:p>20542848.8905013</text:p>
          </table:table-cell>
          <table:table-cell table:style-name="ce7" table:formula="of:=1/[.F38]" office:value-type="float" office:value="2030478.2913444" calcext:value-type="float">
            <text:p>2030478.2913444</text:p>
          </table:table-cell>
          <table:table-cell table:style-name="ce7" table:formula="of:=1/[.G38]" office:value-type="float" office:value="1984844.52117412" calcext:value-type="float">
            <text:p>1984844.52117412</text:p>
          </table:table-cell>
          <table:table-cell table:style-name="ce7" table:formula="of:=1/[.H38]" office:value-type="float" office:value="2007129.32335656" calcext:value-type="float">
            <text:p>2007129.32335656</text:p>
          </table:table-cell>
          <table:table-cell table:style-name="ce7" table:formula="of:=1/[.I38]" office:value-type="float" office:value="1806340.10927635" calcext:value-type="float">
            <text:p>1806340.10927635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Convert CV image to float</text:p>
          </table:table-cell>
          <table:table-cell table:formula="of:=['x86_64-gtx1080-1296x972'.I12]" office:value-type="float" office:value="0.00001456638912" calcext:value-type="float">
            <text:p>1.456638912E-05</text:p>
          </table:table-cell>
          <table:table-cell table:formula="of:=['x86_64-gtx1080-1296x972'.I11]" office:value-type="float" office:value="0.00022762902912" calcext:value-type="float">
            <text:p>0.000227629</text:p>
          </table:table-cell>
          <table:table-cell table:formula="of:=['x86_64-gtx1080-2016x1512'.I11]" office:value-type="float" office:value="0.00059084483032" calcext:value-type="float">
            <text:p>0.0005908448</text:p>
          </table:table-cell>
          <table:table-cell table:formula="of:=['x86_64-gtx1080-4032x3024'.I11]" office:value-type="float" office:value="0.00245196663074" calcext:value-type="float">
            <text:p>0.0024519666</text:p>
          </table:table-cell>
          <table:table-cell table:formula="of:=['armv7l-1296x972'.I12]" office:value-type="float" office:value="0.0007146826754" calcext:value-type="float">
            <text:p>0.0007146827</text:p>
          </table:table-cell>
          <table:table-cell table:formula="of:=['armv7l-1296x972'.I11]" office:value-type="float" office:value="0.0048583128754" calcext:value-type="float">
            <text:p>0.0048583129</text:p>
          </table:table-cell>
          <table:table-cell table:formula="of:=['armv7l-2016x1512'.I11]" office:value-type="float" office:value="0.0117962306876" calcext:value-type="float">
            <text:p>0.0117962307</text:p>
          </table:table-cell>
          <table:table-cell table:formula="of:=['armv7l-4032x3024'.I11]" office:value-type="float" office:value="0.0475528506876" calcext:value-type="float">
            <text:p>0.04755285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0]" office:value-type="float" office:value="68651.1936322624" calcext:value-type="float">
            <text:p>68651.1936322624</text:p>
          </table:table-cell>
          <table:table-cell table:style-name="ce7" table:formula="of:=1/[.C40]" office:value-type="float" office:value="4393.11279350415" calcext:value-type="float">
            <text:p>4393.1127935042</text:p>
          </table:table-cell>
          <table:table-cell table:style-name="ce7" table:formula="of:=1/[.D40]" office:value-type="float" office:value="1692.49174856688" calcext:value-type="float">
            <text:p>1692.4917485669</text:p>
          </table:table-cell>
          <table:table-cell table:style-name="ce7" table:formula="of:=1/[.E40]" office:value-type="float" office:value="407.835892814822" calcext:value-type="float">
            <text:p>407.8358928148</text:p>
          </table:table-cell>
          <table:table-cell table:style-name="ce7" table:formula="of:=1/[.F40]" office:value-type="float" office:value="1399.22238837021" calcext:value-type="float">
            <text:p>1399.2223883702</text:p>
          </table:table-cell>
          <table:table-cell table:style-name="ce7" table:formula="of:=1/[.G40]" office:value-type="float" office:value="205.832770685372" calcext:value-type="float">
            <text:p>205.8327706854</text:p>
          </table:table-cell>
          <table:table-cell table:style-name="ce7" table:formula="of:=1/[.H40]" office:value-type="float" office:value="84.772841976648" calcext:value-type="float">
            <text:p>84.7728419766</text:p>
          </table:table-cell>
          <table:table-cell table:style-name="ce7" table:formula="of:=1/[.I40]" office:value-type="float" office:value="21.0292334852758" calcext:value-type="float">
            <text:p>21.0292334853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rac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lib correlation tracker update</text:p>
          </table:table-cell>
          <table:table-cell table:formula="of:=['x86_64-gtx1080-1296x972'.I16]" office:value-type="float" office:value="0.00715598862912" calcext:value-type="float">
            <text:p>0.0071559886</text:p>
          </table:table-cell>
          <table:table-cell table:formula="of:=['x86_64-gtx1080-1296x972'.I15]" office:value-type="float" office:value="0.00935181262912" calcext:value-type="float">
            <text:p>0.0093518126</text:p>
          </table:table-cell>
          <table:table-cell table:formula="of:=['x86_64-gtx1080-2016x1512'.I15]" office:value-type="float" office:value="0.01231451863032" calcext:value-type="float">
            <text:p>0.0123145186</text:p>
          </table:table-cell>
          <table:table-cell table:formula="of:=['x86_64-gtx1080-4032x3024'.I15]" office:value-type="float" office:value="0.02102287863074" calcext:value-type="float">
            <text:p>0.0210228786</text:p>
          </table:table-cell>
          <table:table-cell table:formula="of:=['armv7l-1296x972'.I16]" office:value-type="float" office:value="0.1011279908754" calcext:value-type="float">
            <text:p>0.1011279909</text:p>
          </table:table-cell>
          <table:table-cell table:formula="of:=['armv7l-1296x972'.I15]" office:value-type="float" office:value="0.1177681908754" calcext:value-type="float">
            <text:p>0.1177681909</text:p>
          </table:table-cell>
          <table:table-cell table:formula="of:=['armv7l-2016x1512'.I15]" office:value-type="float" office:value="0.1370711906876" calcext:value-type="float">
            <text:p>0.1370711907</text:p>
          </table:table-cell>
          <table:table-cell table:formula="of:=['armv7l-4032x3024'.I15]" office:value-type="float" office:value="0.2926627906876" calcext:value-type="float">
            <text:p>0.292662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4]" office:value-type="float" office:value="139.743095165171" calcext:value-type="float">
            <text:p>139.7430951652</text:p>
          </table:table-cell>
          <table:table-cell table:style-name="ce7" table:formula="of:=1/[.C44]" office:value-type="float" office:value="106.931141550694" calcext:value-type="float">
            <text:p>106.9311415507</text:p>
          </table:table-cell>
          <table:table-cell table:style-name="ce7" table:formula="of:=1/[.D44]" office:value-type="float" office:value="81.2049605851312" calcext:value-type="float">
            <text:p>81.2049605851</text:p>
          </table:table-cell>
          <table:table-cell table:style-name="ce7" table:formula="of:=1/[.E44]" office:value-type="float" office:value="47.5672250962712" calcext:value-type="float">
            <text:p>47.5672250963</text:p>
          </table:table-cell>
          <table:table-cell table:style-name="ce7" table:formula="of:=1/[.F44]" office:value-type="float" office:value="9.88845908381689" calcext:value-type="float">
            <text:p>9.8884590838</text:p>
          </table:table-cell>
          <table:table-cell table:style-name="ce7" table:formula="of:=1/[.G44]" office:value-type="float" office:value="8.49125721102408" calcext:value-type="float">
            <text:p>8.491257211</text:p>
          </table:table-cell>
          <table:table-cell table:style-name="ce7" table:formula="of:=1/[.H44]" office:value-type="float" office:value="7.29547904985452" calcext:value-type="float">
            <text:p>7.2954790499</text:p>
          </table:table-cell>
          <table:table-cell table:style-name="ce7" table:formula="of:=1/[.I44]" office:value-type="float" office:value="3.41690174432677" calcext:value-type="float">
            <text:p>3.416901744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KCF tracker update</text:p>
          </table:table-cell>
          <table:table-cell table:formula="of:=['x86_64-gtx1080-1296x972'.I42]" office:value-type="float" office:value="0.01588609862912" calcext:value-type="float">
            <text:p>0.0158860986</text:p>
          </table:table-cell>
          <table:table-cell table:formula="of:=['x86_64-gtx1080-1296x972'.I41]" office:value-type="float" office:value="0.12211859862912" calcext:value-type="float">
            <text:p>0.1221185986</text:p>
          </table:table-cell>
          <table:table-cell table:formula="of:=['x86_64-gtx1080-2016x1512'.I41]" office:value-type="float" office:value="0.29308739863032" calcext:value-type="float">
            <text:p>0.2930873986</text:p>
          </table:table-cell>
          <table:table-cell table:formula="of:=['x86_64-gtx1080-4032x3024'.I41]" office:value-type="float" office:value="1.10806599863074" calcext:value-type="float">
            <text:p>1.1080659986</text:p>
          </table:table-cell>
          <table:table-cell table:formula="of:=['armv7l-1296x972'.I42]" office:value-type="float" office:value="0.2229077908754" calcext:value-type="float">
            <text:p>0.2229077909</text:p>
          </table:table-cell>
          <table:table-cell table:formula="of:=['armv7l-1296x972'.I41]" office:value-type="float" office:value="3.1257899908754" calcext:value-type="float">
            <text:p>3.1257899909</text:p>
          </table:table-cell>
          <table:table-cell table:formula="of:=['armv7l-2016x1512'.I41]" office:value-type="float" office:value="9.5069719906876" calcext:value-type="float">
            <text:p>9.5069719907</text:p>
          </table:table-cell>
          <table:table-cell table:formula="of:=['armv7l-4032x3024'.I41]" office:value-type="float" office:value="1332.52799999069" calcext:value-type="float">
            <text:p>1332.527999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6]" office:value-type="float" office:value="62.9481173034486" calcext:value-type="float">
            <text:p>62.9481173034</text:p>
          </table:table-cell>
          <table:table-cell table:style-name="ce7" table:formula="of:=1/[.C46]" office:value-type="float" office:value="8.18876085400429" calcext:value-type="float">
            <text:p>8.188760854</text:p>
          </table:table-cell>
          <table:table-cell table:style-name="ce7" table:formula="of:=1/[.D46]" office:value-type="float" office:value="3.41195153620825" calcext:value-type="float">
            <text:p>3.4119515362</text:p>
          </table:table-cell>
          <table:table-cell table:style-name="ce7" table:formula="of:=1/[.E46]" office:value-type="float" office:value="0.902473319491547" calcext:value-type="float">
            <text:p>0.9024733195</text:p>
          </table:table-cell>
          <table:table-cell table:style-name="ce7" table:formula="of:=1/[.F46]" office:value-type="float" office:value="4.48615993219804" calcext:value-type="float">
            <text:p>4.4861599322</text:p>
          </table:table-cell>
          <table:table-cell table:style-name="ce7" table:formula="of:=1/[.G46]" office:value-type="float" office:value="0.319919125379227" calcext:value-type="float">
            <text:p>0.3199191254</text:p>
          </table:table-cell>
          <table:table-cell table:style-name="ce7" table:formula="of:=1/[.H46]" office:value-type="float" office:value="0.105185962573523" calcext:value-type="float">
            <text:p>0.1051859626</text:p>
          </table:table-cell>
          <table:table-cell table:style-name="ce7" table:formula="of:=1/[.I46]" office:value-type="float" office:value="0.000750453273782606" calcext:value-type="float">
            <text:p>0.000750453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MEDIANFLOW tracker update</text:p>
          </table:table-cell>
          <table:table-cell table:formula="of:=['x86_64-gtx1080-1296x972'.I44]" office:value-type="float" office:value="0.01057509862912" calcext:value-type="float">
            <text:p>0.0105750986</text:p>
          </table:table-cell>
          <table:table-cell table:formula="of:=['x86_64-gtx1080-1296x972'.I43]" office:value-type="float" office:value="0.01043907862912" calcext:value-type="float">
            <text:p>0.0104390786</text:p>
          </table:table-cell>
          <table:table-cell table:style-name="ce9" table:formula="of:=['x86_64-gtx1080-2016x1512'.I43]" office:value-type="float" office:value="0.01780107863032" calcext:value-type="float">
            <text:p>0.0178010786</text:p>
          </table:table-cell>
          <table:table-cell table:formula="of:=['x86_64-gtx1080-4032x3024'.I43]" office:value-type="float" office:value="0.08893885863074" calcext:value-type="float">
            <text:p>0.0889388586</text:p>
          </table:table-cell>
          <table:table-cell table:formula="of:=['armv7l-1296x972'.I44]" office:value-type="float" office:value="0.1307757908754" calcext:value-type="float">
            <text:p>0.1307757909</text:p>
          </table:table-cell>
          <table:table-cell table:formula="of:=['armv7l-1296x972'.I43]" office:value-type="float" office:value="0.1328615908754" calcext:value-type="float">
            <text:p>0.1328615909</text:p>
          </table:table-cell>
          <table:table-cell table:formula="of:=['armv7l-2016x1512'.I43]" office:value-type="float" office:value="0.3044901906876" calcext:value-type="float">
            <text:p>0.3044901907</text:p>
          </table:table-cell>
          <table:table-cell table:formula="of:=['armv7l-4032x3024'.I43]" office:value-type="float" office:value="2.7149779906876" calcext:value-type="float">
            <text:p>2.714977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8]" office:value-type="float" office:value="94.5617658114659" calcext:value-type="float">
            <text:p>94.5617658115</text:p>
          </table:table-cell>
          <table:table-cell table:style-name="ce7" table:formula="of:=1/[.C48]" office:value-type="float" office:value="95.7938947993439" calcext:value-type="float">
            <text:p>95.7938947993</text:p>
          </table:table-cell>
          <table:table-cell table:style-name="ce7" table:formula="of:=1/[.D48]" office:value-type="float" office:value="56.1763711495961" calcext:value-type="float">
            <text:p>56.1763711496</text:p>
          </table:table-cell>
          <table:table-cell table:style-name="ce7" table:formula="of:=1/[.E48]" office:value-type="float" office:value="11.2436792578128" calcext:value-type="float">
            <text:p>11.2436792578</text:p>
          </table:table-cell>
          <table:table-cell table:style-name="ce7" table:formula="of:=1/[.F48]" office:value-type="float" office:value="7.64667522410762" calcext:value-type="float">
            <text:p>7.6466752241</text:p>
          </table:table-cell>
          <table:table-cell table:style-name="ce7" table:formula="of:=1/[.G48]" office:value-type="float" office:value="7.52662973106967" calcext:value-type="float">
            <text:p>7.5266297311</text:p>
          </table:table-cell>
          <table:table-cell table:style-name="ce7" table:formula="of:=1/[.H48]" office:value-type="float" office:value="3.28417804771247" calcext:value-type="float">
            <text:p>3.2841780477</text:p>
          </table:table-cell>
          <table:table-cell table:style-name="ce7" table:formula="of:=1/[.I48]" office:value-type="float" office:value="0.3683271110963" calcext:value-type="float">
            <text:p>0.3683271111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ace det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lib</text:p>
          </table:table-cell>
          <table:table-cell table:formula="of:=['x86_64-gtx1080-1296x972'.I18]" office:value-type="float" office:value="0.02852169862912" calcext:value-type="float">
            <text:p>0.0285216986</text:p>
          </table:table-cell>
          <table:table-cell table:formula="of:=['x86_64-gtx1080-1296x972'.I17]" office:value-type="float" office:value="0.18124759862912" calcext:value-type="float">
            <text:p>0.1812475986</text:p>
          </table:table-cell>
          <table:table-cell table:formula="of:=['x86_64-gtx1080-2016x1512'.I17]" office:value-type="float" office:value="0.42698819863032" calcext:value-type="float">
            <text:p>0.4269881986</text:p>
          </table:table-cell>
          <table:table-cell table:formula="of:=['x86_64-gtx1080-4032x3024'.I17]" office:value-type="float" office:value="1.69023599863074" calcext:value-type="float">
            <text:p>1.6902359986</text:p>
          </table:table-cell>
          <table:table-cell table:formula="of:=['armv7l-1296x972'.I18]" office:value-type="float" office:value="1.7128259908754" calcext:value-type="float">
            <text:p>1.7128259909</text:p>
          </table:table-cell>
          <table:table-cell table:formula="of:=['armv7l-1296x972'.I17]" office:value-type="float" office:value="12.0146799908754" calcext:value-type="float">
            <text:p>12.0146799909</text:p>
          </table:table-cell>
          <table:table-cell table:formula="of:=['armv7l-2016x1512'.I17]" office:value-type="float" office:value="29.4282199906876" calcext:value-type="float">
            <text:p>29.4282199907</text:p>
          </table:table-cell>
          <table:table-cell table:formula="of:=['armv7l-4032x3024'.I17]" office:value-type="float" office:value="119.132599990688" calcext:value-type="float">
            <text:p>119.132599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2]" office:value-type="float" office:value="35.0610253969594" calcext:value-type="float">
            <text:p>35.061025397</text:p>
          </table:table-cell>
          <table:table-cell table:style-name="ce7" table:formula="of:=1/[.C52]" office:value-type="float" office:value="5.5173144778942" calcext:value-type="float">
            <text:p>5.5173144779</text:p>
          </table:table-cell>
          <table:table-cell table:style-name="ce7" table:formula="of:=1/[.D52]" office:value-type="float" office:value="2.34198510218261" calcext:value-type="float">
            <text:p>2.3419851022</text:p>
          </table:table-cell>
          <table:table-cell table:style-name="ce7" table:formula="of:=1/[.E52]" office:value-type="float" office:value="0.59163335818791" calcext:value-type="float">
            <text:p>0.5916333582</text:p>
          </table:table-cell>
          <table:table-cell table:style-name="ce7" table:formula="of:=1/[.F52]" office:value-type="float" office:value="0.583830468084452" calcext:value-type="float">
            <text:p>0.5838304681</text:p>
          </table:table-cell>
          <table:table-cell table:style-name="ce7" table:formula="of:=1/[.G52]" office:value-type="float" office:value="0.0832315135117585" calcext:value-type="float">
            <text:p>0.0832315135</text:p>
          </table:table-cell>
          <table:table-cell table:style-name="ce7" table:formula="of:=1/[.H52]" office:value-type="float" office:value="0.0339809883274097" calcext:value-type="float">
            <text:p>0.0339809883</text:p>
          </table:table-cell>
          <table:table-cell table:style-name="ce7" table:formula="of:=1/[.I52]" office:value-type="float" office:value="0.00839400802197021" calcext:value-type="float">
            <text:p>0.008394008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HAAR</text:p>
          </table:table-cell>
          <table:table-cell table:formula="of:=['x86_64-gtx1080-1296x972'.I34]" office:value-type="float" office:value="0.01094355862912" calcext:value-type="float">
            <text:p>0.0109435586</text:p>
          </table:table-cell>
          <table:table-cell table:formula="of:=['x86_64-gtx1080-1296x972'.I33]" office:value-type="float" office:value="0.06247331862912" calcext:value-type="float">
            <text:p>0.0624733186</text:p>
          </table:table-cell>
          <table:table-cell table:formula="of:=['x86_64-gtx1080-2016x1512'.I33]" office:value-type="float" office:value="0.12178159863032" calcext:value-type="float">
            <text:p>0.1217815986</text:p>
          </table:table-cell>
          <table:table-cell table:formula="of:=['x86_64-gtx1080-4032x3024'.I33]" office:value-type="float" office:value="0.36969119863074" calcext:value-type="float">
            <text:p>0.3696911986</text:p>
          </table:table-cell>
          <table:table-cell table:formula="of:=['armv7l-1296x972'.I34]" office:value-type="float" office:value="0.1708283908754" calcext:value-type="float">
            <text:p>0.1708283909</text:p>
          </table:table-cell>
          <table:table-cell table:formula="of:=['armv7l-1296x972'.I33]" office:value-type="float" office:value="0.8649631908754" calcext:value-type="float">
            <text:p>0.8649631909</text:p>
          </table:table-cell>
          <table:table-cell table:formula="of:=['armv7l-2016x1512'.I33]" office:value-type="float" office:value="3.1533039906876" calcext:value-type="float">
            <text:p>3.1533039907</text:p>
          </table:table-cell>
          <table:table-cell table:formula="of:=['armv7l-4032x3024'.I33]" office:value-type="float" office:value="5.1528799906876" calcext:value-type="float">
            <text:p>5.152879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4]" office:value-type="float" office:value="91.3779542734001" calcext:value-type="float">
            <text:p>91.3779542734</text:p>
          </table:table-cell>
          <table:table-cell table:style-name="ce7" table:formula="of:=1/[.C54]" office:value-type="float" office:value="16.0068333481148" calcext:value-type="float">
            <text:p>16.0068333481</text:p>
          </table:table-cell>
          <table:table-cell table:style-name="ce7" table:formula="of:=1/[.D54]" office:value-type="float" office:value="8.2114211937355" calcext:value-type="float">
            <text:p>8.2114211937</text:p>
          </table:table-cell>
          <table:table-cell table:style-name="ce7" table:formula="of:=1/[.E54]" office:value-type="float" office:value="2.70496025792281" calcext:value-type="float">
            <text:p>2.7049602579</text:p>
          </table:table-cell>
          <table:table-cell table:style-name="ce7" table:formula="of:=1/[.F54]" office:value-type="float" office:value="5.85382789637928" calcext:value-type="float">
            <text:p>5.8538278964</text:p>
          </table:table-cell>
          <table:table-cell table:style-name="ce7" table:formula="of:=1/[.G54]" office:value-type="float" office:value="1.15611856151697" calcext:value-type="float">
            <text:p>1.1561185615</text:p>
          </table:table-cell>
          <table:table-cell table:style-name="ce7" table:formula="of:=1/[.H54]" office:value-type="float" office:value="0.317127686690918" calcext:value-type="float">
            <text:p>0.3171276867</text:p>
          </table:table-cell>
          <table:table-cell table:style-name="ce7" table:formula="of:=1/[.I54]" office:value-type="float" office:value="0.19406623127401" calcext:value-type="float">
            <text:p>0.1940662313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ace landma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ce landmarks</text:p>
          </table:table-cell>
          <table:table-cell table:formula="of:=['x86_64-gtx1080-1296x972'.I25]" office:value-type="float" office:value="0.00079552102912" calcext:value-type="float">
            <text:p>0.000795521</text:p>
          </table:table-cell>
          <table:table-cell table:formula="of:=['x86_64-gtx1080-1296x972'.I24]" office:value-type="float" office:value="0.00084410702912" calcext:value-type="float">
            <text:p>0.000844107</text:p>
          </table:table-cell>
          <table:table-cell table:formula="of:=['x86_64-gtx1080-2016x1512'.I24]" office:value-type="float" office:value="0.00087488343032" calcext:value-type="float">
            <text:p>0.0008748834</text:p>
          </table:table-cell>
          <table:table-cell table:formula="of:=['x86_64-gtx1080-4032x3024'.I24]" office:value-type="float" office:value="0.00091406443074" calcext:value-type="float">
            <text:p>0.0009140644</text:p>
          </table:table-cell>
          <table:table-cell table:formula="of:=['armv7l-1296x972'.I25]" office:value-type="float" office:value="0.0105200108754" calcext:value-type="float">
            <text:p>0.0105200109</text:p>
          </table:table-cell>
          <table:table-cell table:formula="of:=['armv7l-1296x972'.I24]" office:value-type="float" office:value="0.0112659308754" calcext:value-type="float">
            <text:p>0.0112659309</text:p>
          </table:table-cell>
          <table:table-cell table:formula="of:=['armv7l-2016x1512'.I24]" office:value-type="float" office:value="0.0113859706876" calcext:value-type="float">
            <text:p>0.0113859707</text:p>
          </table:table-cell>
          <table:table-cell table:formula="of:=['armv7l-4032x3024'.I24]" office:value-type="float" office:value="0.0118101506876" calcext:value-type="float">
            <text:p>0.01181015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8]" office:value-type="float" office:value="1257.03779459632" calcext:value-type="float">
            <text:p>1257.0377945963</text:p>
          </table:table-cell>
          <table:table-cell table:style-name="ce7" table:formula="of:=1/[.C58]" office:value-type="float" office:value="1184.68389138108" calcext:value-type="float">
            <text:p>1184.6838913811</text:p>
          </table:table-cell>
          <table:table-cell table:style-name="ce7" table:formula="of:=1/[.D58]" office:value-type="float" office:value="1143.00941741946" calcext:value-type="float">
            <text:p>1143.0094174195</text:p>
          </table:table-cell>
          <table:table-cell table:style-name="ce7" table:formula="of:=1/[.E58]" office:value-type="float" office:value="1094.01478317062" calcext:value-type="float">
            <text:p>1094.0147831706</text:p>
          </table:table-cell>
          <table:table-cell table:style-name="ce7" table:formula="of:=1/[.F58]" office:value-type="float" office:value="95.0569359522622" calcext:value-type="float">
            <text:p>95.0569359523</text:p>
          </table:table-cell>
          <table:table-cell table:style-name="ce7" table:formula="of:=1/[.G58]" office:value-type="float" office:value="88.7631933002158" calcext:value-type="float">
            <text:p>88.7631933002</text:p>
          </table:table-cell>
          <table:table-cell table:style-name="ce7" table:formula="of:=1/[.H58]" office:value-type="float" office:value="87.8273822616687" calcext:value-type="float">
            <text:p>87.8273822617</text:p>
          </table:table-cell>
          <table:table-cell table:style-name="ce7" table:formula="of:=1/[.I58]" office:value-type="float" office:value="84.6729247112778" calcext:value-type="float">
            <text:p>84.672924711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Extract face chip</text:p>
          </table:table-cell>
          <table:table-cell table:formula="of:=['x86_64-gtx1080-1296x972'.I22]" office:value-type="float" office:value="0.00049825002912" calcext:value-type="float">
            <text:p>0.00049825</text:p>
          </table:table-cell>
          <table:table-cell table:formula="of:=['x86_64-gtx1080-1296x972'.I21]" office:value-type="float" office:value="0.00208405262912" calcext:value-type="float">
            <text:p>0.0020840526</text:p>
          </table:table-cell>
          <table:table-cell table:formula="of:=['x86_64-gtx1080-2016x1512'.I21]" office:value-type="float" office:value="0.00418873463032" calcext:value-type="float">
            <text:p>0.0041887346</text:p>
          </table:table-cell>
          <table:table-cell table:formula="of:=['x86_64-gtx1080-4032x3024'.I21]" office:value-type="float" office:value="0.01641925863074" calcext:value-type="float">
            <text:p>0.0164192586</text:p>
          </table:table-cell>
          <table:table-cell table:formula="of:=['armv7l-1296x972'.I22]" office:value-type="float" office:value="0.0038506208754" calcext:value-type="float">
            <text:p>0.0038506209</text:p>
          </table:table-cell>
          <table:table-cell table:formula="of:=['armv7l-1296x972'.I21]" office:value-type="float" office:value="0.0154132908754" calcext:value-type="float">
            <text:p>0.0154132909</text:p>
          </table:table-cell>
          <table:table-cell table:formula="of:=['armv7l-2016x1512'.I21]" office:value-type="float" office:value="0.0311193306876" calcext:value-type="float">
            <text:p>0.0311193307</text:p>
          </table:table-cell>
          <table:table-cell table:formula="of:=['armv7l-4032x3024'.I21]" office:value-type="float" office:value="0.1316607906876" calcext:value-type="float">
            <text:p>0.131660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60]" office:value-type="float" office:value="2007.02446875152" calcext:value-type="float">
            <text:p>2007.0244687515</text:p>
          </table:table-cell>
          <table:table-cell table:style-name="ce7" table:formula="of:=1/[.C60]" office:value-type="float" office:value="479.834331449803" calcext:value-type="float">
            <text:p>479.8343314498</text:p>
          </table:table-cell>
          <table:table-cell table:style-name="ce7" table:formula="of:=1/[.D60]" office:value-type="float" office:value="238.735582044644" calcext:value-type="float">
            <text:p>238.7355820446</text:p>
          </table:table-cell>
          <table:table-cell table:style-name="ce7" table:formula="of:=1/[.E60]" office:value-type="float" office:value="60.9040896723442" calcext:value-type="float">
            <text:p>60.9040896723</text:p>
          </table:table-cell>
          <table:table-cell table:style-name="ce7" table:formula="of:=1/[.F60]" office:value-type="float" office:value="259.69837913376" calcext:value-type="float">
            <text:p>259.6983791338</text:p>
          </table:table-cell>
          <table:table-cell table:style-name="ce7" table:formula="of:=1/[.G60]" office:value-type="float" office:value="64.879071450992" calcext:value-type="float">
            <text:p>64.879071451</text:p>
          </table:table-cell>
          <table:table-cell table:style-name="ce7" table:formula="of:=1/[.H60]" office:value-type="float" office:value="32.1343672214154" calcext:value-type="float">
            <text:p>32.1343672214</text:p>
          </table:table-cell>
          <table:table-cell table:style-name="ce7" table:formula="of:=1/[.I60]" office:value-type="float" office:value="7.59527566846203" calcext:value-type="float">
            <text:p>7.5952756685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ace recog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ce descriptor</text:p>
          </table:table-cell>
          <table:table-cell/>
          <table:table-cell table:formula="of:=['x86_64-gtx1080-1296x972'.I23]" office:value-type="float" office:value="0.00226924262912" calcext:value-type="float">
            <text:p>0.0022692426</text:p>
          </table:table-cell>
          <table:table-cell table:number-columns-repeated="3"/>
          <table:table-cell table:formula="of:=['armv7l-1296x972'.I23]" office:value-type="float" office:value="0.5631711908754" calcext:value-type="float">
            <text:p>0.5631711909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7" table:formula="of:=1/[.C64]" office:value-type="float" office:value="440.675662957995" calcext:value-type="float">
            <text:p>440.675662958</text:p>
          </table:table-cell>
          <table:table-cell table:style-name="ce7" table:number-columns-repeated="3"/>
          <table:table-cell table:style-name="ce7" table:formula="of:=1/[.G64]" office:value-type="float" office:value="1.77565901133115" calcext:value-type="float">
            <text:p>1.7756590113</text:p>
          </table:table-cell>
          <table:table-cell table:style-name="ce7" table:number-columns-repeated="1017"/>
        </table:table-row>
      </table:table>
      <table:table table:name="x86_64-gtx1080-1296x972" table:style-name="ta1">
        <table:table-column table:style-name="co4" table:default-cell-style-name="ce3"/>
        <table:table-column table:style-name="co2" table:number-columns-repeated="5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Time 1</text:p>
          </table:table-cell>
          <table:table-cell table:style-name="ce3" office:value-type="string" calcext:value-type="string">
            <text:p>Time 2</text:p>
          </table:table-cell>
          <table:table-cell table:style-name="ce3" office:value-type="string" calcext:value-type="string">
            <text:p>Time 3</text:p>
          </table:table-cell>
          <table:table-cell table:style-name="ce3" office:value-type="string" calcext:value-type="string">
            <text:p>Time 4</text:p>
          </table:table-cell>
          <table:table-cell table:style-name="ce3" office:value-type="string" calcext:value-type="string">
            <text:p>Time 5</text:p>
          </table:table-cell>
          <table:table-cell table:style-name="ce3"/>
          <table:table-cell table:style-name="ce3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3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1371" calcext:value-type="float">
            <text:p>1.371E-09</text:p>
          </table:table-cell>
          <table:table-cell office:value-type="float" office:value="0.0000000013723" calcext:value-type="float">
            <text:p>1.3723E-09</text:p>
          </table:table-cell>
          <table:table-cell office:value-type="float" office:value="0.0000000013728" calcext:value-type="float">
            <text:p>1.3728E-09</text:p>
          </table:table-cell>
          <table:table-cell office:value-type="float" office:value="0.0000000013692" calcext:value-type="float">
            <text:p>1.3692E-09</text:p>
          </table:table-cell>
          <table:table-cell office:value-type="float" office:value="0.0000000013691" calcext:value-type="float">
            <text:p>1.3691E-09</text:p>
          </table:table-cell>
          <table:table-cell table:formula="of:=SUM([.B2:.F2])" office:value-type="float" office:value="0.0000000068544" calcext:value-type="float">
            <text:p>6.8544E-09</text:p>
          </table:table-cell>
          <table:table-cell table:formula="of:=[.G2]/5" office:value-type="float" office:value="0.00000000137088" calcext:value-type="float">
            <text:p>1.37088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226667" calcext:value-type="float">
            <text:p>0.000226667</text:p>
          </table:table-cell>
          <table:table-cell office:value-type="float" office:value="0.000226083" calcext:value-type="float">
            <text:p>0.000226083</text:p>
          </table:table-cell>
          <table:table-cell office:value-type="float" office:value="0.000225777" calcext:value-type="float">
            <text:p>0.000225777</text:p>
          </table:table-cell>
          <table:table-cell office:value-type="float" office:value="0.000236349" calcext:value-type="float">
            <text:p>0.000236349</text:p>
          </table:table-cell>
          <table:table-cell office:value-type="float" office:value="0.000236539" calcext:value-type="float">
            <text:p>0.000236539</text:p>
          </table:table-cell>
          <table:table-cell table:formula="of:=SUM([.B3:.F3])" office:value-type="float" office:value="0.001151415" calcext:value-type="float">
            <text:p>0.001151415</text:p>
          </table:table-cell>
          <table:table-cell table:formula="of:=[.G3]/5" office:value-type="float" office:value="0.000230283" calcext:value-type="float">
            <text:p>0.000230283</text:p>
          </table:table-cell>
          <table:table-cell table:formula="of:=[.H3]-[.$H$2]" office:value-type="float" office:value="0.00023028162912" calcext:value-type="float">
            <text:p>0.0002302816</text:p>
          </table:table-cell>
          <table:table-cell table:formula="of:=1/[.I3]" office:value-type="float" office:value="4342.50879595306" calcext:value-type="float">
            <text:p>4342.5087959531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48029" calcext:value-type="float">
            <text:p>1.48029E-05</text:p>
          </table:table-cell>
          <table:table-cell office:value-type="float" office:value="0.000014788" calcext:value-type="float">
            <text:p>0.000014788</text:p>
          </table:table-cell>
          <table:table-cell office:value-type="float" office:value="0.0000148669" calcext:value-type="float">
            <text:p>1.48669E-05</text:p>
          </table:table-cell>
          <table:table-cell office:value-type="float" office:value="0.0000149105" calcext:value-type="float">
            <text:p>1.49105E-05</text:p>
          </table:table-cell>
          <table:table-cell office:value-type="float" office:value="0.0000148143" calcext:value-type="float">
            <text:p>1.48143E-05</text:p>
          </table:table-cell>
          <table:table-cell table:formula="of:=SUM([.B4:.F4])" office:value-type="float" office:value="0.0000741826" calcext:value-type="float">
            <text:p>7.41826E-05</text:p>
          </table:table-cell>
          <table:table-cell table:formula="of:=[.G4]/5" office:value-type="float" office:value="0.00001483652" calcext:value-type="float">
            <text:p>1.483652E-05</text:p>
          </table:table-cell>
          <table:table-cell table:formula="of:=[.H4]-[.$H$2]" office:value-type="float" office:value="0.00001483514912" calcext:value-type="float">
            <text:p>1.483514912E-05</text:p>
          </table:table-cell>
          <table:table-cell table:formula="of:=1/[.I4]" office:value-type="float" office:value="67407.478813398" calcext:value-type="float">
            <text:p>67407.478813398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0884415" calcext:value-type="float">
            <text:p>8.84415E-05</text:p>
          </table:table-cell>
          <table:table-cell office:value-type="float" office:value="0.0000879318" calcext:value-type="float">
            <text:p>8.79318E-05</text:p>
          </table:table-cell>
          <table:table-cell office:value-type="float" office:value="0.0000882365" calcext:value-type="float">
            <text:p>8.82365E-05</text:p>
          </table:table-cell>
          <table:table-cell office:value-type="float" office:value="0.0000876489" calcext:value-type="float">
            <text:p>8.76489E-05</text:p>
          </table:table-cell>
          <table:table-cell office:value-type="float" office:value="0.0000881564" calcext:value-type="float">
            <text:p>8.81564E-05</text:p>
          </table:table-cell>
          <table:table-cell table:formula="of:=SUM([.B5:.F5])" office:value-type="float" office:value="0.0004404151" calcext:value-type="float">
            <text:p>0.0004404151</text:p>
          </table:table-cell>
          <table:table-cell table:formula="of:=[.G5]/5" office:value-type="float" office:value="0.00008808302" calcext:value-type="float">
            <text:p>0.000088083</text:p>
          </table:table-cell>
          <table:table-cell table:formula="of:=[.H5]-[.$H$2]" office:value-type="float" office:value="0.00008808164912" calcext:value-type="float">
            <text:p>8.808164912E-05</text:p>
          </table:table-cell>
          <table:table-cell table:formula="of:=1/[.I5]" office:value-type="float" office:value="11353.1026041262" calcext:value-type="float">
            <text:p>11353.1026041262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62991" calcext:value-type="float">
            <text:p>4.62991E-06</text:p>
          </table:table-cell>
          <table:table-cell office:value-type="float" office:value="0.0000040526" calcext:value-type="float">
            <text:p>4.0526E-06</text:p>
          </table:table-cell>
          <table:table-cell office:value-type="float" office:value="0.00000404111" calcext:value-type="float">
            <text:p>4.04111E-06</text:p>
          </table:table-cell>
          <table:table-cell office:value-type="float" office:value="0.00000403782" calcext:value-type="float">
            <text:p>4.03782E-06</text:p>
          </table:table-cell>
          <table:table-cell office:value-type="float" office:value="0.0000040373" calcext:value-type="float">
            <text:p>4.0373E-06</text:p>
          </table:table-cell>
          <table:table-cell table:formula="of:=SUM([.B6:.F6])" office:value-type="float" office:value="0.00002079874" calcext:value-type="float">
            <text:p>2.079874E-05</text:p>
          </table:table-cell>
          <table:table-cell table:formula="of:=[.G6]/5" office:value-type="float" office:value="0.000004159748" calcext:value-type="float">
            <text:p>4.159748E-06</text:p>
          </table:table-cell>
          <table:table-cell table:formula="of:=[.H6]-[.$H$2]" office:value-type="float" office:value="0.00000415837712" calcext:value-type="float">
            <text:p>4.15837712E-06</text:p>
          </table:table-cell>
          <table:table-cell table:formula="of:=1/[.I6]" office:value-type="float" office:value="240478.429719717" calcext:value-type="float">
            <text:p>240478.429719717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190032" calcext:value-type="float">
            <text:p>0.0190032</text:p>
          </table:table-cell>
          <table:table-cell office:value-type="float" office:value="0.0189404" calcext:value-type="float">
            <text:p>0.0189404</text:p>
          </table:table-cell>
          <table:table-cell office:value-type="float" office:value="0.0189126" calcext:value-type="float">
            <text:p>0.0189126</text:p>
          </table:table-cell>
          <table:table-cell office:value-type="float" office:value="0.0185411" calcext:value-type="float">
            <text:p>0.0185411</text:p>
          </table:table-cell>
          <table:table-cell office:value-type="float" office:value="0.0187809" calcext:value-type="float">
            <text:p>0.0187809</text:p>
          </table:table-cell>
          <table:table-cell table:formula="of:=SUM([.B7:.F7])" office:value-type="float" office:value="0.0941782" calcext:value-type="float">
            <text:p>0.0941782</text:p>
          </table:table-cell>
          <table:table-cell table:formula="of:=[.G7]/5" office:value-type="float" office:value="0.01883564" calcext:value-type="float">
            <text:p>0.01883564</text:p>
          </table:table-cell>
          <table:table-cell table:formula="of:=[.H7]-[.$H$2]" office:value-type="float" office:value="0.01883563862912" calcext:value-type="float">
            <text:p>0.0188356386</text:p>
          </table:table-cell>
          <table:table-cell table:formula="of:=1/[.I7]" office:value-type="float" office:value="53.0908465431055" calcext:value-type="float">
            <text:p>53.0908465431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7104" calcext:value-type="float">
            <text:p>0.00277104</text:p>
          </table:table-cell>
          <table:table-cell office:value-type="float" office:value="0.00277163" calcext:value-type="float">
            <text:p>0.00277163</text:p>
          </table:table-cell>
          <table:table-cell office:value-type="float" office:value="0.00277814" calcext:value-type="float">
            <text:p>0.00277814</text:p>
          </table:table-cell>
          <table:table-cell office:value-type="float" office:value="0.00277751" calcext:value-type="float">
            <text:p>0.00277751</text:p>
          </table:table-cell>
          <table:table-cell office:value-type="float" office:value="0.00277776" calcext:value-type="float">
            <text:p>0.00277776</text:p>
          </table:table-cell>
          <table:table-cell table:formula="of:=SUM([.B8:.F8])" office:value-type="float" office:value="0.01387608" calcext:value-type="float">
            <text:p>0.01387608</text:p>
          </table:table-cell>
          <table:table-cell table:formula="of:=[.G8]/5" office:value-type="float" office:value="0.002775216" calcext:value-type="float">
            <text:p>0.002775216</text:p>
          </table:table-cell>
          <table:table-cell table:formula="of:=[.H8]-[.$H$2]" office:value-type="float" office:value="0.00277521462912" calcext:value-type="float">
            <text:p>0.0027752146</text:p>
          </table:table-cell>
          <table:table-cell table:formula="of:=1/[.I8]" office:value-type="float" office:value="360.332490866514" calcext:value-type="float">
            <text:p>360.3324908665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499306" calcext:value-type="float">
            <text:p>4.99306E-08</text:p>
          </table:table-cell>
          <table:table-cell office:value-type="float" office:value="0.0000000499984" calcext:value-type="float">
            <text:p>0.00000005</text:p>
          </table:table-cell>
          <table:table-cell office:value-type="float" office:value="0.0000000499487" calcext:value-type="float">
            <text:p>4.99487E-08</text:p>
          </table:table-cell>
          <table:table-cell office:value-type="float" office:value="0.0000000501236" calcext:value-type="float">
            <text:p>5.01236E-08</text:p>
          </table:table-cell>
          <table:table-cell office:value-type="float" office:value="0.0000000500183" calcext:value-type="float">
            <text:p>0.00000005</text:p>
          </table:table-cell>
          <table:table-cell table:formula="of:=SUM([.B9:.F9])" office:value-type="float" office:value="0.0000002500196" calcext:value-type="float">
            <text:p>0.00000025</text:p>
          </table:table-cell>
          <table:table-cell table:formula="of:=[.G9]/5" office:value-type="float" office:value="0.00000005000392" calcext:value-type="float">
            <text:p>0.00000005</text:p>
          </table:table-cell>
          <table:table-cell table:formula="of:=[.H9]-[.$H$2]" office:value-type="float" office:value="0.00000004863304" calcext:value-type="float">
            <text:p>4.863304E-08</text:p>
          </table:table-cell>
          <table:table-cell table:formula="of:=1/[.I9]" office:value-type="float" office:value="20562152.8080498" calcext:value-type="float">
            <text:p>20562152.8080498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4861" calcext:value-type="float">
            <text:p>4.94861E-08</text:p>
          </table:table-cell>
          <table:table-cell office:value-type="float" office:value="0.0000000496694" calcext:value-type="float">
            <text:p>4.96694E-08</text:p>
          </table:table-cell>
          <table:table-cell office:value-type="float" office:value="0.0000000494849" calcext:value-type="float">
            <text:p>4.94849E-08</text:p>
          </table:table-cell>
          <table:table-cell office:value-type="float" office:value="0.0000000497816" calcext:value-type="float">
            <text:p>4.97816E-08</text:p>
          </table:table-cell>
          <table:table-cell office:value-type="float" office:value="0.0000000494968" calcext:value-type="float">
            <text:p>4.94968E-08</text:p>
          </table:table-cell>
          <table:table-cell table:formula="of:=SUM([.B10:.F10])" office:value-type="float" office:value="0.0000002479188" calcext:value-type="float">
            <text:p>2.479188E-07</text:p>
          </table:table-cell>
          <table:table-cell table:formula="of:=[.G10]/5" office:value-type="float" office:value="0.00000004958376" calcext:value-type="float">
            <text:p>4.958376E-08</text:p>
          </table:table-cell>
          <table:table-cell table:formula="of:=[.H10]-[.$H$2]" office:value-type="float" office:value="0.00000004821288" calcext:value-type="float">
            <text:p>4.821288E-08</text:p>
          </table:table-cell>
          <table:table-cell table:formula="of:=1/[.I10]" office:value-type="float" office:value="20741345.4661908" calcext:value-type="float">
            <text:p>20741345.4661908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225287" calcext:value-type="float">
            <text:p>0.000225287</text:p>
          </table:table-cell>
          <table:table-cell office:value-type="float" office:value="0.00022552" calcext:value-type="float">
            <text:p>0.00022552</text:p>
          </table:table-cell>
          <table:table-cell office:value-type="float" office:value="0.000227422" calcext:value-type="float">
            <text:p>0.000227422</text:p>
          </table:table-cell>
          <table:table-cell office:value-type="float" office:value="0.000224114" calcext:value-type="float">
            <text:p>0.000224114</text:p>
          </table:table-cell>
          <table:table-cell office:value-type="float" office:value="0.000235809" calcext:value-type="float">
            <text:p>0.000235809</text:p>
          </table:table-cell>
          <table:table-cell table:formula="of:=SUM([.B11:.F11])" office:value-type="float" office:value="0.001138152" calcext:value-type="float">
            <text:p>0.001138152</text:p>
          </table:table-cell>
          <table:table-cell table:formula="of:=[.G11]/5" office:value-type="float" office:value="0.0002276304" calcext:value-type="float">
            <text:p>0.0002276304</text:p>
          </table:table-cell>
          <table:table-cell table:formula="of:=[.H11]-[.$H$2]" office:value-type="float" office:value="0.00022762902912" calcext:value-type="float">
            <text:p>0.000227629</text:p>
          </table:table-cell>
          <table:table-cell table:formula="of:=1/[.I11]" office:value-type="float" office:value="4393.11279350415" calcext:value-type="float">
            <text:p>4393.1127935042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43348" calcext:value-type="float">
            <text:p>1.43348E-05</text:p>
          </table:table-cell>
          <table:table-cell office:value-type="float" office:value="0.0000154265" calcext:value-type="float">
            <text:p>1.54265E-05</text:p>
          </table:table-cell>
          <table:table-cell office:value-type="float" office:value="0.0000147193" calcext:value-type="float">
            <text:p>1.47193E-05</text:p>
          </table:table-cell>
          <table:table-cell office:value-type="float" office:value="0.0000135049" calcext:value-type="float">
            <text:p>1.35049E-05</text:p>
          </table:table-cell>
          <table:table-cell office:value-type="float" office:value="0.0000148533" calcext:value-type="float">
            <text:p>1.48533E-05</text:p>
          </table:table-cell>
          <table:table-cell table:formula="of:=SUM([.B12:.F12])" office:value-type="float" office:value="0.0000728388" calcext:value-type="float">
            <text:p>7.28388E-05</text:p>
          </table:table-cell>
          <table:table-cell table:formula="of:=[.G12]/5" office:value-type="float" office:value="0.00001456776" calcext:value-type="float">
            <text:p>1.456776E-05</text:p>
          </table:table-cell>
          <table:table-cell table:formula="of:=[.H12]-[.$H$2]" office:value-type="float" office:value="0.00001456638912" calcext:value-type="float">
            <text:p>1.456638912E-05</text:p>
          </table:table-cell>
          <table:table-cell table:formula="of:=1/[.I12]" office:value-type="float" office:value="68651.1936322624" calcext:value-type="float">
            <text:p>68651.1936322624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408249" calcext:value-type="float">
            <text:p>0.000408249</text:p>
          </table:table-cell>
          <table:table-cell office:value-type="float" office:value="0.000398133" calcext:value-type="float">
            <text:p>0.000398133</text:p>
          </table:table-cell>
          <table:table-cell office:value-type="float" office:value="0.000398529" calcext:value-type="float">
            <text:p>0.000398529</text:p>
          </table:table-cell>
          <table:table-cell office:value-type="float" office:value="0.000409197" calcext:value-type="float">
            <text:p>0.000409197</text:p>
          </table:table-cell>
          <table:table-cell office:value-type="float" office:value="0.00039783" calcext:value-type="float">
            <text:p>0.00039783</text:p>
          </table:table-cell>
          <table:table-cell table:formula="of:=SUM([.B13:.F13])" office:value-type="float" office:value="0.002011938" calcext:value-type="float">
            <text:p>0.002011938</text:p>
          </table:table-cell>
          <table:table-cell table:formula="of:=[.G13]/5" office:value-type="float" office:value="0.0004023876" calcext:value-type="float">
            <text:p>0.0004023876</text:p>
          </table:table-cell>
          <table:table-cell table:formula="of:=[.H13]-[.$H$2]" office:value-type="float" office:value="0.00040238622912" calcext:value-type="float">
            <text:p>0.0004023862</text:p>
          </table:table-cell>
          <table:table-cell table:formula="of:=1/[.I13]" office:value-type="float" office:value="2485.17451053669" calcext:value-type="float">
            <text:p>2485.1745105367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4044" calcext:value-type="float">
            <text:p>8.14044E-05</text:p>
          </table:table-cell>
          <table:table-cell office:value-type="float" office:value="0.0000814672" calcext:value-type="float">
            <text:p>8.14672E-05</text:p>
          </table:table-cell>
          <table:table-cell office:value-type="float" office:value="0.0000816878" calcext:value-type="float">
            <text:p>8.16878E-05</text:p>
          </table:table-cell>
          <table:table-cell office:value-type="float" office:value="0.0000815371" calcext:value-type="float">
            <text:p>8.15371E-05</text:p>
          </table:table-cell>
          <table:table-cell office:value-type="float" office:value="0.000081507" calcext:value-type="float">
            <text:p>0.000081507</text:p>
          </table:table-cell>
          <table:table-cell table:formula="of:=SUM([.B14:.F14])" office:value-type="float" office:value="0.0004076035" calcext:value-type="float">
            <text:p>0.0004076035</text:p>
          </table:table-cell>
          <table:table-cell table:formula="of:=[.G14]/5" office:value-type="float" office:value="0.0000815207" calcext:value-type="float">
            <text:p>8.15207E-05</text:p>
          </table:table-cell>
          <table:table-cell table:formula="of:=[.H14]-[.$H$2]" office:value-type="float" office:value="0.00008151932912" calcext:value-type="float">
            <text:p>8.151932912E-05</text:p>
          </table:table-cell>
          <table:table-cell table:formula="of:=1/[.I14]" office:value-type="float" office:value="12267.0293143355" calcext:value-type="float">
            <text:p>12267.0293143355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0933602" calcext:value-type="float">
            <text:p>0.00933602</text:p>
          </table:table-cell>
          <table:table-cell office:value-type="float" office:value="0.00936891" calcext:value-type="float">
            <text:p>0.00936891</text:p>
          </table:table-cell>
          <table:table-cell office:value-type="float" office:value="0.00935373" calcext:value-type="float">
            <text:p>0.00935373</text:p>
          </table:table-cell>
          <table:table-cell office:value-type="float" office:value="0.00935625" calcext:value-type="float">
            <text:p>0.00935625</text:p>
          </table:table-cell>
          <table:table-cell office:value-type="float" office:value="0.00934416" calcext:value-type="float">
            <text:p>0.00934416</text:p>
          </table:table-cell>
          <table:table-cell table:formula="of:=SUM([.B15:.F15])" office:value-type="float" office:value="0.04675907" calcext:value-type="float">
            <text:p>0.04675907</text:p>
          </table:table-cell>
          <table:table-cell table:formula="of:=[.G15]/5" office:value-type="float" office:value="0.009351814" calcext:value-type="float">
            <text:p>0.009351814</text:p>
          </table:table-cell>
          <table:table-cell table:formula="of:=[.H15]-[.$H$2]" office:value-type="float" office:value="0.00935181262912" calcext:value-type="float">
            <text:p>0.0093518126</text:p>
          </table:table-cell>
          <table:table-cell table:formula="of:=1/[.I15]" office:value-type="float" office:value="106.931141550694" calcext:value-type="float">
            <text:p>106.9311415507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6362" calcext:value-type="float">
            <text:p>0.00716362</text:p>
          </table:table-cell>
          <table:table-cell office:value-type="float" office:value="0.00713664" calcext:value-type="float">
            <text:p>0.00713664</text:p>
          </table:table-cell>
          <table:table-cell office:value-type="float" office:value="0.0071424" calcext:value-type="float">
            <text:p>0.0071424</text:p>
          </table:table-cell>
          <table:table-cell office:value-type="float" office:value="0.00716882" calcext:value-type="float">
            <text:p>0.00716882</text:p>
          </table:table-cell>
          <table:table-cell office:value-type="float" office:value="0.00716847" calcext:value-type="float">
            <text:p>0.00716847</text:p>
          </table:table-cell>
          <table:table-cell table:formula="of:=SUM([.B16:.F16])" office:value-type="float" office:value="0.03577995" calcext:value-type="float">
            <text:p>0.03577995</text:p>
          </table:table-cell>
          <table:table-cell table:formula="of:=[.G16]/5" office:value-type="float" office:value="0.00715599" calcext:value-type="float">
            <text:p>0.00715599</text:p>
          </table:table-cell>
          <table:table-cell table:formula="of:=[.H16]-[.$H$2]" office:value-type="float" office:value="0.00715598862912" calcext:value-type="float">
            <text:p>0.0071559886</text:p>
          </table:table-cell>
          <table:table-cell table:formula="of:=1/[.I16]" office:value-type="float" office:value="139.743095165171" calcext:value-type="float">
            <text:p>139.7430951652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0.181277" calcext:value-type="float">
            <text:p>0.181277</text:p>
          </table:table-cell>
          <table:table-cell office:value-type="float" office:value="0.181496" calcext:value-type="float">
            <text:p>0.181496</text:p>
          </table:table-cell>
          <table:table-cell office:value-type="float" office:value="0.181301" calcext:value-type="float">
            <text:p>0.181301</text:p>
          </table:table-cell>
          <table:table-cell office:value-type="float" office:value="0.181169" calcext:value-type="float">
            <text:p>0.181169</text:p>
          </table:table-cell>
          <table:table-cell office:value-type="float" office:value="0.180995" calcext:value-type="float">
            <text:p>0.180995</text:p>
          </table:table-cell>
          <table:table-cell table:formula="of:=SUM([.B17:.F17])" office:value-type="float" office:value="0.906238" calcext:value-type="float">
            <text:p>0.906238</text:p>
          </table:table-cell>
          <table:table-cell table:formula="of:=[.G17]/5" office:value-type="float" office:value="0.1812476" calcext:value-type="float">
            <text:p>0.1812476</text:p>
          </table:table-cell>
          <table:table-cell table:formula="of:=[.H17]-[.$H$2]" office:value-type="float" office:value="0.18124759862912" calcext:value-type="float">
            <text:p>0.1812475986</text:p>
          </table:table-cell>
          <table:table-cell table:formula="of:=1/[.I17]" office:value-type="float" office:value="5.5173144778942" calcext:value-type="float">
            <text:p>5.5173144779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4903" calcext:value-type="float">
            <text:p>0.0284903</text:p>
          </table:table-cell>
          <table:table-cell office:value-type="float" office:value="0.0286426" calcext:value-type="float">
            <text:p>0.0286426</text:p>
          </table:table-cell>
          <table:table-cell office:value-type="float" office:value="0.0284729" calcext:value-type="float">
            <text:p>0.0284729</text:p>
          </table:table-cell>
          <table:table-cell office:value-type="float" office:value="0.0285031" calcext:value-type="float">
            <text:p>0.0285031</text:p>
          </table:table-cell>
          <table:table-cell office:value-type="float" office:value="0.0284996" calcext:value-type="float">
            <text:p>0.0284996</text:p>
          </table:table-cell>
          <table:table-cell table:formula="of:=SUM([.B18:.F18])" office:value-type="float" office:value="0.1426085" calcext:value-type="float">
            <text:p>0.1426085</text:p>
          </table:table-cell>
          <table:table-cell table:formula="of:=[.G18]/5" office:value-type="float" office:value="0.0285217" calcext:value-type="float">
            <text:p>0.0285217</text:p>
          </table:table-cell>
          <table:table-cell table:formula="of:=[.H18]-[.$H$2]" office:value-type="float" office:value="0.02852169862912" calcext:value-type="float">
            <text:p>0.0285216986</text:p>
          </table:table-cell>
          <table:table-cell table:formula="of:=1/[.I18]" office:value-type="float" office:value="35.0610253969594" calcext:value-type="float">
            <text:p>35.061025397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223841" calcext:value-type="float">
            <text:p>0.000223841</text:p>
          </table:table-cell>
          <table:table-cell office:value-type="float" office:value="0.000212444" calcext:value-type="float">
            <text:p>0.000212444</text:p>
          </table:table-cell>
          <table:table-cell office:value-type="float" office:value="0.000212417" calcext:value-type="float">
            <text:p>0.000212417</text:p>
          </table:table-cell>
          <table:table-cell office:value-type="float" office:value="0.000223257" calcext:value-type="float">
            <text:p>0.000223257</text:p>
          </table:table-cell>
          <table:table-cell office:value-type="float" office:value="0.000213011" calcext:value-type="float">
            <text:p>0.000213011</text:p>
          </table:table-cell>
          <table:table-cell table:formula="of:=SUM([.B19:.F19])" office:value-type="float" office:value="0.00108497" calcext:value-type="float">
            <text:p>0.00108497</text:p>
          </table:table-cell>
          <table:table-cell table:formula="of:=[.G19]/5" office:value-type="float" office:value="0.000216994" calcext:value-type="float">
            <text:p>0.000216994</text:p>
          </table:table-cell>
          <table:table-cell table:formula="of:=[.H19]-[.$H$2]" office:value-type="float" office:value="0.00021699262912" calcext:value-type="float">
            <text:p>0.0002169926</text:p>
          </table:table-cell>
          <table:table-cell table:formula="of:=1/[.I19]" office:value-type="float" office:value="4608.45146701728" calcext:value-type="float">
            <text:p>4608.4514670173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465" calcext:value-type="float">
            <text:p>0.000040465</text:p>
          </table:table-cell>
          <table:table-cell office:value-type="float" office:value="0.0000404991" calcext:value-type="float">
            <text:p>4.04991E-05</text:p>
          </table:table-cell>
          <table:table-cell office:value-type="float" office:value="0.0000405988" calcext:value-type="float">
            <text:p>4.05988E-05</text:p>
          </table:table-cell>
          <table:table-cell office:value-type="float" office:value="0.0000404754" calcext:value-type="float">
            <text:p>4.04754E-05</text:p>
          </table:table-cell>
          <table:table-cell office:value-type="float" office:value="0.0000406143" calcext:value-type="float">
            <text:p>4.06143E-05</text:p>
          </table:table-cell>
          <table:table-cell table:formula="of:=SUM([.B20:.F20])" office:value-type="float" office:value="0.0002026526" calcext:value-type="float">
            <text:p>0.0002026526</text:p>
          </table:table-cell>
          <table:table-cell table:formula="of:=[.G20]/5" office:value-type="float" office:value="0.00004053052" calcext:value-type="float">
            <text:p>4.053052E-05</text:p>
          </table:table-cell>
          <table:table-cell table:formula="of:=[.H20]-[.$H$2]" office:value-type="float" office:value="0.00004052914912" calcext:value-type="float">
            <text:p>4.052914912E-05</text:p>
          </table:table-cell>
          <table:table-cell table:formula="of:=1/[.I20]" office:value-type="float" office:value="24673.5996612998" calcext:value-type="float">
            <text:p>24673.5996612998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0208469" calcext:value-type="float">
            <text:p>0.00208469</text:p>
          </table:table-cell>
          <table:table-cell office:value-type="float" office:value="0.00208417" calcext:value-type="float">
            <text:p>0.00208417</text:p>
          </table:table-cell>
          <table:table-cell office:value-type="float" office:value="0.00208413" calcext:value-type="float">
            <text:p>0.00208413</text:p>
          </table:table-cell>
          <table:table-cell office:value-type="float" office:value="0.00208395" calcext:value-type="float">
            <text:p>0.00208395</text:p>
          </table:table-cell>
          <table:table-cell office:value-type="float" office:value="0.00208333" calcext:value-type="float">
            <text:p>0.00208333</text:p>
          </table:table-cell>
          <table:table-cell table:formula="of:=SUM([.B21:.F21])" office:value-type="float" office:value="0.01042027" calcext:value-type="float">
            <text:p>0.01042027</text:p>
          </table:table-cell>
          <table:table-cell table:formula="of:=[.G21]/5" office:value-type="float" office:value="0.002084054" calcext:value-type="float">
            <text:p>0.002084054</text:p>
          </table:table-cell>
          <table:table-cell table:formula="of:=[.H21]-[.$H$2]" office:value-type="float" office:value="0.00208405262912" calcext:value-type="float">
            <text:p>0.0020840526</text:p>
          </table:table-cell>
          <table:table-cell table:formula="of:=1/[.I21]" office:value-type="float" office:value="479.834331449803" calcext:value-type="float">
            <text:p>479.8343314498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339" calcext:value-type="float">
            <text:p>0.000498339</text:p>
          </table:table-cell>
          <table:table-cell office:value-type="float" office:value="0.000498093" calcext:value-type="float">
            <text:p>0.000498093</text:p>
          </table:table-cell>
          <table:table-cell office:value-type="float" office:value="0.000498597" calcext:value-type="float">
            <text:p>0.000498597</text:p>
          </table:table-cell>
          <table:table-cell office:value-type="float" office:value="0.00049819" calcext:value-type="float">
            <text:p>0.00049819</text:p>
          </table:table-cell>
          <table:table-cell office:value-type="float" office:value="0.000498038" calcext:value-type="float">
            <text:p>0.000498038</text:p>
          </table:table-cell>
          <table:table-cell table:formula="of:=SUM([.B22:.F22])" office:value-type="float" office:value="0.002491257" calcext:value-type="float">
            <text:p>0.002491257</text:p>
          </table:table-cell>
          <table:table-cell table:formula="of:=[.G22]/5" office:value-type="float" office:value="0.0004982514" calcext:value-type="float">
            <text:p>0.0004982514</text:p>
          </table:table-cell>
          <table:table-cell table:formula="of:=[.H22]-[.$H$2]" office:value-type="float" office:value="0.00049825002912" calcext:value-type="float">
            <text:p>0.00049825</text:p>
          </table:table-cell>
          <table:table-cell table:formula="of:=1/[.I22]" office:value-type="float" office:value="2007.02446875152" calcext:value-type="float">
            <text:p>2007.0244687515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31584" calcext:value-type="float">
            <text:p>0.00231584</text:p>
          </table:table-cell>
          <table:table-cell office:value-type="float" office:value="0.00224977" calcext:value-type="float">
            <text:p>0.00224977</text:p>
          </table:table-cell>
          <table:table-cell office:value-type="float" office:value="0.00225571" calcext:value-type="float">
            <text:p>0.00225571</text:p>
          </table:table-cell>
          <table:table-cell office:value-type="float" office:value="0.00225437" calcext:value-type="float">
            <text:p>0.00225437</text:p>
          </table:table-cell>
          <table:table-cell office:value-type="float" office:value="0.00227053" calcext:value-type="float">
            <text:p>0.00227053</text:p>
          </table:table-cell>
          <table:table-cell table:formula="of:=SUM([.B23:.F23])" office:value-type="float" office:value="0.01134622" calcext:value-type="float">
            <text:p>0.01134622</text:p>
          </table:table-cell>
          <table:table-cell table:formula="of:=[.G23]/5" office:value-type="float" office:value="0.002269244" calcext:value-type="float">
            <text:p>0.002269244</text:p>
          </table:table-cell>
          <table:table-cell table:formula="of:=[.H23]-[.$H$2]" office:value-type="float" office:value="0.00226924262912" calcext:value-type="float">
            <text:p>0.0022692426</text:p>
          </table:table-cell>
          <table:table-cell table:formula="of:=1/[.I23]" office:value-type="float" office:value="440.675662957995" calcext:value-type="float">
            <text:p>440.675662958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80418" calcext:value-type="float">
            <text:p>0.00080418</text:p>
          </table:table-cell>
          <table:table-cell office:value-type="float" office:value="0.000856407" calcext:value-type="float">
            <text:p>0.000856407</text:p>
          </table:table-cell>
          <table:table-cell office:value-type="float" office:value="0.000853012" calcext:value-type="float">
            <text:p>0.000853012</text:p>
          </table:table-cell>
          <table:table-cell office:value-type="float" office:value="0.000849019" calcext:value-type="float">
            <text:p>0.000849019</text:p>
          </table:table-cell>
          <table:table-cell office:value-type="float" office:value="0.000857924" calcext:value-type="float">
            <text:p>0.000857924</text:p>
          </table:table-cell>
          <table:table-cell table:formula="of:=SUM([.B24:.F24])" office:value-type="float" office:value="0.004220542" calcext:value-type="float">
            <text:p>0.004220542</text:p>
          </table:table-cell>
          <table:table-cell table:formula="of:=[.G24]/5" office:value-type="float" office:value="0.0008441084" calcext:value-type="float">
            <text:p>0.0008441084</text:p>
          </table:table-cell>
          <table:table-cell table:formula="of:=[.H24]-[.$H$2]" office:value-type="float" office:value="0.00084410702912" calcext:value-type="float">
            <text:p>0.000844107</text:p>
          </table:table-cell>
          <table:table-cell table:formula="of:=1/[.I24]" office:value-type="float" office:value="1184.68389138108" calcext:value-type="float">
            <text:p>1184.6838913811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68345" calcext:value-type="float">
            <text:p>0.000768345</text:p>
          </table:table-cell>
          <table:table-cell office:value-type="float" office:value="0.000805456" calcext:value-type="float">
            <text:p>0.000805456</text:p>
          </table:table-cell>
          <table:table-cell office:value-type="float" office:value="0.000802652" calcext:value-type="float">
            <text:p>0.000802652</text:p>
          </table:table-cell>
          <table:table-cell office:value-type="float" office:value="0.000798077" calcext:value-type="float">
            <text:p>0.000798077</text:p>
          </table:table-cell>
          <table:table-cell office:value-type="float" office:value="0.000803082" calcext:value-type="float">
            <text:p>0.000803082</text:p>
          </table:table-cell>
          <table:table-cell table:formula="of:=SUM([.B25:.F25])" office:value-type="float" office:value="0.003977612" calcext:value-type="float">
            <text:p>0.003977612</text:p>
          </table:table-cell>
          <table:table-cell table:formula="of:=[.G25]/5" office:value-type="float" office:value="0.0007955224" calcext:value-type="float">
            <text:p>0.0007955224</text:p>
          </table:table-cell>
          <table:table-cell table:formula="of:=[.H25]-[.$H$2]" office:value-type="float" office:value="0.00079552102912" calcext:value-type="float">
            <text:p>0.000795521</text:p>
          </table:table-cell>
          <table:table-cell table:formula="of:=1/[.I25]" office:value-type="float" office:value="1257.03779459632" calcext:value-type="float">
            <text:p>1257.0377945963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124581" calcext:value-type="float">
            <text:p>0.00124581</text:p>
          </table:table-cell>
          <table:table-cell office:value-type="float" office:value="0.00126052" calcext:value-type="float">
            <text:p>0.00126052</text:p>
          </table:table-cell>
          <table:table-cell office:value-type="float" office:value="0.00123201" calcext:value-type="float">
            <text:p>0.00123201</text:p>
          </table:table-cell>
          <table:table-cell office:value-type="float" office:value="0.00124336" calcext:value-type="float">
            <text:p>0.00124336</text:p>
          </table:table-cell>
          <table:table-cell office:value-type="float" office:value="0.00125401" calcext:value-type="float">
            <text:p>0.00125401</text:p>
          </table:table-cell>
          <table:table-cell table:formula="of:=SUM([.B26:.F26])" office:value-type="float" office:value="0.00623571" calcext:value-type="float">
            <text:p>0.00623571</text:p>
          </table:table-cell>
          <table:table-cell table:formula="of:=[.G26]/5" office:value-type="float" office:value="0.001247142" calcext:value-type="float">
            <text:p>0.001247142</text:p>
          </table:table-cell>
          <table:table-cell table:formula="of:=[.H26]-[.$H$2]" office:value-type="float" office:value="0.00124714062912" calcext:value-type="float">
            <text:p>0.0012471406</text:p>
          </table:table-cell>
          <table:table-cell table:formula="of:=1/[.I26]" office:value-type="float" office:value="801.834193073811" calcext:value-type="float">
            <text:p>801.8341930738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51166" calcext:value-type="float">
            <text:p>0.000251166</text:p>
          </table:table-cell>
          <table:table-cell office:value-type="float" office:value="0.000244031" calcext:value-type="float">
            <text:p>0.000244031</text:p>
          </table:table-cell>
          <table:table-cell office:value-type="float" office:value="0.000246031" calcext:value-type="float">
            <text:p>0.000246031</text:p>
          </table:table-cell>
          <table:table-cell office:value-type="float" office:value="0.000244111" calcext:value-type="float">
            <text:p>0.000244111</text:p>
          </table:table-cell>
          <table:table-cell office:value-type="float" office:value="0.00024488" calcext:value-type="float">
            <text:p>0.00024488</text:p>
          </table:table-cell>
          <table:table-cell table:formula="of:=SUM([.B27:.F27])" office:value-type="float" office:value="0.001230219" calcext:value-type="float">
            <text:p>0.001230219</text:p>
          </table:table-cell>
          <table:table-cell table:formula="of:=[.G27]/5" office:value-type="float" office:value="0.0002460438" calcext:value-type="float">
            <text:p>0.0002460438</text:p>
          </table:table-cell>
          <table:table-cell table:formula="of:=[.H27]-[.$H$2]" office:value-type="float" office:value="0.00024604242912" calcext:value-type="float">
            <text:p>0.0002460424</text:p>
          </table:table-cell>
          <table:table-cell table:formula="of:=1/[.I27]" office:value-type="float" office:value="4064.33964896469" calcext:value-type="float">
            <text:p>4064.3396489647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267932" calcext:value-type="float">
            <text:p>0.000267932</text:p>
          </table:table-cell>
          <table:table-cell office:value-type="float" office:value="0.000257221" calcext:value-type="float">
            <text:p>0.000257221</text:p>
          </table:table-cell>
          <table:table-cell office:value-type="float" office:value="0.000257292" calcext:value-type="float">
            <text:p>0.000257292</text:p>
          </table:table-cell>
          <table:table-cell office:value-type="float" office:value="0.000258063" calcext:value-type="float">
            <text:p>0.000258063</text:p>
          </table:table-cell>
          <table:table-cell office:value-type="float" office:value="0.000274187" calcext:value-type="float">
            <text:p>0.000274187</text:p>
          </table:table-cell>
          <table:table-cell table:formula="of:=SUM([.B28:.F28])" office:value-type="float" office:value="0.001314695" calcext:value-type="float">
            <text:p>0.001314695</text:p>
          </table:table-cell>
          <table:table-cell table:formula="of:=[.G28]/5" office:value-type="float" office:value="0.000262939" calcext:value-type="float">
            <text:p>0.000262939</text:p>
          </table:table-cell>
          <table:table-cell table:formula="of:=[.H28]-[.$H$2]" office:value-type="float" office:value="0.00026293762912" calcext:value-type="float">
            <text:p>0.0002629376</text:p>
          </table:table-cell>
          <table:table-cell table:formula="of:=1/[.I28]" office:value-type="float" office:value="3803.18329995901" calcext:value-type="float">
            <text:p>3803.183299959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1352" calcext:value-type="float">
            <text:p>0.000021352</text:p>
          </table:table-cell>
          <table:table-cell office:value-type="float" office:value="0.0000198384" calcext:value-type="float">
            <text:p>1.98384E-05</text:p>
          </table:table-cell>
          <table:table-cell office:value-type="float" office:value="0.0000197524" calcext:value-type="float">
            <text:p>1.97524E-05</text:p>
          </table:table-cell>
          <table:table-cell office:value-type="float" office:value="0.000019143" calcext:value-type="float">
            <text:p>0.000019143</text:p>
          </table:table-cell>
          <table:table-cell office:value-type="float" office:value="0.0000202014" calcext:value-type="float">
            <text:p>2.02014E-05</text:p>
          </table:table-cell>
          <table:table-cell table:formula="of:=SUM([.B29:.F29])" office:value-type="float" office:value="0.0001002872" calcext:value-type="float">
            <text:p>0.0001002872</text:p>
          </table:table-cell>
          <table:table-cell table:formula="of:=[.G29]/5" office:value-type="float" office:value="0.00002005744" calcext:value-type="float">
            <text:p>2.005744E-05</text:p>
          </table:table-cell>
          <table:table-cell table:formula="of:=[.H29]-[.$H$2]" office:value-type="float" office:value="0.00002005606912" calcext:value-type="float">
            <text:p>2.005606912E-05</text:p>
          </table:table-cell>
          <table:table-cell table:formula="of:=1/[.I29]" office:value-type="float" office:value="49860.2190696878" calcext:value-type="float">
            <text:p>49860.219069687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140907" calcext:value-type="float">
            <text:p>0.00140907</text:p>
          </table:table-cell>
          <table:table-cell office:value-type="float" office:value="0.00207874" calcext:value-type="float">
            <text:p>0.00207874</text:p>
          </table:table-cell>
          <table:table-cell office:value-type="float" office:value="0.00178256" calcext:value-type="float">
            <text:p>0.00178256</text:p>
          </table:table-cell>
          <table:table-cell office:value-type="float" office:value="0.00178044" calcext:value-type="float">
            <text:p>0.00178044</text:p>
          </table:table-cell>
          <table:table-cell office:value-type="float" office:value="0.00167032" calcext:value-type="float">
            <text:p>0.00167032</text:p>
          </table:table-cell>
          <table:table-cell table:formula="of:=SUM([.B30:.F30])" office:value-type="float" office:value="0.00872113" calcext:value-type="float">
            <text:p>0.00872113</text:p>
          </table:table-cell>
          <table:table-cell table:formula="of:=[.G30]/5" office:value-type="float" office:value="0.001744226" calcext:value-type="float">
            <text:p>0.001744226</text:p>
          </table:table-cell>
          <table:table-cell table:formula="of:=[.H30]-[.$H$2]" office:value-type="float" office:value="0.00174422462912" calcext:value-type="float">
            <text:p>0.0017442246</text:p>
          </table:table-cell>
          <table:table-cell table:formula="of:=1/[.I30]" office:value-type="float" office:value="573.320651081806" calcext:value-type="float">
            <text:p>573.3206510818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0882576" calcext:value-type="float">
            <text:p>8.82576E-05</text:p>
          </table:table-cell>
          <table:table-cell office:value-type="float" office:value="0.0000798772" calcext:value-type="float">
            <text:p>7.98772E-05</text:p>
          </table:table-cell>
          <table:table-cell office:value-type="float" office:value="0.0000865187" calcext:value-type="float">
            <text:p>8.65187E-05</text:p>
          </table:table-cell>
          <table:table-cell office:value-type="float" office:value="0.0000795628" calcext:value-type="float">
            <text:p>7.95628E-05</text:p>
          </table:table-cell>
          <table:table-cell office:value-type="float" office:value="0.0000791005" calcext:value-type="float">
            <text:p>7.91005E-05</text:p>
          </table:table-cell>
          <table:table-cell table:formula="of:=SUM([.B31:.F31])" office:value-type="float" office:value="0.0004133168" calcext:value-type="float">
            <text:p>0.0004133168</text:p>
          </table:table-cell>
          <table:table-cell table:formula="of:=[.G31]/5" office:value-type="float" office:value="0.00008266336" calcext:value-type="float">
            <text:p>8.266336E-05</text:p>
          </table:table-cell>
          <table:table-cell table:formula="of:=[.H31]-[.$H$2]" office:value-type="float" office:value="0.00008266198912" calcext:value-type="float">
            <text:p>0.000082662</text:p>
          </table:table-cell>
          <table:table-cell table:formula="of:=1/[.I31]" office:value-type="float" office:value="12097.4587067861" calcext:value-type="float">
            <text:p>12097.4587067861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1566" calcext:value-type="float">
            <text:p>9.1566E-06</text:p>
          </table:table-cell>
          <table:table-cell office:value-type="float" office:value="0.00000915671" calcext:value-type="float">
            <text:p>9.15671E-06</text:p>
          </table:table-cell>
          <table:table-cell office:value-type="float" office:value="0.00000917795" calcext:value-type="float">
            <text:p>0.000009178</text:p>
          </table:table-cell>
          <table:table-cell office:value-type="float" office:value="0.00000922247" calcext:value-type="float">
            <text:p>9.22247E-06</text:p>
          </table:table-cell>
          <table:table-cell office:value-type="float" office:value="0.00000916772" calcext:value-type="float">
            <text:p>9.16772E-06</text:p>
          </table:table-cell>
          <table:table-cell table:formula="of:=SUM([.B32:.F32])" office:value-type="float" office:value="0.00004588145" calcext:value-type="float">
            <text:p>4.588145E-05</text:p>
          </table:table-cell>
          <table:table-cell table:formula="of:=[.G32]/5" office:value-type="float" office:value="0.00000917629" calcext:value-type="float">
            <text:p>9.17629E-06</text:p>
          </table:table-cell>
          <table:table-cell table:formula="of:=[.H32]-[.$H$2]" office:value-type="float" office:value="0.00000917491912" calcext:value-type="float">
            <text:p>9.17491912E-06</text:p>
          </table:table-cell>
          <table:table-cell table:formula="of:=1/[.I32]" office:value-type="float" office:value="108992.786412705" calcext:value-type="float">
            <text:p>108992.786412705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0636406" calcext:value-type="float">
            <text:p>0.0636406</text:p>
          </table:table-cell>
          <table:table-cell office:value-type="float" office:value="0.0626492" calcext:value-type="float">
            <text:p>0.0626492</text:p>
          </table:table-cell>
          <table:table-cell office:value-type="float" office:value="0.0622259" calcext:value-type="float">
            <text:p>0.0622259</text:p>
          </table:table-cell>
          <table:table-cell office:value-type="float" office:value="0.0620907" calcext:value-type="float">
            <text:p>0.0620907</text:p>
          </table:table-cell>
          <table:table-cell office:value-type="float" office:value="0.0617602" calcext:value-type="float">
            <text:p>0.0617602</text:p>
          </table:table-cell>
          <table:table-cell table:formula="of:=SUM([.B33:.F33])" office:value-type="float" office:value="0.3123666" calcext:value-type="float">
            <text:p>0.3123666</text:p>
          </table:table-cell>
          <table:table-cell table:formula="of:=[.G33]/5" office:value-type="float" office:value="0.06247332" calcext:value-type="float">
            <text:p>0.06247332</text:p>
          </table:table-cell>
          <table:table-cell table:formula="of:=[.H33]-[.$H$2]" office:value-type="float" office:value="0.06247331862912" calcext:value-type="float">
            <text:p>0.0624733186</text:p>
          </table:table-cell>
          <table:table-cell table:formula="of:=1/[.I33]" office:value-type="float" office:value="16.0068333481148" calcext:value-type="float">
            <text:p>16.0068333481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10871" calcext:value-type="float">
            <text:p>0.0110871</text:p>
          </table:table-cell>
          <table:table-cell office:value-type="float" office:value="0.0111998" calcext:value-type="float">
            <text:p>0.0111998</text:p>
          </table:table-cell>
          <table:table-cell office:value-type="float" office:value="0.0104496" calcext:value-type="float">
            <text:p>0.0104496</text:p>
          </table:table-cell>
          <table:table-cell office:value-type="float" office:value="0.0107918" calcext:value-type="float">
            <text:p>0.0107918</text:p>
          </table:table-cell>
          <table:table-cell office:value-type="float" office:value="0.0111895" calcext:value-type="float">
            <text:p>0.0111895</text:p>
          </table:table-cell>
          <table:table-cell table:formula="of:=SUM([.B34:.F34])" office:value-type="float" office:value="0.0547178" calcext:value-type="float">
            <text:p>0.0547178</text:p>
          </table:table-cell>
          <table:table-cell table:formula="of:=[.G34]/5" office:value-type="float" office:value="0.01094356" calcext:value-type="float">
            <text:p>0.01094356</text:p>
          </table:table-cell>
          <table:table-cell table:formula="of:=[.H34]-[.$H$2]" office:value-type="float" office:value="0.01094355862912" calcext:value-type="float">
            <text:p>0.0109435586</text:p>
          </table:table-cell>
          <table:table-cell table:formula="of:=1/[.I34]" office:value-type="float" office:value="91.3779542734001" calcext:value-type="float">
            <text:p>91.377954273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217744" calcext:value-type="float">
            <text:p>0.00217744</text:p>
          </table:table-cell>
          <table:table-cell office:value-type="float" office:value="0.00215857" calcext:value-type="float">
            <text:p>0.00215857</text:p>
          </table:table-cell>
          <table:table-cell office:value-type="float" office:value="0.00215594" calcext:value-type="float">
            <text:p>0.00215594</text:p>
          </table:table-cell>
          <table:table-cell office:value-type="float" office:value="0.00215258" calcext:value-type="float">
            <text:p>0.00215258</text:p>
          </table:table-cell>
          <table:table-cell office:value-type="float" office:value="0.00217086" calcext:value-type="float">
            <text:p>0.00217086</text:p>
          </table:table-cell>
          <table:table-cell table:formula="of:=SUM([.B35:.F35])" office:value-type="float" office:value="0.01081539" calcext:value-type="float">
            <text:p>0.01081539</text:p>
          </table:table-cell>
          <table:table-cell table:formula="of:=[.G35]/5" office:value-type="float" office:value="0.002163078" calcext:value-type="float">
            <text:p>0.002163078</text:p>
          </table:table-cell>
          <table:table-cell table:formula="of:=[.H35]-[.$H$2]" office:value-type="float" office:value="0.00216307662912" calcext:value-type="float">
            <text:p>0.0021630766</text:p>
          </table:table-cell>
          <table:table-cell table:formula="of:=1/[.I35]" office:value-type="float" office:value="462.30447249889" calcext:value-type="float">
            <text:p>462.3044724989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229035" calcext:value-type="float">
            <text:p>0.00229035</text:p>
          </table:table-cell>
          <table:table-cell office:value-type="float" office:value="0.0022389" calcext:value-type="float">
            <text:p>0.0022389</text:p>
          </table:table-cell>
          <table:table-cell office:value-type="float" office:value="0.00227324" calcext:value-type="float">
            <text:p>0.00227324</text:p>
          </table:table-cell>
          <table:table-cell office:value-type="float" office:value="0.00224482" calcext:value-type="float">
            <text:p>0.00224482</text:p>
          </table:table-cell>
          <table:table-cell office:value-type="float" office:value="0.00227844" calcext:value-type="float">
            <text:p>0.00227844</text:p>
          </table:table-cell>
          <table:table-cell table:formula="of:=SUM([.B36:.F36])" office:value-type="float" office:value="0.01132575" calcext:value-type="float">
            <text:p>0.01132575</text:p>
          </table:table-cell>
          <table:table-cell table:formula="of:=[.G36]/5" office:value-type="float" office:value="0.00226515" calcext:value-type="float">
            <text:p>0.00226515</text:p>
          </table:table-cell>
          <table:table-cell table:formula="of:=[.H36]-[.$H$2]" office:value-type="float" office:value="0.00226514862912" calcext:value-type="float">
            <text:p>0.0022651486</text:p>
          </table:table-cell>
          <table:table-cell table:formula="of:=1/[.I36]" office:value-type="float" office:value="441.472134386385" calcext:value-type="float">
            <text:p>441.4721343864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025067" calcext:value-type="float">
            <text:p>0.000025067</text:p>
          </table:table-cell>
          <table:table-cell office:value-type="float" office:value="0.0000246242" calcext:value-type="float">
            <text:p>2.46242E-05</text:p>
          </table:table-cell>
          <table:table-cell office:value-type="float" office:value="0.0000247542" calcext:value-type="float">
            <text:p>2.47542E-05</text:p>
          </table:table-cell>
          <table:table-cell office:value-type="float" office:value="0.0000246613" calcext:value-type="float">
            <text:p>2.46613E-05</text:p>
          </table:table-cell>
          <table:table-cell office:value-type="float" office:value="0.0000247463" calcext:value-type="float">
            <text:p>2.47463E-05</text:p>
          </table:table-cell>
          <table:table-cell table:formula="of:=SUM([.B37:.F37])" office:value-type="float" office:value="0.000123853" calcext:value-type="float">
            <text:p>0.000123853</text:p>
          </table:table-cell>
          <table:table-cell table:formula="of:=[.G37]/5" office:value-type="float" office:value="0.0000247706" calcext:value-type="float">
            <text:p>2.47706E-05</text:p>
          </table:table-cell>
          <table:table-cell table:formula="of:=[.H37]-[.$H$2]" office:value-type="float" office:value="0.00002476922912" calcext:value-type="float">
            <text:p>2.476922912E-05</text:p>
          </table:table-cell>
          <table:table-cell table:formula="of:=1/[.I37]" office:value-type="float" office:value="40372.6734956215" calcext:value-type="float">
            <text:p>40372.673495621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1998" calcext:value-type="float">
            <text:p>0.00000192</text:p>
          </table:table-cell>
          <table:table-cell office:value-type="float" office:value="0.00000193604" calcext:value-type="float">
            <text:p>0.000001936</text:p>
          </table:table-cell>
          <table:table-cell office:value-type="float" office:value="0.00000191731" calcext:value-type="float">
            <text:p>1.91731E-06</text:p>
          </table:table-cell>
          <table:table-cell office:value-type="float" office:value="0.00000191423" calcext:value-type="float">
            <text:p>1.91423E-06</text:p>
          </table:table-cell>
          <table:table-cell office:value-type="float" office:value="0.0000019157" calcext:value-type="float">
            <text:p>1.9157E-06</text:p>
          </table:table-cell>
          <table:table-cell table:formula="of:=SUM([.B38:.F38])" office:value-type="float" office:value="0.00000960326" calcext:value-type="float">
            <text:p>9.60326E-06</text:p>
          </table:table-cell>
          <table:table-cell table:formula="of:=[.G38]/5" office:value-type="float" office:value="0.000001920652" calcext:value-type="float">
            <text:p>1.920652E-06</text:p>
          </table:table-cell>
          <table:table-cell table:formula="of:=[.H38]-[.$H$2]" office:value-type="float" office:value="0.00000191928112" calcext:value-type="float">
            <text:p>1.91928112E-06</text:p>
          </table:table-cell>
          <table:table-cell table:formula="of:=1/[.I38]" office:value-type="float" office:value="521028.415055737" calcext:value-type="float">
            <text:p>521028.415055737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367613" calcext:value-type="float">
            <text:p>3.67613E-05</text:p>
          </table:table-cell>
          <table:table-cell office:value-type="float" office:value="0.0000345137" calcext:value-type="float">
            <text:p>3.45137E-05</text:p>
          </table:table-cell>
          <table:table-cell office:value-type="float" office:value="0.0000378545" calcext:value-type="float">
            <text:p>3.78545E-05</text:p>
          </table:table-cell>
          <table:table-cell office:value-type="float" office:value="0.0000331482" calcext:value-type="float">
            <text:p>3.31482E-05</text:p>
          </table:table-cell>
          <table:table-cell office:value-type="float" office:value="0.0000340999" calcext:value-type="float">
            <text:p>3.40999E-05</text:p>
          </table:table-cell>
          <table:table-cell table:formula="of:=SUM([.B39:.F39])" office:value-type="float" office:value="0.0001763776" calcext:value-type="float">
            <text:p>0.0001763776</text:p>
          </table:table-cell>
          <table:table-cell table:formula="of:=[.G39]/5" office:value-type="float" office:value="0.00003527552" calcext:value-type="float">
            <text:p>3.527552E-05</text:p>
          </table:table-cell>
          <table:table-cell table:formula="of:=[.H39]-[.$H$2]" office:value-type="float" office:value="0.00003527414912" calcext:value-type="float">
            <text:p>3.527414912E-05</text:p>
          </table:table-cell>
          <table:table-cell table:formula="of:=1/[.I39]" office:value-type="float" office:value="28349.3726977815" calcext:value-type="float">
            <text:p>28349.3726977815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50212" calcext:value-type="float">
            <text:p>2.50212E-05</text:p>
          </table:table-cell>
          <table:table-cell office:value-type="float" office:value="0.0000269114" calcext:value-type="float">
            <text:p>2.69114E-05</text:p>
          </table:table-cell>
          <table:table-cell office:value-type="float" office:value="0.0000247272" calcext:value-type="float">
            <text:p>2.47272E-05</text:p>
          </table:table-cell>
          <table:table-cell office:value-type="float" office:value="0.000023754" calcext:value-type="float">
            <text:p>0.000023754</text:p>
          </table:table-cell>
          <table:table-cell office:value-type="float" office:value="0.0000266293" calcext:value-type="float">
            <text:p>2.66293E-05</text:p>
          </table:table-cell>
          <table:table-cell table:formula="of:=SUM([.B40:.F40])" office:value-type="float" office:value="0.0001270431" calcext:value-type="float">
            <text:p>0.0001270431</text:p>
          </table:table-cell>
          <table:table-cell table:formula="of:=[.G40]/5" office:value-type="float" office:value="0.00002540862" calcext:value-type="float">
            <text:p>2.540862E-05</text:p>
          </table:table-cell>
          <table:table-cell table:formula="of:=[.H40]-[.$H$2]" office:value-type="float" office:value="0.00002540724912" calcext:value-type="float">
            <text:p>2.540724912E-05</text:p>
          </table:table-cell>
          <table:table-cell table:formula="of:=1/[.I40]" office:value-type="float" office:value="39358.8457875521" calcext:value-type="float">
            <text:p>39358.8457875521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0.125086" calcext:value-type="float">
            <text:p>0.125086</text:p>
          </table:table-cell>
          <table:table-cell office:value-type="float" office:value="0.123812" calcext:value-type="float">
            <text:p>0.123812</text:p>
          </table:table-cell>
          <table:table-cell office:value-type="float" office:value="0.113401" calcext:value-type="float">
            <text:p>0.113401</text:p>
          </table:table-cell>
          <table:table-cell office:value-type="float" office:value="0.124419" calcext:value-type="float">
            <text:p>0.124419</text:p>
          </table:table-cell>
          <table:table-cell office:value-type="float" office:value="0.123875" calcext:value-type="float">
            <text:p>0.123875</text:p>
          </table:table-cell>
          <table:table-cell table:formula="of:=SUM([.B41:.F41])" office:value-type="float" office:value="0.610593" calcext:value-type="float">
            <text:p>0.610593</text:p>
          </table:table-cell>
          <table:table-cell table:formula="of:=[.G41]/5" office:value-type="float" office:value="0.1221186" calcext:value-type="float">
            <text:p>0.1221186</text:p>
          </table:table-cell>
          <table:table-cell table:formula="of:=[.H41]-[.$H$2]" office:value-type="float" office:value="0.12211859862912" calcext:value-type="float">
            <text:p>0.1221185986</text:p>
          </table:table-cell>
          <table:table-cell table:formula="of:=1/[.I41]" office:value-type="float" office:value="8.18876085400429" calcext:value-type="float">
            <text:p>8.188760854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0159103" calcext:value-type="float">
            <text:p>0.0159103</text:p>
          </table:table-cell>
          <table:table-cell office:value-type="float" office:value="0.0157021" calcext:value-type="float">
            <text:p>0.0157021</text:p>
          </table:table-cell>
          <table:table-cell office:value-type="float" office:value="0.0159451" calcext:value-type="float">
            <text:p>0.0159451</text:p>
          </table:table-cell>
          <table:table-cell office:value-type="float" office:value="0.0159013" calcext:value-type="float">
            <text:p>0.0159013</text:p>
          </table:table-cell>
          <table:table-cell office:value-type="float" office:value="0.0159717" calcext:value-type="float">
            <text:p>0.0159717</text:p>
          </table:table-cell>
          <table:table-cell table:formula="of:=SUM([.B42:.F42])" office:value-type="float" office:value="0.0794305" calcext:value-type="float">
            <text:p>0.0794305</text:p>
          </table:table-cell>
          <table:table-cell table:formula="of:=[.G42]/5" office:value-type="float" office:value="0.0158861" calcext:value-type="float">
            <text:p>0.0158861</text:p>
          </table:table-cell>
          <table:table-cell table:formula="of:=[.H42]-[.$H$2]" office:value-type="float" office:value="0.01588609862912" calcext:value-type="float">
            <text:p>0.0158860986</text:p>
          </table:table-cell>
          <table:table-cell table:formula="of:=1/[.I42]" office:value-type="float" office:value="62.9481173034486" calcext:value-type="float">
            <text:p>62.9481173034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0106578" calcext:value-type="float">
            <text:p>0.0106578</text:p>
          </table:table-cell>
          <table:table-cell office:value-type="float" office:value="0.0096254" calcext:value-type="float">
            <text:p>0.0096254</text:p>
          </table:table-cell>
          <table:table-cell office:value-type="float" office:value="0.0106721" calcext:value-type="float">
            <text:p>0.0106721</text:p>
          </table:table-cell>
          <table:table-cell office:value-type="float" office:value="0.0106209" calcext:value-type="float">
            <text:p>0.0106209</text:p>
          </table:table-cell>
          <table:table-cell office:value-type="float" office:value="0.0106192" calcext:value-type="float">
            <text:p>0.0106192</text:p>
          </table:table-cell>
          <table:table-cell table:formula="of:=SUM([.B43:.F43])" office:value-type="float" office:value="0.0521954" calcext:value-type="float">
            <text:p>0.0521954</text:p>
          </table:table-cell>
          <table:table-cell table:formula="of:=[.G43]/5" office:value-type="float" office:value="0.01043908" calcext:value-type="float">
            <text:p>0.01043908</text:p>
          </table:table-cell>
          <table:table-cell table:formula="of:=[.H43]-[.$H$2]" office:value-type="float" office:value="0.01043907862912" calcext:value-type="float">
            <text:p>0.0104390786</text:p>
          </table:table-cell>
          <table:table-cell table:formula="of:=1/[.I43]" office:value-type="float" office:value="95.7938947993439" calcext:value-type="float">
            <text:p>95.7938947993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0106556" calcext:value-type="float">
            <text:p>0.0106556</text:p>
          </table:table-cell>
          <table:table-cell office:value-type="float" office:value="0.0102325" calcext:value-type="float">
            <text:p>0.0102325</text:p>
          </table:table-cell>
          <table:table-cell office:value-type="float" office:value="0.0106623" calcext:value-type="float">
            <text:p>0.0106623</text:p>
          </table:table-cell>
          <table:table-cell office:value-type="float" office:value="0.0107369" calcext:value-type="float">
            <text:p>0.0107369</text:p>
          </table:table-cell>
          <table:table-cell office:value-type="float" office:value="0.0105882" calcext:value-type="float">
            <text:p>0.0105882</text:p>
          </table:table-cell>
          <table:table-cell table:formula="of:=SUM([.B44:.F44])" office:value-type="float" office:value="0.0528755" calcext:value-type="float">
            <text:p>0.0528755</text:p>
          </table:table-cell>
          <table:table-cell table:formula="of:=[.G44]/5" office:value-type="float" office:value="0.0105751" calcext:value-type="float">
            <text:p>0.0105751</text:p>
          </table:table-cell>
          <table:table-cell table:formula="of:=[.H44]-[.$H$2]" office:value-type="float" office:value="0.01057509862912" calcext:value-type="float">
            <text:p>0.0105750986</text:p>
          </table:table-cell>
          <table:table-cell table:formula="of:=1/[.I44]" office:value-type="float" office:value="94.5617658114659" calcext:value-type="float">
            <text:p>94.5617658115</text:p>
          </table:table-cell>
        </table:table-row>
      </table:table>
      <table:table table:name="x86_64-gtx1080-2016x1512" table:style-name="ta1">
        <table:table-column table:style-name="co5" table:default-cell-style-name="ce3"/>
        <table:table-column table:style-name="co2" table:number-columns-repeated="5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</text:p>
          </table:table-cell>
          <table:table-cell office:value-type="float" office:value="0.0000000013712" calcext:value-type="float">
            <text:p>1.3712E-09</text:p>
          </table:table-cell>
          <table:table-cell office:value-type="float" office:value="0.0000000013676" calcext:value-type="float">
            <text:p>1.3676E-09</text:p>
          </table:table-cell>
          <table:table-cell office:value-type="float" office:value="0.000000001371" calcext:value-type="float">
            <text:p>1.371E-09</text:p>
          </table:table-cell>
          <table:table-cell office:value-type="float" office:value="0.0000000013696" calcext:value-type="float">
            <text:p>1.3696E-09</text:p>
          </table:table-cell>
          <table:table-cell office:value-type="float" office:value="0.000000001369" calcext:value-type="float">
            <text:p>1.369E-09</text:p>
          </table:table-cell>
          <table:table-cell table:formula="of:=SUM([.B2:.F2])" office:value-type="float" office:value="0.0000000068484" calcext:value-type="float">
            <text:p>6.8484E-09</text:p>
          </table:table-cell>
          <table:table-cell table:formula="of:=[.G2]/5" office:value-type="float" office:value="0.00000000136968" calcext:value-type="float">
            <text:p>1.36968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713805" calcext:value-type="float">
            <text:p>0.000713805</text:p>
          </table:table-cell>
          <table:table-cell office:value-type="float" office:value="0.000718827" calcext:value-type="float">
            <text:p>0.000718827</text:p>
          </table:table-cell>
          <table:table-cell office:value-type="float" office:value="0.000749239" calcext:value-type="float">
            <text:p>0.000749239</text:p>
          </table:table-cell>
          <table:table-cell office:value-type="float" office:value="0.000718777" calcext:value-type="float">
            <text:p>0.000718777</text:p>
          </table:table-cell>
          <table:table-cell office:value-type="float" office:value="0.0006901" calcext:value-type="float">
            <text:p>0.0006901</text:p>
          </table:table-cell>
          <table:table-cell table:formula="of:=SUM([.B3:.F3])" office:value-type="float" office:value="0.003590748" calcext:value-type="float">
            <text:p>0.003590748</text:p>
          </table:table-cell>
          <table:table-cell table:formula="of:=[.G3]/5" office:value-type="float" office:value="0.0007181496" calcext:value-type="float">
            <text:p>0.0007181496</text:p>
          </table:table-cell>
          <table:table-cell table:formula="of:=[.H3]-[.$H$2]" office:value-type="float" office:value="0.00071814823032" calcext:value-type="float">
            <text:p>0.0007181482</text:p>
          </table:table-cell>
          <table:table-cell table:formula="of:=1/[.I3]" office:value-type="float" office:value="1392.4701862099" calcext:value-type="float">
            <text:p>1392.4701862099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47145" calcext:value-type="float">
            <text:p>1.47145E-05</text:p>
          </table:table-cell>
          <table:table-cell office:value-type="float" office:value="0.0000146935" calcext:value-type="float">
            <text:p>1.46935E-05</text:p>
          </table:table-cell>
          <table:table-cell office:value-type="float" office:value="0.0000146699" calcext:value-type="float">
            <text:p>1.46699E-05</text:p>
          </table:table-cell>
          <table:table-cell office:value-type="float" office:value="0.0000147061" calcext:value-type="float">
            <text:p>1.47061E-05</text:p>
          </table:table-cell>
          <table:table-cell office:value-type="float" office:value="0.000014733" calcext:value-type="float">
            <text:p>0.000014733</text:p>
          </table:table-cell>
          <table:table-cell table:formula="of:=SUM([.B4:.F4])" office:value-type="float" office:value="0.000073517" calcext:value-type="float">
            <text:p>0.000073517</text:p>
          </table:table-cell>
          <table:table-cell table:formula="of:=[.G4]/5" office:value-type="float" office:value="0.0000147034" calcext:value-type="float">
            <text:p>1.47034E-05</text:p>
          </table:table-cell>
          <table:table-cell table:formula="of:=[.H4]-[.$H$2]" office:value-type="float" office:value="0.00001470203032" calcext:value-type="float">
            <text:p>0.000014702</text:p>
          </table:table-cell>
          <table:table-cell table:formula="of:=1/[.I4]" office:value-type="float" office:value="68017.816467134" calcext:value-type="float">
            <text:p>68017.816467134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2137" calcext:value-type="float">
            <text:p>0.0002137</text:p>
          </table:table-cell>
          <table:table-cell office:value-type="float" office:value="0.000212131" calcext:value-type="float">
            <text:p>0.000212131</text:p>
          </table:table-cell>
          <table:table-cell office:value-type="float" office:value="0.000210575" calcext:value-type="float">
            <text:p>0.000210575</text:p>
          </table:table-cell>
          <table:table-cell office:value-type="float" office:value="0.000216209" calcext:value-type="float">
            <text:p>0.000216209</text:p>
          </table:table-cell>
          <table:table-cell office:value-type="float" office:value="0.000205908" calcext:value-type="float">
            <text:p>0.000205908</text:p>
          </table:table-cell>
          <table:table-cell table:formula="of:=SUM([.B5:.F5])" office:value-type="float" office:value="0.001058523" calcext:value-type="float">
            <text:p>0.001058523</text:p>
          </table:table-cell>
          <table:table-cell table:formula="of:=[.G5]/5" office:value-type="float" office:value="0.0002117046" calcext:value-type="float">
            <text:p>0.0002117046</text:p>
          </table:table-cell>
          <table:table-cell table:formula="of:=[.H5]-[.$H$2]" office:value-type="float" office:value="0.00021170323032" calcext:value-type="float">
            <text:p>0.0002117032</text:p>
          </table:table-cell>
          <table:table-cell table:formula="of:=1/[.I5]" office:value-type="float" office:value="4723.59348739483" calcext:value-type="float">
            <text:p>4723.5934873948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24872" calcext:value-type="float">
            <text:p>4.24872E-06</text:p>
          </table:table-cell>
          <table:table-cell office:value-type="float" office:value="0.0000042314" calcext:value-type="float">
            <text:p>4.2314E-06</text:p>
          </table:table-cell>
          <table:table-cell office:value-type="float" office:value="0.00000423784" calcext:value-type="float">
            <text:p>4.23784E-06</text:p>
          </table:table-cell>
          <table:table-cell office:value-type="float" office:value="0.00000424588" calcext:value-type="float">
            <text:p>4.24588E-06</text:p>
          </table:table-cell>
          <table:table-cell office:value-type="float" office:value="0.00000423913" calcext:value-type="float">
            <text:p>4.23913E-06</text:p>
          </table:table-cell>
          <table:table-cell table:formula="of:=SUM([.B6:.F6])" office:value-type="float" office:value="0.00002120297" calcext:value-type="float">
            <text:p>0.000021203</text:p>
          </table:table-cell>
          <table:table-cell table:formula="of:=[.G6]/5" office:value-type="float" office:value="0.000004240594" calcext:value-type="float">
            <text:p>4.240594E-06</text:p>
          </table:table-cell>
          <table:table-cell table:formula="of:=[.H6]-[.$H$2]" office:value-type="float" office:value="0.00000423922432" calcext:value-type="float">
            <text:p>4.23922432E-06</text:p>
          </table:table-cell>
          <table:table-cell table:formula="of:=1/[.I6]" office:value-type="float" office:value="235892.211526094" calcext:value-type="float">
            <text:p>235892.211526094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458281" calcext:value-type="float">
            <text:p>0.0458281</text:p>
          </table:table-cell>
          <table:table-cell office:value-type="float" office:value="0.0454688" calcext:value-type="float">
            <text:p>0.0454688</text:p>
          </table:table-cell>
          <table:table-cell office:value-type="float" office:value="0.0445025" calcext:value-type="float">
            <text:p>0.0445025</text:p>
          </table:table-cell>
          <table:table-cell office:value-type="float" office:value="0.0455514" calcext:value-type="float">
            <text:p>0.0455514</text:p>
          </table:table-cell>
          <table:table-cell office:value-type="float" office:value="0.0453651" calcext:value-type="float">
            <text:p>0.0453651</text:p>
          </table:table-cell>
          <table:table-cell table:formula="of:=SUM([.B7:.F7])" office:value-type="float" office:value="0.2267159" calcext:value-type="float">
            <text:p>0.2267159</text:p>
          </table:table-cell>
          <table:table-cell table:formula="of:=[.G7]/5" office:value-type="float" office:value="0.04534318" calcext:value-type="float">
            <text:p>0.04534318</text:p>
          </table:table-cell>
          <table:table-cell table:formula="of:=[.H7]-[.$H$2]" office:value-type="float" office:value="0.04534317863032" calcext:value-type="float">
            <text:p>0.0453431786</text:p>
          </table:table-cell>
          <table:table-cell table:formula="of:=1/[.I7]" office:value-type="float" office:value="22.0540339298428" calcext:value-type="float">
            <text:p>22.0540339298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7799" calcext:value-type="float">
            <text:p>0.00277799</text:p>
          </table:table-cell>
          <table:table-cell office:value-type="float" office:value="0.00278767" calcext:value-type="float">
            <text:p>0.00278767</text:p>
          </table:table-cell>
          <table:table-cell office:value-type="float" office:value="0.00277836" calcext:value-type="float">
            <text:p>0.00277836</text:p>
          </table:table-cell>
          <table:table-cell office:value-type="float" office:value="0.0027777" calcext:value-type="float">
            <text:p>0.0027777</text:p>
          </table:table-cell>
          <table:table-cell office:value-type="float" office:value="0.00277818" calcext:value-type="float">
            <text:p>0.00277818</text:p>
          </table:table-cell>
          <table:table-cell table:formula="of:=SUM([.B8:.F8])" office:value-type="float" office:value="0.0138999" calcext:value-type="float">
            <text:p>0.0138999</text:p>
          </table:table-cell>
          <table:table-cell table:formula="of:=[.G8]/5" office:value-type="float" office:value="0.00277998" calcext:value-type="float">
            <text:p>0.00277998</text:p>
          </table:table-cell>
          <table:table-cell table:formula="of:=[.H8]-[.$H$2]" office:value-type="float" office:value="0.00277997863032" calcext:value-type="float">
            <text:p>0.0027799786</text:p>
          </table:table-cell>
          <table:table-cell table:formula="of:=1/[.I8]" office:value-type="float" office:value="359.714995321705" calcext:value-type="float">
            <text:p>359.7149953217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500089" calcext:value-type="float">
            <text:p>0.00000005</text:p>
          </table:table-cell>
          <table:table-cell office:value-type="float" office:value="0.0000000499995" calcext:value-type="float">
            <text:p>0.00000005</text:p>
          </table:table-cell>
          <table:table-cell office:value-type="float" office:value="0.0000000500107" calcext:value-type="float">
            <text:p>0.00000005</text:p>
          </table:table-cell>
          <table:table-cell office:value-type="float" office:value="0.0000000501309" calcext:value-type="float">
            <text:p>5.01309E-08</text:p>
          </table:table-cell>
          <table:table-cell office:value-type="float" office:value="0.0000000500067" calcext:value-type="float">
            <text:p>0.00000005</text:p>
          </table:table-cell>
          <table:table-cell table:formula="of:=SUM([.B9:.F9])" office:value-type="float" office:value="0.0000002501567" calcext:value-type="float">
            <text:p>2.501567E-07</text:p>
          </table:table-cell>
          <table:table-cell table:formula="of:=[.G9]/5" office:value-type="float" office:value="0.00000005003134" calcext:value-type="float">
            <text:p>0.00000005</text:p>
          </table:table-cell>
          <table:table-cell table:formula="of:=[.H9]-[.$H$2]" office:value-type="float" office:value="0.00000004866166" calcext:value-type="float">
            <text:p>4.866166E-08</text:p>
          </table:table-cell>
          <table:table-cell table:formula="of:=1/[.I9]" office:value-type="float" office:value="20550059.3280213" calcext:value-type="float">
            <text:p>20550059.3280213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5172" calcext:value-type="float">
            <text:p>4.95172E-08</text:p>
          </table:table-cell>
          <table:table-cell office:value-type="float" office:value="0.0000000495237" calcext:value-type="float">
            <text:p>4.95237E-08</text:p>
          </table:table-cell>
          <table:table-cell office:value-type="float" office:value="0.0000000494902" calcext:value-type="float">
            <text:p>4.94902E-08</text:p>
          </table:table-cell>
          <table:table-cell office:value-type="float" office:value="0.0000000494963" calcext:value-type="float">
            <text:p>4.94963E-08</text:p>
          </table:table-cell>
          <table:table-cell office:value-type="float" office:value="0.0000000495284" calcext:value-type="float">
            <text:p>4.95284E-08</text:p>
          </table:table-cell>
          <table:table-cell table:formula="of:=SUM([.B10:.F10])" office:value-type="float" office:value="0.0000002475558" calcext:value-type="float">
            <text:p>2.475558E-07</text:p>
          </table:table-cell>
          <table:table-cell table:formula="of:=[.G10]/5" office:value-type="float" office:value="0.00000004951116" calcext:value-type="float">
            <text:p>4.951116E-08</text:p>
          </table:table-cell>
          <table:table-cell table:formula="of:=[.H10]-[.$H$2]" office:value-type="float" office:value="0.00000004814148" calcext:value-type="float">
            <text:p>4.814148E-08</text:p>
          </table:table-cell>
          <table:table-cell table:formula="of:=1/[.I10]" office:value-type="float" office:value="20772107.5463405" calcext:value-type="float">
            <text:p>20772107.5463405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578288" calcext:value-type="float">
            <text:p>0.000578288</text:p>
          </table:table-cell>
          <table:table-cell office:value-type="float" office:value="0.000587602" calcext:value-type="float">
            <text:p>0.000587602</text:p>
          </table:table-cell>
          <table:table-cell office:value-type="float" office:value="0.000612819" calcext:value-type="float">
            <text:p>0.000612819</text:p>
          </table:table-cell>
          <table:table-cell office:value-type="float" office:value="0.000593258" calcext:value-type="float">
            <text:p>0.000593258</text:p>
          </table:table-cell>
          <table:table-cell office:value-type="float" office:value="0.000582264" calcext:value-type="float">
            <text:p>0.000582264</text:p>
          </table:table-cell>
          <table:table-cell table:formula="of:=SUM([.B11:.F11])" office:value-type="float" office:value="0.002954231" calcext:value-type="float">
            <text:p>0.002954231</text:p>
          </table:table-cell>
          <table:table-cell table:formula="of:=[.G11]/5" office:value-type="float" office:value="0.0005908462" calcext:value-type="float">
            <text:p>0.0005908462</text:p>
          </table:table-cell>
          <table:table-cell table:formula="of:=[.H11]-[.$H$2]" office:value-type="float" office:value="0.00059084483032" calcext:value-type="float">
            <text:p>0.0005908448</text:p>
          </table:table-cell>
          <table:table-cell table:formula="of:=1/[.I11]" office:value-type="float" office:value="1692.49174856688" calcext:value-type="float">
            <text:p>1692.4917485669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31093" calcext:value-type="float">
            <text:p>1.31093E-05</text:p>
          </table:table-cell>
          <table:table-cell office:value-type="float" office:value="0.0000131554" calcext:value-type="float">
            <text:p>1.31554E-05</text:p>
          </table:table-cell>
          <table:table-cell office:value-type="float" office:value="0.0000135968" calcext:value-type="float">
            <text:p>1.35968E-05</text:p>
          </table:table-cell>
          <table:table-cell office:value-type="float" office:value="0.0000131809" calcext:value-type="float">
            <text:p>1.31809E-05</text:p>
          </table:table-cell>
          <table:table-cell office:value-type="float" office:value="0.0000132199" calcext:value-type="float">
            <text:p>1.32199E-05</text:p>
          </table:table-cell>
          <table:table-cell table:formula="of:=SUM([.B12:.F12])" office:value-type="float" office:value="0.0000662623" calcext:value-type="float">
            <text:p>6.62623E-05</text:p>
          </table:table-cell>
          <table:table-cell table:formula="of:=[.G12]/5" office:value-type="float" office:value="0.00001325246" calcext:value-type="float">
            <text:p>1.325246E-05</text:p>
          </table:table-cell>
          <table:table-cell table:formula="of:=[.H12]-[.$H$2]" office:value-type="float" office:value="0.00001325109032" calcext:value-type="float">
            <text:p>1.325109032E-05</text:p>
          </table:table-cell>
          <table:table-cell table:formula="of:=1/[.I12]" office:value-type="float" office:value="75465.4881863336" calcext:value-type="float">
            <text:p>75465.4881863336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916384" calcext:value-type="float">
            <text:p>0.000916384</text:p>
          </table:table-cell>
          <table:table-cell office:value-type="float" office:value="0.000913714" calcext:value-type="float">
            <text:p>0.000913714</text:p>
          </table:table-cell>
          <table:table-cell office:value-type="float" office:value="0.00091289" calcext:value-type="float">
            <text:p>0.00091289</text:p>
          </table:table-cell>
          <table:table-cell office:value-type="float" office:value="0.000915341" calcext:value-type="float">
            <text:p>0.000915341</text:p>
          </table:table-cell>
          <table:table-cell office:value-type="float" office:value="0.000934765" calcext:value-type="float">
            <text:p>0.000934765</text:p>
          </table:table-cell>
          <table:table-cell table:formula="of:=SUM([.B13:.F13])" office:value-type="float" office:value="0.004593094" calcext:value-type="float">
            <text:p>0.004593094</text:p>
          </table:table-cell>
          <table:table-cell table:formula="of:=[.G13]/5" office:value-type="float" office:value="0.0009186188" calcext:value-type="float">
            <text:p>0.0009186188</text:p>
          </table:table-cell>
          <table:table-cell table:formula="of:=[.H13]-[.$H$2]" office:value-type="float" office:value="0.00091861743032" calcext:value-type="float">
            <text:p>0.0009186174</text:p>
          </table:table-cell>
          <table:table-cell table:formula="of:=1/[.I13]" office:value-type="float" office:value="1088.59245099633" calcext:value-type="float">
            <text:p>1088.5924509963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7861" calcext:value-type="float">
            <text:p>8.17861E-05</text:p>
          </table:table-cell>
          <table:table-cell office:value-type="float" office:value="0.0000818558" calcext:value-type="float">
            <text:p>8.18558E-05</text:p>
          </table:table-cell>
          <table:table-cell office:value-type="float" office:value="0.0000816373" calcext:value-type="float">
            <text:p>8.16373E-05</text:p>
          </table:table-cell>
          <table:table-cell office:value-type="float" office:value="0.0000818268" calcext:value-type="float">
            <text:p>8.18268E-05</text:p>
          </table:table-cell>
          <table:table-cell office:value-type="float" office:value="0.0000820876" calcext:value-type="float">
            <text:p>8.20876E-05</text:p>
          </table:table-cell>
          <table:table-cell table:formula="of:=SUM([.B14:.F14])" office:value-type="float" office:value="0.0004091936" calcext:value-type="float">
            <text:p>0.0004091936</text:p>
          </table:table-cell>
          <table:table-cell table:formula="of:=[.G14]/5" office:value-type="float" office:value="0.00008183872" calcext:value-type="float">
            <text:p>8.183872E-05</text:p>
          </table:table-cell>
          <table:table-cell table:formula="of:=[.H14]-[.$H$2]" office:value-type="float" office:value="0.00008183735032" calcext:value-type="float">
            <text:p>8.183735032E-05</text:p>
          </table:table-cell>
          <table:table-cell table:formula="of:=1/[.I14]" office:value-type="float" office:value="12219.3594500531" calcext:value-type="float">
            <text:p>12219.3594500531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122884" calcext:value-type="float">
            <text:p>0.0122884</text:p>
          </table:table-cell>
          <table:table-cell office:value-type="float" office:value="0.0123111" calcext:value-type="float">
            <text:p>0.0123111</text:p>
          </table:table-cell>
          <table:table-cell office:value-type="float" office:value="0.0123236" calcext:value-type="float">
            <text:p>0.0123236</text:p>
          </table:table-cell>
          <table:table-cell office:value-type="float" office:value="0.0123345" calcext:value-type="float">
            <text:p>0.0123345</text:p>
          </table:table-cell>
          <table:table-cell office:value-type="float" office:value="0.012315" calcext:value-type="float">
            <text:p>0.012315</text:p>
          </table:table-cell>
          <table:table-cell table:formula="of:=SUM([.B15:.F15])" office:value-type="float" office:value="0.0615726" calcext:value-type="float">
            <text:p>0.0615726</text:p>
          </table:table-cell>
          <table:table-cell table:formula="of:=[.G15]/5" office:value-type="float" office:value="0.01231452" calcext:value-type="float">
            <text:p>0.01231452</text:p>
          </table:table-cell>
          <table:table-cell table:formula="of:=[.H15]-[.$H$2]" office:value-type="float" office:value="0.01231451863032" calcext:value-type="float">
            <text:p>0.0123145186</text:p>
          </table:table-cell>
          <table:table-cell table:formula="of:=1/[.I15]" office:value-type="float" office:value="81.2049605851312" calcext:value-type="float">
            <text:p>81.2049605851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3869" calcext:value-type="float">
            <text:p>0.00713869</text:p>
          </table:table-cell>
          <table:table-cell office:value-type="float" office:value="0.00713897" calcext:value-type="float">
            <text:p>0.00713897</text:p>
          </table:table-cell>
          <table:table-cell office:value-type="float" office:value="0.0071504" calcext:value-type="float">
            <text:p>0.0071504</text:p>
          </table:table-cell>
          <table:table-cell office:value-type="float" office:value="0.00716137" calcext:value-type="float">
            <text:p>0.00716137</text:p>
          </table:table-cell>
          <table:table-cell office:value-type="float" office:value="0.00714202" calcext:value-type="float">
            <text:p>0.00714202</text:p>
          </table:table-cell>
          <table:table-cell table:formula="of:=SUM([.B16:.F16])" office:value-type="float" office:value="0.03573145" calcext:value-type="float">
            <text:p>0.03573145</text:p>
          </table:table-cell>
          <table:table-cell table:formula="of:=[.G16]/5" office:value-type="float" office:value="0.00714629" calcext:value-type="float">
            <text:p>0.00714629</text:p>
          </table:table-cell>
          <table:table-cell table:formula="of:=[.H16]-[.$H$2]" office:value-type="float" office:value="0.00714628863032" calcext:value-type="float">
            <text:p>0.0071462886</text:p>
          </table:table-cell>
          <table:table-cell table:formula="of:=1/[.I16]" office:value-type="float" office:value="139.932775141104" calcext:value-type="float">
            <text:p>139.9327751411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0.424802" calcext:value-type="float">
            <text:p>0.424802</text:p>
          </table:table-cell>
          <table:table-cell office:value-type="float" office:value="0.425321" calcext:value-type="float">
            <text:p>0.425321</text:p>
          </table:table-cell>
          <table:table-cell office:value-type="float" office:value="0.429577" calcext:value-type="float">
            <text:p>0.429577</text:p>
          </table:table-cell>
          <table:table-cell office:value-type="float" office:value="0.426197" calcext:value-type="float">
            <text:p>0.426197</text:p>
          </table:table-cell>
          <table:table-cell office:value-type="float" office:value="0.429044" calcext:value-type="float">
            <text:p>0.429044</text:p>
          </table:table-cell>
          <table:table-cell table:formula="of:=SUM([.B17:.F17])" office:value-type="float" office:value="2.134941" calcext:value-type="float">
            <text:p>2.134941</text:p>
          </table:table-cell>
          <table:table-cell table:formula="of:=[.G17]/5" office:value-type="float" office:value="0.4269882" calcext:value-type="float">
            <text:p>0.4269882</text:p>
          </table:table-cell>
          <table:table-cell table:formula="of:=[.H17]-[.$H$2]" office:value-type="float" office:value="0.42698819863032" calcext:value-type="float">
            <text:p>0.4269881986</text:p>
          </table:table-cell>
          <table:table-cell table:formula="of:=1/[.I17]" office:value-type="float" office:value="2.34198510218261" calcext:value-type="float">
            <text:p>2.3419851022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3758" calcext:value-type="float">
            <text:p>0.0283758</text:p>
          </table:table-cell>
          <table:table-cell office:value-type="float" office:value="0.0284067" calcext:value-type="float">
            <text:p>0.0284067</text:p>
          </table:table-cell>
          <table:table-cell office:value-type="float" office:value="0.0285075" calcext:value-type="float">
            <text:p>0.0285075</text:p>
          </table:table-cell>
          <table:table-cell office:value-type="float" office:value="0.0284981" calcext:value-type="float">
            <text:p>0.0284981</text:p>
          </table:table-cell>
          <table:table-cell office:value-type="float" office:value="0.0284331" calcext:value-type="float">
            <text:p>0.0284331</text:p>
          </table:table-cell>
          <table:table-cell table:formula="of:=SUM([.B18:.F18])" office:value-type="float" office:value="0.1422212" calcext:value-type="float">
            <text:p>0.1422212</text:p>
          </table:table-cell>
          <table:table-cell table:formula="of:=[.G18]/5" office:value-type="float" office:value="0.02844424" calcext:value-type="float">
            <text:p>0.02844424</text:p>
          </table:table-cell>
          <table:table-cell table:formula="of:=[.H18]-[.$H$2]" office:value-type="float" office:value="0.02844423863032" calcext:value-type="float">
            <text:p>0.0284442386</text:p>
          </table:table-cell>
          <table:table-cell table:formula="of:=1/[.I18]" office:value-type="float" office:value="35.1565043802598" calcext:value-type="float">
            <text:p>35.1565043803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499044" calcext:value-type="float">
            <text:p>0.000499044</text:p>
          </table:table-cell>
          <table:table-cell office:value-type="float" office:value="0.000497851" calcext:value-type="float">
            <text:p>0.000497851</text:p>
          </table:table-cell>
          <table:table-cell office:value-type="float" office:value="0.000498697" calcext:value-type="float">
            <text:p>0.000498697</text:p>
          </table:table-cell>
          <table:table-cell office:value-type="float" office:value="0.000501115" calcext:value-type="float">
            <text:p>0.000501115</text:p>
          </table:table-cell>
          <table:table-cell office:value-type="float" office:value="0.000519442" calcext:value-type="float">
            <text:p>0.000519442</text:p>
          </table:table-cell>
          <table:table-cell table:formula="of:=SUM([.B19:.F19])" office:value-type="float" office:value="0.002516149" calcext:value-type="float">
            <text:p>0.002516149</text:p>
          </table:table-cell>
          <table:table-cell table:formula="of:=[.G19]/5" office:value-type="float" office:value="0.0005032298" calcext:value-type="float">
            <text:p>0.0005032298</text:p>
          </table:table-cell>
          <table:table-cell table:formula="of:=[.H19]-[.$H$2]" office:value-type="float" office:value="0.00050322843032" calcext:value-type="float">
            <text:p>0.0005032284</text:p>
          </table:table-cell>
          <table:table-cell table:formula="of:=1/[.I19]" office:value-type="float" office:value="1987.16912588604" calcext:value-type="float">
            <text:p>1987.1691258861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3982" calcext:value-type="float">
            <text:p>4.03982E-05</text:p>
          </table:table-cell>
          <table:table-cell office:value-type="float" office:value="0.0000403786" calcext:value-type="float">
            <text:p>4.03786E-05</text:p>
          </table:table-cell>
          <table:table-cell office:value-type="float" office:value="0.0000406539" calcext:value-type="float">
            <text:p>4.06539E-05</text:p>
          </table:table-cell>
          <table:table-cell office:value-type="float" office:value="0.0000404337" calcext:value-type="float">
            <text:p>4.04337E-05</text:p>
          </table:table-cell>
          <table:table-cell office:value-type="float" office:value="0.00004052" calcext:value-type="float">
            <text:p>0.00004052</text:p>
          </table:table-cell>
          <table:table-cell table:formula="of:=SUM([.B20:.F20])" office:value-type="float" office:value="0.0002023844" calcext:value-type="float">
            <text:p>0.0002023844</text:p>
          </table:table-cell>
          <table:table-cell table:formula="of:=[.G20]/5" office:value-type="float" office:value="0.00004047688" calcext:value-type="float">
            <text:p>4.047688E-05</text:p>
          </table:table-cell>
          <table:table-cell table:formula="of:=[.H20]-[.$H$2]" office:value-type="float" office:value="0.00004047551032" calcext:value-type="float">
            <text:p>4.047551032E-05</text:p>
          </table:table-cell>
          <table:table-cell table:formula="of:=1/[.I20]" office:value-type="float" office:value="24706.2975140767" calcext:value-type="float">
            <text:p>24706.2975140767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0418063" calcext:value-type="float">
            <text:p>0.00418063</text:p>
          </table:table-cell>
          <table:table-cell office:value-type="float" office:value="0.00419517" calcext:value-type="float">
            <text:p>0.00419517</text:p>
          </table:table-cell>
          <table:table-cell office:value-type="float" office:value="0.00418419" calcext:value-type="float">
            <text:p>0.00418419</text:p>
          </table:table-cell>
          <table:table-cell office:value-type="float" office:value="0.00419973" calcext:value-type="float">
            <text:p>0.00419973</text:p>
          </table:table-cell>
          <table:table-cell office:value-type="float" office:value="0.00418396" calcext:value-type="float">
            <text:p>0.00418396</text:p>
          </table:table-cell>
          <table:table-cell table:formula="of:=SUM([.B21:.F21])" office:value-type="float" office:value="0.02094368" calcext:value-type="float">
            <text:p>0.02094368</text:p>
          </table:table-cell>
          <table:table-cell table:formula="of:=[.G21]/5" office:value-type="float" office:value="0.004188736" calcext:value-type="float">
            <text:p>0.004188736</text:p>
          </table:table-cell>
          <table:table-cell table:formula="of:=[.H21]-[.$H$2]" office:value-type="float" office:value="0.00418873463032" calcext:value-type="float">
            <text:p>0.0041887346</text:p>
          </table:table-cell>
          <table:table-cell table:formula="of:=1/[.I21]" office:value-type="float" office:value="238.735582044644" calcext:value-type="float">
            <text:p>238.7355820446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327" calcext:value-type="float">
            <text:p>0.000498327</text:p>
          </table:table-cell>
          <table:table-cell office:value-type="float" office:value="0.000498259" calcext:value-type="float">
            <text:p>0.000498259</text:p>
          </table:table-cell>
          <table:table-cell office:value-type="float" office:value="0.000498858" calcext:value-type="float">
            <text:p>0.000498858</text:p>
          </table:table-cell>
          <table:table-cell office:value-type="float" office:value="0.000498469" calcext:value-type="float">
            <text:p>0.000498469</text:p>
          </table:table-cell>
          <table:table-cell office:value-type="float" office:value="0.000498249" calcext:value-type="float">
            <text:p>0.000498249</text:p>
          </table:table-cell>
          <table:table-cell table:formula="of:=SUM([.B22:.F22])" office:value-type="float" office:value="0.002492162" calcext:value-type="float">
            <text:p>0.002492162</text:p>
          </table:table-cell>
          <table:table-cell table:formula="of:=[.G22]/5" office:value-type="float" office:value="0.0004984324" calcext:value-type="float">
            <text:p>0.0004984324</text:p>
          </table:table-cell>
          <table:table-cell table:formula="of:=[.H22]-[.$H$2]" office:value-type="float" office:value="0.00049843103032" calcext:value-type="float">
            <text:p>0.000498431</text:p>
          </table:table-cell>
          <table:table-cell table:formula="of:=1/[.I22]" office:value-type="float" office:value="2006.29563403784" calcext:value-type="float">
            <text:p>2006.295634037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25651" calcext:value-type="float">
            <text:p>0.00225651</text:p>
          </table:table-cell>
          <table:table-cell office:value-type="float" office:value="0.00225873" calcext:value-type="float">
            <text:p>0.00225873</text:p>
          </table:table-cell>
          <table:table-cell office:value-type="float" office:value="0.00226044" calcext:value-type="float">
            <text:p>0.00226044</text:p>
          </table:table-cell>
          <table:table-cell office:value-type="float" office:value="0.00225907" calcext:value-type="float">
            <text:p>0.00225907</text:p>
          </table:table-cell>
          <table:table-cell office:value-type="float" office:value="0.00225641" calcext:value-type="float">
            <text:p>0.00225641</text:p>
          </table:table-cell>
          <table:table-cell table:formula="of:=SUM([.B23:.F23])" office:value-type="float" office:value="0.01129116" calcext:value-type="float">
            <text:p>0.01129116</text:p>
          </table:table-cell>
          <table:table-cell table:formula="of:=[.G23]/5" office:value-type="float" office:value="0.002258232" calcext:value-type="float">
            <text:p>0.002258232</text:p>
          </table:table-cell>
          <table:table-cell table:formula="of:=[.H23]-[.$H$2]" office:value-type="float" office:value="0.00225823063032" calcext:value-type="float">
            <text:p>0.0022582306</text:p>
          </table:table-cell>
          <table:table-cell table:formula="of:=1/[.I23]" office:value-type="float" office:value="442.824566531673" calcext:value-type="float">
            <text:p>442.8245665317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872627" calcext:value-type="float">
            <text:p>0.000872627</text:p>
          </table:table-cell>
          <table:table-cell office:value-type="float" office:value="0.000870338" calcext:value-type="float">
            <text:p>0.000870338</text:p>
          </table:table-cell>
          <table:table-cell office:value-type="float" office:value="0.000878689" calcext:value-type="float">
            <text:p>0.000878689</text:p>
          </table:table-cell>
          <table:table-cell office:value-type="float" office:value="0.000882054" calcext:value-type="float">
            <text:p>0.000882054</text:p>
          </table:table-cell>
          <table:table-cell office:value-type="float" office:value="0.000870716" calcext:value-type="float">
            <text:p>0.000870716</text:p>
          </table:table-cell>
          <table:table-cell table:formula="of:=SUM([.B24:.F24])" office:value-type="float" office:value="0.004374424" calcext:value-type="float">
            <text:p>0.004374424</text:p>
          </table:table-cell>
          <table:table-cell table:formula="of:=[.G24]/5" office:value-type="float" office:value="0.0008748848" calcext:value-type="float">
            <text:p>0.0008748848</text:p>
          </table:table-cell>
          <table:table-cell table:formula="of:=[.H24]-[.$H$2]" office:value-type="float" office:value="0.00087488343032" calcext:value-type="float">
            <text:p>0.0008748834</text:p>
          </table:table-cell>
          <table:table-cell table:formula="of:=1/[.I24]" office:value-type="float" office:value="1143.00941741946" calcext:value-type="float">
            <text:p>1143.0094174195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96745" calcext:value-type="float">
            <text:p>0.000796745</text:p>
          </table:table-cell>
          <table:table-cell office:value-type="float" office:value="0.000793297" calcext:value-type="float">
            <text:p>0.000793297</text:p>
          </table:table-cell>
          <table:table-cell office:value-type="float" office:value="0.000805997" calcext:value-type="float">
            <text:p>0.000805997</text:p>
          </table:table-cell>
          <table:table-cell office:value-type="float" office:value="0.000810694" calcext:value-type="float">
            <text:p>0.000810694</text:p>
          </table:table-cell>
          <table:table-cell office:value-type="float" office:value="0.000799158" calcext:value-type="float">
            <text:p>0.000799158</text:p>
          </table:table-cell>
          <table:table-cell table:formula="of:=SUM([.B25:.F25])" office:value-type="float" office:value="0.004005891" calcext:value-type="float">
            <text:p>0.004005891</text:p>
          </table:table-cell>
          <table:table-cell table:formula="of:=[.G25]/5" office:value-type="float" office:value="0.0008011782" calcext:value-type="float">
            <text:p>0.0008011782</text:p>
          </table:table-cell>
          <table:table-cell table:formula="of:=[.H25]-[.$H$2]" office:value-type="float" office:value="0.00080117683032" calcext:value-type="float">
            <text:p>0.0008011768</text:p>
          </table:table-cell>
          <table:table-cell table:formula="of:=1/[.I25]" office:value-type="float" office:value="1248.1639035924" calcext:value-type="float">
            <text:p>1248.1639035924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293249" calcext:value-type="float">
            <text:p>0.00293249</text:p>
          </table:table-cell>
          <table:table-cell office:value-type="float" office:value="0.00294234" calcext:value-type="float">
            <text:p>0.00294234</text:p>
          </table:table-cell>
          <table:table-cell office:value-type="float" office:value="0.00293081" calcext:value-type="float">
            <text:p>0.00293081</text:p>
          </table:table-cell>
          <table:table-cell office:value-type="float" office:value="0.00294056" calcext:value-type="float">
            <text:p>0.00294056</text:p>
          </table:table-cell>
          <table:table-cell office:value-type="float" office:value="0.00292474" calcext:value-type="float">
            <text:p>0.00292474</text:p>
          </table:table-cell>
          <table:table-cell table:formula="of:=SUM([.B26:.F26])" office:value-type="float" office:value="0.01467094" calcext:value-type="float">
            <text:p>0.01467094</text:p>
          </table:table-cell>
          <table:table-cell table:formula="of:=[.G26]/5" office:value-type="float" office:value="0.002934188" calcext:value-type="float">
            <text:p>0.002934188</text:p>
          </table:table-cell>
          <table:table-cell table:formula="of:=[.H26]-[.$H$2]" office:value-type="float" office:value="0.00293418663032" calcext:value-type="float">
            <text:p>0.0029341866</text:p>
          </table:table-cell>
          <table:table-cell table:formula="of:=1/[.I26]" office:value-type="float" office:value="340.809950419187" calcext:value-type="float">
            <text:p>340.8099504192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49025" calcext:value-type="float">
            <text:p>0.000249025</text:p>
          </table:table-cell>
          <table:table-cell office:value-type="float" office:value="0.000245666" calcext:value-type="float">
            <text:p>0.000245666</text:p>
          </table:table-cell>
          <table:table-cell office:value-type="float" office:value="0.00025477" calcext:value-type="float">
            <text:p>0.00025477</text:p>
          </table:table-cell>
          <table:table-cell office:value-type="float" office:value="0.000246447" calcext:value-type="float">
            <text:p>0.000246447</text:p>
          </table:table-cell>
          <table:table-cell office:value-type="float" office:value="0.000247263" calcext:value-type="float">
            <text:p>0.000247263</text:p>
          </table:table-cell>
          <table:table-cell table:formula="of:=SUM([.B27:.F27])" office:value-type="float" office:value="0.001243171" calcext:value-type="float">
            <text:p>0.001243171</text:p>
          </table:table-cell>
          <table:table-cell table:formula="of:=[.G27]/5" office:value-type="float" office:value="0.0002486342" calcext:value-type="float">
            <text:p>0.0002486342</text:p>
          </table:table-cell>
          <table:table-cell table:formula="of:=[.H27]-[.$H$2]" office:value-type="float" office:value="0.00024863283032" calcext:value-type="float">
            <text:p>0.0002486328</text:p>
          </table:table-cell>
          <table:table-cell table:formula="of:=1/[.I27]" office:value-type="float" office:value="4021.99499846003" calcext:value-type="float">
            <text:p>4021.99499846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789825" calcext:value-type="float">
            <text:p>0.000789825</text:p>
          </table:table-cell>
          <table:table-cell office:value-type="float" office:value="0.000814031" calcext:value-type="float">
            <text:p>0.000814031</text:p>
          </table:table-cell>
          <table:table-cell office:value-type="float" office:value="0.000810048" calcext:value-type="float">
            <text:p>0.000810048</text:p>
          </table:table-cell>
          <table:table-cell office:value-type="float" office:value="0.000801586" calcext:value-type="float">
            <text:p>0.000801586</text:p>
          </table:table-cell>
          <table:table-cell office:value-type="float" office:value="0.000770112" calcext:value-type="float">
            <text:p>0.000770112</text:p>
          </table:table-cell>
          <table:table-cell table:formula="of:=SUM([.B28:.F28])" office:value-type="float" office:value="0.003985602" calcext:value-type="float">
            <text:p>0.003985602</text:p>
          </table:table-cell>
          <table:table-cell table:formula="of:=[.G28]/5" office:value-type="float" office:value="0.0007971204" calcext:value-type="float">
            <text:p>0.0007971204</text:p>
          </table:table-cell>
          <table:table-cell table:formula="of:=[.H28]-[.$H$2]" office:value-type="float" office:value="0.00079711903032" calcext:value-type="float">
            <text:p>0.000797119</text:p>
          </table:table-cell>
          <table:table-cell table:formula="of:=1/[.I28]" office:value-type="float" office:value="1254.51778462566" calcext:value-type="float">
            <text:p>1254.5177846257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35225" calcext:value-type="float">
            <text:p>2.35225E-05</text:p>
          </table:table-cell>
          <table:table-cell office:value-type="float" office:value="0.0000239828" calcext:value-type="float">
            <text:p>2.39828E-05</text:p>
          </table:table-cell>
          <table:table-cell office:value-type="float" office:value="0.0000227949" calcext:value-type="float">
            <text:p>2.27949E-05</text:p>
          </table:table-cell>
          <table:table-cell office:value-type="float" office:value="0.0000245092" calcext:value-type="float">
            <text:p>2.45092E-05</text:p>
          </table:table-cell>
          <table:table-cell office:value-type="float" office:value="0.0000239512" calcext:value-type="float">
            <text:p>2.39512E-05</text:p>
          </table:table-cell>
          <table:table-cell table:formula="of:=SUM([.B29:.F29])" office:value-type="float" office:value="0.0001187606" calcext:value-type="float">
            <text:p>0.0001187606</text:p>
          </table:table-cell>
          <table:table-cell table:formula="of:=[.G29]/5" office:value-type="float" office:value="0.00002375212" calcext:value-type="float">
            <text:p>2.375212E-05</text:p>
          </table:table-cell>
          <table:table-cell table:formula="of:=[.H29]-[.$H$2]" office:value-type="float" office:value="0.00002375075032" calcext:value-type="float">
            <text:p>2.375075032E-05</text:p>
          </table:table-cell>
          <table:table-cell table:formula="of:=1/[.I29]" office:value-type="float" office:value="42103.9329927157" calcext:value-type="float">
            <text:p>42103.9329927157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46161" calcext:value-type="float">
            <text:p>0.0046161</text:p>
          </table:table-cell>
          <table:table-cell office:value-type="float" office:value="0.00463029" calcext:value-type="float">
            <text:p>0.00463029</text:p>
          </table:table-cell>
          <table:table-cell office:value-type="float" office:value="0.00443253" calcext:value-type="float">
            <text:p>0.00443253</text:p>
          </table:table-cell>
          <table:table-cell office:value-type="float" office:value="0.00453396" calcext:value-type="float">
            <text:p>0.00453396</text:p>
          </table:table-cell>
          <table:table-cell office:value-type="float" office:value="0.00450159" calcext:value-type="float">
            <text:p>0.00450159</text:p>
          </table:table-cell>
          <table:table-cell table:formula="of:=SUM([.B30:.F30])" office:value-type="float" office:value="0.02271447" calcext:value-type="float">
            <text:p>0.02271447</text:p>
          </table:table-cell>
          <table:table-cell table:formula="of:=[.G30]/5" office:value-type="float" office:value="0.004542894" calcext:value-type="float">
            <text:p>0.004542894</text:p>
          </table:table-cell>
          <table:table-cell table:formula="of:=[.H30]-[.$H$2]" office:value-type="float" office:value="0.00454289263032" calcext:value-type="float">
            <text:p>0.0045428926</text:p>
          </table:table-cell>
          <table:table-cell table:formula="of:=1/[.I30]" office:value-type="float" office:value="220.124066619105" calcext:value-type="float">
            <text:p>220.1240666191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203741" calcext:value-type="float">
            <text:p>0.000203741</text:p>
          </table:table-cell>
          <table:table-cell office:value-type="float" office:value="0.000210861" calcext:value-type="float">
            <text:p>0.000210861</text:p>
          </table:table-cell>
          <table:table-cell office:value-type="float" office:value="0.000219856" calcext:value-type="float">
            <text:p>0.000219856</text:p>
          </table:table-cell>
          <table:table-cell office:value-type="float" office:value="0.000218006" calcext:value-type="float">
            <text:p>0.000218006</text:p>
          </table:table-cell>
          <table:table-cell office:value-type="float" office:value="0.000206383" calcext:value-type="float">
            <text:p>0.000206383</text:p>
          </table:table-cell>
          <table:table-cell table:formula="of:=SUM([.B31:.F31])" office:value-type="float" office:value="0.001058847" calcext:value-type="float">
            <text:p>0.001058847</text:p>
          </table:table-cell>
          <table:table-cell table:formula="of:=[.G31]/5" office:value-type="float" office:value="0.0002117694" calcext:value-type="float">
            <text:p>0.0002117694</text:p>
          </table:table-cell>
          <table:table-cell table:formula="of:=[.H31]-[.$H$2]" office:value-type="float" office:value="0.00021176803032" calcext:value-type="float">
            <text:p>0.000211768</text:p>
          </table:table-cell>
          <table:table-cell table:formula="of:=1/[.I31]" office:value-type="float" office:value="4722.14809047859" calcext:value-type="float">
            <text:p>4722.1480904786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40625" calcext:value-type="float">
            <text:p>9.40625E-06</text:p>
          </table:table-cell>
          <table:table-cell office:value-type="float" office:value="0.00000937473" calcext:value-type="float">
            <text:p>9.37473E-06</text:p>
          </table:table-cell>
          <table:table-cell office:value-type="float" office:value="0.00000962965" calcext:value-type="float">
            <text:p>9.62965E-06</text:p>
          </table:table-cell>
          <table:table-cell office:value-type="float" office:value="0.00000932596" calcext:value-type="float">
            <text:p>0.000009326</text:p>
          </table:table-cell>
          <table:table-cell office:value-type="float" office:value="0.00000934544" calcext:value-type="float">
            <text:p>9.34544E-06</text:p>
          </table:table-cell>
          <table:table-cell table:formula="of:=SUM([.B32:.F32])" office:value-type="float" office:value="0.00004708203" calcext:value-type="float">
            <text:p>0.000047082</text:p>
          </table:table-cell>
          <table:table-cell table:formula="of:=[.G32]/5" office:value-type="float" office:value="0.000009416406" calcext:value-type="float">
            <text:p>9.416406E-06</text:p>
          </table:table-cell>
          <table:table-cell table:formula="of:=[.H32]-[.$H$2]" office:value-type="float" office:value="0.00000941503632" calcext:value-type="float">
            <text:p>0.000009415</text:p>
          </table:table-cell>
          <table:table-cell table:formula="of:=1/[.I32]" office:value-type="float" office:value="106213.079377691" calcext:value-type="float">
            <text:p>106213.079377691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121638" calcext:value-type="float">
            <text:p>0.121638</text:p>
          </table:table-cell>
          <table:table-cell office:value-type="float" office:value="0.122021" calcext:value-type="float">
            <text:p>0.122021</text:p>
          </table:table-cell>
          <table:table-cell office:value-type="float" office:value="0.121771" calcext:value-type="float">
            <text:p>0.121771</text:p>
          </table:table-cell>
          <table:table-cell office:value-type="float" office:value="0.121651" calcext:value-type="float">
            <text:p>0.121651</text:p>
          </table:table-cell>
          <table:table-cell office:value-type="float" office:value="0.121827" calcext:value-type="float">
            <text:p>0.121827</text:p>
          </table:table-cell>
          <table:table-cell table:formula="of:=SUM([.B33:.F33])" office:value-type="float" office:value="0.608908" calcext:value-type="float">
            <text:p>0.608908</text:p>
          </table:table-cell>
          <table:table-cell table:formula="of:=[.G33]/5" office:value-type="float" office:value="0.1217816" calcext:value-type="float">
            <text:p>0.1217816</text:p>
          </table:table-cell>
          <table:table-cell table:formula="of:=[.H33]-[.$H$2]" office:value-type="float" office:value="0.12178159863032" calcext:value-type="float">
            <text:p>0.1217815986</text:p>
          </table:table-cell>
          <table:table-cell table:formula="of:=1/[.I33]" office:value-type="float" office:value="8.2114211937355" calcext:value-type="float">
            <text:p>8.2114211937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20428" calcext:value-type="float">
            <text:p>0.0120428</text:p>
          </table:table-cell>
          <table:table-cell office:value-type="float" office:value="0.0120822" calcext:value-type="float">
            <text:p>0.0120822</text:p>
          </table:table-cell>
          <table:table-cell office:value-type="float" office:value="0.0125975" calcext:value-type="float">
            <text:p>0.0125975</text:p>
          </table:table-cell>
          <table:table-cell office:value-type="float" office:value="0.0118398" calcext:value-type="float">
            <text:p>0.0118398</text:p>
          </table:table-cell>
          <table:table-cell office:value-type="float" office:value="0.0125901" calcext:value-type="float">
            <text:p>0.0125901</text:p>
          </table:table-cell>
          <table:table-cell table:formula="of:=SUM([.B34:.F34])" office:value-type="float" office:value="0.0611524" calcext:value-type="float">
            <text:p>0.0611524</text:p>
          </table:table-cell>
          <table:table-cell table:formula="of:=[.G34]/5" office:value-type="float" office:value="0.01223048" calcext:value-type="float">
            <text:p>0.01223048</text:p>
          </table:table-cell>
          <table:table-cell table:formula="of:=[.H34]-[.$H$2]" office:value-type="float" office:value="0.01223047863032" calcext:value-type="float">
            <text:p>0.0122304786</text:p>
          </table:table-cell>
          <table:table-cell table:formula="of:=1/[.I34]" office:value-type="float" office:value="81.7629489594093" calcext:value-type="float">
            <text:p>81.762948959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39395" calcext:value-type="float">
            <text:p>0.0039395</text:p>
          </table:table-cell>
          <table:table-cell office:value-type="float" office:value="0.00392296" calcext:value-type="float">
            <text:p>0.00392296</text:p>
          </table:table-cell>
          <table:table-cell office:value-type="float" office:value="0.00390872" calcext:value-type="float">
            <text:p>0.00390872</text:p>
          </table:table-cell>
          <table:table-cell office:value-type="float" office:value="0.00391483" calcext:value-type="float">
            <text:p>0.00391483</text:p>
          </table:table-cell>
          <table:table-cell office:value-type="float" office:value="0.00397752" calcext:value-type="float">
            <text:p>0.00397752</text:p>
          </table:table-cell>
          <table:table-cell table:formula="of:=SUM([.B35:.F35])" office:value-type="float" office:value="0.01966353" calcext:value-type="float">
            <text:p>0.01966353</text:p>
          </table:table-cell>
          <table:table-cell table:formula="of:=[.G35]/5" office:value-type="float" office:value="0.003932706" calcext:value-type="float">
            <text:p>0.003932706</text:p>
          </table:table-cell>
          <table:table-cell table:formula="of:=[.H35]-[.$H$2]" office:value-type="float" office:value="0.00393270463032" calcext:value-type="float">
            <text:p>0.0039327046</text:p>
          </table:table-cell>
          <table:table-cell table:formula="of:=1/[.I35]" office:value-type="float" office:value="254.277931856436" calcext:value-type="float">
            <text:p>254.2779318564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406117" calcext:value-type="float">
            <text:p>0.00406117</text:p>
          </table:table-cell>
          <table:table-cell office:value-type="float" office:value="0.00405341" calcext:value-type="float">
            <text:p>0.00405341</text:p>
          </table:table-cell>
          <table:table-cell office:value-type="float" office:value="0.00405395" calcext:value-type="float">
            <text:p>0.00405395</text:p>
          </table:table-cell>
          <table:table-cell office:value-type="float" office:value="0.00401857" calcext:value-type="float">
            <text:p>0.00401857</text:p>
          </table:table-cell>
          <table:table-cell office:value-type="float" office:value="0.00407749" calcext:value-type="float">
            <text:p>0.00407749</text:p>
          </table:table-cell>
          <table:table-cell table:formula="of:=SUM([.B36:.F36])" office:value-type="float" office:value="0.02026459" calcext:value-type="float">
            <text:p>0.02026459</text:p>
          </table:table-cell>
          <table:table-cell table:formula="of:=[.G36]/5" office:value-type="float" office:value="0.004052918" calcext:value-type="float">
            <text:p>0.004052918</text:p>
          </table:table-cell>
          <table:table-cell table:formula="of:=[.H36]-[.$H$2]" office:value-type="float" office:value="0.00405291663032" calcext:value-type="float">
            <text:p>0.0040529166</text:p>
          </table:table-cell>
          <table:table-cell table:formula="of:=1/[.I36]" office:value-type="float" office:value="246.735892004037" calcext:value-type="float">
            <text:p>246.735892004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10651" calcext:value-type="float">
            <text:p>0.00010651</text:p>
          </table:table-cell>
          <table:table-cell office:value-type="float" office:value="0.00010594" calcext:value-type="float">
            <text:p>0.00010594</text:p>
          </table:table-cell>
          <table:table-cell office:value-type="float" office:value="0.000104939" calcext:value-type="float">
            <text:p>0.000104939</text:p>
          </table:table-cell>
          <table:table-cell office:value-type="float" office:value="0.000106678" calcext:value-type="float">
            <text:p>0.000106678</text:p>
          </table:table-cell>
          <table:table-cell office:value-type="float" office:value="0.000102807" calcext:value-type="float">
            <text:p>0.000102807</text:p>
          </table:table-cell>
          <table:table-cell table:formula="of:=SUM([.B37:.F37])" office:value-type="float" office:value="0.000526874" calcext:value-type="float">
            <text:p>0.000526874</text:p>
          </table:table-cell>
          <table:table-cell table:formula="of:=[.G37]/5" office:value-type="float" office:value="0.0001053748" calcext:value-type="float">
            <text:p>0.0001053748</text:p>
          </table:table-cell>
          <table:table-cell table:formula="of:=[.H37]-[.$H$2]" office:value-type="float" office:value="0.00010537343032" calcext:value-type="float">
            <text:p>0.0001053734</text:p>
          </table:table-cell>
          <table:table-cell table:formula="of:=1/[.I37]" office:value-type="float" office:value="9490.05832839627" calcext:value-type="float">
            <text:p>9490.0583283963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4304" calcext:value-type="float">
            <text:p>0.000001943</text:p>
          </table:table-cell>
          <table:table-cell office:value-type="float" office:value="0.00000192857" calcext:value-type="float">
            <text:p>1.92857E-06</text:p>
          </table:table-cell>
          <table:table-cell office:value-type="float" office:value="0.00000191988" calcext:value-type="float">
            <text:p>1.91988E-06</text:p>
          </table:table-cell>
          <table:table-cell office:value-type="float" office:value="0.0000019225" calcext:value-type="float">
            <text:p>1.9225E-06</text:p>
          </table:table-cell>
          <table:table-cell office:value-type="float" office:value="0.0000019241" calcext:value-type="float">
            <text:p>1.9241E-06</text:p>
          </table:table-cell>
          <table:table-cell table:formula="of:=SUM([.B38:.F38])" office:value-type="float" office:value="0.00000963809" calcext:value-type="float">
            <text:p>9.63809E-06</text:p>
          </table:table-cell>
          <table:table-cell table:formula="of:=[.G38]/5" office:value-type="float" office:value="0.000001927618" calcext:value-type="float">
            <text:p>1.927618E-06</text:p>
          </table:table-cell>
          <table:table-cell table:formula="of:=[.H38]-[.$H$2]" office:value-type="float" office:value="0.00000192624832" calcext:value-type="float">
            <text:p>1.92624832E-06</text:p>
          </table:table-cell>
          <table:table-cell table:formula="of:=1/[.I38]" office:value-type="float" office:value="519143.866144942" calcext:value-type="float">
            <text:p>519143.866144942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507179" calcext:value-type="float">
            <text:p>5.07179E-05</text:p>
          </table:table-cell>
          <table:table-cell office:value-type="float" office:value="0.0000460261" calcext:value-type="float">
            <text:p>4.60261E-05</text:p>
          </table:table-cell>
          <table:table-cell office:value-type="float" office:value="0.000045347" calcext:value-type="float">
            <text:p>0.000045347</text:p>
          </table:table-cell>
          <table:table-cell office:value-type="float" office:value="0.0000574318" calcext:value-type="float">
            <text:p>5.74318E-05</text:p>
          </table:table-cell>
          <table:table-cell office:value-type="float" office:value="0.000046854" calcext:value-type="float">
            <text:p>0.000046854</text:p>
          </table:table-cell>
          <table:table-cell table:formula="of:=SUM([.B39:.F39])" office:value-type="float" office:value="0.0002463768" calcext:value-type="float">
            <text:p>0.0002463768</text:p>
          </table:table-cell>
          <table:table-cell table:formula="of:=[.G39]/5" office:value-type="float" office:value="0.00004927536" calcext:value-type="float">
            <text:p>4.927536E-05</text:p>
          </table:table-cell>
          <table:table-cell table:formula="of:=[.H39]-[.$H$2]" office:value-type="float" office:value="0.00004927399032" calcext:value-type="float">
            <text:p>0.000049274</text:p>
          </table:table-cell>
          <table:table-cell table:formula="of:=1/[.I39]" office:value-type="float" office:value="20294.6827221766" calcext:value-type="float">
            <text:p>20294.6827221766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46507" calcext:value-type="float">
            <text:p>2.46507E-05</text:p>
          </table:table-cell>
          <table:table-cell office:value-type="float" office:value="0.0000212853" calcext:value-type="float">
            <text:p>2.12853E-05</text:p>
          </table:table-cell>
          <table:table-cell office:value-type="float" office:value="0.0000237174" calcext:value-type="float">
            <text:p>2.37174E-05</text:p>
          </table:table-cell>
          <table:table-cell office:value-type="float" office:value="0.0000232571" calcext:value-type="float">
            <text:p>2.32571E-05</text:p>
          </table:table-cell>
          <table:table-cell office:value-type="float" office:value="0.0000230188" calcext:value-type="float">
            <text:p>2.30188E-05</text:p>
          </table:table-cell>
          <table:table-cell table:formula="of:=SUM([.B40:.F40])" office:value-type="float" office:value="0.0001159293" calcext:value-type="float">
            <text:p>0.0001159293</text:p>
          </table:table-cell>
          <table:table-cell table:formula="of:=[.G40]/5" office:value-type="float" office:value="0.00002318586" calcext:value-type="float">
            <text:p>2.318586E-05</text:p>
          </table:table-cell>
          <table:table-cell table:formula="of:=[.H40]-[.$H$2]" office:value-type="float" office:value="0.00002318449032" calcext:value-type="float">
            <text:p>2.318449032E-05</text:p>
          </table:table-cell>
          <table:table-cell table:formula="of:=1/[.I40]" office:value-type="float" office:value="43132.2830995062" calcext:value-type="float">
            <text:p>43132.2830995062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0.293277" calcext:value-type="float">
            <text:p>0.293277</text:p>
          </table:table-cell>
          <table:table-cell office:value-type="float" office:value="0.293101" calcext:value-type="float">
            <text:p>0.293101</text:p>
          </table:table-cell>
          <table:table-cell office:value-type="float" office:value="0.292849" calcext:value-type="float">
            <text:p>0.292849</text:p>
          </table:table-cell>
          <table:table-cell office:value-type="float" office:value="0.293143" calcext:value-type="float">
            <text:p>0.293143</text:p>
          </table:table-cell>
          <table:table-cell office:value-type="float" office:value="0.293067" calcext:value-type="float">
            <text:p>0.293067</text:p>
          </table:table-cell>
          <table:table-cell table:formula="of:=SUM([.B41:.F41])" office:value-type="float" office:value="1.465437" calcext:value-type="float">
            <text:p>1.465437</text:p>
          </table:table-cell>
          <table:table-cell table:formula="of:=[.G41]/5" office:value-type="float" office:value="0.2930874" calcext:value-type="float">
            <text:p>0.2930874</text:p>
          </table:table-cell>
          <table:table-cell table:formula="of:=[.H41]-[.$H$2]" office:value-type="float" office:value="0.29308739863032" calcext:value-type="float">
            <text:p>0.2930873986</text:p>
          </table:table-cell>
          <table:table-cell table:formula="of:=1/[.I41]" office:value-type="float" office:value="3.41195153620825" calcext:value-type="float">
            <text:p>3.4119515362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0189355" calcext:value-type="float">
            <text:p>0.0189355</text:p>
          </table:table-cell>
          <table:table-cell office:value-type="float" office:value="0.0186233" calcext:value-type="float">
            <text:p>0.0186233</text:p>
          </table:table-cell>
          <table:table-cell office:value-type="float" office:value="0.0187345" calcext:value-type="float">
            <text:p>0.0187345</text:p>
          </table:table-cell>
          <table:table-cell office:value-type="float" office:value="0.0187938" calcext:value-type="float">
            <text:p>0.0187938</text:p>
          </table:table-cell>
          <table:table-cell office:value-type="float" office:value="0.019026" calcext:value-type="float">
            <text:p>0.019026</text:p>
          </table:table-cell>
          <table:table-cell table:formula="of:=SUM([.B42:.F42])" office:value-type="float" office:value="0.0941131" calcext:value-type="float">
            <text:p>0.0941131</text:p>
          </table:table-cell>
          <table:table-cell table:formula="of:=[.G42]/5" office:value-type="float" office:value="0.01882262" calcext:value-type="float">
            <text:p>0.01882262</text:p>
          </table:table-cell>
          <table:table-cell table:formula="of:=[.H42]-[.$H$2]" office:value-type="float" office:value="0.01882261863032" calcext:value-type="float">
            <text:p>0.0188226186</text:p>
          </table:table-cell>
          <table:table-cell table:formula="of:=1/[.I42]" office:value-type="float" office:value="53.127570591542" calcext:value-type="float">
            <text:p>53.1275705915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0183769" calcext:value-type="float">
            <text:p>0.0183769</text:p>
          </table:table-cell>
          <table:table-cell office:value-type="float" office:value="0.0176726" calcext:value-type="float">
            <text:p>0.0176726</text:p>
          </table:table-cell>
          <table:table-cell office:value-type="float" office:value="0.0176093" calcext:value-type="float">
            <text:p>0.0176093</text:p>
          </table:table-cell>
          <table:table-cell office:value-type="float" office:value="0.0177766" calcext:value-type="float">
            <text:p>0.0177766</text:p>
          </table:table-cell>
          <table:table-cell office:value-type="float" office:value="0.01757" calcext:value-type="float">
            <text:p>0.01757</text:p>
          </table:table-cell>
          <table:table-cell table:formula="of:=SUM([.B43:.F43])" office:value-type="float" office:value="0.0890054" calcext:value-type="float">
            <text:p>0.0890054</text:p>
          </table:table-cell>
          <table:table-cell table:formula="of:=[.G43]/5" office:value-type="float" office:value="0.01780108" calcext:value-type="float">
            <text:p>0.01780108</text:p>
          </table:table-cell>
          <table:table-cell table:formula="of:=[.H43]-[.$H$2]" office:value-type="float" office:value="0.01780107863032" calcext:value-type="float">
            <text:p>0.0178010786</text:p>
          </table:table-cell>
          <table:table-cell table:formula="of:=1/[.I43]" office:value-type="float" office:value="56.1763711495961" calcext:value-type="float">
            <text:p>56.1763711496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0198774" calcext:value-type="float">
            <text:p>0.0198774</text:p>
          </table:table-cell>
          <table:table-cell office:value-type="float" office:value="0.0175763" calcext:value-type="float">
            <text:p>0.0175763</text:p>
          </table:table-cell>
          <table:table-cell office:value-type="float" office:value="0.0176146" calcext:value-type="float">
            <text:p>0.0176146</text:p>
          </table:table-cell>
          <table:table-cell office:value-type="float" office:value="0.0175607" calcext:value-type="float">
            <text:p>0.0175607</text:p>
          </table:table-cell>
          <table:table-cell office:value-type="float" office:value="0.0176778" calcext:value-type="float">
            <text:p>0.0176778</text:p>
          </table:table-cell>
          <table:table-cell table:formula="of:=SUM([.B44:.F44])" office:value-type="float" office:value="0.0903068" calcext:value-type="float">
            <text:p>0.0903068</text:p>
          </table:table-cell>
          <table:table-cell table:formula="of:=[.G44]/5" office:value-type="float" office:value="0.01806136" calcext:value-type="float">
            <text:p>0.01806136</text:p>
          </table:table-cell>
          <table:table-cell table:formula="of:=[.H44]-[.$H$2]" office:value-type="float" office:value="0.01806135863032" calcext:value-type="float">
            <text:p>0.0180613586</text:p>
          </table:table-cell>
          <table:table-cell table:formula="of:=1/[.I44]" office:value-type="float" office:value="55.3668204296258" calcext:value-type="float">
            <text:p>55.3668204296</text:p>
          </table:table-cell>
        </table:table-row>
      </table:table>
      <table:table table:name="x86_64-gtx1080-4032x3024" table:style-name="ta1">
        <table:table-column table:style-name="co3" table:default-cell-style-name="ce3"/>
        <table:table-column table:style-name="co2" table:number-columns-repeated="5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Time 1</text:p>
          </table:table-cell>
          <table:table-cell table:style-name="ce3" office:value-type="string" calcext:value-type="string">
            <text:p>Time 2</text:p>
          </table:table-cell>
          <table:table-cell table:style-name="ce3" office:value-type="string" calcext:value-type="string">
            <text:p>Time 3</text:p>
          </table:table-cell>
          <table:table-cell table:style-name="ce3" office:value-type="string" calcext:value-type="string">
            <text:p>Time 4</text:p>
          </table:table-cell>
          <table:table-cell table:style-name="ce3" office:value-type="string" calcext:value-type="string">
            <text:p>Time 5</text:p>
          </table:table-cell>
          <table:table-cell table:style-name="ce3"/>
          <table:table-cell table:style-name="ce3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3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13688" calcext:value-type="float">
            <text:p>1.3688E-09</text:p>
          </table:table-cell>
          <table:table-cell office:value-type="float" office:value="0.0000000013675" calcext:value-type="float">
            <text:p>1.3675E-09</text:p>
          </table:table-cell>
          <table:table-cell table:number-columns-repeated="2" office:value-type="float" office:value="0.0000000013699" calcext:value-type="float">
            <text:p>1.3699E-09</text:p>
          </table:table-cell>
          <table:table-cell office:value-type="float" office:value="0.0000000013702" calcext:value-type="float">
            <text:p>1.3702E-09</text:p>
          </table:table-cell>
          <table:table-cell table:formula="of:=SUM([.B2:.F2])" office:value-type="float" office:value="0.0000000068463" calcext:value-type="float">
            <text:p>6.8463E-09</text:p>
          </table:table-cell>
          <table:table-cell table:formula="of:=[.G2]/5" office:value-type="float" office:value="0.00000000136926" calcext:value-type="float">
            <text:p>1.36926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402279" calcext:value-type="float">
            <text:p>0.00402279</text:p>
          </table:table-cell>
          <table:table-cell office:value-type="float" office:value="0.00398545" calcext:value-type="float">
            <text:p>0.00398545</text:p>
          </table:table-cell>
          <table:table-cell office:value-type="float" office:value="0.00428847" calcext:value-type="float">
            <text:p>0.00428847</text:p>
          </table:table-cell>
          <table:table-cell office:value-type="float" office:value="0.00410327" calcext:value-type="float">
            <text:p>0.00410327</text:p>
          </table:table-cell>
          <table:table-cell office:value-type="float" office:value="0.00406961" calcext:value-type="float">
            <text:p>0.00406961</text:p>
          </table:table-cell>
          <table:table-cell table:formula="of:=SUM([.B3:.F3])" office:value-type="float" office:value="0.02046959" calcext:value-type="float">
            <text:p>0.02046959</text:p>
          </table:table-cell>
          <table:table-cell table:formula="of:=[.G3]/5" office:value-type="float" office:value="0.004093918" calcext:value-type="float">
            <text:p>0.004093918</text:p>
          </table:table-cell>
          <table:table-cell table:formula="of:=[.H3]-[.$H$2]" office:value-type="float" office:value="0.00409391663074" calcext:value-type="float">
            <text:p>0.0040939166</text:p>
          </table:table-cell>
          <table:table-cell table:formula="of:=1/[.I3]" office:value-type="float" office:value="244.264866678353" calcext:value-type="float">
            <text:p>244.2648666784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55755" calcext:value-type="float">
            <text:p>1.55755E-05</text:p>
          </table:table-cell>
          <table:table-cell office:value-type="float" office:value="0.0000146834" calcext:value-type="float">
            <text:p>1.46834E-05</text:p>
          </table:table-cell>
          <table:table-cell office:value-type="float" office:value="0.000015039" calcext:value-type="float">
            <text:p>0.000015039</text:p>
          </table:table-cell>
          <table:table-cell office:value-type="float" office:value="0.0000209552" calcext:value-type="float">
            <text:p>2.09552E-05</text:p>
          </table:table-cell>
          <table:table-cell office:value-type="float" office:value="0.0000163213" calcext:value-type="float">
            <text:p>1.63213E-05</text:p>
          </table:table-cell>
          <table:table-cell table:formula="of:=SUM([.B4:.F4])" office:value-type="float" office:value="0.0000825744" calcext:value-type="float">
            <text:p>8.25744E-05</text:p>
          </table:table-cell>
          <table:table-cell table:formula="of:=[.G4]/5" office:value-type="float" office:value="0.00001651488" calcext:value-type="float">
            <text:p>1.651488E-05</text:p>
          </table:table-cell>
          <table:table-cell table:formula="of:=[.H4]-[.$H$2]" office:value-type="float" office:value="0.00001651351074" calcext:value-type="float">
            <text:p>1.651351074E-05</text:p>
          </table:table-cell>
          <table:table-cell table:formula="of:=1/[.I4]" office:value-type="float" office:value="60556.4749824967" calcext:value-type="float">
            <text:p>60556.4749824967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11731" calcext:value-type="float">
            <text:p>0.0011731</text:p>
          </table:table-cell>
          <table:table-cell office:value-type="float" office:value="0.0011618" calcext:value-type="float">
            <text:p>0.0011618</text:p>
          </table:table-cell>
          <table:table-cell office:value-type="float" office:value="0.00120673" calcext:value-type="float">
            <text:p>0.00120673</text:p>
          </table:table-cell>
          <table:table-cell office:value-type="float" office:value="0.00115765" calcext:value-type="float">
            <text:p>0.00115765</text:p>
          </table:table-cell>
          <table:table-cell office:value-type="float" office:value="0.00116698" calcext:value-type="float">
            <text:p>0.00116698</text:p>
          </table:table-cell>
          <table:table-cell table:formula="of:=SUM([.B5:.F5])" office:value-type="float" office:value="0.00586626" calcext:value-type="float">
            <text:p>0.00586626</text:p>
          </table:table-cell>
          <table:table-cell table:formula="of:=[.G5]/5" office:value-type="float" office:value="0.001173252" calcext:value-type="float">
            <text:p>0.001173252</text:p>
          </table:table-cell>
          <table:table-cell table:formula="of:=[.H5]-[.$H$2]" office:value-type="float" office:value="0.00117325063074" calcext:value-type="float">
            <text:p>0.0011732506</text:p>
          </table:table-cell>
          <table:table-cell table:formula="of:=1/[.I5]" office:value-type="float" office:value="852.332804090865" calcext:value-type="float">
            <text:p>852.3328040909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04661" calcext:value-type="float">
            <text:p>4.04661E-06</text:p>
          </table:table-cell>
          <table:table-cell office:value-type="float" office:value="0.00000405522" calcext:value-type="float">
            <text:p>4.05522E-06</text:p>
          </table:table-cell>
          <table:table-cell office:value-type="float" office:value="0.00000407508" calcext:value-type="float">
            <text:p>4.07508E-06</text:p>
          </table:table-cell>
          <table:table-cell office:value-type="float" office:value="0.00000407714" calcext:value-type="float">
            <text:p>4.07714E-06</text:p>
          </table:table-cell>
          <table:table-cell office:value-type="float" office:value="0.00000404027" calcext:value-type="float">
            <text:p>4.04027E-06</text:p>
          </table:table-cell>
          <table:table-cell table:formula="of:=SUM([.B6:.F6])" office:value-type="float" office:value="0.00002029432" calcext:value-type="float">
            <text:p>2.029432E-05</text:p>
          </table:table-cell>
          <table:table-cell table:formula="of:=[.G6]/5" office:value-type="float" office:value="0.000004058864" calcext:value-type="float">
            <text:p>4.058864E-06</text:p>
          </table:table-cell>
          <table:table-cell table:formula="of:=[.H6]-[.$H$2]" office:value-type="float" office:value="0.00000405749474" calcext:value-type="float">
            <text:p>4.05749474E-06</text:p>
          </table:table-cell>
          <table:table-cell table:formula="of:=1/[.I6]" office:value-type="float" office:value="246457.497564125" calcext:value-type="float">
            <text:p>246457.497564125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18834" calcext:value-type="float">
            <text:p>0.18834</text:p>
          </table:table-cell>
          <table:table-cell office:value-type="float" office:value="0.188995" calcext:value-type="float">
            <text:p>0.188995</text:p>
          </table:table-cell>
          <table:table-cell office:value-type="float" office:value="0.187547" calcext:value-type="float">
            <text:p>0.187547</text:p>
          </table:table-cell>
          <table:table-cell office:value-type="float" office:value="0.187823" calcext:value-type="float">
            <text:p>0.187823</text:p>
          </table:table-cell>
          <table:table-cell office:value-type="float" office:value="0.188278" calcext:value-type="float">
            <text:p>0.188278</text:p>
          </table:table-cell>
          <table:table-cell table:formula="of:=SUM([.B7:.F7])" office:value-type="float" office:value="0.940983" calcext:value-type="float">
            <text:p>0.940983</text:p>
          </table:table-cell>
          <table:table-cell table:formula="of:=[.G7]/5" office:value-type="float" office:value="0.1881966" calcext:value-type="float">
            <text:p>0.1881966</text:p>
          </table:table-cell>
          <table:table-cell table:formula="of:=[.H7]-[.$H$2]" office:value-type="float" office:value="0.18819659863074" calcext:value-type="float">
            <text:p>0.1881965986</text:p>
          </table:table-cell>
          <table:table-cell table:formula="of:=1/[.I7]" office:value-type="float" office:value="5.31359231397214" calcext:value-type="float">
            <text:p>5.313592314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8833" calcext:value-type="float">
            <text:p>0.00278833</text:p>
          </table:table-cell>
          <table:table-cell office:value-type="float" office:value="0.00279292" calcext:value-type="float">
            <text:p>0.00279292</text:p>
          </table:table-cell>
          <table:table-cell office:value-type="float" office:value="0.00278987" calcext:value-type="float">
            <text:p>0.00278987</text:p>
          </table:table-cell>
          <table:table-cell office:value-type="float" office:value="0.00278094" calcext:value-type="float">
            <text:p>0.00278094</text:p>
          </table:table-cell>
          <table:table-cell office:value-type="float" office:value="0.0027776" calcext:value-type="float">
            <text:p>0.0027776</text:p>
          </table:table-cell>
          <table:table-cell table:formula="of:=SUM([.B8:.F8])" office:value-type="float" office:value="0.01392966" calcext:value-type="float">
            <text:p>0.01392966</text:p>
          </table:table-cell>
          <table:table-cell table:formula="of:=[.G8]/5" office:value-type="float" office:value="0.002785932" calcext:value-type="float">
            <text:p>0.002785932</text:p>
          </table:table-cell>
          <table:table-cell table:formula="of:=[.H8]-[.$H$2]" office:value-type="float" office:value="0.00278593063074" calcext:value-type="float">
            <text:p>0.0027859306</text:p>
          </table:table-cell>
          <table:table-cell table:formula="of:=1/[.I8]" office:value-type="float" office:value="358.946482358888" calcext:value-type="float">
            <text:p>358.9464823589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499607" calcext:value-type="float">
            <text:p>0.00000005</text:p>
          </table:table-cell>
          <table:table-cell office:value-type="float" office:value="0.0000000500125" calcext:value-type="float">
            <text:p>0.00000005</text:p>
          </table:table-cell>
          <table:table-cell office:value-type="float" office:value="0.0000000500319" calcext:value-type="float">
            <text:p>0.00000005</text:p>
          </table:table-cell>
          <table:table-cell office:value-type="float" office:value="0.0000000500719" calcext:value-type="float">
            <text:p>5.00719E-08</text:p>
          </table:table-cell>
          <table:table-cell office:value-type="float" office:value="0.000000050163" calcext:value-type="float">
            <text:p>5.0163E-08</text:p>
          </table:table-cell>
          <table:table-cell table:formula="of:=SUM([.B9:.F9])" office:value-type="float" office:value="0.00000025024" calcext:value-type="float">
            <text:p>2.5024E-07</text:p>
          </table:table-cell>
          <table:table-cell table:formula="of:=[.G9]/5" office:value-type="float" office:value="0.000000050048" calcext:value-type="float">
            <text:p>0.00000005</text:p>
          </table:table-cell>
          <table:table-cell table:formula="of:=[.H9]-[.$H$2]" office:value-type="float" office:value="0.00000004867874" calcext:value-type="float">
            <text:p>4.867874E-08</text:p>
          </table:table-cell>
          <table:table-cell table:formula="of:=1/[.I9]" office:value-type="float" office:value="20542848.8905013" calcext:value-type="float">
            <text:p>20542848.8905013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5219" calcext:value-type="float">
            <text:p>4.95219E-08</text:p>
          </table:table-cell>
          <table:table-cell office:value-type="float" office:value="0.0000000495216" calcext:value-type="float">
            <text:p>4.95216E-08</text:p>
          </table:table-cell>
          <table:table-cell office:value-type="float" office:value="0.000000049517" calcext:value-type="float">
            <text:p>4.9517E-08</text:p>
          </table:table-cell>
          <table:table-cell office:value-type="float" office:value="0.0000000495249" calcext:value-type="float">
            <text:p>4.95249E-08</text:p>
          </table:table-cell>
          <table:table-cell office:value-type="float" office:value="0.0000000495246" calcext:value-type="float">
            <text:p>4.95246E-08</text:p>
          </table:table-cell>
          <table:table-cell table:formula="of:=SUM([.B10:.F10])" office:value-type="float" office:value="0.00000024761" calcext:value-type="float">
            <text:p>2.4761E-07</text:p>
          </table:table-cell>
          <table:table-cell table:formula="of:=[.G10]/5" office:value-type="float" office:value="0.000000049522" calcext:value-type="float">
            <text:p>4.9522E-08</text:p>
          </table:table-cell>
          <table:table-cell table:formula="of:=[.H10]-[.$H$2]" office:value-type="float" office:value="0.00000004815274" calcext:value-type="float">
            <text:p>4.815274E-08</text:p>
          </table:table-cell>
          <table:table-cell table:formula="of:=1/[.I10]" office:value-type="float" office:value="20767250.2125528" calcext:value-type="float">
            <text:p>20767250.2125528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240831" calcext:value-type="float">
            <text:p>0.00240831</text:p>
          </table:table-cell>
          <table:table-cell office:value-type="float" office:value="0.0024455" calcext:value-type="float">
            <text:p>0.0024455</text:p>
          </table:table-cell>
          <table:table-cell office:value-type="float" office:value="0.00250685" calcext:value-type="float">
            <text:p>0.00250685</text:p>
          </table:table-cell>
          <table:table-cell office:value-type="float" office:value="0.00244482" calcext:value-type="float">
            <text:p>0.00244482</text:p>
          </table:table-cell>
          <table:table-cell office:value-type="float" office:value="0.00245436" calcext:value-type="float">
            <text:p>0.00245436</text:p>
          </table:table-cell>
          <table:table-cell table:formula="of:=SUM([.B11:.F11])" office:value-type="float" office:value="0.01225984" calcext:value-type="float">
            <text:p>0.01225984</text:p>
          </table:table-cell>
          <table:table-cell table:formula="of:=[.G11]/5" office:value-type="float" office:value="0.002451968" calcext:value-type="float">
            <text:p>0.002451968</text:p>
          </table:table-cell>
          <table:table-cell table:formula="of:=[.H11]-[.$H$2]" office:value-type="float" office:value="0.00245196663074" calcext:value-type="float">
            <text:p>0.0024519666</text:p>
          </table:table-cell>
          <table:table-cell table:formula="of:=1/[.I11]" office:value-type="float" office:value="407.835892814822" calcext:value-type="float">
            <text:p>407.8358928148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48386" calcext:value-type="float">
            <text:p>1.48386E-05</text:p>
          </table:table-cell>
          <table:table-cell office:value-type="float" office:value="0.0000133683" calcext:value-type="float">
            <text:p>1.33683E-05</text:p>
          </table:table-cell>
          <table:table-cell office:value-type="float" office:value="0.0000134852" calcext:value-type="float">
            <text:p>1.34852E-05</text:p>
          </table:table-cell>
          <table:table-cell office:value-type="float" office:value="0.0000133764" calcext:value-type="float">
            <text:p>1.33764E-05</text:p>
          </table:table-cell>
          <table:table-cell office:value-type="float" office:value="0.0000166212" calcext:value-type="float">
            <text:p>1.66212E-05</text:p>
          </table:table-cell>
          <table:table-cell table:formula="of:=SUM([.B12:.F12])" office:value-type="float" office:value="0.0000716897" calcext:value-type="float">
            <text:p>7.16897E-05</text:p>
          </table:table-cell>
          <table:table-cell table:formula="of:=[.G12]/5" office:value-type="float" office:value="0.00001433794" calcext:value-type="float">
            <text:p>1.433794E-05</text:p>
          </table:table-cell>
          <table:table-cell table:formula="of:=[.H12]-[.$H$2]" office:value-type="float" office:value="0.00001433657074" calcext:value-type="float">
            <text:p>1.433657074E-05</text:p>
          </table:table-cell>
          <table:table-cell table:formula="of:=1/[.I12]" office:value-type="float" office:value="69751.6873550474" calcext:value-type="float">
            <text:p>69751.6873550474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445888" calcext:value-type="float">
            <text:p>0.00445888</text:p>
          </table:table-cell>
          <table:table-cell office:value-type="float" office:value="0.00450826" calcext:value-type="float">
            <text:p>0.00450826</text:p>
          </table:table-cell>
          <table:table-cell office:value-type="float" office:value="0.00466661" calcext:value-type="float">
            <text:p>0.00466661</text:p>
          </table:table-cell>
          <table:table-cell office:value-type="float" office:value="0.00454502" calcext:value-type="float">
            <text:p>0.00454502</text:p>
          </table:table-cell>
          <table:table-cell office:value-type="float" office:value="0.00447166" calcext:value-type="float">
            <text:p>0.00447166</text:p>
          </table:table-cell>
          <table:table-cell table:formula="of:=SUM([.B13:.F13])" office:value-type="float" office:value="0.02265043" calcext:value-type="float">
            <text:p>0.02265043</text:p>
          </table:table-cell>
          <table:table-cell table:formula="of:=[.G13]/5" office:value-type="float" office:value="0.004530086" calcext:value-type="float">
            <text:p>0.004530086</text:p>
          </table:table-cell>
          <table:table-cell table:formula="of:=[.H13]-[.$H$2]" office:value-type="float" office:value="0.00453008463074" calcext:value-type="float">
            <text:p>0.0045300846</text:p>
          </table:table-cell>
          <table:table-cell table:formula="of:=1/[.I13]" office:value-type="float" office:value="220.746427829241" calcext:value-type="float">
            <text:p>220.7464278292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5605" calcext:value-type="float">
            <text:p>8.15605E-05</text:p>
          </table:table-cell>
          <table:table-cell office:value-type="float" office:value="0.000081662" calcext:value-type="float">
            <text:p>0.000081662</text:p>
          </table:table-cell>
          <table:table-cell office:value-type="float" office:value="0.0000816615" calcext:value-type="float">
            <text:p>8.16615E-05</text:p>
          </table:table-cell>
          <table:table-cell office:value-type="float" office:value="0.0000816994" calcext:value-type="float">
            <text:p>8.16994E-05</text:p>
          </table:table-cell>
          <table:table-cell office:value-type="float" office:value="0.0000815105" calcext:value-type="float">
            <text:p>8.15105E-05</text:p>
          </table:table-cell>
          <table:table-cell table:formula="of:=SUM([.B14:.F14])" office:value-type="float" office:value="0.0004080939" calcext:value-type="float">
            <text:p>0.0004080939</text:p>
          </table:table-cell>
          <table:table-cell table:formula="of:=[.G14]/5" office:value-type="float" office:value="0.00008161878" calcext:value-type="float">
            <text:p>8.161878E-05</text:p>
          </table:table-cell>
          <table:table-cell table:formula="of:=[.H14]-[.$H$2]" office:value-type="float" office:value="0.00008161741074" calcext:value-type="float">
            <text:p>8.161741074E-05</text:p>
          </table:table-cell>
          <table:table-cell table:formula="of:=1/[.I14]" office:value-type="float" office:value="12252.2877279897" calcext:value-type="float">
            <text:p>12252.2877279897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20991" calcext:value-type="float">
            <text:p>0.020991</text:p>
          </table:table-cell>
          <table:table-cell office:value-type="float" office:value="0.0210126" calcext:value-type="float">
            <text:p>0.0210126</text:p>
          </table:table-cell>
          <table:table-cell office:value-type="float" office:value="0.0210023" calcext:value-type="float">
            <text:p>0.0210023</text:p>
          </table:table-cell>
          <table:table-cell office:value-type="float" office:value="0.021019" calcext:value-type="float">
            <text:p>0.021019</text:p>
          </table:table-cell>
          <table:table-cell office:value-type="float" office:value="0.0210895" calcext:value-type="float">
            <text:p>0.0210895</text:p>
          </table:table-cell>
          <table:table-cell table:formula="of:=SUM([.B15:.F15])" office:value-type="float" office:value="0.1051144" calcext:value-type="float">
            <text:p>0.1051144</text:p>
          </table:table-cell>
          <table:table-cell table:formula="of:=[.G15]/5" office:value-type="float" office:value="0.02102288" calcext:value-type="float">
            <text:p>0.02102288</text:p>
          </table:table-cell>
          <table:table-cell table:formula="of:=[.H15]-[.$H$2]" office:value-type="float" office:value="0.02102287863074" calcext:value-type="float">
            <text:p>0.0210228786</text:p>
          </table:table-cell>
          <table:table-cell table:formula="of:=1/[.I15]" office:value-type="float" office:value="47.5672250962712" calcext:value-type="float">
            <text:p>47.5672250963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9038" calcext:value-type="float">
            <text:p>0.00719038</text:p>
          </table:table-cell>
          <table:table-cell office:value-type="float" office:value="0.00716885" calcext:value-type="float">
            <text:p>0.00716885</text:p>
          </table:table-cell>
          <table:table-cell office:value-type="float" office:value="0.00719199" calcext:value-type="float">
            <text:p>0.00719199</text:p>
          </table:table-cell>
          <table:table-cell office:value-type="float" office:value="0.00717415" calcext:value-type="float">
            <text:p>0.00717415</text:p>
          </table:table-cell>
          <table:table-cell office:value-type="float" office:value="0.00724544" calcext:value-type="float">
            <text:p>0.00724544</text:p>
          </table:table-cell>
          <table:table-cell table:formula="of:=SUM([.B16:.F16])" office:value-type="float" office:value="0.03597081" calcext:value-type="float">
            <text:p>0.03597081</text:p>
          </table:table-cell>
          <table:table-cell table:formula="of:=[.G16]/5" office:value-type="float" office:value="0.007194162" calcext:value-type="float">
            <text:p>0.007194162</text:p>
          </table:table-cell>
          <table:table-cell table:formula="of:=[.H16]-[.$H$2]" office:value-type="float" office:value="0.00719416063074" calcext:value-type="float">
            <text:p>0.0071941606</text:p>
          </table:table-cell>
          <table:table-cell table:formula="of:=1/[.I16]" office:value-type="float" office:value="139.00162247241" calcext:value-type="float">
            <text:p>139.0016224724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.68443" calcext:value-type="float">
            <text:p>1.68443</text:p>
          </table:table-cell>
          <table:table-cell office:value-type="float" office:value="1.69713" calcext:value-type="float">
            <text:p>1.69713</text:p>
          </table:table-cell>
          <table:table-cell office:value-type="float" office:value="1.68581" calcext:value-type="float">
            <text:p>1.68581</text:p>
          </table:table-cell>
          <table:table-cell office:value-type="float" office:value="1.6837" calcext:value-type="float">
            <text:p>1.6837</text:p>
          </table:table-cell>
          <table:table-cell office:value-type="float" office:value="1.70011" calcext:value-type="float">
            <text:p>1.70011</text:p>
          </table:table-cell>
          <table:table-cell table:formula="of:=SUM([.B17:.F17])" office:value-type="float" office:value="8.45118" calcext:value-type="float">
            <text:p>8.45118</text:p>
          </table:table-cell>
          <table:table-cell table:formula="of:=[.G17]/5" office:value-type="float" office:value="1.690236" calcext:value-type="float">
            <text:p>1.690236</text:p>
          </table:table-cell>
          <table:table-cell table:formula="of:=[.H17]-[.$H$2]" office:value-type="float" office:value="1.69023599863074" calcext:value-type="float">
            <text:p>1.6902359986</text:p>
          </table:table-cell>
          <table:table-cell table:formula="of:=1/[.I17]" office:value-type="float" office:value="0.59163335818791" calcext:value-type="float">
            <text:p>0.5916333582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4082" calcext:value-type="float">
            <text:p>0.0284082</text:p>
          </table:table-cell>
          <table:table-cell office:value-type="float" office:value="0.028387" calcext:value-type="float">
            <text:p>0.028387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85401" calcext:value-type="float">
            <text:p>0.0285401</text:p>
          </table:table-cell>
          <table:table-cell office:value-type="float" office:value="0.0286562" calcext:value-type="float">
            <text:p>0.0286562</text:p>
          </table:table-cell>
          <table:table-cell table:formula="of:=SUM([.B18:.F18])" office:value-type="float" office:value="0.1423915" calcext:value-type="float">
            <text:p>0.1423915</text:p>
          </table:table-cell>
          <table:table-cell table:formula="of:=[.G18]/5" office:value-type="float" office:value="0.0284783" calcext:value-type="float">
            <text:p>0.0284783</text:p>
          </table:table-cell>
          <table:table-cell table:formula="of:=[.H18]-[.$H$2]" office:value-type="float" office:value="0.02847829863074" calcext:value-type="float">
            <text:p>0.0284782986</text:p>
          </table:table-cell>
          <table:table-cell table:formula="of:=1/[.I18]" office:value-type="float" office:value="35.1144572562555" calcext:value-type="float">
            <text:p>35.1144572563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258533" calcext:value-type="float">
            <text:p>0.00258533</text:p>
          </table:table-cell>
          <table:table-cell office:value-type="float" office:value="0.00258968" calcext:value-type="float">
            <text:p>0.00258968</text:p>
          </table:table-cell>
          <table:table-cell office:value-type="float" office:value="0.0028855" calcext:value-type="float">
            <text:p>0.0028855</text:p>
          </table:table-cell>
          <table:table-cell office:value-type="float" office:value="0.00264175" calcext:value-type="float">
            <text:p>0.00264175</text:p>
          </table:table-cell>
          <table:table-cell office:value-type="float" office:value="0.00258225" calcext:value-type="float">
            <text:p>0.00258225</text:p>
          </table:table-cell>
          <table:table-cell table:formula="of:=SUM([.B19:.F19])" office:value-type="float" office:value="0.01328451" calcext:value-type="float">
            <text:p>0.01328451</text:p>
          </table:table-cell>
          <table:table-cell table:formula="of:=[.G19]/5" office:value-type="float" office:value="0.002656902" calcext:value-type="float">
            <text:p>0.002656902</text:p>
          </table:table-cell>
          <table:table-cell table:formula="of:=[.H19]-[.$H$2]" office:value-type="float" office:value="0.00265690063074" calcext:value-type="float">
            <text:p>0.0026569006</text:p>
          </table:table-cell>
          <table:table-cell table:formula="of:=1/[.I19]" office:value-type="float" office:value="376.378396854639" calcext:value-type="float">
            <text:p>376.3783968546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5346" calcext:value-type="float">
            <text:p>4.05346E-05</text:p>
          </table:table-cell>
          <table:table-cell office:value-type="float" office:value="0.0000404429" calcext:value-type="float">
            <text:p>4.04429E-05</text:p>
          </table:table-cell>
          <table:table-cell office:value-type="float" office:value="0.000040803" calcext:value-type="float">
            <text:p>0.000040803</text:p>
          </table:table-cell>
          <table:table-cell office:value-type="float" office:value="0.0000405542" calcext:value-type="float">
            <text:p>4.05542E-05</text:p>
          </table:table-cell>
          <table:table-cell office:value-type="float" office:value="0.0000404786" calcext:value-type="float">
            <text:p>4.04786E-05</text:p>
          </table:table-cell>
          <table:table-cell table:formula="of:=SUM([.B20:.F20])" office:value-type="float" office:value="0.0002028133" calcext:value-type="float">
            <text:p>0.0002028133</text:p>
          </table:table-cell>
          <table:table-cell table:formula="of:=[.G20]/5" office:value-type="float" office:value="0.00004056266" calcext:value-type="float">
            <text:p>4.056266E-05</text:p>
          </table:table-cell>
          <table:table-cell table:formula="of:=[.H20]-[.$H$2]" office:value-type="float" office:value="0.00004056129074" calcext:value-type="float">
            <text:p>4.056129074E-05</text:p>
          </table:table-cell>
          <table:table-cell table:formula="of:=1/[.I20]" office:value-type="float" office:value="24654.0477819124" calcext:value-type="float">
            <text:p>24654.0477819124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164144" calcext:value-type="float">
            <text:p>0.0164144</text:p>
          </table:table-cell>
          <table:table-cell office:value-type="float" office:value="0.0164251" calcext:value-type="float">
            <text:p>0.0164251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64168" calcext:value-type="float">
            <text:p>0.0164168</text:p>
          </table:table-cell>
          <table:table-cell office:value-type="float" office:value="0.01642" calcext:value-type="float">
            <text:p>0.01642</text:p>
          </table:table-cell>
          <table:table-cell table:formula="of:=SUM([.B21:.F21])" office:value-type="float" office:value="0.0820963" calcext:value-type="float">
            <text:p>0.0820963</text:p>
          </table:table-cell>
          <table:table-cell table:formula="of:=[.G21]/5" office:value-type="float" office:value="0.01641926" calcext:value-type="float">
            <text:p>0.01641926</text:p>
          </table:table-cell>
          <table:table-cell table:formula="of:=[.H21]-[.$H$2]" office:value-type="float" office:value="0.01641925863074" calcext:value-type="float">
            <text:p>0.0164192586</text:p>
          </table:table-cell>
          <table:table-cell table:formula="of:=1/[.I21]" office:value-type="float" office:value="60.9040896723442" calcext:value-type="float">
            <text:p>60.9040896723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495" calcext:value-type="float">
            <text:p>0.000498495</text:p>
          </table:table-cell>
          <table:table-cell office:value-type="float" office:value="0.000498115" calcext:value-type="float">
            <text:p>0.000498115</text:p>
          </table:table-cell>
          <table:table-cell office:value-type="float" office:value="0.000498274" calcext:value-type="float">
            <text:p>0.000498274</text:p>
          </table:table-cell>
          <table:table-cell office:value-type="float" office:value="0.000498181" calcext:value-type="float">
            <text:p>0.000498181</text:p>
          </table:table-cell>
          <table:table-cell office:value-type="float" office:value="0.000498113" calcext:value-type="float">
            <text:p>0.000498113</text:p>
          </table:table-cell>
          <table:table-cell table:formula="of:=SUM([.B22:.F22])" office:value-type="float" office:value="0.002491178" calcext:value-type="float">
            <text:p>0.002491178</text:p>
          </table:table-cell>
          <table:table-cell table:formula="of:=[.G22]/5" office:value-type="float" office:value="0.0004982356" calcext:value-type="float">
            <text:p>0.0004982356</text:p>
          </table:table-cell>
          <table:table-cell table:formula="of:=[.H22]-[.$H$2]" office:value-type="float" office:value="0.00049823423074" calcext:value-type="float">
            <text:p>0.0004982342</text:p>
          </table:table-cell>
          <table:table-cell table:formula="of:=1/[.I22]" office:value-type="float" office:value="2007.08810896986" calcext:value-type="float">
            <text:p>2007.088108969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25512" calcext:value-type="float">
            <text:p>0.00225512</text:p>
          </table:table-cell>
          <table:table-cell office:value-type="float" office:value="0.00224777" calcext:value-type="float">
            <text:p>0.00224777</text:p>
          </table:table-cell>
          <table:table-cell office:value-type="float" office:value="0.0022554" calcext:value-type="float">
            <text:p>0.0022554</text:p>
          </table:table-cell>
          <table:table-cell office:value-type="float" office:value="0.00225993" calcext:value-type="float">
            <text:p>0.00225993</text:p>
          </table:table-cell>
          <table:table-cell office:value-type="float" office:value="0.0022617" calcext:value-type="float">
            <text:p>0.0022617</text:p>
          </table:table-cell>
          <table:table-cell table:formula="of:=SUM([.B23:.F23])" office:value-type="float" office:value="0.01127992" calcext:value-type="float">
            <text:p>0.01127992</text:p>
          </table:table-cell>
          <table:table-cell table:formula="of:=[.G23]/5" office:value-type="float" office:value="0.002255984" calcext:value-type="float">
            <text:p>0.002255984</text:p>
          </table:table-cell>
          <table:table-cell table:formula="of:=[.H23]-[.$H$2]" office:value-type="float" office:value="0.00225598263074" calcext:value-type="float">
            <text:p>0.0022559826</text:p>
          </table:table-cell>
          <table:table-cell table:formula="of:=1/[.I23]" office:value-type="float" office:value="443.265824113186" calcext:value-type="float">
            <text:p>443.2658241132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911865" calcext:value-type="float">
            <text:p>0.000911865</text:p>
          </table:table-cell>
          <table:table-cell office:value-type="float" office:value="0.000906649" calcext:value-type="float">
            <text:p>0.000906649</text:p>
          </table:table-cell>
          <table:table-cell office:value-type="float" office:value="0.000919866" calcext:value-type="float">
            <text:p>0.000919866</text:p>
          </table:table-cell>
          <table:table-cell office:value-type="float" office:value="0.000918923" calcext:value-type="float">
            <text:p>0.000918923</text:p>
          </table:table-cell>
          <table:table-cell office:value-type="float" office:value="0.000913026" calcext:value-type="float">
            <text:p>0.000913026</text:p>
          </table:table-cell>
          <table:table-cell table:formula="of:=SUM([.B24:.F24])" office:value-type="float" office:value="0.004570329" calcext:value-type="float">
            <text:p>0.004570329</text:p>
          </table:table-cell>
          <table:table-cell table:formula="of:=[.G24]/5" office:value-type="float" office:value="0.0009140658" calcext:value-type="float">
            <text:p>0.0009140658</text:p>
          </table:table-cell>
          <table:table-cell table:formula="of:=[.H24]-[.$H$2]" office:value-type="float" office:value="0.00091406443074" calcext:value-type="float">
            <text:p>0.0009140644</text:p>
          </table:table-cell>
          <table:table-cell table:formula="of:=1/[.I24]" office:value-type="float" office:value="1094.01478317062" calcext:value-type="float">
            <text:p>1094.0147831706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94725" calcext:value-type="float">
            <text:p>0.000794725</text:p>
          </table:table-cell>
          <table:table-cell office:value-type="float" office:value="0.000793642" calcext:value-type="float">
            <text:p>0.000793642</text:p>
          </table:table-cell>
          <table:table-cell office:value-type="float" office:value="0.000800393" calcext:value-type="float">
            <text:p>0.000800393</text:p>
          </table:table-cell>
          <table:table-cell office:value-type="float" office:value="0.000801286" calcext:value-type="float">
            <text:p>0.000801286</text:p>
          </table:table-cell>
          <table:table-cell office:value-type="float" office:value="0.000797711" calcext:value-type="float">
            <text:p>0.000797711</text:p>
          </table:table-cell>
          <table:table-cell table:formula="of:=SUM([.B25:.F25])" office:value-type="float" office:value="0.003987757" calcext:value-type="float">
            <text:p>0.003987757</text:p>
          </table:table-cell>
          <table:table-cell table:formula="of:=[.G25]/5" office:value-type="float" office:value="0.0007975514" calcext:value-type="float">
            <text:p>0.0007975514</text:p>
          </table:table-cell>
          <table:table-cell table:formula="of:=[.H25]-[.$H$2]" office:value-type="float" office:value="0.00079755003074" calcext:value-type="float">
            <text:p>0.00079755</text:p>
          </table:table-cell>
          <table:table-cell table:formula="of:=1/[.I25]" office:value-type="float" office:value="1253.83983631993" calcext:value-type="float">
            <text:p>1253.8398363199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924512" calcext:value-type="float">
            <text:p>0.00924512</text:p>
          </table:table-cell>
          <table:table-cell office:value-type="float" office:value="0.00922915" calcext:value-type="float">
            <text:p>0.00922915</text:p>
          </table:table-cell>
          <table:table-cell office:value-type="float" office:value="0.0102764" calcext:value-type="float">
            <text:p>0.0102764</text:p>
          </table:table-cell>
          <table:table-cell office:value-type="float" office:value="0.00939823" calcext:value-type="float">
            <text:p>0.00939823</text:p>
          </table:table-cell>
          <table:table-cell office:value-type="float" office:value="0.00935298" calcext:value-type="float">
            <text:p>0.00935298</text:p>
          </table:table-cell>
          <table:table-cell table:formula="of:=SUM([.B26:.F26])" office:value-type="float" office:value="0.04750188" calcext:value-type="float">
            <text:p>0.04750188</text:p>
          </table:table-cell>
          <table:table-cell table:formula="of:=[.G26]/5" office:value-type="float" office:value="0.009500376" calcext:value-type="float">
            <text:p>0.009500376</text:p>
          </table:table-cell>
          <table:table-cell table:formula="of:=[.H26]-[.$H$2]" office:value-type="float" office:value="0.00950037463074" calcext:value-type="float">
            <text:p>0.0095003746</text:p>
          </table:table-cell>
          <table:table-cell table:formula="of:=1/[.I26]" office:value-type="float" office:value="105.259007025295" calcext:value-type="float">
            <text:p>105.2590070253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51834" calcext:value-type="float">
            <text:p>0.000251834</text:p>
          </table:table-cell>
          <table:table-cell office:value-type="float" office:value="0.000254671" calcext:value-type="float">
            <text:p>0.000254671</text:p>
          </table:table-cell>
          <table:table-cell office:value-type="float" office:value="0.000403195" calcext:value-type="float">
            <text:p>0.000403195</text:p>
          </table:table-cell>
          <table:table-cell office:value-type="float" office:value="0.000268988" calcext:value-type="float">
            <text:p>0.000268988</text:p>
          </table:table-cell>
          <table:table-cell office:value-type="float" office:value="0.000256507" calcext:value-type="float">
            <text:p>0.000256507</text:p>
          </table:table-cell>
          <table:table-cell table:formula="of:=SUM([.B27:.F27])" office:value-type="float" office:value="0.001435195" calcext:value-type="float">
            <text:p>0.001435195</text:p>
          </table:table-cell>
          <table:table-cell table:formula="of:=[.G27]/5" office:value-type="float" office:value="0.000287039" calcext:value-type="float">
            <text:p>0.000287039</text:p>
          </table:table-cell>
          <table:table-cell table:formula="of:=[.H27]-[.$H$2]" office:value-type="float" office:value="0.00028703763074" calcext:value-type="float">
            <text:p>0.0002870376</text:p>
          </table:table-cell>
          <table:table-cell table:formula="of:=1/[.I27]" office:value-type="float" office:value="3483.86376177207" calcext:value-type="float">
            <text:p>3483.8637617721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459445" calcext:value-type="float">
            <text:p>0.00459445</text:p>
          </table:table-cell>
          <table:table-cell office:value-type="float" office:value="0.00434943" calcext:value-type="float">
            <text:p>0.00434943</text:p>
          </table:table-cell>
          <table:table-cell office:value-type="float" office:value="0.00468715" calcext:value-type="float">
            <text:p>0.00468715</text:p>
          </table:table-cell>
          <table:table-cell office:value-type="float" office:value="0.00431019" calcext:value-type="float">
            <text:p>0.00431019</text:p>
          </table:table-cell>
          <table:table-cell office:value-type="float" office:value="0.0043236" calcext:value-type="float">
            <text:p>0.0043236</text:p>
          </table:table-cell>
          <table:table-cell table:formula="of:=SUM([.B28:.F28])" office:value-type="float" office:value="0.02226482" calcext:value-type="float">
            <text:p>0.02226482</text:p>
          </table:table-cell>
          <table:table-cell table:formula="of:=[.G28]/5" office:value-type="float" office:value="0.004452964" calcext:value-type="float">
            <text:p>0.004452964</text:p>
          </table:table-cell>
          <table:table-cell table:formula="of:=[.H28]-[.$H$2]" office:value-type="float" office:value="0.00445296263074" calcext:value-type="float">
            <text:p>0.0044529626</text:p>
          </table:table-cell>
          <table:table-cell table:formula="of:=1/[.I28]" office:value-type="float" office:value="224.569591735787" calcext:value-type="float">
            <text:p>224.5695917358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00596" calcext:value-type="float">
            <text:p>2.00596E-05</text:p>
          </table:table-cell>
          <table:table-cell office:value-type="float" office:value="0.0000199036" calcext:value-type="float">
            <text:p>1.99036E-05</text:p>
          </table:table-cell>
          <table:table-cell office:value-type="float" office:value="0.0000198811" calcext:value-type="float">
            <text:p>1.98811E-05</text:p>
          </table:table-cell>
          <table:table-cell office:value-type="float" office:value="0.0000216618" calcext:value-type="float">
            <text:p>2.16618E-05</text:p>
          </table:table-cell>
          <table:table-cell office:value-type="float" office:value="0.0000209669" calcext:value-type="float">
            <text:p>2.09669E-05</text:p>
          </table:table-cell>
          <table:table-cell table:formula="of:=SUM([.B29:.F29])" office:value-type="float" office:value="0.000102473" calcext:value-type="float">
            <text:p>0.000102473</text:p>
          </table:table-cell>
          <table:table-cell table:formula="of:=[.G29]/5" office:value-type="float" office:value="0.0000204946" calcext:value-type="float">
            <text:p>2.04946E-05</text:p>
          </table:table-cell>
          <table:table-cell table:formula="of:=[.H29]-[.$H$2]" office:value-type="float" office:value="0.00002049323074" calcext:value-type="float">
            <text:p>2.049323074E-05</text:p>
          </table:table-cell>
          <table:table-cell table:formula="of:=1/[.I29]" office:value-type="float" office:value="48796.6008233214" calcext:value-type="float">
            <text:p>48796.6008233214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101154" calcext:value-type="float">
            <text:p>0.0101154</text:p>
          </table:table-cell>
          <table:table-cell office:value-type="float" office:value="0.010133" calcext:value-type="float">
            <text:p>0.010133</text:p>
          </table:table-cell>
          <table:table-cell office:value-type="float" office:value="0.0100177" calcext:value-type="float">
            <text:p>0.0100177</text:p>
          </table:table-cell>
          <table:table-cell office:value-type="float" office:value="0.0111264" calcext:value-type="float">
            <text:p>0.0111264</text:p>
          </table:table-cell>
          <table:table-cell office:value-type="float" office:value="0.0113149" calcext:value-type="float">
            <text:p>0.0113149</text:p>
          </table:table-cell>
          <table:table-cell table:formula="of:=SUM([.B30:.F30])" office:value-type="float" office:value="0.0527074" calcext:value-type="float">
            <text:p>0.0527074</text:p>
          </table:table-cell>
          <table:table-cell table:formula="of:=[.G30]/5" office:value-type="float" office:value="0.01054148" calcext:value-type="float">
            <text:p>0.01054148</text:p>
          </table:table-cell>
          <table:table-cell table:formula="of:=[.H30]-[.$H$2]" office:value-type="float" office:value="0.01054147863074" calcext:value-type="float">
            <text:p>0.0105414786</text:p>
          </table:table-cell>
          <table:table-cell table:formula="of:=1/[.I30]" office:value-type="float" office:value="94.8633521946248" calcext:value-type="float">
            <text:p>94.8633521946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131702" calcext:value-type="float">
            <text:p>0.00131702</text:p>
          </table:table-cell>
          <table:table-cell office:value-type="float" office:value="0.0013355" calcext:value-type="float">
            <text:p>0.0013355</text:p>
          </table:table-cell>
          <table:table-cell office:value-type="float" office:value="0.00140658" calcext:value-type="float">
            <text:p>0.00140658</text:p>
          </table:table-cell>
          <table:table-cell office:value-type="float" office:value="0.00129202" calcext:value-type="float">
            <text:p>0.00129202</text:p>
          </table:table-cell>
          <table:table-cell office:value-type="float" office:value="0.00129228" calcext:value-type="float">
            <text:p>0.00129228</text:p>
          </table:table-cell>
          <table:table-cell table:formula="of:=SUM([.B31:.F31])" office:value-type="float" office:value="0.0066434" calcext:value-type="float">
            <text:p>0.0066434</text:p>
          </table:table-cell>
          <table:table-cell table:formula="of:=[.G31]/5" office:value-type="float" office:value="0.00132868" calcext:value-type="float">
            <text:p>0.00132868</text:p>
          </table:table-cell>
          <table:table-cell table:formula="of:=[.H31]-[.$H$2]" office:value-type="float" office:value="0.00132867863074" calcext:value-type="float">
            <text:p>0.0013286786</text:p>
          </table:table-cell>
          <table:table-cell table:formula="of:=1/[.I31]" office:value-type="float" office:value="752.627442681949" calcext:value-type="float">
            <text:p>752.6274426819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17232" calcext:value-type="float">
            <text:p>9.17232E-06</text:p>
          </table:table-cell>
          <table:table-cell office:value-type="float" office:value="0.00000921566" calcext:value-type="float">
            <text:p>9.21566E-06</text:p>
          </table:table-cell>
          <table:table-cell office:value-type="float" office:value="0.00000923123" calcext:value-type="float">
            <text:p>9.23123E-06</text:p>
          </table:table-cell>
          <table:table-cell office:value-type="float" office:value="0.00000920305" calcext:value-type="float">
            <text:p>9.20305E-06</text:p>
          </table:table-cell>
          <table:table-cell office:value-type="float" office:value="0.00000923002" calcext:value-type="float">
            <text:p>0.00000923</text:p>
          </table:table-cell>
          <table:table-cell table:formula="of:=SUM([.B32:.F32])" office:value-type="float" office:value="0.00004605228" calcext:value-type="float">
            <text:p>4.605228E-05</text:p>
          </table:table-cell>
          <table:table-cell table:formula="of:=[.G32]/5" office:value-type="float" office:value="0.000009210456" calcext:value-type="float">
            <text:p>9.210456E-06</text:p>
          </table:table-cell>
          <table:table-cell table:formula="of:=[.H32]-[.$H$2]" office:value-type="float" office:value="0.00000920908674" calcext:value-type="float">
            <text:p>9.20908674E-06</text:p>
          </table:table-cell>
          <table:table-cell table:formula="of:=1/[.I32]" office:value-type="float" office:value="108588.400590958" calcext:value-type="float">
            <text:p>108588.400590958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369353" calcext:value-type="float">
            <text:p>0.369353</text:p>
          </table:table-cell>
          <table:table-cell office:value-type="float" office:value="0.368972" calcext:value-type="float">
            <text:p>0.368972</text:p>
          </table:table-cell>
          <table:table-cell office:value-type="float" office:value="0.371729" calcext:value-type="float">
            <text:p>0.371729</text:p>
          </table:table-cell>
          <table:table-cell office:value-type="float" office:value="0.369539" calcext:value-type="float">
            <text:p>0.369539</text:p>
          </table:table-cell>
          <table:table-cell office:value-type="float" office:value="0.368863" calcext:value-type="float">
            <text:p>0.368863</text:p>
          </table:table-cell>
          <table:table-cell table:formula="of:=SUM([.B33:.F33])" office:value-type="float" office:value="1.848456" calcext:value-type="float">
            <text:p>1.848456</text:p>
          </table:table-cell>
          <table:table-cell table:formula="of:=[.G33]/5" office:value-type="float" office:value="0.3696912" calcext:value-type="float">
            <text:p>0.3696912</text:p>
          </table:table-cell>
          <table:table-cell table:formula="of:=[.H33]-[.$H$2]" office:value-type="float" office:value="0.36969119863074" calcext:value-type="float">
            <text:p>0.3696911986</text:p>
          </table:table-cell>
          <table:table-cell table:formula="of:=1/[.I33]" office:value-type="float" office:value="2.70496025792281" calcext:value-type="float">
            <text:p>2.7049602579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10747" calcext:value-type="float">
            <text:p>0.0110747</text:p>
          </table:table-cell>
          <table:table-cell office:value-type="float" office:value="0.0110539" calcext:value-type="float">
            <text:p>0.0110539</text:p>
          </table:table-cell>
          <table:table-cell office:value-type="float" office:value="0.0109769" calcext:value-type="float">
            <text:p>0.0109769</text:p>
          </table:table-cell>
          <table:table-cell office:value-type="float" office:value="0.0116181" calcext:value-type="float">
            <text:p>0.0116181</text:p>
          </table:table-cell>
          <table:table-cell office:value-type="float" office:value="0.0117884" calcext:value-type="float">
            <text:p>0.0117884</text:p>
          </table:table-cell>
          <table:table-cell table:formula="of:=SUM([.B34:.F34])" office:value-type="float" office:value="0.056512" calcext:value-type="float">
            <text:p>0.056512</text:p>
          </table:table-cell>
          <table:table-cell table:formula="of:=[.G34]/5" office:value-type="float" office:value="0.0113024" calcext:value-type="float">
            <text:p>0.0113024</text:p>
          </table:table-cell>
          <table:table-cell table:formula="of:=[.H34]-[.$H$2]" office:value-type="float" office:value="0.01130239863074" calcext:value-type="float">
            <text:p>0.0113023986</text:p>
          </table:table-cell>
          <table:table-cell table:formula="of:=1/[.I34]" office:value-type="float" office:value="88.4767944107212" calcext:value-type="float">
            <text:p>88.4767944107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121167" calcext:value-type="float">
            <text:p>0.0121167</text:p>
          </table:table-cell>
          <table:table-cell office:value-type="float" office:value="0.0120887" calcext:value-type="float">
            <text:p>0.0120887</text:p>
          </table:table-cell>
          <table:table-cell office:value-type="float" office:value="0.0120519" calcext:value-type="float">
            <text:p>0.0120519</text:p>
          </table:table-cell>
          <table:table-cell office:value-type="float" office:value="0.012262" calcext:value-type="float">
            <text:p>0.012262</text:p>
          </table:table-cell>
          <table:table-cell office:value-type="float" office:value="0.0123728" calcext:value-type="float">
            <text:p>0.0123728</text:p>
          </table:table-cell>
          <table:table-cell table:formula="of:=SUM([.B35:.F35])" office:value-type="float" office:value="0.0608921" calcext:value-type="float">
            <text:p>0.0608921</text:p>
          </table:table-cell>
          <table:table-cell table:formula="of:=[.G35]/5" office:value-type="float" office:value="0.01217842" calcext:value-type="float">
            <text:p>0.01217842</text:p>
          </table:table-cell>
          <table:table-cell table:formula="of:=[.H35]-[.$H$2]" office:value-type="float" office:value="0.01217841863074" calcext:value-type="float">
            <text:p>0.0121784186</text:p>
          </table:table-cell>
          <table:table-cell table:formula="of:=1/[.I35]" office:value-type="float" office:value="82.1124671700694" calcext:value-type="float">
            <text:p>82.1124671701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123102" calcext:value-type="float">
            <text:p>0.0123102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198" calcext:value-type="float">
            <text:p>0.012198</text:p>
          </table:table-cell>
          <table:table-cell office:value-type="float" office:value="0.0131853" calcext:value-type="float">
            <text:p>0.0131853</text:p>
          </table:table-cell>
          <table:table-cell office:value-type="float" office:value="0.0130504" calcext:value-type="float">
            <text:p>0.0130504</text:p>
          </table:table-cell>
          <table:table-cell table:formula="of:=SUM([.B36:.F36])" office:value-type="float" office:value="0.0629839" calcext:value-type="float">
            <text:p>0.0629839</text:p>
          </table:table-cell>
          <table:table-cell table:formula="of:=[.G36]/5" office:value-type="float" office:value="0.01259678" calcext:value-type="float">
            <text:p>0.01259678</text:p>
          </table:table-cell>
          <table:table-cell table:formula="of:=[.H36]-[.$H$2]" office:value-type="float" office:value="0.01259677863074" calcext:value-type="float">
            <text:p>0.0125967786</text:p>
          </table:table-cell>
          <table:table-cell table:formula="of:=1/[.I36]" office:value-type="float" office:value="79.3853753657061" calcext:value-type="float">
            <text:p>79.3853753657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446613" calcext:value-type="float">
            <text:p>0.000446613</text:p>
          </table:table-cell>
          <table:table-cell office:value-type="float" office:value="0.000458109" calcext:value-type="float">
            <text:p>0.000458109</text:p>
          </table:table-cell>
          <table:table-cell office:value-type="float" office:value="0.000463947" calcext:value-type="float">
            <text:p>0.000463947</text:p>
          </table:table-cell>
          <table:table-cell office:value-type="float" office:value="0.000457962" calcext:value-type="float">
            <text:p>0.000457962</text:p>
          </table:table-cell>
          <table:table-cell office:value-type="float" office:value="0.000461574" calcext:value-type="float">
            <text:p>0.000461574</text:p>
          </table:table-cell>
          <table:table-cell table:formula="of:=SUM([.B37:.F37])" office:value-type="float" office:value="0.002288205" calcext:value-type="float">
            <text:p>0.002288205</text:p>
          </table:table-cell>
          <table:table-cell table:formula="of:=[.G37]/5" office:value-type="float" office:value="0.000457641" calcext:value-type="float">
            <text:p>0.000457641</text:p>
          </table:table-cell>
          <table:table-cell table:formula="of:=[.H37]-[.$H$2]" office:value-type="float" office:value="0.00045763963074" calcext:value-type="float">
            <text:p>0.0004576396</text:p>
          </table:table-cell>
          <table:table-cell table:formula="of:=1/[.I37]" office:value-type="float" office:value="2185.1254411315" calcext:value-type="float">
            <text:p>2185.125441131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2321" calcext:value-type="float">
            <text:p>1.92321E-06</text:p>
          </table:table-cell>
          <table:table-cell office:value-type="float" office:value="0.00000198706" calcext:value-type="float">
            <text:p>1.98706E-06</text:p>
          </table:table-cell>
          <table:table-cell office:value-type="float" office:value="0.0000019095" calcext:value-type="float">
            <text:p>1.9095E-06</text:p>
          </table:table-cell>
          <table:table-cell office:value-type="float" office:value="0.00000192444" calcext:value-type="float">
            <text:p>1.92444E-06</text:p>
          </table:table-cell>
          <table:table-cell office:value-type="float" office:value="0.00000191936" calcext:value-type="float">
            <text:p>1.91936E-06</text:p>
          </table:table-cell>
          <table:table-cell table:formula="of:=SUM([.B38:.F38])" office:value-type="float" office:value="0.00000966357" calcext:value-type="float">
            <text:p>9.66357E-06</text:p>
          </table:table-cell>
          <table:table-cell table:formula="of:=[.G38]/5" office:value-type="float" office:value="0.000001932714" calcext:value-type="float">
            <text:p>1.932714E-06</text:p>
          </table:table-cell>
          <table:table-cell table:formula="of:=[.H38]-[.$H$2]" office:value-type="float" office:value="0.00000193134474" calcext:value-type="float">
            <text:p>1.93134474E-06</text:p>
          </table:table-cell>
          <table:table-cell table:formula="of:=1/[.I38]" office:value-type="float" office:value="517773.952670925" calcext:value-type="float">
            <text:p>517773.952670925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568957" calcext:value-type="float">
            <text:p>0.000568957</text:p>
          </table:table-cell>
          <table:table-cell office:value-type="float" office:value="0.000569639" calcext:value-type="float">
            <text:p>0.000569639</text:p>
          </table:table-cell>
          <table:table-cell office:value-type="float" office:value="0.000712287" calcext:value-type="float">
            <text:p>0.000712287</text:p>
          </table:table-cell>
          <table:table-cell office:value-type="float" office:value="0.000572315" calcext:value-type="float">
            <text:p>0.000572315</text:p>
          </table:table-cell>
          <table:table-cell office:value-type="float" office:value="0.000580676" calcext:value-type="float">
            <text:p>0.000580676</text:p>
          </table:table-cell>
          <table:table-cell table:formula="of:=SUM([.B39:.F39])" office:value-type="float" office:value="0.003003874" calcext:value-type="float">
            <text:p>0.003003874</text:p>
          </table:table-cell>
          <table:table-cell table:formula="of:=[.G39]/5" office:value-type="float" office:value="0.0006007748" calcext:value-type="float">
            <text:p>0.0006007748</text:p>
          </table:table-cell>
          <table:table-cell table:formula="of:=[.H39]-[.$H$2]" office:value-type="float" office:value="0.00060077343074" calcext:value-type="float">
            <text:p>0.0006007734</text:p>
          </table:table-cell>
          <table:table-cell table:formula="of:=1/[.I39]" office:value-type="float" office:value="1664.52101380092" calcext:value-type="float">
            <text:p>1664.5210138009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37411" calcext:value-type="float">
            <text:p>2.37411E-05</text:p>
          </table:table-cell>
          <table:table-cell office:value-type="float" office:value="0.0000199903" calcext:value-type="float">
            <text:p>1.99903E-05</text:p>
          </table:table-cell>
          <table:table-cell office:value-type="float" office:value="0.0000423238" calcext:value-type="float">
            <text:p>4.23238E-05</text:p>
          </table:table-cell>
          <table:table-cell office:value-type="float" office:value="0.0000264812" calcext:value-type="float">
            <text:p>2.64812E-05</text:p>
          </table:table-cell>
          <table:table-cell office:value-type="float" office:value="0.0000303999" calcext:value-type="float">
            <text:p>3.03999E-05</text:p>
          </table:table-cell>
          <table:table-cell table:formula="of:=SUM([.B40:.F40])" office:value-type="float" office:value="0.0001429363" calcext:value-type="float">
            <text:p>0.0001429363</text:p>
          </table:table-cell>
          <table:table-cell table:formula="of:=[.G40]/5" office:value-type="float" office:value="0.00002858726" calcext:value-type="float">
            <text:p>2.858726E-05</text:p>
          </table:table-cell>
          <table:table-cell table:formula="of:=[.H40]-[.$H$2]" office:value-type="float" office:value="0.00002858589074" calcext:value-type="float">
            <text:p>2.858589074E-05</text:p>
          </table:table-cell>
          <table:table-cell table:formula="of:=1/[.I40]" office:value-type="float" office:value="34982.2928064546" calcext:value-type="float">
            <text:p>34982.2928064546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1.10893" calcext:value-type="float">
            <text:p>1.10893</text:p>
          </table:table-cell>
          <table:table-cell office:value-type="float" office:value="1.11207" calcext:value-type="float">
            <text:p>1.11207</text:p>
          </table:table-cell>
          <table:table-cell office:value-type="float" office:value="1.10566" calcext:value-type="float">
            <text:p>1.10566</text:p>
          </table:table-cell>
          <table:table-cell office:value-type="float" office:value="1.10338" calcext:value-type="float">
            <text:p>1.10338</text:p>
          </table:table-cell>
          <table:table-cell office:value-type="float" office:value="1.11029" calcext:value-type="float">
            <text:p>1.11029</text:p>
          </table:table-cell>
          <table:table-cell table:formula="of:=SUM([.B41:.F41])" office:value-type="float" office:value="5.54033" calcext:value-type="float">
            <text:p>5.54033</text:p>
          </table:table-cell>
          <table:table-cell table:formula="of:=[.G41]/5" office:value-type="float" office:value="1.108066" calcext:value-type="float">
            <text:p>1.108066</text:p>
          </table:table-cell>
          <table:table-cell table:formula="of:=[.H41]-[.$H$2]" office:value-type="float" office:value="1.10806599863074" calcext:value-type="float">
            <text:p>1.1080659986</text:p>
          </table:table-cell>
          <table:table-cell table:formula="of:=1/[.I41]" office:value-type="float" office:value="0.902473319491547" calcext:value-type="float">
            <text:p>0.9024733195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0374336" calcext:value-type="float">
            <text:p>0.0374336</text:p>
          </table:table-cell>
          <table:table-cell office:value-type="float" office:value="0.0361228" calcext:value-type="float">
            <text:p>0.0361228</text:p>
          </table:table-cell>
          <table:table-cell office:value-type="float" office:value="0.0363724" calcext:value-type="float">
            <text:p>0.0363724</text:p>
          </table:table-cell>
          <table:table-cell office:value-type="float" office:value="0.0363905" calcext:value-type="float">
            <text:p>0.0363905</text:p>
          </table:table-cell>
          <table:table-cell office:value-type="float" office:value="0.0374547" calcext:value-type="float">
            <text:p>0.0374547</text:p>
          </table:table-cell>
          <table:table-cell table:formula="of:=SUM([.B42:.F42])" office:value-type="float" office:value="0.183774" calcext:value-type="float">
            <text:p>0.183774</text:p>
          </table:table-cell>
          <table:table-cell table:formula="of:=[.G42]/5" office:value-type="float" office:value="0.0367548" calcext:value-type="float">
            <text:p>0.0367548</text:p>
          </table:table-cell>
          <table:table-cell table:formula="of:=[.H42]-[.$H$2]" office:value-type="float" office:value="0.03675479863074" calcext:value-type="float">
            <text:p>0.0367547986</text:p>
          </table:table-cell>
          <table:table-cell table:formula="of:=1/[.I42]" office:value-type="float" office:value="27.2073317567749" calcext:value-type="float">
            <text:p>27.2073317568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0893582" calcext:value-type="float">
            <text:p>0.0893582</text:p>
          </table:table-cell>
          <table:table-cell office:value-type="float" office:value="0.0898547" calcext:value-type="float">
            <text:p>0.0898547</text:p>
          </table:table-cell>
          <table:table-cell office:value-type="float" office:value="0.08842" calcext:value-type="float">
            <text:p>0.08842</text:p>
          </table:table-cell>
          <table:table-cell office:value-type="float" office:value="0.0877458" calcext:value-type="float">
            <text:p>0.0877458</text:p>
          </table:table-cell>
          <table:table-cell office:value-type="float" office:value="0.0893156" calcext:value-type="float">
            <text:p>0.0893156</text:p>
          </table:table-cell>
          <table:table-cell table:formula="of:=SUM([.B43:.F43])" office:value-type="float" office:value="0.4446943" calcext:value-type="float">
            <text:p>0.4446943</text:p>
          </table:table-cell>
          <table:table-cell table:formula="of:=[.G43]/5" office:value-type="float" office:value="0.08893886" calcext:value-type="float">
            <text:p>0.08893886</text:p>
          </table:table-cell>
          <table:table-cell table:formula="of:=[.H43]-[.$H$2]" office:value-type="float" office:value="0.08893885863074" calcext:value-type="float">
            <text:p>0.0889388586</text:p>
          </table:table-cell>
          <table:table-cell table:formula="of:=1/[.I43]" office:value-type="float" office:value="11.2436792578128" calcext:value-type="float">
            <text:p>11.2436792578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0890775" calcext:value-type="float">
            <text:p>0.0890775</text:p>
          </table:table-cell>
          <table:table-cell office:value-type="float" office:value="0.0874403" calcext:value-type="float">
            <text:p>0.0874403</text:p>
          </table:table-cell>
          <table:table-cell office:value-type="float" office:value="0.0877005" calcext:value-type="float">
            <text:p>0.0877005</text:p>
          </table:table-cell>
          <table:table-cell office:value-type="float" office:value="0.0879551" calcext:value-type="float">
            <text:p>0.0879551</text:p>
          </table:table-cell>
          <table:table-cell office:value-type="float" office:value="0.0895829" calcext:value-type="float">
            <text:p>0.0895829</text:p>
          </table:table-cell>
          <table:table-cell table:formula="of:=SUM([.B44:.F44])" office:value-type="float" office:value="0.4417563" calcext:value-type="float">
            <text:p>0.4417563</text:p>
          </table:table-cell>
          <table:table-cell table:formula="of:=[.G44]/5" office:value-type="float" office:value="0.08835126" calcext:value-type="float">
            <text:p>0.08835126</text:p>
          </table:table-cell>
          <table:table-cell table:formula="of:=[.H44]-[.$H$2]" office:value-type="float" office:value="0.08835125863074" calcext:value-type="float">
            <text:p>0.0883512586</text:p>
          </table:table-cell>
          <table:table-cell table:formula="of:=1/[.I44]" office:value-type="float" office:value="11.3184578861457" calcext:value-type="float">
            <text:p>11.3184578861</text:p>
          </table:table-cell>
        </table:table-row>
      </table:table>
      <table:table table:name="armv7l-1296x972" table:style-name="ta1">
        <table:table-column table:style-name="co7" table:default-cell-style-name="ce3"/>
        <table:table-column table:style-name="co2" table:number-columns-repeated="5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Time 1</text:p>
          </table:table-cell>
          <table:table-cell table:style-name="ce3" office:value-type="string" calcext:value-type="string">
            <text:p>Time 2</text:p>
          </table:table-cell>
          <table:table-cell table:style-name="ce3" office:value-type="string" calcext:value-type="string">
            <text:p>Time 3</text:p>
          </table:table-cell>
          <table:table-cell table:style-name="ce3" office:value-type="string" calcext:value-type="string">
            <text:p>Time 4</text:p>
          </table:table-cell>
          <table:table-cell table:style-name="ce3" office:value-type="string" calcext:value-type="string">
            <text:p>Time 5</text:p>
          </table:table-cell>
          <table:table-cell table:style-name="ce3"/>
          <table:table-cell table:style-name="ce3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3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8907" calcext:value-type="float">
            <text:p>8.907E-09</text:p>
          </table:table-cell>
          <table:table-cell office:value-type="float" office:value="0.000000009112" calcext:value-type="float">
            <text:p>9.112E-09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09167" calcext:value-type="float">
            <text:p>9.167E-09</text:p>
          </table:table-cell>
          <table:table-cell office:value-type="float" office:value="0.000000009323" calcext:value-type="float">
            <text:p>9.323E-09</text:p>
          </table:table-cell>
          <table:table-cell table:formula="of:=SUM([.B2:.F2])" office:value-type="float" office:value="0.000000045623" calcext:value-type="float">
            <text:p>4.5623E-08</text:p>
          </table:table-cell>
          <table:table-cell table:formula="of:=[.G2]/5" office:value-type="float" office:value="0.0000000091246" calcext:value-type="float">
            <text:p>9.1246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105644" calcext:value-type="float">
            <text:p>0.0105644</text:p>
          </table:table-cell>
          <table:table-cell office:value-type="float" office:value="0.0107137" calcext:value-type="float">
            <text:p>0.0107137</text:p>
          </table:table-cell>
          <table:table-cell office:value-type="float" office:value="0.0105646" calcext:value-type="float">
            <text:p>0.0105646</text:p>
          </table:table-cell>
          <table:table-cell office:value-type="float" office:value="0.0107077" calcext:value-type="float">
            <text:p>0.0107077</text:p>
          </table:table-cell>
          <table:table-cell office:value-type="float" office:value="0.0105505" calcext:value-type="float">
            <text:p>0.0105505</text:p>
          </table:table-cell>
          <table:table-cell table:formula="of:=SUM([.B3:.F3])" office:value-type="float" office:value="0.0531009" calcext:value-type="float">
            <text:p>0.0531009</text:p>
          </table:table-cell>
          <table:table-cell table:formula="of:=[.G3]/5" office:value-type="float" office:value="0.01062018" calcext:value-type="float">
            <text:p>0.01062018</text:p>
          </table:table-cell>
          <table:table-cell table:formula="of:=[.H3]-[.$H$2]" office:value-type="float" office:value="0.0106201708754" calcext:value-type="float">
            <text:p>0.0106201709</text:p>
          </table:table-cell>
          <table:table-cell table:formula="of:=1/[.I3]" office:value-type="float" office:value="94.1604435307483" calcext:value-type="float">
            <text:p>94.1604435307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4968" calcext:value-type="float">
            <text:p>0.00154968</text:p>
          </table:table-cell>
          <table:table-cell office:value-type="float" office:value="0.00157375" calcext:value-type="float">
            <text:p>0.00157375</text:p>
          </table:table-cell>
          <table:table-cell office:value-type="float" office:value="0.00155002" calcext:value-type="float">
            <text:p>0.00155002</text:p>
          </table:table-cell>
          <table:table-cell office:value-type="float" office:value="0.00157412" calcext:value-type="float">
            <text:p>0.00157412</text:p>
          </table:table-cell>
          <table:table-cell office:value-type="float" office:value="0.00155443" calcext:value-type="float">
            <text:p>0.00155443</text:p>
          </table:table-cell>
          <table:table-cell table:formula="of:=SUM([.B4:.F4])" office:value-type="float" office:value="0.007802" calcext:value-type="float">
            <text:p>0.007802</text:p>
          </table:table-cell>
          <table:table-cell table:formula="of:=[.G4]/5" office:value-type="float" office:value="0.0015604" calcext:value-type="float">
            <text:p>0.0015604</text:p>
          </table:table-cell>
          <table:table-cell table:formula="of:=[.H4]-[.$H$2]" office:value-type="float" office:value="0.0015603908754" calcext:value-type="float">
            <text:p>0.0015603909</text:p>
          </table:table-cell>
          <table:table-cell table:formula="of:=1/[.I4]" office:value-type="float" office:value="640.865065135461" calcext:value-type="float">
            <text:p>640.8650651355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116921" calcext:value-type="float">
            <text:p>0.00116921</text:p>
          </table:table-cell>
          <table:table-cell office:value-type="float" office:value="0.00117277" calcext:value-type="float">
            <text:p>0.00117277</text:p>
          </table:table-cell>
          <table:table-cell office:value-type="float" office:value="0.00116636" calcext:value-type="float">
            <text:p>0.00116636</text:p>
          </table:table-cell>
          <table:table-cell office:value-type="float" office:value="0.00117243" calcext:value-type="float">
            <text:p>0.00117243</text:p>
          </table:table-cell>
          <table:table-cell office:value-type="float" office:value="0.00119277" calcext:value-type="float">
            <text:p>0.00119277</text:p>
          </table:table-cell>
          <table:table-cell table:formula="of:=SUM([.B5:.F5])" office:value-type="float" office:value="0.00587354" calcext:value-type="float">
            <text:p>0.00587354</text:p>
          </table:table-cell>
          <table:table-cell table:formula="of:=[.G5]/5" office:value-type="float" office:value="0.001174708" calcext:value-type="float">
            <text:p>0.001174708</text:p>
          </table:table-cell>
          <table:table-cell table:formula="of:=[.H5]-[.$H$2]" office:value-type="float" office:value="0.0011746988754" calcext:value-type="float">
            <text:p>0.0011746989</text:p>
          </table:table-cell>
          <table:table-cell table:formula="of:=1/[.I5]" office:value-type="float" office:value="851.281993148659" calcext:value-type="float">
            <text:p>851.2819931487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65534" calcext:value-type="float">
            <text:p>0.000165534</text:p>
          </table:table-cell>
          <table:table-cell office:value-type="float" office:value="0.000166124" calcext:value-type="float">
            <text:p>0.000166124</text:p>
          </table:table-cell>
          <table:table-cell office:value-type="float" office:value="0.000165401" calcext:value-type="float">
            <text:p>0.000165401</text:p>
          </table:table-cell>
          <table:table-cell office:value-type="float" office:value="0.000166085" calcext:value-type="float">
            <text:p>0.000166085</text:p>
          </table:table-cell>
          <table:table-cell office:value-type="float" office:value="0.000165339" calcext:value-type="float">
            <text:p>0.000165339</text:p>
          </table:table-cell>
          <table:table-cell table:formula="of:=SUM([.B6:.F6])" office:value-type="float" office:value="0.000828483" calcext:value-type="float">
            <text:p>0.000828483</text:p>
          </table:table-cell>
          <table:table-cell table:formula="of:=[.G6]/5" office:value-type="float" office:value="0.0001656966" calcext:value-type="float">
            <text:p>0.0001656966</text:p>
          </table:table-cell>
          <table:table-cell table:formula="of:=[.H6]-[.$H$2]" office:value-type="float" office:value="0.0001656874754" calcext:value-type="float">
            <text:p>0.0001656875</text:p>
          </table:table-cell>
          <table:table-cell table:formula="of:=1/[.I6]" office:value-type="float" office:value="6035.45921371435" calcext:value-type="float">
            <text:p>6035.4592137144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548541" calcext:value-type="float">
            <text:p>0.548541</text:p>
          </table:table-cell>
          <table:table-cell office:value-type="float" office:value="0.548686" calcext:value-type="float">
            <text:p>0.548686</text:p>
          </table:table-cell>
          <table:table-cell office:value-type="float" office:value="0.547242" calcext:value-type="float">
            <text:p>0.547242</text:p>
          </table:table-cell>
          <table:table-cell office:value-type="float" office:value="0.544758" calcext:value-type="float">
            <text:p>0.544758</text:p>
          </table:table-cell>
          <table:table-cell office:value-type="float" office:value="0.545132" calcext:value-type="float">
            <text:p>0.545132</text:p>
          </table:table-cell>
          <table:table-cell table:formula="of:=SUM([.B7:.F7])" office:value-type="float" office:value="2.734359" calcext:value-type="float">
            <text:p>2.734359</text:p>
          </table:table-cell>
          <table:table-cell table:formula="of:=[.G7]/5" office:value-type="float" office:value="0.5468718" calcext:value-type="float">
            <text:p>0.5468718</text:p>
          </table:table-cell>
          <table:table-cell table:formula="of:=[.H7]-[.$H$2]" office:value-type="float" office:value="0.5468717908754" calcext:value-type="float">
            <text:p>0.5468717909</text:p>
          </table:table-cell>
          <table:table-cell table:formula="of:=1/[.I7]" office:value-type="float" office:value="1.82858215889918" calcext:value-type="float">
            <text:p>1.8285821589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1648" calcext:value-type="float">
            <text:p>0.101648</text:p>
          </table:table-cell>
          <table:table-cell office:value-type="float" office:value="0.101616" calcext:value-type="float">
            <text:p>0.101616</text:p>
          </table:table-cell>
          <table:table-cell office:value-type="float" office:value="0.101877" calcext:value-type="float">
            <text:p>0.101877</text:p>
          </table:table-cell>
          <table:table-cell office:value-type="float" office:value="0.100969" calcext:value-type="float">
            <text:p>0.100969</text:p>
          </table:table-cell>
          <table:table-cell office:value-type="float" office:value="0.101107" calcext:value-type="float">
            <text:p>0.101107</text:p>
          </table:table-cell>
          <table:table-cell table:formula="of:=SUM([.B8:.F8])" office:value-type="float" office:value="0.507217" calcext:value-type="float">
            <text:p>0.507217</text:p>
          </table:table-cell>
          <table:table-cell table:formula="of:=[.G8]/5" office:value-type="float" office:value="0.1014434" calcext:value-type="float">
            <text:p>0.1014434</text:p>
          </table:table-cell>
          <table:table-cell table:formula="of:=[.H8]-[.$H$2]" office:value-type="float" office:value="0.1014433908754" calcext:value-type="float">
            <text:p>0.1014433909</text:p>
          </table:table-cell>
          <table:table-cell table:formula="of:=1/[.I8]" office:value-type="float" office:value="9.85771464627273" calcext:value-type="float">
            <text:p>9.8577146463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17602" calcext:value-type="float">
            <text:p>5.17602E-07</text:p>
          </table:table-cell>
          <table:table-cell office:value-type="float" office:value="0.000000506132" calcext:value-type="float">
            <text:p>5.06132E-07</text:p>
          </table:table-cell>
          <table:table-cell office:value-type="float" office:value="0.00000051744" calcext:value-type="float">
            <text:p>5.1744E-07</text:p>
          </table:table-cell>
          <table:table-cell office:value-type="float" office:value="0.000000506981" calcext:value-type="float">
            <text:p>0.000000507</text:p>
          </table:table-cell>
          <table:table-cell office:value-type="float" office:value="0.000000516557" calcext:value-type="float">
            <text:p>5.16557E-07</text:p>
          </table:table-cell>
          <table:table-cell table:formula="of:=SUM([.B9:.F9])" office:value-type="float" office:value="0.000002564712" calcext:value-type="float">
            <text:p>2.564712E-06</text:p>
          </table:table-cell>
          <table:table-cell table:formula="of:=[.G9]/5" office:value-type="float" office:value="0.0000005129424" calcext:value-type="float">
            <text:p>5.129424E-07</text:p>
          </table:table-cell>
          <table:table-cell table:formula="of:=[.H9]-[.$H$2]" office:value-type="float" office:value="0.0000005038178" calcext:value-type="float">
            <text:p>5.038178E-07</text:p>
          </table:table-cell>
          <table:table-cell table:formula="of:=1/[.I9]" office:value-type="float" office:value="1984844.52117412" calcext:value-type="float">
            <text:p>1984844.52117412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50755" calcext:value-type="float">
            <text:p>5.0755E-07</text:p>
          </table:table-cell>
          <table:table-cell office:value-type="float" office:value="0.000000496393" calcext:value-type="float">
            <text:p>4.96393E-07</text:p>
          </table:table-cell>
          <table:table-cell office:value-type="float" office:value="0.000000513638" calcext:value-type="float">
            <text:p>5.13638E-07</text:p>
          </table:table-cell>
          <table:table-cell office:value-type="float" office:value="0.000000496563" calcext:value-type="float">
            <text:p>4.96563E-07</text:p>
          </table:table-cell>
          <table:table-cell office:value-type="float" office:value="0.000000493953" calcext:value-type="float">
            <text:p>0.000000494</text:p>
          </table:table-cell>
          <table:table-cell table:formula="of:=SUM([.B10:.F10])" office:value-type="float" office:value="0.000002508097" calcext:value-type="float">
            <text:p>2.508097E-06</text:p>
          </table:table-cell>
          <table:table-cell table:formula="of:=[.G10]/5" office:value-type="float" office:value="0.0000005016194" calcext:value-type="float">
            <text:p>5.016194E-07</text:p>
          </table:table-cell>
          <table:table-cell table:formula="of:=[.H10]-[.$H$2]" office:value-type="float" office:value="0.0000004924948" calcext:value-type="float">
            <text:p>4.924948E-07</text:p>
          </table:table-cell>
          <table:table-cell table:formula="of:=1/[.I10]" office:value-type="float" office:value="2030478.2913444" calcext:value-type="float">
            <text:p>2030478.2913444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484442" calcext:value-type="float">
            <text:p>0.00484442</text:p>
          </table:table-cell>
          <table:table-cell office:value-type="float" office:value="0.00488153" calcext:value-type="float">
            <text:p>0.00488153</text:p>
          </table:table-cell>
          <table:table-cell office:value-type="float" office:value="0.00484268" calcext:value-type="float">
            <text:p>0.00484268</text:p>
          </table:table-cell>
          <table:table-cell office:value-type="float" office:value="0.00488097" calcext:value-type="float">
            <text:p>0.00488097</text:p>
          </table:table-cell>
          <table:table-cell office:value-type="float" office:value="0.00484201" calcext:value-type="float">
            <text:p>0.00484201</text:p>
          </table:table-cell>
          <table:table-cell table:formula="of:=SUM([.B11:.F11])" office:value-type="float" office:value="0.02429161" calcext:value-type="float">
            <text:p>0.02429161</text:p>
          </table:table-cell>
          <table:table-cell table:formula="of:=[.G11]/5" office:value-type="float" office:value="0.004858322" calcext:value-type="float">
            <text:p>0.004858322</text:p>
          </table:table-cell>
          <table:table-cell table:formula="of:=[.H11]-[.$H$2]" office:value-type="float" office:value="0.0048583128754" calcext:value-type="float">
            <text:p>0.0048583129</text:p>
          </table:table-cell>
          <table:table-cell table:formula="of:=1/[.I11]" office:value-type="float" office:value="205.832770685372" calcext:value-type="float">
            <text:p>205.8327706854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713572" calcext:value-type="float">
            <text:p>0.000713572</text:p>
          </table:table-cell>
          <table:table-cell office:value-type="float" office:value="0.000716897" calcext:value-type="float">
            <text:p>0.000716897</text:p>
          </table:table-cell>
          <table:table-cell office:value-type="float" office:value="0.000712321" calcext:value-type="float">
            <text:p>0.000712321</text:p>
          </table:table-cell>
          <table:table-cell office:value-type="float" office:value="0.000717711" calcext:value-type="float">
            <text:p>0.000717711</text:p>
          </table:table-cell>
          <table:table-cell office:value-type="float" office:value="0.000712958" calcext:value-type="float">
            <text:p>0.000712958</text:p>
          </table:table-cell>
          <table:table-cell table:formula="of:=SUM([.B12:.F12])" office:value-type="float" office:value="0.003573459" calcext:value-type="float">
            <text:p>0.003573459</text:p>
          </table:table-cell>
          <table:table-cell table:formula="of:=[.G12]/5" office:value-type="float" office:value="0.0007146918" calcext:value-type="float">
            <text:p>0.0007146918</text:p>
          </table:table-cell>
          <table:table-cell table:formula="of:=[.H12]-[.$H$2]" office:value-type="float" office:value="0.0007146826754" calcext:value-type="float">
            <text:p>0.0007146827</text:p>
          </table:table-cell>
          <table:table-cell table:formula="of:=1/[.I12]" office:value-type="float" office:value="1399.22238837021" calcext:value-type="float">
            <text:p>1399.2223883702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540157" calcext:value-type="float">
            <text:p>0.0540157</text:p>
          </table:table-cell>
          <table:table-cell office:value-type="float" office:value="0.0544447" calcext:value-type="float">
            <text:p>0.0544447</text:p>
          </table:table-cell>
          <table:table-cell office:value-type="float" office:value="0.0539982" calcext:value-type="float">
            <text:p>0.0539982</text:p>
          </table:table-cell>
          <table:table-cell office:value-type="float" office:value="0.0539758" calcext:value-type="float">
            <text:p>0.0539758</text:p>
          </table:table-cell>
          <table:table-cell office:value-type="float" office:value="0.0539771" calcext:value-type="float">
            <text:p>0.0539771</text:p>
          </table:table-cell>
          <table:table-cell table:formula="of:=SUM([.B13:.F13])" office:value-type="float" office:value="0.2704115" calcext:value-type="float">
            <text:p>0.2704115</text:p>
          </table:table-cell>
          <table:table-cell table:formula="of:=[.G13]/5" office:value-type="float" office:value="0.0540823" calcext:value-type="float">
            <text:p>0.0540823</text:p>
          </table:table-cell>
          <table:table-cell table:formula="of:=[.H13]-[.$H$2]" office:value-type="float" office:value="0.0540822908754" calcext:value-type="float">
            <text:p>0.0540822909</text:p>
          </table:table-cell>
          <table:table-cell table:formula="of:=1/[.I13]" office:value-type="float" office:value="18.4903409935777" calcext:value-type="float">
            <text:p>18.4903409936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1708" calcext:value-type="float">
            <text:p>0.00811708</text:p>
          </table:table-cell>
          <table:table-cell office:value-type="float" office:value="0.00815704" calcext:value-type="float">
            <text:p>0.00815704</text:p>
          </table:table-cell>
          <table:table-cell office:value-type="float" office:value="0.00811442" calcext:value-type="float">
            <text:p>0.00811442</text:p>
          </table:table-cell>
          <table:table-cell office:value-type="float" office:value="0.00810041" calcext:value-type="float">
            <text:p>0.00810041</text:p>
          </table:table-cell>
          <table:table-cell office:value-type="float" office:value="0.00810524" calcext:value-type="float">
            <text:p>0.00810524</text:p>
          </table:table-cell>
          <table:table-cell table:formula="of:=SUM([.B14:.F14])" office:value-type="float" office:value="0.04059419" calcext:value-type="float">
            <text:p>0.04059419</text:p>
          </table:table-cell>
          <table:table-cell table:formula="of:=[.G14]/5" office:value-type="float" office:value="0.008118838" calcext:value-type="float">
            <text:p>0.008118838</text:p>
          </table:table-cell>
          <table:table-cell table:formula="of:=[.H14]-[.$H$2]" office:value-type="float" office:value="0.0081188288754" calcext:value-type="float">
            <text:p>0.0081188289</text:p>
          </table:table-cell>
          <table:table-cell table:formula="of:=1/[.I14]" office:value-type="float" office:value="123.170473888173" calcext:value-type="float">
            <text:p>123.1704738882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117626" calcext:value-type="float">
            <text:p>0.117626</text:p>
          </table:table-cell>
          <table:table-cell office:value-type="float" office:value="0.117607" calcext:value-type="float">
            <text:p>0.117607</text:p>
          </table:table-cell>
          <table:table-cell office:value-type="float" office:value="0.118211" calcext:value-type="float">
            <text:p>0.118211</text:p>
          </table:table-cell>
          <table:table-cell office:value-type="float" office:value="0.117677" calcext:value-type="float">
            <text:p>0.117677</text:p>
          </table:table-cell>
          <table:table-cell office:value-type="float" office:value="0.11772" calcext:value-type="float">
            <text:p>0.11772</text:p>
          </table:table-cell>
          <table:table-cell table:formula="of:=SUM([.B15:.F15])" office:value-type="float" office:value="0.588841" calcext:value-type="float">
            <text:p>0.588841</text:p>
          </table:table-cell>
          <table:table-cell table:formula="of:=[.G15]/5" office:value-type="float" office:value="0.1177682" calcext:value-type="float">
            <text:p>0.1177682</text:p>
          </table:table-cell>
          <table:table-cell table:formula="of:=[.H15]-[.$H$2]" office:value-type="float" office:value="0.1177681908754" calcext:value-type="float">
            <text:p>0.1177681909</text:p>
          </table:table-cell>
          <table:table-cell table:formula="of:=1/[.I15]" office:value-type="float" office:value="8.49125721102408" calcext:value-type="float">
            <text:p>8.491257211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1072" calcext:value-type="float">
            <text:p>0.101072</text:p>
          </table:table-cell>
          <table:table-cell office:value-type="float" office:value="0.100979" calcext:value-type="float">
            <text:p>0.100979</text:p>
          </table:table-cell>
          <table:table-cell office:value-type="float" office:value="0.101458" calcext:value-type="float">
            <text:p>0.101458</text:p>
          </table:table-cell>
          <table:table-cell office:value-type="float" office:value="0.101062" calcext:value-type="float">
            <text:p>0.101062</text:p>
          </table:table-cell>
          <table:table-cell office:value-type="float" office:value="0.101069" calcext:value-type="float">
            <text:p>0.101069</text:p>
          </table:table-cell>
          <table:table-cell table:formula="of:=SUM([.B16:.F16])" office:value-type="float" office:value="0.50564" calcext:value-type="float">
            <text:p>0.50564</text:p>
          </table:table-cell>
          <table:table-cell table:formula="of:=[.G16]/5" office:value-type="float" office:value="0.101128" calcext:value-type="float">
            <text:p>0.101128</text:p>
          </table:table-cell>
          <table:table-cell table:formula="of:=[.H16]-[.$H$2]" office:value-type="float" office:value="0.1011279908754" calcext:value-type="float">
            <text:p>0.1011279909</text:p>
          </table:table-cell>
          <table:table-cell table:formula="of:=1/[.I16]" office:value-type="float" office:value="9.88845908381689" calcext:value-type="float">
            <text:p>9.8884590838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2.0085" calcext:value-type="float">
            <text:p>12.0085</text:p>
          </table:table-cell>
          <table:table-cell office:value-type="float" office:value="12.0434" calcext:value-type="float">
            <text:p>12.0434</text:p>
          </table:table-cell>
          <table:table-cell office:value-type="float" office:value="12.013" calcext:value-type="float">
            <text:p>12.013</text:p>
          </table:table-cell>
          <table:table-cell office:value-type="float" office:value="12.005" calcext:value-type="float">
            <text:p>12.005</text:p>
          </table:table-cell>
          <table:table-cell office:value-type="float" office:value="12.0035" calcext:value-type="float">
            <text:p>12.0035</text:p>
          </table:table-cell>
          <table:table-cell table:formula="of:=SUM([.B17:.F17])" office:value-type="float" office:value="60.0734" calcext:value-type="float">
            <text:p>60.0734</text:p>
          </table:table-cell>
          <table:table-cell table:formula="of:=[.G17]/5" office:value-type="float" office:value="12.01468" calcext:value-type="float">
            <text:p>12.01468</text:p>
          </table:table-cell>
          <table:table-cell table:formula="of:=[.H17]-[.$H$2]" office:value-type="float" office:value="12.0146799908754" calcext:value-type="float">
            <text:p>12.0146799909</text:p>
          </table:table-cell>
          <table:table-cell table:formula="of:=1/[.I17]" office:value-type="float" office:value="0.0832315135117585" calcext:value-type="float">
            <text:p>0.0832315135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86" calcext:value-type="float">
            <text:p>1.71286</text:p>
          </table:table-cell>
          <table:table-cell office:value-type="float" office:value="1.71281" calcext:value-type="float">
            <text:p>1.71281</text:p>
          </table:table-cell>
          <table:table-cell office:value-type="float" office:value="1.71291" calcext:value-type="float">
            <text:p>1.71291</text:p>
          </table:table-cell>
          <table:table-cell office:value-type="float" office:value="1.71277" calcext:value-type="float">
            <text:p>1.71277</text:p>
          </table:table-cell>
          <table:table-cell office:value-type="float" office:value="1.71278" calcext:value-type="float">
            <text:p>1.71278</text:p>
          </table:table-cell>
          <table:table-cell table:formula="of:=SUM([.B18:.F18])" office:value-type="float" office:value="8.56413" calcext:value-type="float">
            <text:p>8.56413</text:p>
          </table:table-cell>
          <table:table-cell table:formula="of:=[.G18]/5" office:value-type="float" office:value="1.712826" calcext:value-type="float">
            <text:p>1.712826</text:p>
          </table:table-cell>
          <table:table-cell table:formula="of:=[.H18]-[.$H$2]" office:value-type="float" office:value="1.7128259908754" calcext:value-type="float">
            <text:p>1.7128259909</text:p>
          </table:table-cell>
          <table:table-cell table:formula="of:=1/[.I18]" office:value-type="float" office:value="0.583830468084452" calcext:value-type="float">
            <text:p>0.5838304681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247834" calcext:value-type="float">
            <text:p>0.0247834</text:p>
          </table:table-cell>
          <table:table-cell office:value-type="float" office:value="0.0249564" calcext:value-type="float">
            <text:p>0.0249564</text:p>
          </table:table-cell>
          <table:table-cell office:value-type="float" office:value="0.0247803" calcext:value-type="float">
            <text:p>0.0247803</text:p>
          </table:table-cell>
          <table:table-cell office:value-type="float" office:value="0.0247462" calcext:value-type="float">
            <text:p>0.0247462</text:p>
          </table:table-cell>
          <table:table-cell office:value-type="float" office:value="0.0247486" calcext:value-type="float">
            <text:p>0.0247486</text:p>
          </table:table-cell>
          <table:table-cell table:formula="of:=SUM([.B19:.F19])" office:value-type="float" office:value="0.1240149" calcext:value-type="float">
            <text:p>0.1240149</text:p>
          </table:table-cell>
          <table:table-cell table:formula="of:=[.G19]/5" office:value-type="float" office:value="0.02480298" calcext:value-type="float">
            <text:p>0.02480298</text:p>
          </table:table-cell>
          <table:table-cell table:formula="of:=[.H19]-[.$H$2]" office:value-type="float" office:value="0.0248029708754" calcext:value-type="float">
            <text:p>0.0248029709</text:p>
          </table:table-cell>
          <table:table-cell table:formula="of:=1/[.I19]" office:value-type="float" office:value="40.3177508462027" calcext:value-type="float">
            <text:p>40.3177508462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3859" calcext:value-type="float">
            <text:p>0.00373859</text:p>
          </table:table-cell>
          <table:table-cell office:value-type="float" office:value="0.00375174" calcext:value-type="float">
            <text:p>0.00375174</text:p>
          </table:table-cell>
          <table:table-cell office:value-type="float" office:value="0.00373132" calcext:value-type="float">
            <text:p>0.00373132</text:p>
          </table:table-cell>
          <table:table-cell office:value-type="float" office:value="0.0037243" calcext:value-type="float">
            <text:p>0.0037243</text:p>
          </table:table-cell>
          <table:table-cell office:value-type="float" office:value="0.00372736" calcext:value-type="float">
            <text:p>0.00372736</text:p>
          </table:table-cell>
          <table:table-cell table:formula="of:=SUM([.B20:.F20])" office:value-type="float" office:value="0.01867331" calcext:value-type="float">
            <text:p>0.01867331</text:p>
          </table:table-cell>
          <table:table-cell table:formula="of:=[.G20]/5" office:value-type="float" office:value="0.003734662" calcext:value-type="float">
            <text:p>0.003734662</text:p>
          </table:table-cell>
          <table:table-cell table:formula="of:=[.H20]-[.$H$2]" office:value-type="float" office:value="0.0037346528754" calcext:value-type="float">
            <text:p>0.0037346529</text:p>
          </table:table-cell>
          <table:table-cell table:formula="of:=1/[.I20]" office:value-type="float" office:value="267.762502530545" calcext:value-type="float">
            <text:p>267.7625025305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154167" calcext:value-type="float">
            <text:p>0.0154167</text:p>
          </table:table-cell>
          <table:table-cell office:value-type="float" office:value="0.0154097" calcext:value-type="float">
            <text:p>0.0154097</text:p>
          </table:table-cell>
          <table:table-cell office:value-type="float" office:value="0.0154129" calcext:value-type="float">
            <text:p>0.0154129</text:p>
          </table:table-cell>
          <table:table-cell office:value-type="float" office:value="0.0154099" calcext:value-type="float">
            <text:p>0.0154099</text:p>
          </table:table-cell>
          <table:table-cell office:value-type="float" office:value="0.0154173" calcext:value-type="float">
            <text:p>0.0154173</text:p>
          </table:table-cell>
          <table:table-cell table:formula="of:=SUM([.B21:.F21])" office:value-type="float" office:value="0.0770665" calcext:value-type="float">
            <text:p>0.0770665</text:p>
          </table:table-cell>
          <table:table-cell table:formula="of:=[.G21]/5" office:value-type="float" office:value="0.0154133" calcext:value-type="float">
            <text:p>0.0154133</text:p>
          </table:table-cell>
          <table:table-cell table:formula="of:=[.H21]-[.$H$2]" office:value-type="float" office:value="0.0154132908754" calcext:value-type="float">
            <text:p>0.0154132909</text:p>
          </table:table-cell>
          <table:table-cell table:formula="of:=1/[.I21]" office:value-type="float" office:value="64.879071450992" calcext:value-type="float">
            <text:p>64.879071451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389087" calcext:value-type="float">
            <text:p>0.00389087</text:p>
          </table:table-cell>
          <table:table-cell office:value-type="float" office:value="0.00383774" calcext:value-type="float">
            <text:p>0.00383774</text:p>
          </table:table-cell>
          <table:table-cell office:value-type="float" office:value="0.00384525" calcext:value-type="float">
            <text:p>0.00384525</text:p>
          </table:table-cell>
          <table:table-cell office:value-type="float" office:value="0.00384045" calcext:value-type="float">
            <text:p>0.00384045</text:p>
          </table:table-cell>
          <table:table-cell office:value-type="float" office:value="0.00383884" calcext:value-type="float">
            <text:p>0.00383884</text:p>
          </table:table-cell>
          <table:table-cell table:formula="of:=SUM([.B22:.F22])" office:value-type="float" office:value="0.01925315" calcext:value-type="float">
            <text:p>0.01925315</text:p>
          </table:table-cell>
          <table:table-cell table:formula="of:=[.G22]/5" office:value-type="float" office:value="0.00385063" calcext:value-type="float">
            <text:p>0.00385063</text:p>
          </table:table-cell>
          <table:table-cell table:formula="of:=[.H22]-[.$H$2]" office:value-type="float" office:value="0.0038506208754" calcext:value-type="float">
            <text:p>0.0038506209</text:p>
          </table:table-cell>
          <table:table-cell table:formula="of:=1/[.I22]" office:value-type="float" office:value="259.69837913376" calcext:value-type="float">
            <text:p>259.6983791338</text:p>
          </table:table-cell>
        </table:table-row>
        <table:table-row table:style-name="ro1">
          <table:table-cell office:value-type="string" calcext:value-type="string">
            <text:p>Face descriptor </text:p>
          </table:table-cell>
          <table:table-cell office:value-type="float" office:value="0.562161" calcext:value-type="float">
            <text:p>0.562161</text:p>
          </table:table-cell>
          <table:table-cell office:value-type="float" office:value="0.56538" calcext:value-type="float">
            <text:p>0.56538</text:p>
          </table:table-cell>
          <table:table-cell office:value-type="float" office:value="0.563686" calcext:value-type="float">
            <text:p>0.563686</text:p>
          </table:table-cell>
          <table:table-cell office:value-type="float" office:value="0.562294" calcext:value-type="float">
            <text:p>0.562294</text:p>
          </table:table-cell>
          <table:table-cell office:value-type="float" office:value="0.562335" calcext:value-type="float">
            <text:p>0.562335</text:p>
          </table:table-cell>
          <table:table-cell table:formula="of:=SUM([.B23:.F23])" office:value-type="float" office:value="2.815856" calcext:value-type="float">
            <text:p>2.815856</text:p>
          </table:table-cell>
          <table:table-cell table:formula="of:=[.G23]/5" office:value-type="float" office:value="0.5631712" calcext:value-type="float">
            <text:p>0.5631712</text:p>
          </table:table-cell>
          <table:table-cell table:formula="of:=[.H23]-[.$H$2]" office:value-type="float" office:value="0.5631711908754" calcext:value-type="float">
            <text:p>0.5631711909</text:p>
          </table:table-cell>
          <table:table-cell table:formula="of:=1/[.I23]" office:value-type="float" office:value="1.77565901133115" calcext:value-type="float">
            <text:p>1.7756590113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251" calcext:value-type="float">
            <text:p>0.011251</text:p>
          </table:table-cell>
          <table:table-cell office:value-type="float" office:value="0.0112682" calcext:value-type="float">
            <text:p>0.0112682</text:p>
          </table:table-cell>
          <table:table-cell office:value-type="float" office:value="0.0112704" calcext:value-type="float">
            <text:p>0.0112704</text:p>
          </table:table-cell>
          <table:table-cell office:value-type="float" office:value="0.0112692" calcext:value-type="float">
            <text:p>0.0112692</text:p>
          </table:table-cell>
          <table:table-cell office:value-type="float" office:value="0.0112709" calcext:value-type="float">
            <text:p>0.0112709</text:p>
          </table:table-cell>
          <table:table-cell table:formula="of:=SUM([.B24:.F24])" office:value-type="float" office:value="0.0563297" calcext:value-type="float">
            <text:p>0.0563297</text:p>
          </table:table-cell>
          <table:table-cell table:formula="of:=[.G24]/5" office:value-type="float" office:value="0.01126594" calcext:value-type="float">
            <text:p>0.01126594</text:p>
          </table:table-cell>
          <table:table-cell table:formula="of:=[.H24]-[.$H$2]" office:value-type="float" office:value="0.0112659308754" calcext:value-type="float">
            <text:p>0.0112659309</text:p>
          </table:table-cell>
          <table:table-cell table:formula="of:=1/[.I24]" office:value-type="float" office:value="88.7631933002158" calcext:value-type="float">
            <text:p>88.7631933002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5612" calcext:value-type="float">
            <text:p>0.0105612</text:p>
          </table:table-cell>
          <table:table-cell office:value-type="float" office:value="0.0105049" calcext:value-type="float">
            <text:p>0.0105049</text:p>
          </table:table-cell>
          <table:table-cell office:value-type="float" office:value="0.0105177" calcext:value-type="float">
            <text:p>0.0105177</text:p>
          </table:table-cell>
          <table:table-cell office:value-type="float" office:value="0.0105104" calcext:value-type="float">
            <text:p>0.0105104</text:p>
          </table:table-cell>
          <table:table-cell office:value-type="float" office:value="0.0105059" calcext:value-type="float">
            <text:p>0.0105059</text:p>
          </table:table-cell>
          <table:table-cell table:formula="of:=SUM([.B25:.F25])" office:value-type="float" office:value="0.0526001" calcext:value-type="float">
            <text:p>0.0526001</text:p>
          </table:table-cell>
          <table:table-cell table:formula="of:=[.G25]/5" office:value-type="float" office:value="0.01052002" calcext:value-type="float">
            <text:p>0.01052002</text:p>
          </table:table-cell>
          <table:table-cell table:formula="of:=[.H25]-[.$H$2]" office:value-type="float" office:value="0.0105200108754" calcext:value-type="float">
            <text:p>0.0105200109</text:p>
          </table:table-cell>
          <table:table-cell table:formula="of:=1/[.I25]" office:value-type="float" office:value="95.0569359522622" calcext:value-type="float">
            <text:p>95.0569359523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204904" calcext:value-type="float">
            <text:p>0.0204904</text:p>
          </table:table-cell>
          <table:table-cell office:value-type="float" office:value="0.0208436" calcext:value-type="float">
            <text:p>0.0208436</text:p>
          </table:table-cell>
          <table:table-cell office:value-type="float" office:value="0.0204179" calcext:value-type="float">
            <text:p>0.0204179</text:p>
          </table:table-cell>
          <table:table-cell office:value-type="float" office:value="0.0201834" calcext:value-type="float">
            <text:p>0.0201834</text:p>
          </table:table-cell>
          <table:table-cell office:value-type="float" office:value="0.0203142" calcext:value-type="float">
            <text:p>0.0203142</text:p>
          </table:table-cell>
          <table:table-cell table:formula="of:=SUM([.B26:.F26])" office:value-type="float" office:value="0.1022495" calcext:value-type="float">
            <text:p>0.1022495</text:p>
          </table:table-cell>
          <table:table-cell table:formula="of:=[.G26]/5" office:value-type="float" office:value="0.0204499" calcext:value-type="float">
            <text:p>0.0204499</text:p>
          </table:table-cell>
          <table:table-cell table:formula="of:=[.H26]-[.$H$2]" office:value-type="float" office:value="0.0204498908754" calcext:value-type="float">
            <text:p>0.0204498909</text:p>
          </table:table-cell>
          <table:table-cell table:formula="of:=1/[.I26]" office:value-type="float" office:value="48.9000164398403" calcext:value-type="float">
            <text:p>48.9000164398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301202" calcext:value-type="float">
            <text:p>0.00301202</text:p>
          </table:table-cell>
          <table:table-cell office:value-type="float" office:value="0.00295725" calcext:value-type="float">
            <text:p>0.00295725</text:p>
          </table:table-cell>
          <table:table-cell office:value-type="float" office:value="0.0029345" calcext:value-type="float">
            <text:p>0.0029345</text:p>
          </table:table-cell>
          <table:table-cell office:value-type="float" office:value="0.00303621" calcext:value-type="float">
            <text:p>0.00303621</text:p>
          </table:table-cell>
          <table:table-cell office:value-type="float" office:value="0.00307532" calcext:value-type="float">
            <text:p>0.00307532</text:p>
          </table:table-cell>
          <table:table-cell table:formula="of:=SUM([.B27:.F27])" office:value-type="float" office:value="0.0150153" calcext:value-type="float">
            <text:p>0.0150153</text:p>
          </table:table-cell>
          <table:table-cell table:formula="of:=[.G27]/5" office:value-type="float" office:value="0.00300306" calcext:value-type="float">
            <text:p>0.00300306</text:p>
          </table:table-cell>
          <table:table-cell table:formula="of:=[.H27]-[.$H$2]" office:value-type="float" office:value="0.0030030508754" calcext:value-type="float">
            <text:p>0.0030030509</text:p>
          </table:table-cell>
          <table:table-cell table:formula="of:=1/[.I27]" office:value-type="float" office:value="332.994691562394" calcext:value-type="float">
            <text:p>332.9946915624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158985" calcext:value-type="float">
            <text:p>0.0158985</text:p>
          </table:table-cell>
          <table:table-cell office:value-type="float" office:value="0.0160101" calcext:value-type="float">
            <text:p>0.0160101</text:p>
          </table:table-cell>
          <table:table-cell office:value-type="float" office:value="0.0159004" calcext:value-type="float">
            <text:p>0.0159004</text:p>
          </table:table-cell>
          <table:table-cell office:value-type="float" office:value="0.015705" calcext:value-type="float">
            <text:p>0.015705</text:p>
          </table:table-cell>
          <table:table-cell office:value-type="float" office:value="0.0157543" calcext:value-type="float">
            <text:p>0.0157543</text:p>
          </table:table-cell>
          <table:table-cell table:formula="of:=SUM([.B28:.F28])" office:value-type="float" office:value="0.0792683" calcext:value-type="float">
            <text:p>0.0792683</text:p>
          </table:table-cell>
          <table:table-cell table:formula="of:=[.G28]/5" office:value-type="float" office:value="0.01585366" calcext:value-type="float">
            <text:p>0.01585366</text:p>
          </table:table-cell>
          <table:table-cell table:formula="of:=[.H28]-[.$H$2]" office:value-type="float" office:value="0.0158536508754" calcext:value-type="float">
            <text:p>0.0158536509</text:p>
          </table:table-cell>
          <table:table-cell table:formula="of:=1/[.I28]" office:value-type="float" office:value="63.0769535584824" calcext:value-type="float">
            <text:p>63.0769535585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34936" calcext:value-type="float">
            <text:p>0.00234936</text:p>
          </table:table-cell>
          <table:table-cell office:value-type="float" office:value="0.00237826" calcext:value-type="float">
            <text:p>0.00237826</text:p>
          </table:table-cell>
          <table:table-cell office:value-type="float" office:value="0.00236827" calcext:value-type="float">
            <text:p>0.00236827</text:p>
          </table:table-cell>
          <table:table-cell office:value-type="float" office:value="0.00234972" calcext:value-type="float">
            <text:p>0.00234972</text:p>
          </table:table-cell>
          <table:table-cell office:value-type="float" office:value="0.0023491" calcext:value-type="float">
            <text:p>0.0023491</text:p>
          </table:table-cell>
          <table:table-cell table:formula="of:=SUM([.B29:.F29])" office:value-type="float" office:value="0.01179471" calcext:value-type="float">
            <text:p>0.01179471</text:p>
          </table:table-cell>
          <table:table-cell table:formula="of:=[.G29]/5" office:value-type="float" office:value="0.002358942" calcext:value-type="float">
            <text:p>0.002358942</text:p>
          </table:table-cell>
          <table:table-cell table:formula="of:=[.H29]-[.$H$2]" office:value-type="float" office:value="0.0023589328754" calcext:value-type="float">
            <text:p>0.0023589329</text:p>
          </table:table-cell>
          <table:table-cell table:formula="of:=1/[.I29]" office:value-type="float" office:value="423.920498301772" calcext:value-type="float">
            <text:p>423.920498301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247363" calcext:value-type="float">
            <text:p>0.0247363</text:p>
          </table:table-cell>
          <table:table-cell office:value-type="float" office:value="0.0244179" calcext:value-type="float">
            <text:p>0.0244179</text:p>
          </table:table-cell>
          <table:table-cell office:value-type="float" office:value="0.0256774" calcext:value-type="float">
            <text:p>0.0256774</text:p>
          </table:table-cell>
          <table:table-cell office:value-type="float" office:value="0.0250355" calcext:value-type="float">
            <text:p>0.0250355</text:p>
          </table:table-cell>
          <table:table-cell office:value-type="float" office:value="0.0244457" calcext:value-type="float">
            <text:p>0.0244457</text:p>
          </table:table-cell>
          <table:table-cell table:formula="of:=SUM([.B30:.F30])" office:value-type="float" office:value="0.1243128" calcext:value-type="float">
            <text:p>0.1243128</text:p>
          </table:table-cell>
          <table:table-cell table:formula="of:=[.G30]/5" office:value-type="float" office:value="0.02486256" calcext:value-type="float">
            <text:p>0.02486256</text:p>
          </table:table-cell>
          <table:table-cell table:formula="of:=[.H30]-[.$H$2]" office:value-type="float" office:value="0.0248625508754" calcext:value-type="float">
            <text:p>0.0248625509</text:p>
          </table:table-cell>
          <table:table-cell table:formula="of:=1/[.I30]" office:value-type="float" office:value="40.2211343884847" calcext:value-type="float">
            <text:p>40.2211343885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495471" calcext:value-type="float">
            <text:p>0.00495471</text:p>
          </table:table-cell>
          <table:table-cell office:value-type="float" office:value="0.00500572" calcext:value-type="float">
            <text:p>0.00500572</text:p>
          </table:table-cell>
          <table:table-cell office:value-type="float" office:value="0.00496207" calcext:value-type="float">
            <text:p>0.00496207</text:p>
          </table:table-cell>
          <table:table-cell office:value-type="float" office:value="0.00500051" calcext:value-type="float">
            <text:p>0.00500051</text:p>
          </table:table-cell>
          <table:table-cell office:value-type="float" office:value="0.00496521" calcext:value-type="float">
            <text:p>0.00496521</text:p>
          </table:table-cell>
          <table:table-cell table:formula="of:=SUM([.B31:.F31])" office:value-type="float" office:value="0.02488822" calcext:value-type="float">
            <text:p>0.02488822</text:p>
          </table:table-cell>
          <table:table-cell table:formula="of:=[.G31]/5" office:value-type="float" office:value="0.004977644" calcext:value-type="float">
            <text:p>0.004977644</text:p>
          </table:table-cell>
          <table:table-cell table:formula="of:=[.H31]-[.$H$2]" office:value-type="float" office:value="0.0049776348754" calcext:value-type="float">
            <text:p>0.0049776349</text:p>
          </table:table-cell>
          <table:table-cell table:formula="of:=1/[.I31]" office:value-type="float" office:value="200.898624554024" calcext:value-type="float">
            <text:p>200.898624554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76049" calcext:value-type="float">
            <text:p>0.000676049</text:p>
          </table:table-cell>
          <table:table-cell office:value-type="float" office:value="0.000679597" calcext:value-type="float">
            <text:p>0.000679597</text:p>
          </table:table-cell>
          <table:table-cell office:value-type="float" office:value="0.000676847" calcext:value-type="float">
            <text:p>0.000676847</text:p>
          </table:table-cell>
          <table:table-cell office:value-type="float" office:value="0.000680114" calcext:value-type="float">
            <text:p>0.000680114</text:p>
          </table:table-cell>
          <table:table-cell office:value-type="float" office:value="0.000680395" calcext:value-type="float">
            <text:p>0.000680395</text:p>
          </table:table-cell>
          <table:table-cell table:formula="of:=SUM([.B32:.F32])" office:value-type="float" office:value="0.003393002" calcext:value-type="float">
            <text:p>0.003393002</text:p>
          </table:table-cell>
          <table:table-cell table:formula="of:=[.G32]/5" office:value-type="float" office:value="0.0006786004" calcext:value-type="float">
            <text:p>0.0006786004</text:p>
          </table:table-cell>
          <table:table-cell table:formula="of:=[.H32]-[.$H$2]" office:value-type="float" office:value="0.0006785912754" calcext:value-type="float">
            <text:p>0.0006785913</text:p>
          </table:table-cell>
          <table:table-cell table:formula="of:=1/[.I32]" office:value-type="float" office:value="1473.64110953319" calcext:value-type="float">
            <text:p>1473.6411095332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778822" calcext:value-type="float">
            <text:p>0.778822</text:p>
          </table:table-cell>
          <table:table-cell office:value-type="float" office:value="0.869472" calcext:value-type="float">
            <text:p>0.869472</text:p>
          </table:table-cell>
          <table:table-cell office:value-type="float" office:value="0.889678" calcext:value-type="float">
            <text:p>0.889678</text:p>
          </table:table-cell>
          <table:table-cell office:value-type="float" office:value="0.892718" calcext:value-type="float">
            <text:p>0.892718</text:p>
          </table:table-cell>
          <table:table-cell office:value-type="float" office:value="0.894126" calcext:value-type="float">
            <text:p>0.894126</text:p>
          </table:table-cell>
          <table:table-cell table:formula="of:=SUM([.B33:.F33])" office:value-type="float" office:value="4.324816" calcext:value-type="float">
            <text:p>4.324816</text:p>
          </table:table-cell>
          <table:table-cell table:formula="of:=[.G33]/5" office:value-type="float" office:value="0.8649632" calcext:value-type="float">
            <text:p>0.8649632</text:p>
          </table:table-cell>
          <table:table-cell table:formula="of:=[.H33]-[.$H$2]" office:value-type="float" office:value="0.8649631908754" calcext:value-type="float">
            <text:p>0.8649631909</text:p>
          </table:table-cell>
          <table:table-cell table:formula="of:=1/[.I33]" office:value-type="float" office:value="1.15611856151697" calcext:value-type="float">
            <text:p>1.1561185615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165986" calcext:value-type="float">
            <text:p>0.165986</text:p>
          </table:table-cell>
          <table:table-cell office:value-type="float" office:value="0.170263" calcext:value-type="float">
            <text:p>0.170263</text:p>
          </table:table-cell>
          <table:table-cell office:value-type="float" office:value="0.17179" calcext:value-type="float">
            <text:p>0.17179</text:p>
          </table:table-cell>
          <table:table-cell office:value-type="float" office:value="0.173254" calcext:value-type="float">
            <text:p>0.173254</text:p>
          </table:table-cell>
          <table:table-cell office:value-type="float" office:value="0.172849" calcext:value-type="float">
            <text:p>0.172849</text:p>
          </table:table-cell>
          <table:table-cell table:formula="of:=SUM([.B34:.F34])" office:value-type="float" office:value="0.854142" calcext:value-type="float">
            <text:p>0.854142</text:p>
          </table:table-cell>
          <table:table-cell table:formula="of:=[.G34]/5" office:value-type="float" office:value="0.1708284" calcext:value-type="float">
            <text:p>0.1708284</text:p>
          </table:table-cell>
          <table:table-cell table:formula="of:=[.H34]-[.$H$2]" office:value-type="float" office:value="0.1708283908754" calcext:value-type="float">
            <text:p>0.1708283909</text:p>
          </table:table-cell>
          <table:table-cell table:formula="of:=1/[.I34]" office:value-type="float" office:value="5.85382789637928" calcext:value-type="float">
            <text:p>5.853827896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316579" calcext:value-type="float">
            <text:p>0.0316579</text:p>
          </table:table-cell>
          <table:table-cell office:value-type="float" office:value="0.0315888" calcext:value-type="float">
            <text:p>0.0315888</text:p>
          </table:table-cell>
          <table:table-cell office:value-type="float" office:value="0.0316774" calcext:value-type="float">
            <text:p>0.0316774</text:p>
          </table:table-cell>
          <table:table-cell office:value-type="float" office:value="0.0315981" calcext:value-type="float">
            <text:p>0.0315981</text:p>
          </table:table-cell>
          <table:table-cell office:value-type="float" office:value="0.0316386" calcext:value-type="float">
            <text:p>0.0316386</text:p>
          </table:table-cell>
          <table:table-cell table:formula="of:=SUM([.B35:.F35])" office:value-type="float" office:value="0.1581608" calcext:value-type="float">
            <text:p>0.1581608</text:p>
          </table:table-cell>
          <table:table-cell table:formula="of:=[.G35]/5" office:value-type="float" office:value="0.03163216" calcext:value-type="float">
            <text:p>0.03163216</text:p>
          </table:table-cell>
          <table:table-cell table:formula="of:=[.H35]-[.$H$2]" office:value-type="float" office:value="0.0316321508754" calcext:value-type="float">
            <text:p>0.0316321509</text:p>
          </table:table-cell>
          <table:table-cell table:formula="of:=1/[.I35]" office:value-type="float" office:value="31.613405106059" calcext:value-type="float">
            <text:p>31.6134051061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338626" calcext:value-type="float">
            <text:p>0.0338626</text:p>
          </table:table-cell>
          <table:table-cell office:value-type="float" office:value="0.0352294" calcext:value-type="float">
            <text:p>0.0352294</text:p>
          </table:table-cell>
          <table:table-cell office:value-type="float" office:value="0.0360922" calcext:value-type="float">
            <text:p>0.0360922</text:p>
          </table:table-cell>
          <table:table-cell office:value-type="float" office:value="0.0353017" calcext:value-type="float">
            <text:p>0.0353017</text:p>
          </table:table-cell>
          <table:table-cell office:value-type="float" office:value="0.0353174" calcext:value-type="float">
            <text:p>0.0353174</text:p>
          </table:table-cell>
          <table:table-cell table:formula="of:=SUM([.B36:.F36])" office:value-type="float" office:value="0.1758033" calcext:value-type="float">
            <text:p>0.1758033</text:p>
          </table:table-cell>
          <table:table-cell table:formula="of:=[.G36]/5" office:value-type="float" office:value="0.03516066" calcext:value-type="float">
            <text:p>0.03516066</text:p>
          </table:table-cell>
          <table:table-cell table:formula="of:=[.H36]-[.$H$2]" office:value-type="float" office:value="0.0351606508754" calcext:value-type="float">
            <text:p>0.0351606509</text:p>
          </table:table-cell>
          <table:table-cell table:formula="of:=1/[.I36]" office:value-type="float" office:value="28.4408842015961" calcext:value-type="float">
            <text:p>28.4408842016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217266" calcext:value-type="float">
            <text:p>0.00217266</text:p>
          </table:table-cell>
          <table:table-cell office:value-type="float" office:value="0.00217113" calcext:value-type="float">
            <text:p>0.00217113</text:p>
          </table:table-cell>
          <table:table-cell office:value-type="float" office:value="0.00217538" calcext:value-type="float">
            <text:p>0.00217538</text:p>
          </table:table-cell>
          <table:table-cell office:value-type="float" office:value="0.00216833" calcext:value-type="float">
            <text:p>0.00216833</text:p>
          </table:table-cell>
          <table:table-cell office:value-type="float" office:value="0.0021746" calcext:value-type="float">
            <text:p>0.0021746</text:p>
          </table:table-cell>
          <table:table-cell table:formula="of:=SUM([.B37:.F37])" office:value-type="float" office:value="0.0108621" calcext:value-type="float">
            <text:p>0.0108621</text:p>
          </table:table-cell>
          <table:table-cell table:formula="of:=[.G37]/5" office:value-type="float" office:value="0.00217242" calcext:value-type="float">
            <text:p>0.00217242</text:p>
          </table:table-cell>
          <table:table-cell table:formula="of:=[.H37]-[.$H$2]" office:value-type="float" office:value="0.0021724108754" calcext:value-type="float">
            <text:p>0.0021724109</text:p>
          </table:table-cell>
          <table:table-cell table:formula="of:=1/[.I37]" office:value-type="float" office:value="460.318078556789" calcext:value-type="float">
            <text:p>460.3180785568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6639" calcext:value-type="float">
            <text:p>0.000316639</text:p>
          </table:table-cell>
          <table:table-cell office:value-type="float" office:value="0.000318088" calcext:value-type="float">
            <text:p>0.000318088</text:p>
          </table:table-cell>
          <table:table-cell office:value-type="float" office:value="0.000316976" calcext:value-type="float">
            <text:p>0.000316976</text:p>
          </table:table-cell>
          <table:table-cell office:value-type="float" office:value="0.000318142" calcext:value-type="float">
            <text:p>0.000318142</text:p>
          </table:table-cell>
          <table:table-cell office:value-type="float" office:value="0.00031675" calcext:value-type="float">
            <text:p>0.00031675</text:p>
          </table:table-cell>
          <table:table-cell table:formula="of:=SUM([.B38:.F38])" office:value-type="float" office:value="0.001586595" calcext:value-type="float">
            <text:p>0.001586595</text:p>
          </table:table-cell>
          <table:table-cell table:formula="of:=[.G38]/5" office:value-type="float" office:value="0.000317319" calcext:value-type="float">
            <text:p>0.000317319</text:p>
          </table:table-cell>
          <table:table-cell table:formula="of:=[.H38]-[.$H$2]" office:value-type="float" office:value="0.0003173098754" calcext:value-type="float">
            <text:p>0.0003173099</text:p>
          </table:table-cell>
          <table:table-cell table:formula="of:=1/[.I38]" office:value-type="float" office:value="3151.49346908728" calcext:value-type="float">
            <text:p>3151.4934690873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170917" calcext:value-type="float">
            <text:p>0.00170917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0.00173229" calcext:value-type="float">
            <text:p>0.00173229</text:p>
          </table:table-cell>
          <table:table-cell office:value-type="float" office:value="0.00171856" calcext:value-type="float">
            <text:p>0.00171856</text:p>
          </table:table-cell>
          <table:table-cell office:value-type="float" office:value="0.00172722" calcext:value-type="float">
            <text:p>0.00172722</text:p>
          </table:table-cell>
          <table:table-cell table:formula="of:=SUM([.B39:.F39])" office:value-type="float" office:value="0.00860796" calcext:value-type="float">
            <text:p>0.00860796</text:p>
          </table:table-cell>
          <table:table-cell table:formula="of:=[.G39]/5" office:value-type="float" office:value="0.001721592" calcext:value-type="float">
            <text:p>0.001721592</text:p>
          </table:table-cell>
          <table:table-cell table:formula="of:=[.H39]-[.$H$2]" office:value-type="float" office:value="0.0017215828754" calcext:value-type="float">
            <text:p>0.0017215829</text:p>
          </table:table-cell>
          <table:table-cell table:formula="of:=1/[.I39]" office:value-type="float" office:value="580.860796357338" calcext:value-type="float">
            <text:p>580.8607963573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284627" calcext:value-type="float">
            <text:p>0.000284627</text:p>
          </table:table-cell>
          <table:table-cell office:value-type="float" office:value="0.00028694" calcext:value-type="float">
            <text:p>0.00028694</text:p>
          </table:table-cell>
          <table:table-cell office:value-type="float" office:value="0.000308523" calcext:value-type="float">
            <text:p>0.000308523</text:p>
          </table:table-cell>
          <table:table-cell office:value-type="float" office:value="0.000289035" calcext:value-type="float">
            <text:p>0.000289035</text:p>
          </table:table-cell>
          <table:table-cell office:value-type="float" office:value="0.000372743" calcext:value-type="float">
            <text:p>0.000372743</text:p>
          </table:table-cell>
          <table:table-cell table:formula="of:=SUM([.B40:.F40])" office:value-type="float" office:value="0.001541868" calcext:value-type="float">
            <text:p>0.001541868</text:p>
          </table:table-cell>
          <table:table-cell table:formula="of:=[.G40]/5" office:value-type="float" office:value="0.0003083736" calcext:value-type="float">
            <text:p>0.0003083736</text:p>
          </table:table-cell>
          <table:table-cell table:formula="of:=[.H40]-[.$H$2]" office:value-type="float" office:value="0.0003083644754" calcext:value-type="float">
            <text:p>0.0003083645</text:p>
          </table:table-cell>
          <table:table-cell table:formula="of:=1/[.I40]" office:value-type="float" office:value="3242.91570455006" calcext:value-type="float">
            <text:p>3242.9157045501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3.12412" calcext:value-type="float">
            <text:p>3.12412</text:p>
          </table:table-cell>
          <table:table-cell office:value-type="float" office:value="3.12672" calcext:value-type="float">
            <text:p>3.12672</text:p>
          </table:table-cell>
          <table:table-cell office:value-type="float" office:value="3.12508" calcext:value-type="float">
            <text:p>3.12508</text:p>
          </table:table-cell>
          <table:table-cell office:value-type="float" office:value="3.1272" calcext:value-type="float">
            <text:p>3.1272</text:p>
          </table:table-cell>
          <table:table-cell office:value-type="float" office:value="3.12583" calcext:value-type="float">
            <text:p>3.12583</text:p>
          </table:table-cell>
          <table:table-cell table:formula="of:=SUM([.B41:.F41])" office:value-type="float" office:value="15.62895" calcext:value-type="float">
            <text:p>15.62895</text:p>
          </table:table-cell>
          <table:table-cell table:formula="of:=[.G41]/5" office:value-type="float" office:value="3.12579" calcext:value-type="float">
            <text:p>3.12579</text:p>
          </table:table-cell>
          <table:table-cell table:formula="of:=[.H41]-[.$H$2]" office:value-type="float" office:value="3.1257899908754" calcext:value-type="float">
            <text:p>3.1257899909</text:p>
          </table:table-cell>
          <table:table-cell table:formula="of:=1/[.I41]" office:value-type="float" office:value="0.319919125379227" calcext:value-type="float">
            <text:p>0.3199191254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223584" calcext:value-type="float">
            <text:p>0.223584</text:p>
          </table:table-cell>
          <table:table-cell office:value-type="float" office:value="0.222812" calcext:value-type="float">
            <text:p>0.222812</text:p>
          </table:table-cell>
          <table:table-cell office:value-type="float" office:value="0.223043" calcext:value-type="float">
            <text:p>0.223043</text:p>
          </table:table-cell>
          <table:table-cell office:value-type="float" office:value="0.221766" calcext:value-type="float">
            <text:p>0.221766</text:p>
          </table:table-cell>
          <table:table-cell office:value-type="float" office:value="0.223334" calcext:value-type="float">
            <text:p>0.223334</text:p>
          </table:table-cell>
          <table:table-cell table:formula="of:=SUM([.B42:.F42])" office:value-type="float" office:value="1.114539" calcext:value-type="float">
            <text:p>1.114539</text:p>
          </table:table-cell>
          <table:table-cell table:formula="of:=[.G42]/5" office:value-type="float" office:value="0.2229078" calcext:value-type="float">
            <text:p>0.2229078</text:p>
          </table:table-cell>
          <table:table-cell table:formula="of:=[.H42]-[.$H$2]" office:value-type="float" office:value="0.2229077908754" calcext:value-type="float">
            <text:p>0.2229077909</text:p>
          </table:table-cell>
          <table:table-cell table:formula="of:=1/[.I42]" office:value-type="float" office:value="4.48615993219804" calcext:value-type="float">
            <text:p>4.4861599322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132324" calcext:value-type="float">
            <text:p>0.132324</text:p>
          </table:table-cell>
          <table:table-cell office:value-type="float" office:value="0.131807" calcext:value-type="float">
            <text:p>0.131807</text:p>
          </table:table-cell>
          <table:table-cell office:value-type="float" office:value="0.132392" calcext:value-type="float">
            <text:p>0.132392</text:p>
          </table:table-cell>
          <table:table-cell office:value-type="float" office:value="0.133524" calcext:value-type="float">
            <text:p>0.133524</text:p>
          </table:table-cell>
          <table:table-cell office:value-type="float" office:value="0.134261" calcext:value-type="float">
            <text:p>0.134261</text:p>
          </table:table-cell>
          <table:table-cell table:formula="of:=SUM([.B43:.F43])" office:value-type="float" office:value="0.664308" calcext:value-type="float">
            <text:p>0.664308</text:p>
          </table:table-cell>
          <table:table-cell table:formula="of:=[.G43]/5" office:value-type="float" office:value="0.1328616" calcext:value-type="float">
            <text:p>0.1328616</text:p>
          </table:table-cell>
          <table:table-cell table:formula="of:=[.H43]-[.$H$2]" office:value-type="float" office:value="0.1328615908754" calcext:value-type="float">
            <text:p>0.1328615909</text:p>
          </table:table-cell>
          <table:table-cell table:formula="of:=1/[.I43]" office:value-type="float" office:value="7.52662973106967" calcext:value-type="float">
            <text:p>7.5266297311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13056" calcext:value-type="float">
            <text:p>0.13056</text:p>
          </table:table-cell>
          <table:table-cell office:value-type="float" office:value="0.130497" calcext:value-type="float">
            <text:p>0.130497</text:p>
          </table:table-cell>
          <table:table-cell office:value-type="float" office:value="0.13151" calcext:value-type="float">
            <text:p>0.13151</text:p>
          </table:table-cell>
          <table:table-cell office:value-type="float" office:value="0.131005" calcext:value-type="float">
            <text:p>0.131005</text:p>
          </table:table-cell>
          <table:table-cell office:value-type="float" office:value="0.130307" calcext:value-type="float">
            <text:p>0.130307</text:p>
          </table:table-cell>
          <table:table-cell table:formula="of:=SUM([.B44:.F44])" office:value-type="float" office:value="0.653879" calcext:value-type="float">
            <text:p>0.653879</text:p>
          </table:table-cell>
          <table:table-cell table:formula="of:=[.G44]/5" office:value-type="float" office:value="0.1307758" calcext:value-type="float">
            <text:p>0.1307758</text:p>
          </table:table-cell>
          <table:table-cell table:formula="of:=[.H44]-[.$H$2]" office:value-type="float" office:value="0.1307757908754" calcext:value-type="float">
            <text:p>0.1307757909</text:p>
          </table:table-cell>
          <table:table-cell table:formula="of:=1/[.I44]" office:value-type="float" office:value="7.64667522410762" calcext:value-type="float">
            <text:p>7.6466752241</text:p>
          </table:table-cell>
        </table:table-row>
      </table:table>
      <table:table table:name="armv7l-2016x1512" table:style-name="ta1">
        <table:table-column table:style-name="co6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ime 1</text:p>
          </table:table-cell>
          <table:table-cell table:style-name="ce4" office:value-type="string" calcext:value-type="string">
            <text:p>Time 2</text:p>
          </table:table-cell>
          <table:table-cell table:style-name="ce4" office:value-type="string" calcext:value-type="string">
            <text:p>Time 3</text:p>
          </table:table-cell>
          <table:table-cell table:style-name="ce4" office:value-type="string" calcext:value-type="string">
            <text:p>Time 4</text:p>
          </table:table-cell>
          <table:table-cell table:style-name="ce4" office:value-type="string" calcext:value-type="string">
            <text:p>Time 5</text:p>
          </table:table-cell>
          <table:table-cell table:style-name="ce4"/>
          <table:table-cell table:style-name="ce4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4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0000009323" calcext:value-type="float">
            <text:p>9.323E-09</text:p>
          </table:table-cell>
          <table:table-cell office:value-type="float" office:value="0.00000000901" calcext:value-type="float">
            <text:p>0.000000009</text:p>
          </table:table-cell>
          <table:table-cell office:value-type="float" office:value="0.000000009115" calcext:value-type="float">
            <text:p>9.115E-09</text:p>
          </table:table-cell>
          <table:table-cell table:formula="of:=SUM([.B2:.F2])" office:value-type="float" office:value="0.000000046562" calcext:value-type="float">
            <text:p>4.6562E-08</text:p>
          </table:table-cell>
          <table:table-cell table:formula="of:=[.G2]/5" office:value-type="float" office:value="0.0000000093124" calcext:value-type="float">
            <text:p>9.3124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256383" calcext:value-type="float">
            <text:p>0.0256383</text:p>
          </table:table-cell>
          <table:table-cell office:value-type="float" office:value="0.0258602" calcext:value-type="float">
            <text:p>0.0258602</text:p>
          </table:table-cell>
          <table:table-cell office:value-type="float" office:value="0.025866" calcext:value-type="float">
            <text:p>0.025866</text:p>
          </table:table-cell>
          <table:table-cell office:value-type="float" office:value="0.0256473" calcext:value-type="float">
            <text:p>0.0256473</text:p>
          </table:table-cell>
          <table:table-cell office:value-type="float" office:value="0.0255423" calcext:value-type="float">
            <text:p>0.0255423</text:p>
          </table:table-cell>
          <table:table-cell table:formula="of:=SUM([.B3:.F3])" office:value-type="float" office:value="0.1285541" calcext:value-type="float">
            <text:p>0.1285541</text:p>
          </table:table-cell>
          <table:table-cell table:formula="of:=[.G3]/5" office:value-type="float" office:value="0.02571082" calcext:value-type="float">
            <text:p>0.02571082</text:p>
          </table:table-cell>
          <table:table-cell table:formula="of:=[.H3]-[.$H$2]" office:value-type="float" office:value="0.0257108106876" calcext:value-type="float">
            <text:p>0.0257108107</text:p>
          </table:table-cell>
          <table:table-cell table:formula="of:=1/[.I3]" office:value-type="float" office:value="38.8941450407975" calcext:value-type="float">
            <text:p>38.8941450408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585" calcext:value-type="float">
            <text:p>0.0015585</text:p>
          </table:table-cell>
          <table:table-cell office:value-type="float" office:value="0.00157085" calcext:value-type="float">
            <text:p>0.00157085</text:p>
          </table:table-cell>
          <table:table-cell office:value-type="float" office:value="0.0015715" calcext:value-type="float">
            <text:p>0.0015715</text:p>
          </table:table-cell>
          <table:table-cell office:value-type="float" office:value="0.00155821" calcext:value-type="float">
            <text:p>0.00155821</text:p>
          </table:table-cell>
          <table:table-cell office:value-type="float" office:value="0.0015528" calcext:value-type="float">
            <text:p>0.0015528</text:p>
          </table:table-cell>
          <table:table-cell table:formula="of:=SUM([.B4:.F4])" office:value-type="float" office:value="0.00781186" calcext:value-type="float">
            <text:p>0.00781186</text:p>
          </table:table-cell>
          <table:table-cell table:formula="of:=[.G4]/5" office:value-type="float" office:value="0.001562372" calcext:value-type="float">
            <text:p>0.001562372</text:p>
          </table:table-cell>
          <table:table-cell table:formula="of:=[.H4]-[.$H$2]" office:value-type="float" office:value="0.0015623626876" calcext:value-type="float">
            <text:p>0.0015623627</text:p>
          </table:table-cell>
          <table:table-cell table:formula="of:=1/[.I4]" office:value-type="float" office:value="640.05624810212" calcext:value-type="float">
            <text:p>640.0562481021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287076" calcext:value-type="float">
            <text:p>0.00287076</text:p>
          </table:table-cell>
          <table:table-cell office:value-type="float" office:value="0.00280105" calcext:value-type="float">
            <text:p>0.00280105</text:p>
          </table:table-cell>
          <table:table-cell office:value-type="float" office:value="0.00280561" calcext:value-type="float">
            <text:p>0.00280561</text:p>
          </table:table-cell>
          <table:table-cell office:value-type="float" office:value="0.00288324" calcext:value-type="float">
            <text:p>0.00288324</text:p>
          </table:table-cell>
          <table:table-cell office:value-type="float" office:value="0.002933" calcext:value-type="float">
            <text:p>0.002933</text:p>
          </table:table-cell>
          <table:table-cell table:formula="of:=SUM([.B5:.F5])" office:value-type="float" office:value="0.01429366" calcext:value-type="float">
            <text:p>0.01429366</text:p>
          </table:table-cell>
          <table:table-cell table:formula="of:=[.G5]/5" office:value-type="float" office:value="0.002858732" calcext:value-type="float">
            <text:p>0.002858732</text:p>
          </table:table-cell>
          <table:table-cell table:formula="of:=[.H5]-[.$H$2]" office:value-type="float" office:value="0.0028587226876" calcext:value-type="float">
            <text:p>0.0028587227</text:p>
          </table:table-cell>
          <table:table-cell table:formula="of:=1/[.I5]" office:value-type="float" office:value="349.806577720043" calcext:value-type="float">
            <text:p>349.80657772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65374" calcext:value-type="float">
            <text:p>0.000165374</text:p>
          </table:table-cell>
          <table:table-cell office:value-type="float" office:value="0.000165817" calcext:value-type="float">
            <text:p>0.000165817</text:p>
          </table:table-cell>
          <table:table-cell office:value-type="float" office:value="0.000165807" calcext:value-type="float">
            <text:p>0.000165807</text:p>
          </table:table-cell>
          <table:table-cell office:value-type="float" office:value="0.000165398" calcext:value-type="float">
            <text:p>0.000165398</text:p>
          </table:table-cell>
          <table:table-cell office:value-type="float" office:value="0.000165014" calcext:value-type="float">
            <text:p>0.000165014</text:p>
          </table:table-cell>
          <table:table-cell table:formula="of:=SUM([.B6:.F6])" office:value-type="float" office:value="0.00082741" calcext:value-type="float">
            <text:p>0.00082741</text:p>
          </table:table-cell>
          <table:table-cell table:formula="of:=[.G6]/5" office:value-type="float" office:value="0.000165482" calcext:value-type="float">
            <text:p>0.000165482</text:p>
          </table:table-cell>
          <table:table-cell table:formula="of:=[.H6]-[.$H$2]" office:value-type="float" office:value="0.0001654726876" calcext:value-type="float">
            <text:p>0.0001654727</text:p>
          </table:table-cell>
          <table:table-cell table:formula="of:=1/[.I6]" office:value-type="float" office:value="6043.293394843" calcext:value-type="float">
            <text:p>6043.293394843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1.66416" calcext:value-type="float">
            <text:p>1.66416</text:p>
          </table:table-cell>
          <table:table-cell office:value-type="float" office:value="1.61767" calcext:value-type="float">
            <text:p>1.61767</text:p>
          </table:table-cell>
          <table:table-cell office:value-type="float" office:value="1.66522" calcext:value-type="float">
            <text:p>1.66522</text:p>
          </table:table-cell>
          <table:table-cell office:value-type="float" office:value="1.66258" calcext:value-type="float">
            <text:p>1.66258</text:p>
          </table:table-cell>
          <table:table-cell office:value-type="float" office:value="1.62664" calcext:value-type="float">
            <text:p>1.62664</text:p>
          </table:table-cell>
          <table:table-cell table:formula="of:=SUM([.B7:.F7])" office:value-type="float" office:value="8.23627" calcext:value-type="float">
            <text:p>8.23627</text:p>
          </table:table-cell>
          <table:table-cell table:formula="of:=[.G7]/5" office:value-type="float" office:value="1.647254" calcext:value-type="float">
            <text:p>1.647254</text:p>
          </table:table-cell>
          <table:table-cell table:formula="of:=[.H7]-[.$H$2]" office:value-type="float" office:value="1.6472539906876" calcext:value-type="float">
            <text:p>1.6472539907</text:p>
          </table:table-cell>
          <table:table-cell table:formula="of:=1/[.I7]" office:value-type="float" office:value="0.607070922670873" calcext:value-type="float">
            <text:p>0.6070709227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2127" calcext:value-type="float">
            <text:p>0.102127</text:p>
          </table:table-cell>
          <table:table-cell office:value-type="float" office:value="0.101498" calcext:value-type="float">
            <text:p>0.101498</text:p>
          </table:table-cell>
          <table:table-cell office:value-type="float" office:value="0.101858" calcext:value-type="float">
            <text:p>0.101858</text:p>
          </table:table-cell>
          <table:table-cell office:value-type="float" office:value="0.102035" calcext:value-type="float">
            <text:p>0.102035</text:p>
          </table:table-cell>
          <table:table-cell office:value-type="float" office:value="0.101766" calcext:value-type="float">
            <text:p>0.101766</text:p>
          </table:table-cell>
          <table:table-cell table:formula="of:=SUM([.B8:.F8])" office:value-type="float" office:value="0.509284" calcext:value-type="float">
            <text:p>0.509284</text:p>
          </table:table-cell>
          <table:table-cell table:formula="of:=[.G8]/5" office:value-type="float" office:value="0.1018568" calcext:value-type="float">
            <text:p>0.1018568</text:p>
          </table:table-cell>
          <table:table-cell table:formula="of:=[.H8]-[.$H$2]" office:value-type="float" office:value="0.1018567906876" calcext:value-type="float">
            <text:p>0.1018567907</text:p>
          </table:table-cell>
          <table:table-cell table:formula="of:=1/[.I8]" office:value-type="float" office:value="9.81770575382697" calcext:value-type="float">
            <text:p>9.8177057538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04639" calcext:value-type="float">
            <text:p>5.04639E-07</text:p>
          </table:table-cell>
          <table:table-cell office:value-type="float" office:value="0.000000518809" calcext:value-type="float">
            <text:p>5.18809E-07</text:p>
          </table:table-cell>
          <table:table-cell office:value-type="float" office:value="0.000000505985" calcext:value-type="float">
            <text:p>0.000000506</text:p>
          </table:table-cell>
          <table:table-cell office:value-type="float" office:value="0.000000503716" calcext:value-type="float">
            <text:p>5.03716E-07</text:p>
          </table:table-cell>
          <table:table-cell office:value-type="float" office:value="0.000000504533" calcext:value-type="float">
            <text:p>5.04533E-07</text:p>
          </table:table-cell>
          <table:table-cell table:formula="of:=SUM([.B9:.F9])" office:value-type="float" office:value="0.000002537682" calcext:value-type="float">
            <text:p>2.537682E-06</text:p>
          </table:table-cell>
          <table:table-cell table:formula="of:=[.G9]/5" office:value-type="float" office:value="0.0000005075364" calcext:value-type="float">
            <text:p>5.075364E-07</text:p>
          </table:table-cell>
          <table:table-cell table:formula="of:=[.H9]-[.$H$2]" office:value-type="float" office:value="0.000000498224" calcext:value-type="float">
            <text:p>4.98224E-07</text:p>
          </table:table-cell>
          <table:table-cell table:formula="of:=1/[.I9]" office:value-type="float" office:value="2007129.32335656" calcext:value-type="float">
            <text:p>2007129.32335656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493701" calcext:value-type="float">
            <text:p>4.93701E-07</text:p>
          </table:table-cell>
          <table:table-cell office:value-type="float" office:value="0.000000510736" calcext:value-type="float">
            <text:p>5.10736E-07</text:p>
          </table:table-cell>
          <table:table-cell office:value-type="float" office:value="0.000000496194" calcext:value-type="float">
            <text:p>4.96194E-07</text:p>
          </table:table-cell>
          <table:table-cell office:value-type="float" office:value="0.000000493716" calcext:value-type="float">
            <text:p>4.93716E-07</text:p>
          </table:table-cell>
          <table:table-cell office:value-type="float" office:value="0.000000493803" calcext:value-type="float">
            <text:p>4.93803E-07</text:p>
          </table:table-cell>
          <table:table-cell table:formula="of:=SUM([.B10:.F10])" office:value-type="float" office:value="0.00000248815" calcext:value-type="float">
            <text:p>2.48815E-06</text:p>
          </table:table-cell>
          <table:table-cell table:formula="of:=[.G10]/5" office:value-type="float" office:value="0.00000049763" calcext:value-type="float">
            <text:p>4.9763E-07</text:p>
          </table:table-cell>
          <table:table-cell table:formula="of:=[.H10]-[.$H$2]" office:value-type="float" office:value="0.0000004883176" calcext:value-type="float">
            <text:p>4.883176E-07</text:p>
          </table:table-cell>
          <table:table-cell table:formula="of:=1/[.I10]" office:value-type="float" office:value="2047847.54839883" calcext:value-type="float">
            <text:p>2047847.54839883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11799" calcext:value-type="float">
            <text:p>0.011799</text:p>
          </table:table-cell>
          <table:table-cell office:value-type="float" office:value="0.0118159" calcext:value-type="float">
            <text:p>0.0118159</text:p>
          </table:table-cell>
          <table:table-cell office:value-type="float" office:value="0.0118176" calcext:value-type="float">
            <text:p>0.0118176</text:p>
          </table:table-cell>
          <table:table-cell office:value-type="float" office:value="0.0118024" calcext:value-type="float">
            <text:p>0.0118024</text:p>
          </table:table-cell>
          <table:table-cell office:value-type="float" office:value="0.0117463" calcext:value-type="float">
            <text:p>0.0117463</text:p>
          </table:table-cell>
          <table:table-cell table:formula="of:=SUM([.B11:.F11])" office:value-type="float" office:value="0.0589812" calcext:value-type="float">
            <text:p>0.0589812</text:p>
          </table:table-cell>
          <table:table-cell table:formula="of:=[.G11]/5" office:value-type="float" office:value="0.01179624" calcext:value-type="float">
            <text:p>0.01179624</text:p>
          </table:table-cell>
          <table:table-cell table:formula="of:=[.H11]-[.$H$2]" office:value-type="float" office:value="0.0117962306876" calcext:value-type="float">
            <text:p>0.0117962307</text:p>
          </table:table-cell>
          <table:table-cell table:formula="of:=1/[.I11]" office:value-type="float" office:value="84.772841976648" calcext:value-type="float">
            <text:p>84.7728419766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717667" calcext:value-type="float">
            <text:p>0.000717667</text:p>
          </table:table-cell>
          <table:table-cell office:value-type="float" office:value="0.000718055" calcext:value-type="float">
            <text:p>0.000718055</text:p>
          </table:table-cell>
          <table:table-cell office:value-type="float" office:value="0.000718066" calcext:value-type="float">
            <text:p>0.000718066</text:p>
          </table:table-cell>
          <table:table-cell office:value-type="float" office:value="0.000718525" calcext:value-type="float">
            <text:p>0.000718525</text:p>
          </table:table-cell>
          <table:table-cell office:value-type="float" office:value="0.000713632" calcext:value-type="float">
            <text:p>0.000713632</text:p>
          </table:table-cell>
          <table:table-cell table:formula="of:=SUM([.B12:.F12])" office:value-type="float" office:value="0.003585945" calcext:value-type="float">
            <text:p>0.003585945</text:p>
          </table:table-cell>
          <table:table-cell table:formula="of:=[.G12]/5" office:value-type="float" office:value="0.000717189" calcext:value-type="float">
            <text:p>0.000717189</text:p>
          </table:table-cell>
          <table:table-cell table:formula="of:=[.H12]-[.$H$2]" office:value-type="float" office:value="0.0007171796876" calcext:value-type="float">
            <text:p>0.0007171797</text:p>
          </table:table-cell>
          <table:table-cell table:formula="of:=1/[.I12]" office:value-type="float" office:value="1394.35070079361" calcext:value-type="float">
            <text:p>1394.3507007936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130442" calcext:value-type="float">
            <text:p>0.130442</text:p>
          </table:table-cell>
          <table:table-cell office:value-type="float" office:value="0.130911" calcext:value-type="float">
            <text:p>0.130911</text:p>
          </table:table-cell>
          <table:table-cell office:value-type="float" office:value="0.130079" calcext:value-type="float">
            <text:p>0.130079</text:p>
          </table:table-cell>
          <table:table-cell office:value-type="float" office:value="0.130235" calcext:value-type="float">
            <text:p>0.130235</text:p>
          </table:table-cell>
          <table:table-cell office:value-type="float" office:value="0.130822" calcext:value-type="float">
            <text:p>0.130822</text:p>
          </table:table-cell>
          <table:table-cell table:formula="of:=SUM([.B13:.F13])" office:value-type="float" office:value="0.652489" calcext:value-type="float">
            <text:p>0.652489</text:p>
          </table:table-cell>
          <table:table-cell table:formula="of:=[.G13]/5" office:value-type="float" office:value="0.1304978" calcext:value-type="float">
            <text:p>0.1304978</text:p>
          </table:table-cell>
          <table:table-cell table:formula="of:=[.H13]-[.$H$2]" office:value-type="float" office:value="0.1304977906876" calcext:value-type="float">
            <text:p>0.1304977907</text:p>
          </table:table-cell>
          <table:table-cell table:formula="of:=1/[.I13]" office:value-type="float" office:value="7.66296497995058" calcext:value-type="float">
            <text:p>7.66296498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1175" calcext:value-type="float">
            <text:p>0.00811175</text:p>
          </table:table-cell>
          <table:table-cell office:value-type="float" office:value="0.00813564" calcext:value-type="float">
            <text:p>0.00813564</text:p>
          </table:table-cell>
          <table:table-cell office:value-type="float" office:value="0.00809976" calcext:value-type="float">
            <text:p>0.00809976</text:p>
          </table:table-cell>
          <table:table-cell office:value-type="float" office:value="0.00810801" calcext:value-type="float">
            <text:p>0.00810801</text:p>
          </table:table-cell>
          <table:table-cell office:value-type="float" office:value="0.00814034" calcext:value-type="float">
            <text:p>0.00814034</text:p>
          </table:table-cell>
          <table:table-cell table:formula="of:=SUM([.B14:.F14])" office:value-type="float" office:value="0.0405955" calcext:value-type="float">
            <text:p>0.0405955</text:p>
          </table:table-cell>
          <table:table-cell table:formula="of:=[.G14]/5" office:value-type="float" office:value="0.0081191" calcext:value-type="float">
            <text:p>0.0081191</text:p>
          </table:table-cell>
          <table:table-cell table:formula="of:=[.H14]-[.$H$2]" office:value-type="float" office:value="0.0081190906876" calcext:value-type="float">
            <text:p>0.0081190907</text:p>
          </table:table-cell>
          <table:table-cell table:formula="of:=1/[.I14]" office:value-type="float" office:value="123.166502072364" calcext:value-type="float">
            <text:p>123.1665020724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137138" calcext:value-type="float">
            <text:p>0.137138</text:p>
          </table:table-cell>
          <table:table-cell office:value-type="float" office:value="0.137085" calcext:value-type="float">
            <text:p>0.137085</text:p>
          </table:table-cell>
          <table:table-cell office:value-type="float" office:value="0.137074" calcext:value-type="float">
            <text:p>0.137074</text:p>
          </table:table-cell>
          <table:table-cell office:value-type="float" office:value="0.137061" calcext:value-type="float">
            <text:p>0.137061</text:p>
          </table:table-cell>
          <table:table-cell office:value-type="float" office:value="0.136998" calcext:value-type="float">
            <text:p>0.136998</text:p>
          </table:table-cell>
          <table:table-cell table:formula="of:=SUM([.B15:.F15])" office:value-type="float" office:value="0.685356" calcext:value-type="float">
            <text:p>0.685356</text:p>
          </table:table-cell>
          <table:table-cell table:formula="of:=[.G15]/5" office:value-type="float" office:value="0.1370712" calcext:value-type="float">
            <text:p>0.1370712</text:p>
          </table:table-cell>
          <table:table-cell table:formula="of:=[.H15]-[.$H$2]" office:value-type="float" office:value="0.1370711906876" calcext:value-type="float">
            <text:p>0.1370711907</text:p>
          </table:table-cell>
          <table:table-cell table:formula="of:=1/[.I15]" office:value-type="float" office:value="7.29547904985452" calcext:value-type="float">
            <text:p>7.2954790499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00807" calcext:value-type="float">
            <text:p>0.100807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100808" calcext:value-type="float">
            <text:p>0.100808</text:p>
          </table:table-cell>
          <table:table-cell office:value-type="float" office:value="0.100771" calcext:value-type="float">
            <text:p>0.100771</text:p>
          </table:table-cell>
          <table:table-cell table:formula="of:=SUM([.B16:.F16])" office:value-type="float" office:value="0.50412" calcext:value-type="float">
            <text:p>0.50412</text:p>
          </table:table-cell>
          <table:table-cell table:formula="of:=[.G16]/5" office:value-type="float" office:value="0.100824" calcext:value-type="float">
            <text:p>0.100824</text:p>
          </table:table-cell>
          <table:table-cell table:formula="of:=[.H16]-[.$H$2]" office:value-type="float" office:value="0.1008239906876" calcext:value-type="float">
            <text:p>0.1008239907</text:p>
          </table:table-cell>
          <table:table-cell table:formula="of:=1/[.I16]" office:value-type="float" office:value="9.91827434304271" calcext:value-type="float">
            <text:p>9.918274343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29.4127" calcext:value-type="float">
            <text:p>29.4127</text:p>
          </table:table-cell>
          <table:table-cell office:value-type="float" office:value="29.4395" calcext:value-type="float">
            <text:p>29.4395</text:p>
          </table:table-cell>
          <table:table-cell office:value-type="float" office:value="29.3982" calcext:value-type="float">
            <text:p>29.3982</text:p>
          </table:table-cell>
          <table:table-cell office:value-type="float" office:value="29.3886" calcext:value-type="float">
            <text:p>29.3886</text:p>
          </table:table-cell>
          <table:table-cell office:value-type="float" office:value="29.5021" calcext:value-type="float">
            <text:p>29.5021</text:p>
          </table:table-cell>
          <table:table-cell table:formula="of:=SUM([.B17:.F17])" office:value-type="float" office:value="147.1411" calcext:value-type="float">
            <text:p>147.1411</text:p>
          </table:table-cell>
          <table:table-cell table:formula="of:=[.G17]/5" office:value-type="float" office:value="29.42822" calcext:value-type="float">
            <text:p>29.42822</text:p>
          </table:table-cell>
          <table:table-cell table:formula="of:=[.H17]-[.$H$2]" office:value-type="float" office:value="29.4282199906876" calcext:value-type="float">
            <text:p>29.4282199907</text:p>
          </table:table-cell>
          <table:table-cell table:formula="of:=1/[.I17]" office:value-type="float" office:value="0.0339809883274097" calcext:value-type="float">
            <text:p>0.0339809883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66" calcext:value-type="float">
            <text:p>1.71266</text:p>
          </table:table-cell>
          <table:table-cell office:value-type="float" office:value="1.71291" calcext:value-type="float">
            <text:p>1.71291</text:p>
          </table:table-cell>
          <table:table-cell office:value-type="float" office:value="1.71256" calcext:value-type="float">
            <text:p>1.71256</text:p>
          </table:table-cell>
          <table:table-cell office:value-type="float" office:value="1.7127" calcext:value-type="float">
            <text:p>1.7127</text:p>
          </table:table-cell>
          <table:table-cell office:value-type="float" office:value="1.71363" calcext:value-type="float">
            <text:p>1.71363</text:p>
          </table:table-cell>
          <table:table-cell table:formula="of:=SUM([.B18:.F18])" office:value-type="float" office:value="8.56446" calcext:value-type="float">
            <text:p>8.56446</text:p>
          </table:table-cell>
          <table:table-cell table:formula="of:=[.G18]/5" office:value-type="float" office:value="1.712892" calcext:value-type="float">
            <text:p>1.712892</text:p>
          </table:table-cell>
          <table:table-cell table:formula="of:=[.H18]-[.$H$2]" office:value-type="float" office:value="1.7128919906876" calcext:value-type="float">
            <text:p>1.7128919907</text:p>
          </table:table-cell>
          <table:table-cell table:formula="of:=1/[.I18]" office:value-type="float" office:value="0.583807972386264" calcext:value-type="float">
            <text:p>0.5838079724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597213" calcext:value-type="float">
            <text:p>0.0597213</text:p>
          </table:table-cell>
          <table:table-cell office:value-type="float" office:value="0.0599847" calcext:value-type="float">
            <text:p>0.0599847</text:p>
          </table:table-cell>
          <table:table-cell office:value-type="float" office:value="0.0595778" calcext:value-type="float">
            <text:p>0.0595778</text:p>
          </table:table-cell>
          <table:table-cell office:value-type="float" office:value="0.0596664" calcext:value-type="float">
            <text:p>0.0596664</text:p>
          </table:table-cell>
          <table:table-cell office:value-type="float" office:value="0.0599405" calcext:value-type="float">
            <text:p>0.0599405</text:p>
          </table:table-cell>
          <table:table-cell table:formula="of:=SUM([.B19:.F19])" office:value-type="float" office:value="0.2988907" calcext:value-type="float">
            <text:p>0.2988907</text:p>
          </table:table-cell>
          <table:table-cell table:formula="of:=[.G19]/5" office:value-type="float" office:value="0.05977814" calcext:value-type="float">
            <text:p>0.05977814</text:p>
          </table:table-cell>
          <table:table-cell table:formula="of:=[.H19]-[.$H$2]" office:value-type="float" office:value="0.0597781306876" calcext:value-type="float">
            <text:p>0.0597781307</text:p>
          </table:table-cell>
          <table:table-cell table:formula="of:=1/[.I19]" office:value-type="float" office:value="16.7285257751868" calcext:value-type="float">
            <text:p>16.7285257752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3058" calcext:value-type="float">
            <text:p>0.00373058</text:p>
          </table:table-cell>
          <table:table-cell office:value-type="float" office:value="0.00374086" calcext:value-type="float">
            <text:p>0.00374086</text:p>
          </table:table-cell>
          <table:table-cell office:value-type="float" office:value="0.00372586" calcext:value-type="float">
            <text:p>0.00372586</text:p>
          </table:table-cell>
          <table:table-cell office:value-type="float" office:value="0.00372873" calcext:value-type="float">
            <text:p>0.00372873</text:p>
          </table:table-cell>
          <table:table-cell office:value-type="float" office:value="0.00374872" calcext:value-type="float">
            <text:p>0.00374872</text:p>
          </table:table-cell>
          <table:table-cell table:formula="of:=SUM([.B20:.F20])" office:value-type="float" office:value="0.01867475" calcext:value-type="float">
            <text:p>0.01867475</text:p>
          </table:table-cell>
          <table:table-cell table:formula="of:=[.G20]/5" office:value-type="float" office:value="0.00373495" calcext:value-type="float">
            <text:p>0.00373495</text:p>
          </table:table-cell>
          <table:table-cell table:formula="of:=[.H20]-[.$H$2]" office:value-type="float" office:value="0.0037349406876" calcext:value-type="float">
            <text:p>0.0037349407</text:p>
          </table:table-cell>
          <table:table-cell table:formula="of:=1/[.I20]" office:value-type="float" office:value="267.741868919097" calcext:value-type="float">
            <text:p>267.7418689191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311203" calcext:value-type="float">
            <text:p>0.0311203</text:p>
          </table:table-cell>
          <table:table-cell office:value-type="float" office:value="0.0311205" calcext:value-type="float">
            <text:p>0.0311205</text:p>
          </table:table-cell>
          <table:table-cell office:value-type="float" office:value="0.0311212" calcext:value-type="float">
            <text:p>0.0311212</text:p>
          </table:table-cell>
          <table:table-cell office:value-type="float" office:value="0.0311147" calcext:value-type="float">
            <text:p>0.0311147</text:p>
          </table:table-cell>
          <table:table-cell office:value-type="float" office:value="0.03112" calcext:value-type="float">
            <text:p>0.03112</text:p>
          </table:table-cell>
          <table:table-cell table:formula="of:=SUM([.B21:.F21])" office:value-type="float" office:value="0.1555967" calcext:value-type="float">
            <text:p>0.1555967</text:p>
          </table:table-cell>
          <table:table-cell table:formula="of:=[.G21]/5" office:value-type="float" office:value="0.03111934" calcext:value-type="float">
            <text:p>0.03111934</text:p>
          </table:table-cell>
          <table:table-cell table:formula="of:=[.H21]-[.$H$2]" office:value-type="float" office:value="0.0311193306876" calcext:value-type="float">
            <text:p>0.0311193307</text:p>
          </table:table-cell>
          <table:table-cell table:formula="of:=1/[.I21]" office:value-type="float" office:value="32.1343672214154" calcext:value-type="float">
            <text:p>32.1343672214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385104" calcext:value-type="float">
            <text:p>0.00385104</text:p>
          </table:table-cell>
          <table:table-cell office:value-type="float" office:value="0.00384072" calcext:value-type="float">
            <text:p>0.00384072</text:p>
          </table:table-cell>
          <table:table-cell office:value-type="float" office:value="0.00384594" calcext:value-type="float">
            <text:p>0.00384594</text:p>
          </table:table-cell>
          <table:table-cell office:value-type="float" office:value="0.00384197" calcext:value-type="float">
            <text:p>0.00384197</text:p>
          </table:table-cell>
          <table:table-cell office:value-type="float" office:value="0.00384366" calcext:value-type="float">
            <text:p>0.00384366</text:p>
          </table:table-cell>
          <table:table-cell table:formula="of:=SUM([.B22:.F22])" office:value-type="float" office:value="0.01922333" calcext:value-type="float">
            <text:p>0.01922333</text:p>
          </table:table-cell>
          <table:table-cell table:formula="of:=[.G22]/5" office:value-type="float" office:value="0.003844666" calcext:value-type="float">
            <text:p>0.003844666</text:p>
          </table:table-cell>
          <table:table-cell table:formula="of:=[.H22]-[.$H$2]" office:value-type="float" office:value="0.0038446566876" calcext:value-type="float">
            <text:p>0.0038446567</text:p>
          </table:table-cell>
          <table:table-cell table:formula="of:=1/[.I22]" office:value-type="float" office:value="260.1012473299" calcext:value-type="float">
            <text:p>260.1012473299</text:p>
          </table:table-cell>
        </table:table-row>
        <table:table-row table:style-name="ro1">
          <table:table-cell office:value-type="string" calcext:value-type="string">
            <text:p>Face descriptor </text:p>
          </table:table-cell>
          <table:table-cell office:value-type="float" office:value="0.562509" calcext:value-type="float">
            <text:p>0.562509</text:p>
          </table:table-cell>
          <table:table-cell office:value-type="float" office:value="0.562601" calcext:value-type="float">
            <text:p>0.562601</text:p>
          </table:table-cell>
          <table:table-cell office:value-type="float" office:value="0.565754" calcext:value-type="float">
            <text:p>0.565754</text:p>
          </table:table-cell>
          <table:table-cell office:value-type="float" office:value="0.565926" calcext:value-type="float">
            <text:p>0.565926</text:p>
          </table:table-cell>
          <table:table-cell office:value-type="float" office:value="0.565978" calcext:value-type="float">
            <text:p>0.565978</text:p>
          </table:table-cell>
          <table:table-cell table:formula="of:=SUM([.B23:.F23])" office:value-type="float" office:value="2.822768" calcext:value-type="float">
            <text:p>2.822768</text:p>
          </table:table-cell>
          <table:table-cell table:formula="of:=[.G23]/5" office:value-type="float" office:value="0.5645536" calcext:value-type="float">
            <text:p>0.5645536</text:p>
          </table:table-cell>
          <table:table-cell table:formula="of:=[.H23]-[.$H$2]" office:value-type="float" office:value="0.5645535906876" calcext:value-type="float">
            <text:p>0.5645535907</text:p>
          </table:table-cell>
          <table:table-cell table:formula="of:=1/[.I23]" office:value-type="float" office:value="1.77131102608354" calcext:value-type="float">
            <text:p>1.7713110261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3852" calcext:value-type="float">
            <text:p>0.0113852</text:p>
          </table:table-cell>
          <table:table-cell office:value-type="float" office:value="0.0113965" calcext:value-type="float">
            <text:p>0.0113965</text:p>
          </table:table-cell>
          <table:table-cell office:value-type="float" office:value="0.0113793" calcext:value-type="float">
            <text:p>0.0113793</text:p>
          </table:table-cell>
          <table:table-cell office:value-type="float" office:value="0.0113849" calcext:value-type="float">
            <text:p>0.0113849</text:p>
          </table:table-cell>
          <table:table-cell office:value-type="float" office:value="0.011384" calcext:value-type="float">
            <text:p>0.011384</text:p>
          </table:table-cell>
          <table:table-cell table:formula="of:=SUM([.B24:.F24])" office:value-type="float" office:value="0.0569299" calcext:value-type="float">
            <text:p>0.0569299</text:p>
          </table:table-cell>
          <table:table-cell table:formula="of:=[.G24]/5" office:value-type="float" office:value="0.01138598" calcext:value-type="float">
            <text:p>0.01138598</text:p>
          </table:table-cell>
          <table:table-cell table:formula="of:=[.H24]-[.$H$2]" office:value-type="float" office:value="0.0113859706876" calcext:value-type="float">
            <text:p>0.0113859707</text:p>
          </table:table-cell>
          <table:table-cell table:formula="of:=1/[.I24]" office:value-type="float" office:value="87.8273822616687" calcext:value-type="float">
            <text:p>87.8273822617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5455" calcext:value-type="float">
            <text:p>0.0105455</text:p>
          </table:table-cell>
          <table:table-cell office:value-type="float" office:value="0.0105368" calcext:value-type="float">
            <text:p>0.0105368</text:p>
          </table:table-cell>
          <table:table-cell office:value-type="float" office:value="0.0105332" calcext:value-type="float">
            <text:p>0.0105332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05555" calcext:value-type="float">
            <text:p>0.0105555</text:p>
          </table:table-cell>
          <table:table-cell table:formula="of:=SUM([.B25:.F25])" office:value-type="float" office:value="0.0526943" calcext:value-type="float">
            <text:p>0.0526943</text:p>
          </table:table-cell>
          <table:table-cell table:formula="of:=[.G25]/5" office:value-type="float" office:value="0.01053886" calcext:value-type="float">
            <text:p>0.01053886</text:p>
          </table:table-cell>
          <table:table-cell table:formula="of:=[.H25]-[.$H$2]" office:value-type="float" office:value="0.0105388506876" calcext:value-type="float">
            <text:p>0.0105388507</text:p>
          </table:table-cell>
          <table:table-cell table:formula="of:=1/[.I25]" office:value-type="float" office:value="94.8870070980889" calcext:value-type="float">
            <text:p>94.8870070981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457886" calcext:value-type="float">
            <text:p>0.0457886</text:p>
          </table:table-cell>
          <table:table-cell office:value-type="float" office:value="0.0456053" calcext:value-type="float">
            <text:p>0.0456053</text:p>
          </table:table-cell>
          <table:table-cell office:value-type="float" office:value="0.0458845" calcext:value-type="float">
            <text:p>0.0458845</text:p>
          </table:table-cell>
          <table:table-cell office:value-type="float" office:value="0.0455782" calcext:value-type="float">
            <text:p>0.0455782</text:p>
          </table:table-cell>
          <table:table-cell office:value-type="float" office:value="0.0463512" calcext:value-type="float">
            <text:p>0.0463512</text:p>
          </table:table-cell>
          <table:table-cell table:formula="of:=SUM([.B26:.F26])" office:value-type="float" office:value="0.2292078" calcext:value-type="float">
            <text:p>0.2292078</text:p>
          </table:table-cell>
          <table:table-cell table:formula="of:=[.G26]/5" office:value-type="float" office:value="0.04584156" calcext:value-type="float">
            <text:p>0.04584156</text:p>
          </table:table-cell>
          <table:table-cell table:formula="of:=[.H26]-[.$H$2]" office:value-type="float" office:value="0.0458415506876" calcext:value-type="float">
            <text:p>0.0458415507</text:p>
          </table:table-cell>
          <table:table-cell table:formula="of:=1/[.I26]" office:value-type="float" office:value="21.8142707871027" calcext:value-type="float">
            <text:p>21.8142707871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300651" calcext:value-type="float">
            <text:p>0.00300651</text:p>
          </table:table-cell>
          <table:table-cell office:value-type="float" office:value="0.00291429" calcext:value-type="float">
            <text:p>0.00291429</text:p>
          </table:table-cell>
          <table:table-cell office:value-type="float" office:value="0.00294241" calcext:value-type="float">
            <text:p>0.00294241</text:p>
          </table:table-cell>
          <table:table-cell office:value-type="float" office:value="0.00293437" calcext:value-type="float">
            <text:p>0.00293437</text:p>
          </table:table-cell>
          <table:table-cell office:value-type="float" office:value="0.00292528" calcext:value-type="float">
            <text:p>0.00292528</text:p>
          </table:table-cell>
          <table:table-cell table:formula="of:=SUM([.B27:.F27])" office:value-type="float" office:value="0.01472286" calcext:value-type="float">
            <text:p>0.01472286</text:p>
          </table:table-cell>
          <table:table-cell table:formula="of:=[.G27]/5" office:value-type="float" office:value="0.002944572" calcext:value-type="float">
            <text:p>0.002944572</text:p>
          </table:table-cell>
          <table:table-cell table:formula="of:=[.H27]-[.$H$2]" office:value-type="float" office:value="0.0029445626876" calcext:value-type="float">
            <text:p>0.0029445627</text:p>
          </table:table-cell>
          <table:table-cell table:formula="of:=1/[.I27]" office:value-type="float" office:value="339.609003473131" calcext:value-type="float">
            <text:p>339.6090034731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385764" calcext:value-type="float">
            <text:p>0.0385764</text:p>
          </table:table-cell>
          <table:table-cell office:value-type="float" office:value="0.0379376" calcext:value-type="float">
            <text:p>0.0379376</text:p>
          </table:table-cell>
          <table:table-cell office:value-type="float" office:value="0.0384299" calcext:value-type="float">
            <text:p>0.0384299</text:p>
          </table:table-cell>
          <table:table-cell office:value-type="float" office:value="0.0384841" calcext:value-type="float">
            <text:p>0.0384841</text:p>
          </table:table-cell>
          <table:table-cell office:value-type="float" office:value="0.0380217" calcext:value-type="float">
            <text:p>0.0380217</text:p>
          </table:table-cell>
          <table:table-cell table:formula="of:=SUM([.B28:.F28])" office:value-type="float" office:value="0.1914497" calcext:value-type="float">
            <text:p>0.1914497</text:p>
          </table:table-cell>
          <table:table-cell table:formula="of:=[.G28]/5" office:value-type="float" office:value="0.03828994" calcext:value-type="float">
            <text:p>0.03828994</text:p>
          </table:table-cell>
          <table:table-cell table:formula="of:=[.H28]-[.$H$2]" office:value-type="float" office:value="0.0382899306876" calcext:value-type="float">
            <text:p>0.0382899307</text:p>
          </table:table-cell>
          <table:table-cell table:formula="of:=1/[.I28]" office:value-type="float" office:value="26.1165267745926" calcext:value-type="float">
            <text:p>26.1165267746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37323" calcext:value-type="float">
            <text:p>0.00237323</text:p>
          </table:table-cell>
          <table:table-cell office:value-type="float" office:value="0.00234411" calcext:value-type="float">
            <text:p>0.00234411</text:p>
          </table:table-cell>
          <table:table-cell office:value-type="float" office:value="0.00236635" calcext:value-type="float">
            <text:p>0.00236635</text:p>
          </table:table-cell>
          <table:table-cell office:value-type="float" office:value="0.002372" calcext:value-type="float">
            <text:p>0.002372</text:p>
          </table:table-cell>
          <table:table-cell office:value-type="float" office:value="0.00235057" calcext:value-type="float">
            <text:p>0.00235057</text:p>
          </table:table-cell>
          <table:table-cell table:formula="of:=SUM([.B29:.F29])" office:value-type="float" office:value="0.01180626" calcext:value-type="float">
            <text:p>0.01180626</text:p>
          </table:table-cell>
          <table:table-cell table:formula="of:=[.G29]/5" office:value-type="float" office:value="0.002361252" calcext:value-type="float">
            <text:p>0.002361252</text:p>
          </table:table-cell>
          <table:table-cell table:formula="of:=[.H29]-[.$H$2]" office:value-type="float" office:value="0.0023612426876" calcext:value-type="float">
            <text:p>0.0023612427</text:p>
          </table:table-cell>
          <table:table-cell table:formula="of:=1/[.I29]" office:value-type="float" office:value="423.505811262634" calcext:value-type="float">
            <text:p>423.5058112626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496508" calcext:value-type="float">
            <text:p>0.0496508</text:p>
          </table:table-cell>
          <table:table-cell office:value-type="float" office:value="0.0517482" calcext:value-type="float">
            <text:p>0.0517482</text:p>
          </table:table-cell>
          <table:table-cell office:value-type="float" office:value="0.0539587" calcext:value-type="float">
            <text:p>0.0539587</text:p>
          </table:table-cell>
          <table:table-cell office:value-type="float" office:value="0.0536388" calcext:value-type="float">
            <text:p>0.0536388</text:p>
          </table:table-cell>
          <table:table-cell office:value-type="float" office:value="0.0556271" calcext:value-type="float">
            <text:p>0.0556271</text:p>
          </table:table-cell>
          <table:table-cell table:formula="of:=SUM([.B30:.F30])" office:value-type="float" office:value="0.2646236" calcext:value-type="float">
            <text:p>0.2646236</text:p>
          </table:table-cell>
          <table:table-cell table:formula="of:=[.G30]/5" office:value-type="float" office:value="0.05292472" calcext:value-type="float">
            <text:p>0.05292472</text:p>
          </table:table-cell>
          <table:table-cell table:formula="of:=[.H30]-[.$H$2]" office:value-type="float" office:value="0.0529247106876" calcext:value-type="float">
            <text:p>0.0529247107</text:p>
          </table:table-cell>
          <table:table-cell table:formula="of:=1/[.I30]" office:value-type="float" office:value="18.8947655453938" calcext:value-type="float">
            <text:p>18.8947655454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120146" calcext:value-type="float">
            <text:p>0.0120146</text:p>
          </table:table-cell>
          <table:table-cell office:value-type="float" office:value="0.0120622" calcext:value-type="float">
            <text:p>0.0120622</text:p>
          </table:table-cell>
          <table:table-cell office:value-type="float" office:value="0.012054" calcext:value-type="float">
            <text:p>0.012054</text:p>
          </table:table-cell>
          <table:table-cell office:value-type="float" office:value="0.0119922" calcext:value-type="float">
            <text:p>0.0119922</text:p>
          </table:table-cell>
          <table:table-cell office:value-type="float" office:value="0.011947" calcext:value-type="float">
            <text:p>0.011947</text:p>
          </table:table-cell>
          <table:table-cell table:formula="of:=SUM([.B31:.F31])" office:value-type="float" office:value="0.06007" calcext:value-type="float">
            <text:p>0.06007</text:p>
          </table:table-cell>
          <table:table-cell table:formula="of:=[.G31]/5" office:value-type="float" office:value="0.012014" calcext:value-type="float">
            <text:p>0.012014</text:p>
          </table:table-cell>
          <table:table-cell table:formula="of:=[.H31]-[.$H$2]" office:value-type="float" office:value="0.0120139906876" calcext:value-type="float">
            <text:p>0.0120139907</text:p>
          </table:table-cell>
          <table:table-cell table:formula="of:=1/[.I31]" office:value-type="float" office:value="83.2362889237237" calcext:value-type="float">
            <text:p>83.2362889237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77941" calcext:value-type="float">
            <text:p>0.000677941</text:p>
          </table:table-cell>
          <table:table-cell office:value-type="float" office:value="0.000680017" calcext:value-type="float">
            <text:p>0.000680017</text:p>
          </table:table-cell>
          <table:table-cell office:value-type="float" office:value="0.000679729" calcext:value-type="float">
            <text:p>0.000679729</text:p>
          </table:table-cell>
          <table:table-cell office:value-type="float" office:value="0.000677171" calcext:value-type="float">
            <text:p>0.000677171</text:p>
          </table:table-cell>
          <table:table-cell office:value-type="float" office:value="0.000676453" calcext:value-type="float">
            <text:p>0.000676453</text:p>
          </table:table-cell>
          <table:table-cell table:formula="of:=SUM([.B32:.F32])" office:value-type="float" office:value="0.003391311" calcext:value-type="float">
            <text:p>0.003391311</text:p>
          </table:table-cell>
          <table:table-cell table:formula="of:=[.G32]/5" office:value-type="float" office:value="0.0006782622" calcext:value-type="float">
            <text:p>0.0006782622</text:p>
          </table:table-cell>
          <table:table-cell table:formula="of:=[.H32]-[.$H$2]" office:value-type="float" office:value="0.0006782528876" calcext:value-type="float">
            <text:p>0.0006782529</text:p>
          </table:table-cell>
          <table:table-cell table:formula="of:=1/[.I32]" office:value-type="float" office:value="1474.37632523542" calcext:value-type="float">
            <text:p>1474.3763252354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2.89984" calcext:value-type="float">
            <text:p>2.89984</text:p>
          </table:table-cell>
          <table:table-cell office:value-type="float" office:value="3.1808" calcext:value-type="float">
            <text:p>3.1808</text:p>
          </table:table-cell>
          <table:table-cell office:value-type="float" office:value="3.22072" calcext:value-type="float">
            <text:p>3.22072</text:p>
          </table:table-cell>
          <table:table-cell office:value-type="float" office:value="3.23262" calcext:value-type="float">
            <text:p>3.23262</text:p>
          </table:table-cell>
          <table:table-cell office:value-type="float" office:value="3.23254" calcext:value-type="float">
            <text:p>3.23254</text:p>
          </table:table-cell>
          <table:table-cell table:formula="of:=SUM([.B33:.F33])" office:value-type="float" office:value="15.76652" calcext:value-type="float">
            <text:p>15.76652</text:p>
          </table:table-cell>
          <table:table-cell table:formula="of:=[.G33]/5" office:value-type="float" office:value="3.153304" calcext:value-type="float">
            <text:p>3.153304</text:p>
          </table:table-cell>
          <table:table-cell table:formula="of:=[.H33]-[.$H$2]" office:value-type="float" office:value="3.1533039906876" calcext:value-type="float">
            <text:p>3.1533039907</text:p>
          </table:table-cell>
          <table:table-cell table:formula="of:=1/[.I33]" office:value-type="float" office:value="0.317127686690918" calcext:value-type="float">
            <text:p>0.3171276867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325093" calcext:value-type="float">
            <text:p>0.325093</text:p>
          </table:table-cell>
          <table:table-cell office:value-type="float" office:value="0.336416" calcext:value-type="float">
            <text:p>0.336416</text:p>
          </table:table-cell>
          <table:table-cell office:value-type="float" office:value="0.335054" calcext:value-type="float">
            <text:p>0.335054</text:p>
          </table:table-cell>
          <table:table-cell office:value-type="float" office:value="0.341749" calcext:value-type="float">
            <text:p>0.341749</text:p>
          </table:table-cell>
          <table:table-cell office:value-type="float" office:value="0.342003" calcext:value-type="float">
            <text:p>0.342003</text:p>
          </table:table-cell>
          <table:table-cell table:formula="of:=SUM([.B34:.F34])" office:value-type="float" office:value="1.680315" calcext:value-type="float">
            <text:p>1.680315</text:p>
          </table:table-cell>
          <table:table-cell table:formula="of:=[.G34]/5" office:value-type="float" office:value="0.336063" calcext:value-type="float">
            <text:p>0.336063</text:p>
          </table:table-cell>
          <table:table-cell table:formula="of:=[.H34]-[.$H$2]" office:value-type="float" office:value="0.3360629906876" calcext:value-type="float">
            <text:p>0.3360629907</text:p>
          </table:table-cell>
          <table:table-cell table:formula="of:=1/[.I34]" office:value-type="float" office:value="2.97563262754389" calcext:value-type="float">
            <text:p>2.9756326275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585997" calcext:value-type="float">
            <text:p>0.0585997</text:p>
          </table:table-cell>
          <table:table-cell office:value-type="float" office:value="0.0606332" calcext:value-type="float">
            <text:p>0.0606332</text:p>
          </table:table-cell>
          <table:table-cell office:value-type="float" office:value="0.0624651" calcext:value-type="float">
            <text:p>0.0624651</text:p>
          </table:table-cell>
          <table:table-cell office:value-type="float" office:value="0.0627628" calcext:value-type="float">
            <text:p>0.0627628</text:p>
          </table:table-cell>
          <table:table-cell office:value-type="float" office:value="0.0655733" calcext:value-type="float">
            <text:p>0.0655733</text:p>
          </table:table-cell>
          <table:table-cell table:formula="of:=SUM([.B35:.F35])" office:value-type="float" office:value="0.3100341" calcext:value-type="float">
            <text:p>0.3100341</text:p>
          </table:table-cell>
          <table:table-cell table:formula="of:=[.G35]/5" office:value-type="float" office:value="0.06200682" calcext:value-type="float">
            <text:p>0.06200682</text:p>
          </table:table-cell>
          <table:table-cell table:formula="of:=[.H35]-[.$H$2]" office:value-type="float" office:value="0.0620068106876" calcext:value-type="float">
            <text:p>0.0620068107</text:p>
          </table:table-cell>
          <table:table-cell table:formula="of:=1/[.I35]" office:value-type="float" office:value="16.1272606817041" calcext:value-type="float">
            <text:p>16.1272606817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663159" calcext:value-type="float">
            <text:p>0.0663159</text:p>
          </table:table-cell>
          <table:table-cell office:value-type="float" office:value="0.0688607" calcext:value-type="float">
            <text:p>0.0688607</text:p>
          </table:table-cell>
          <table:table-cell office:value-type="float" office:value="0.0713576" calcext:value-type="float">
            <text:p>0.0713576</text:p>
          </table:table-cell>
          <table:table-cell office:value-type="float" office:value="0.0715731" calcext:value-type="float">
            <text:p>0.0715731</text:p>
          </table:table-cell>
          <table:table-cell office:value-type="float" office:value="0.07479" calcext:value-type="float">
            <text:p>0.07479</text:p>
          </table:table-cell>
          <table:table-cell table:formula="of:=SUM([.B36:.F36])" office:value-type="float" office:value="0.3528973" calcext:value-type="float">
            <text:p>0.3528973</text:p>
          </table:table-cell>
          <table:table-cell table:formula="of:=[.G36]/5" office:value-type="float" office:value="0.07057946" calcext:value-type="float">
            <text:p>0.07057946</text:p>
          </table:table-cell>
          <table:table-cell table:formula="of:=[.H36]-[.$H$2]" office:value-type="float" office:value="0.0705794506876" calcext:value-type="float">
            <text:p>0.0705794507</text:p>
          </table:table-cell>
          <table:table-cell table:formula="of:=1/[.I36]" office:value-type="float" office:value="14.1684299078243" calcext:value-type="float">
            <text:p>14.1684299078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526447" calcext:value-type="float">
            <text:p>0.00526447</text:p>
          </table:table-cell>
          <table:table-cell office:value-type="float" office:value="0.0052589" calcext:value-type="float">
            <text:p>0.0052589</text:p>
          </table:table-cell>
          <table:table-cell office:value-type="float" office:value="0.00525943" calcext:value-type="float">
            <text:p>0.00525943</text:p>
          </table:table-cell>
          <table:table-cell office:value-type="float" office:value="0.00526406" calcext:value-type="float">
            <text:p>0.00526406</text:p>
          </table:table-cell>
          <table:table-cell office:value-type="float" office:value="0.00526278" calcext:value-type="float">
            <text:p>0.00526278</text:p>
          </table:table-cell>
          <table:table-cell table:formula="of:=SUM([.B37:.F37])" office:value-type="float" office:value="0.02630964" calcext:value-type="float">
            <text:p>0.02630964</text:p>
          </table:table-cell>
          <table:table-cell table:formula="of:=[.G37]/5" office:value-type="float" office:value="0.005261928" calcext:value-type="float">
            <text:p>0.005261928</text:p>
          </table:table-cell>
          <table:table-cell table:formula="of:=[.H37]-[.$H$2]" office:value-type="float" office:value="0.0052619186876" calcext:value-type="float">
            <text:p>0.0052619187</text:p>
          </table:table-cell>
          <table:table-cell table:formula="of:=1/[.I37]" office:value-type="float" office:value="190.044745913036" calcext:value-type="float">
            <text:p>190.044745913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7145" calcext:value-type="float">
            <text:p>0.000317145</text:p>
          </table:table-cell>
          <table:table-cell office:value-type="float" office:value="0.000317926" calcext:value-type="float">
            <text:p>0.000317926</text:p>
          </table:table-cell>
          <table:table-cell office:value-type="float" office:value="0.000318013" calcext:value-type="float">
            <text:p>0.000318013</text:p>
          </table:table-cell>
          <table:table-cell office:value-type="float" office:value="0.000317537" calcext:value-type="float">
            <text:p>0.000317537</text:p>
          </table:table-cell>
          <table:table-cell office:value-type="float" office:value="0.000316907" calcext:value-type="float">
            <text:p>0.000316907</text:p>
          </table:table-cell>
          <table:table-cell table:formula="of:=SUM([.B38:.F38])" office:value-type="float" office:value="0.001587528" calcext:value-type="float">
            <text:p>0.001587528</text:p>
          </table:table-cell>
          <table:table-cell table:formula="of:=[.G38]/5" office:value-type="float" office:value="0.0003175056" calcext:value-type="float">
            <text:p>0.0003175056</text:p>
          </table:table-cell>
          <table:table-cell table:formula="of:=[.H38]-[.$H$2]" office:value-type="float" office:value="0.0003174962876" calcext:value-type="float">
            <text:p>0.0003174963</text:p>
          </table:table-cell>
          <table:table-cell table:formula="of:=1/[.I38]" office:value-type="float" office:value="3149.64312672486" calcext:value-type="float">
            <text:p>3149.6431267249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343057" calcext:value-type="float">
            <text:p>0.00343057</text:p>
          </table:table-cell>
          <table:table-cell office:value-type="float" office:value="0.00345943" calcext:value-type="float">
            <text:p>0.00345943</text:p>
          </table:table-cell>
          <table:table-cell office:value-type="float" office:value="0.00340277" calcext:value-type="float">
            <text:p>0.00340277</text:p>
          </table:table-cell>
          <table:table-cell office:value-type="float" office:value="0.00344115" calcext:value-type="float">
            <text:p>0.00344115</text:p>
          </table:table-cell>
          <table:table-cell office:value-type="float" office:value="0.00343743" calcext:value-type="float">
            <text:p>0.00343743</text:p>
          </table:table-cell>
          <table:table-cell table:formula="of:=SUM([.B39:.F39])" office:value-type="float" office:value="0.01717135" calcext:value-type="float">
            <text:p>0.01717135</text:p>
          </table:table-cell>
          <table:table-cell table:formula="of:=[.G39]/5" office:value-type="float" office:value="0.00343427" calcext:value-type="float">
            <text:p>0.00343427</text:p>
          </table:table-cell>
          <table:table-cell table:formula="of:=[.H39]-[.$H$2]" office:value-type="float" office:value="0.0034342606876" calcext:value-type="float">
            <text:p>0.0034342607</text:p>
          </table:table-cell>
          <table:table-cell table:formula="of:=1/[.I39]" office:value-type="float" office:value="291.183486335407" calcext:value-type="float">
            <text:p>291.1834863354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315983" calcext:value-type="float">
            <text:p>0.000315983</text:p>
          </table:table-cell>
          <table:table-cell office:value-type="float" office:value="0.00030577" calcext:value-type="float">
            <text:p>0.00030577</text:p>
          </table:table-cell>
          <table:table-cell office:value-type="float" office:value="0.000287411" calcext:value-type="float">
            <text:p>0.000287411</text:p>
          </table:table-cell>
          <table:table-cell office:value-type="float" office:value="0.000305061" calcext:value-type="float">
            <text:p>0.000305061</text:p>
          </table:table-cell>
          <table:table-cell office:value-type="float" office:value="0.000289934" calcext:value-type="float">
            <text:p>0.000289934</text:p>
          </table:table-cell>
          <table:table-cell table:formula="of:=SUM([.B40:.F40])" office:value-type="float" office:value="0.001504159" calcext:value-type="float">
            <text:p>0.001504159</text:p>
          </table:table-cell>
          <table:table-cell table:formula="of:=[.G40]/5" office:value-type="float" office:value="0.0003008318" calcext:value-type="float">
            <text:p>0.0003008318</text:p>
          </table:table-cell>
          <table:table-cell table:formula="of:=[.H40]-[.$H$2]" office:value-type="float" office:value="0.0003008224876" calcext:value-type="float">
            <text:p>0.0003008225</text:p>
          </table:table-cell>
          <table:table-cell table:formula="of:=1/[.I40]" office:value-type="float" office:value="3324.21956875008" calcext:value-type="float">
            <text:p>3324.2195687501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9.50403" calcext:value-type="float">
            <text:p>9.50403</text:p>
          </table:table-cell>
          <table:table-cell office:value-type="float" office:value="9.50814" calcext:value-type="float">
            <text:p>9.50814</text:p>
          </table:table-cell>
          <table:table-cell office:value-type="float" office:value="9.50802" calcext:value-type="float">
            <text:p>9.50802</text:p>
          </table:table-cell>
          <table:table-cell office:value-type="float" office:value="9.50565" calcext:value-type="float">
            <text:p>9.50565</text:p>
          </table:table-cell>
          <table:table-cell office:value-type="float" office:value="9.50902" calcext:value-type="float">
            <text:p>9.50902</text:p>
          </table:table-cell>
          <table:table-cell table:formula="of:=SUM([.B41:.F41])" office:value-type="float" office:value="47.53486" calcext:value-type="float">
            <text:p>47.53486</text:p>
          </table:table-cell>
          <table:table-cell table:formula="of:=[.G41]/5" office:value-type="float" office:value="9.506972" calcext:value-type="float">
            <text:p>9.506972</text:p>
          </table:table-cell>
          <table:table-cell table:formula="of:=[.H41]-[.$H$2]" office:value-type="float" office:value="9.5069719906876" calcext:value-type="float">
            <text:p>9.5069719907</text:p>
          </table:table-cell>
          <table:table-cell table:formula="of:=1/[.I41]" office:value-type="float" office:value="0.105185962573523" calcext:value-type="float">
            <text:p>0.1051859626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237673" calcext:value-type="float">
            <text:p>0.237673</text:p>
          </table:table-cell>
          <table:table-cell office:value-type="float" office:value="0.238766" calcext:value-type="float">
            <text:p>0.238766</text:p>
          </table:table-cell>
          <table:table-cell office:value-type="float" office:value="0.237378" calcext:value-type="float">
            <text:p>0.237378</text:p>
          </table:table-cell>
          <table:table-cell office:value-type="float" office:value="0.238861" calcext:value-type="float">
            <text:p>0.238861</text:p>
          </table:table-cell>
          <table:table-cell office:value-type="float" office:value="0.237676" calcext:value-type="float">
            <text:p>0.237676</text:p>
          </table:table-cell>
          <table:table-cell table:formula="of:=SUM([.B42:.F42])" office:value-type="float" office:value="1.190354" calcext:value-type="float">
            <text:p>1.190354</text:p>
          </table:table-cell>
          <table:table-cell table:formula="of:=[.G42]/5" office:value-type="float" office:value="0.2380708" calcext:value-type="float">
            <text:p>0.2380708</text:p>
          </table:table-cell>
          <table:table-cell table:formula="of:=[.H42]-[.$H$2]" office:value-type="float" office:value="0.2380707906876" calcext:value-type="float">
            <text:p>0.2380707907</text:p>
          </table:table-cell>
          <table:table-cell table:formula="of:=1/[.I42]" office:value-type="float" office:value="4.20043129655588" calcext:value-type="float">
            <text:p>4.2004312966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304227" calcext:value-type="float">
            <text:p>0.304227</text:p>
          </table:table-cell>
          <table:table-cell office:value-type="float" office:value="0.304234" calcext:value-type="float">
            <text:p>0.304234</text:p>
          </table:table-cell>
          <table:table-cell office:value-type="float" office:value="0.304775" calcext:value-type="float">
            <text:p>0.304775</text:p>
          </table:table-cell>
          <table:table-cell office:value-type="float" office:value="0.305885" calcext:value-type="float">
            <text:p>0.305885</text:p>
          </table:table-cell>
          <table:table-cell office:value-type="float" office:value="0.30333" calcext:value-type="float">
            <text:p>0.30333</text:p>
          </table:table-cell>
          <table:table-cell table:formula="of:=SUM([.B43:.F43])" office:value-type="float" office:value="1.522451" calcext:value-type="float">
            <text:p>1.522451</text:p>
          </table:table-cell>
          <table:table-cell table:formula="of:=[.G43]/5" office:value-type="float" office:value="0.3044902" calcext:value-type="float">
            <text:p>0.3044902</text:p>
          </table:table-cell>
          <table:table-cell table:formula="of:=[.H43]-[.$H$2]" office:value-type="float" office:value="0.3044901906876" calcext:value-type="float">
            <text:p>0.3044901907</text:p>
          </table:table-cell>
          <table:table-cell table:formula="of:=1/[.I43]" office:value-type="float" office:value="3.28417804771247" calcext:value-type="float">
            <text:p>3.2841780477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304375" calcext:value-type="float">
            <text:p>0.304375</text:p>
          </table:table-cell>
          <table:table-cell office:value-type="float" office:value="0.304121" calcext:value-type="float">
            <text:p>0.304121</text:p>
          </table:table-cell>
          <table:table-cell office:value-type="float" office:value="0.303401" calcext:value-type="float">
            <text:p>0.303401</text:p>
          </table:table-cell>
          <table:table-cell office:value-type="float" office:value="0.302405" calcext:value-type="float">
            <text:p>0.302405</text:p>
          </table:table-cell>
          <table:table-cell office:value-type="float" office:value="0.303263" calcext:value-type="float">
            <text:p>0.303263</text:p>
          </table:table-cell>
          <table:table-cell table:formula="of:=SUM([.B44:.F44])" office:value-type="float" office:value="1.517565" calcext:value-type="float">
            <text:p>1.517565</text:p>
          </table:table-cell>
          <table:table-cell table:formula="of:=[.G44]/5" office:value-type="float" office:value="0.303513" calcext:value-type="float">
            <text:p>0.303513</text:p>
          </table:table-cell>
          <table:table-cell table:formula="of:=[.H44]-[.$H$2]" office:value-type="float" office:value="0.3035129906876" calcext:value-type="float">
            <text:p>0.3035129907</text:p>
          </table:table-cell>
          <table:table-cell table:formula="of:=1/[.I44]" office:value-type="float" office:value="3.29475189096364" calcext:value-type="float">
            <text:p>3.294751891</text:p>
          </table:table-cell>
        </table:table-row>
      </table:table>
      <table:table table:name="armv7l-4032x3024" table:style-name="ta1">
        <table:table-column table:style-name="co6" table:default-cell-style-name="ce3"/>
        <table:table-column table:style-name="co2" table:number-columns-repeated="5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Time 1</text:p>
          </table:table-cell>
          <table:table-cell table:style-name="ce3" office:value-type="string" calcext:value-type="string">
            <text:p>Time 2</text:p>
          </table:table-cell>
          <table:table-cell table:style-name="ce3" office:value-type="string" calcext:value-type="string">
            <text:p>Time 3</text:p>
          </table:table-cell>
          <table:table-cell table:style-name="ce3" office:value-type="string" calcext:value-type="string">
            <text:p>Time 4</text:p>
          </table:table-cell>
          <table:table-cell table:style-name="ce3" office:value-type="string" calcext:value-type="string">
            <text:p>Time 5</text:p>
          </table:table-cell>
          <table:table-cell table:style-name="ce3"/>
          <table:table-cell table:style-name="ce3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3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0000009323" calcext:value-type="float">
            <text:p>9.323E-09</text:p>
          </table:table-cell>
          <table:table-cell office:value-type="float" office:value="0.00000000901" calcext:value-type="float">
            <text:p>0.000000009</text:p>
          </table:table-cell>
          <table:table-cell office:value-type="float" office:value="0.000000009115" calcext:value-type="float">
            <text:p>9.115E-09</text:p>
          </table:table-cell>
          <table:table-cell table:formula="of:=SUM([.B2:.F2])" office:value-type="float" office:value="0.000000046562" calcext:value-type="float">
            <text:p>4.6562E-08</text:p>
          </table:table-cell>
          <table:table-cell table:formula="of:=[.G2]/5" office:value-type="float" office:value="0.0000000093124" calcext:value-type="float">
            <text:p>9.3124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103856" calcext:value-type="float">
            <text:p>0.103856</text:p>
          </table:table-cell>
          <table:table-cell office:value-type="float" office:value="0.102357" calcext:value-type="float">
            <text:p>0.102357</text:p>
          </table:table-cell>
          <table:table-cell office:value-type="float" office:value="0.103839" calcext:value-type="float">
            <text:p>0.103839</text:p>
          </table:table-cell>
          <table:table-cell table:number-columns-repeated="2" office:value-type="float" office:value="0.102422" calcext:value-type="float">
            <text:p>0.102422</text:p>
          </table:table-cell>
          <table:table-cell table:formula="of:=SUM([.B3:.F3])" office:value-type="float" office:value="0.514896" calcext:value-type="float">
            <text:p>0.514896</text:p>
          </table:table-cell>
          <table:table-cell table:formula="of:=[.G3]/5" office:value-type="float" office:value="0.1029792" calcext:value-type="float">
            <text:p>0.1029792</text:p>
          </table:table-cell>
          <table:table-cell table:formula="of:=[.H3]-[.$H$2]" office:value-type="float" office:value="0.1029791906876" calcext:value-type="float">
            <text:p>0.1029791907</text:p>
          </table:table-cell>
          <table:table-cell table:formula="of:=1/[.I3]" office:value-type="float" office:value="9.71069973771325" calcext:value-type="float">
            <text:p>9.7106997377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6456" calcext:value-type="float">
            <text:p>0.00156456</text:p>
          </table:table-cell>
          <table:table-cell office:value-type="float" office:value="0.00154137" calcext:value-type="float">
            <text:p>0.00154137</text:p>
          </table:table-cell>
          <table:table-cell office:value-type="float" office:value="0.00156223" calcext:value-type="float">
            <text:p>0.00156223</text:p>
          </table:table-cell>
          <table:table-cell table:number-columns-repeated="2" office:value-type="float" office:value="0.00153982" calcext:value-type="float">
            <text:p>0.00153982</text:p>
          </table:table-cell>
          <table:table-cell table:formula="of:=SUM([.B4:.F4])" office:value-type="float" office:value="0.0077478" calcext:value-type="float">
            <text:p>0.0077478</text:p>
          </table:table-cell>
          <table:table-cell table:formula="of:=[.G4]/5" office:value-type="float" office:value="0.00154956" calcext:value-type="float">
            <text:p>0.00154956</text:p>
          </table:table-cell>
          <table:table-cell table:formula="of:=[.H4]-[.$H$2]" office:value-type="float" office:value="0.0015495506876" calcext:value-type="float">
            <text:p>0.0015495507</text:p>
          </table:table-cell>
          <table:table-cell table:formula="of:=1/[.I4]" office:value-type="float" office:value="645.348363239951" calcext:value-type="float">
            <text:p>645.34836324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114118" calcext:value-type="float">
            <text:p>0.0114118</text:p>
          </table:table-cell>
          <table:table-cell office:value-type="float" office:value="0.011848" calcext:value-type="float">
            <text:p>0.011848</text:p>
          </table:table-cell>
          <table:table-cell office:value-type="float" office:value="0.0113982" calcext:value-type="float">
            <text:p>0.0113982</text:p>
          </table:table-cell>
          <table:table-cell table:number-columns-repeated="2" office:value-type="float" office:value="0.0115463" calcext:value-type="float">
            <text:p>0.0115463</text:p>
          </table:table-cell>
          <table:table-cell table:formula="of:=SUM([.B5:.F5])" office:value-type="float" office:value="0.0577506" calcext:value-type="float">
            <text:p>0.0577506</text:p>
          </table:table-cell>
          <table:table-cell table:formula="of:=[.G5]/5" office:value-type="float" office:value="0.01155012" calcext:value-type="float">
            <text:p>0.01155012</text:p>
          </table:table-cell>
          <table:table-cell table:formula="of:=[.H5]-[.$H$2]" office:value-type="float" office:value="0.0115501106876" calcext:value-type="float">
            <text:p>0.0115501107</text:p>
          </table:table-cell>
          <table:table-cell table:formula="of:=1/[.I5]" office:value-type="float" office:value="86.5792568614587" calcext:value-type="float">
            <text:p>86.5792568615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91594" calcext:value-type="float">
            <text:p>0.000191594</text:p>
          </table:table-cell>
          <table:table-cell office:value-type="float" office:value="0.000190057" calcext:value-type="float">
            <text:p>0.000190057</text:p>
          </table:table-cell>
          <table:table-cell office:value-type="float" office:value="0.000191243" calcext:value-type="float">
            <text:p>0.000191243</text:p>
          </table:table-cell>
          <table:table-cell table:number-columns-repeated="2" office:value-type="float" office:value="0.000189951" calcext:value-type="float">
            <text:p>0.000189951</text:p>
          </table:table-cell>
          <table:table-cell table:formula="of:=SUM([.B6:.F6])" office:value-type="float" office:value="0.000952796" calcext:value-type="float">
            <text:p>0.000952796</text:p>
          </table:table-cell>
          <table:table-cell table:formula="of:=[.G6]/5" office:value-type="float" office:value="0.0001905592" calcext:value-type="float">
            <text:p>0.0001905592</text:p>
          </table:table-cell>
          <table:table-cell table:formula="of:=[.H6]-[.$H$2]" office:value-type="float" office:value="0.0001905498876" calcext:value-type="float">
            <text:p>0.0001905499</text:p>
          </table:table-cell>
          <table:table-cell table:formula="of:=1/[.I6]" office:value-type="float" office:value="5247.96950864221" calcext:value-type="float">
            <text:p>5247.9695086422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11.315" calcext:value-type="float">
            <text:p>11.315</text:p>
          </table:table-cell>
          <table:table-cell office:value-type="float" office:value="14.0193" calcext:value-type="float">
            <text:p>14.0193</text:p>
          </table:table-cell>
          <table:table-cell office:value-type="float" office:value="14.2096" calcext:value-type="float">
            <text:p>14.2096</text:p>
          </table:table-cell>
          <table:table-cell table:number-columns-repeated="2" office:value-type="float" office:value="11.2784" calcext:value-type="float">
            <text:p>11.2784</text:p>
          </table:table-cell>
          <table:table-cell table:formula="of:=SUM([.B7:.F7])" office:value-type="float" office:value="62.1007" calcext:value-type="float">
            <text:p>62.1007</text:p>
          </table:table-cell>
          <table:table-cell table:formula="of:=[.G7]/5" office:value-type="float" office:value="12.42014" calcext:value-type="float">
            <text:p>12.42014</text:p>
          </table:table-cell>
          <table:table-cell table:formula="of:=[.H7]-[.$H$2]" office:value-type="float" office:value="12.4201399906876" calcext:value-type="float">
            <text:p>12.4201399907</text:p>
          </table:table-cell>
          <table:table-cell table:formula="of:=1/[.I7]" office:value-type="float" office:value="0.0805143903973532" calcext:value-type="float">
            <text:p>0.0805143904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1475" calcext:value-type="float">
            <text:p>0.101475</text:p>
          </table:table-cell>
          <table:table-cell office:value-type="float" office:value="0.148816" calcext:value-type="float">
            <text:p>0.148816</text:p>
          </table:table-cell>
          <table:table-cell office:value-type="float" office:value="0.153543" calcext:value-type="float">
            <text:p>0.153543</text:p>
          </table:table-cell>
          <table:table-cell table:number-columns-repeated="2" office:value-type="float" office:value="0.101486" calcext:value-type="float">
            <text:p>0.101486</text:p>
          </table:table-cell>
          <table:table-cell table:formula="of:=SUM([.B8:.F8])" office:value-type="float" office:value="0.606806" calcext:value-type="float">
            <text:p>0.606806</text:p>
          </table:table-cell>
          <table:table-cell table:formula="of:=[.G8]/5" office:value-type="float" office:value="0.1213612" calcext:value-type="float">
            <text:p>0.1213612</text:p>
          </table:table-cell>
          <table:table-cell table:formula="of:=[.H8]-[.$H$2]" office:value-type="float" office:value="0.1213611906876" calcext:value-type="float">
            <text:p>0.1213611907</text:p>
          </table:table-cell>
          <table:table-cell table:formula="of:=1/[.I8]" office:value-type="float" office:value="8.23986642133509" calcext:value-type="float">
            <text:p>8.2398664213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6769" calcext:value-type="float">
            <text:p>5.6769E-07</text:p>
          </table:table-cell>
          <table:table-cell office:value-type="float" office:value="0.00000055886" calcext:value-type="float">
            <text:p>5.5886E-07</text:p>
          </table:table-cell>
          <table:table-cell office:value-type="float" office:value="0.000000563" calcext:value-type="float">
            <text:p>0.000000563</text:p>
          </table:table-cell>
          <table:table-cell table:number-columns-repeated="2" office:value-type="float" office:value="0.00000056252" calcext:value-type="float">
            <text:p>5.6252E-07</text:p>
          </table:table-cell>
          <table:table-cell table:formula="of:=SUM([.B9:.F9])" office:value-type="float" office:value="0.00000281459" calcext:value-type="float">
            <text:p>2.81459E-06</text:p>
          </table:table-cell>
          <table:table-cell table:formula="of:=[.G9]/5" office:value-type="float" office:value="0.000000562918" calcext:value-type="float">
            <text:p>5.62918E-07</text:p>
          </table:table-cell>
          <table:table-cell table:formula="of:=[.H9]-[.$H$2]" office:value-type="float" office:value="0.0000005536056" calcext:value-type="float">
            <text:p>5.536056E-07</text:p>
          </table:table-cell>
          <table:table-cell table:formula="of:=1/[.I9]" office:value-type="float" office:value="1806340.10927635" calcext:value-type="float">
            <text:p>1806340.10927635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50571" calcext:value-type="float">
            <text:p>5.0571E-07</text:p>
          </table:table-cell>
          <table:table-cell office:value-type="float" office:value="0.0000005052" calcext:value-type="float">
            <text:p>5.052E-07</text:p>
          </table:table-cell>
          <table:table-cell office:value-type="float" office:value="0.0000005182" calcext:value-type="float">
            <text:p>5.182E-07</text:p>
          </table:table-cell>
          <table:table-cell table:number-columns-repeated="2" office:value-type="float" office:value="0.0000005047" calcext:value-type="float">
            <text:p>5.047E-07</text:p>
          </table:table-cell>
          <table:table-cell table:formula="of:=SUM([.B10:.F10])" office:value-type="float" office:value="0.00000253851" calcext:value-type="float">
            <text:p>2.53851E-06</text:p>
          </table:table-cell>
          <table:table-cell table:formula="of:=[.G10]/5" office:value-type="float" office:value="0.000000507702" calcext:value-type="float">
            <text:p>5.07702E-07</text:p>
          </table:table-cell>
          <table:table-cell table:formula="of:=[.H10]-[.$H$2]" office:value-type="float" office:value="0.0000004983896" calcext:value-type="float">
            <text:p>4.983896E-07</text:p>
          </table:table-cell>
          <table:table-cell table:formula="of:=1/[.I10]" office:value-type="float" office:value="2006462.41414347" calcext:value-type="float">
            <text:p>2006462.41414347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476532" calcext:value-type="float">
            <text:p>0.0476532</text:p>
          </table:table-cell>
          <table:table-cell office:value-type="float" office:value="0.0474246" calcext:value-type="float">
            <text:p>0.0474246</text:p>
          </table:table-cell>
          <table:table-cell office:value-type="float" office:value="0.0476673" calcext:value-type="float">
            <text:p>0.0476673</text:p>
          </table:table-cell>
          <table:table-cell table:number-columns-repeated="2" office:value-type="float" office:value="0.0475096" calcext:value-type="float">
            <text:p>0.0475096</text:p>
          </table:table-cell>
          <table:table-cell table:formula="of:=SUM([.B11:.F11])" office:value-type="float" office:value="0.2377643" calcext:value-type="float">
            <text:p>0.2377643</text:p>
          </table:table-cell>
          <table:table-cell table:formula="of:=[.G11]/5" office:value-type="float" office:value="0.04755286" calcext:value-type="float">
            <text:p>0.04755286</text:p>
          </table:table-cell>
          <table:table-cell table:formula="of:=[.H11]-[.$H$2]" office:value-type="float" office:value="0.0475528506876" calcext:value-type="float">
            <text:p>0.0475528507</text:p>
          </table:table-cell>
          <table:table-cell table:formula="of:=1/[.I11]" office:value-type="float" office:value="21.0292334852758" calcext:value-type="float">
            <text:p>21.0292334853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814535" calcext:value-type="float">
            <text:p>0.000814535</text:p>
          </table:table-cell>
          <table:table-cell office:value-type="float" office:value="0.000811356" calcext:value-type="float">
            <text:p>0.000811356</text:p>
          </table:table-cell>
          <table:table-cell office:value-type="float" office:value="0.000815313" calcext:value-type="float">
            <text:p>0.000815313</text:p>
          </table:table-cell>
          <table:table-cell table:number-columns-repeated="2" office:value-type="float" office:value="0.000810422" calcext:value-type="float">
            <text:p>0.000810422</text:p>
          </table:table-cell>
          <table:table-cell table:formula="of:=SUM([.B12:.F12])" office:value-type="float" office:value="0.004062048" calcext:value-type="float">
            <text:p>0.004062048</text:p>
          </table:table-cell>
          <table:table-cell table:formula="of:=[.G12]/5" office:value-type="float" office:value="0.0008124096" calcext:value-type="float">
            <text:p>0.0008124096</text:p>
          </table:table-cell>
          <table:table-cell table:formula="of:=[.H12]-[.$H$2]" office:value-type="float" office:value="0.0008124002876" calcext:value-type="float">
            <text:p>0.0008124003</text:p>
          </table:table-cell>
          <table:table-cell table:formula="of:=1/[.I12]" office:value-type="float" office:value="1230.92029294353" calcext:value-type="float">
            <text:p>1230.9202929435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520514" calcext:value-type="float">
            <text:p>0.520514</text:p>
          </table:table-cell>
          <table:table-cell office:value-type="float" office:value="0.753038" calcext:value-type="float">
            <text:p>0.753038</text:p>
          </table:table-cell>
          <table:table-cell office:value-type="float" office:value="0.780649" calcext:value-type="float">
            <text:p>0.780649</text:p>
          </table:table-cell>
          <table:table-cell table:number-columns-repeated="2" office:value-type="float" office:value="0.520382" calcext:value-type="float">
            <text:p>0.520382</text:p>
          </table:table-cell>
          <table:table-cell table:formula="of:=SUM([.B13:.F13])" office:value-type="float" office:value="3.094965" calcext:value-type="float">
            <text:p>3.094965</text:p>
          </table:table-cell>
          <table:table-cell table:formula="of:=[.G13]/5" office:value-type="float" office:value="0.618993" calcext:value-type="float">
            <text:p>0.618993</text:p>
          </table:table-cell>
          <table:table-cell table:formula="of:=[.H13]-[.$H$2]" office:value-type="float" office:value="0.6189929906876" calcext:value-type="float">
            <text:p>0.6189929907</text:p>
          </table:table-cell>
          <table:table-cell table:formula="of:=1/[.I13]" office:value-type="float" office:value="1.61552717889287" calcext:value-type="float">
            <text:p>1.6155271789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6153" calcext:value-type="float">
            <text:p>0.00816153</text:p>
          </table:table-cell>
          <table:table-cell office:value-type="float" office:value="0.0119077" calcext:value-type="float">
            <text:p>0.0119077</text:p>
          </table:table-cell>
          <table:table-cell office:value-type="float" office:value="0.012359" calcext:value-type="float">
            <text:p>0.012359</text:p>
          </table:table-cell>
          <table:table-cell table:number-columns-repeated="2" office:value-type="float" office:value="0.00815683" calcext:value-type="float">
            <text:p>0.00815683</text:p>
          </table:table-cell>
          <table:table-cell table:formula="of:=SUM([.B14:.F14])" office:value-type="float" office:value="0.04874189" calcext:value-type="float">
            <text:p>0.04874189</text:p>
          </table:table-cell>
          <table:table-cell table:formula="of:=[.G14]/5" office:value-type="float" office:value="0.009748378" calcext:value-type="float">
            <text:p>0.009748378</text:p>
          </table:table-cell>
          <table:table-cell table:formula="of:=[.H14]-[.$H$2]" office:value-type="float" office:value="0.0097483686876" calcext:value-type="float">
            <text:p>0.0097483687</text:p>
          </table:table-cell>
          <table:table-cell table:formula="of:=1/[.I14]" office:value-type="float" office:value="102.581265855487" calcext:value-type="float">
            <text:p>102.5812658555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294236" calcext:value-type="float">
            <text:p>0.294236</text:p>
          </table:table-cell>
          <table:table-cell office:value-type="float" office:value="0.291717" calcext:value-type="float">
            <text:p>0.291717</text:p>
          </table:table-cell>
          <table:table-cell office:value-type="float" office:value="0.294027" calcext:value-type="float">
            <text:p>0.294027</text:p>
          </table:table-cell>
          <table:table-cell table:number-columns-repeated="2" office:value-type="float" office:value="0.291667" calcext:value-type="float">
            <text:p>0.291667</text:p>
          </table:table-cell>
          <table:table-cell table:formula="of:=SUM([.B15:.F15])" office:value-type="float" office:value="1.463314" calcext:value-type="float">
            <text:p>1.463314</text:p>
          </table:table-cell>
          <table:table-cell table:formula="of:=[.G15]/5" office:value-type="float" office:value="0.2926628" calcext:value-type="float">
            <text:p>0.2926628</text:p>
          </table:table-cell>
          <table:table-cell table:formula="of:=[.H15]-[.$H$2]" office:value-type="float" office:value="0.2926627906876" calcext:value-type="float">
            <text:p>0.2926627907</text:p>
          </table:table-cell>
          <table:table-cell table:formula="of:=1/[.I15]" office:value-type="float" office:value="3.41690174432677" calcext:value-type="float">
            <text:p>3.4169017443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1802" calcext:value-type="float">
            <text:p>0.101802</text:p>
          </table:table-cell>
          <table:table-cell office:value-type="float" office:value="0.101018" calcext:value-type="float">
            <text:p>0.101018</text:p>
          </table:table-cell>
          <table:table-cell office:value-type="float" office:value="0.101788" calcext:value-type="float">
            <text:p>0.101788</text:p>
          </table:table-cell>
          <table:table-cell table:number-columns-repeated="2" office:value-type="float" office:value="0.10104" calcext:value-type="float">
            <text:p>0.10104</text:p>
          </table:table-cell>
          <table:table-cell table:formula="of:=SUM([.B16:.F16])" office:value-type="float" office:value="0.506688" calcext:value-type="float">
            <text:p>0.506688</text:p>
          </table:table-cell>
          <table:table-cell table:formula="of:=[.G16]/5" office:value-type="float" office:value="0.1013376" calcext:value-type="float">
            <text:p>0.1013376</text:p>
          </table:table-cell>
          <table:table-cell table:formula="of:=[.H16]-[.$H$2]" office:value-type="float" office:value="0.1013375906876" calcext:value-type="float">
            <text:p>0.1013375907</text:p>
          </table:table-cell>
          <table:table-cell table:formula="of:=1/[.I16]" office:value-type="float" office:value="9.86800646447936" calcext:value-type="float">
            <text:p>9.8680064645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19.419" calcext:value-type="float">
            <text:p>119.419</text:p>
          </table:table-cell>
          <table:table-cell office:value-type="float" office:value="118.863" calcext:value-type="float">
            <text:p>118.863</text:p>
          </table:table-cell>
          <table:table-cell office:value-type="float" office:value="119.443" calcext:value-type="float">
            <text:p>119.443</text:p>
          </table:table-cell>
          <table:table-cell table:number-columns-repeated="2" office:value-type="float" office:value="118.969" calcext:value-type="float">
            <text:p>118.969</text:p>
          </table:table-cell>
          <table:table-cell table:formula="of:=SUM([.B17:.F17])" office:value-type="float" office:value="595.663" calcext:value-type="float">
            <text:p>595.663</text:p>
          </table:table-cell>
          <table:table-cell table:formula="of:=[.G17]/5" office:value-type="float" office:value="119.1326" calcext:value-type="float">
            <text:p>119.1326</text:p>
          </table:table-cell>
          <table:table-cell table:formula="of:=[.H17]-[.$H$2]" office:value-type="float" office:value="119.132599990688" calcext:value-type="float">
            <text:p>119.1325999907</text:p>
          </table:table-cell>
          <table:table-cell table:formula="of:=1/[.I17]" office:value-type="float" office:value="0.00839400802197021" calcext:value-type="float">
            <text:p>0.008394008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92" calcext:value-type="float">
            <text:p>1.71292</text:p>
          </table:table-cell>
          <table:table-cell office:value-type="float" office:value="1.71284" calcext:value-type="float">
            <text:p>1.71284</text:p>
          </table:table-cell>
          <table:table-cell office:value-type="float" office:value="1.71273" calcext:value-type="float">
            <text:p>1.71273</text:p>
          </table:table-cell>
          <table:table-cell table:number-columns-repeated="2" office:value-type="float" office:value="1.71296" calcext:value-type="float">
            <text:p>1.71296</text:p>
          </table:table-cell>
          <table:table-cell table:formula="of:=SUM([.B18:.F18])" office:value-type="float" office:value="8.56441" calcext:value-type="float">
            <text:p>8.56441</text:p>
          </table:table-cell>
          <table:table-cell table:formula="of:=[.G18]/5" office:value-type="float" office:value="1.712882" calcext:value-type="float">
            <text:p>1.712882</text:p>
          </table:table-cell>
          <table:table-cell table:formula="of:=[.H18]-[.$H$2]" office:value-type="float" office:value="1.7128819906876" calcext:value-type="float">
            <text:p>1.7128819907</text:p>
          </table:table-cell>
          <table:table-cell table:formula="of:=1/[.I18]" office:value-type="float" office:value="0.583811380723649" calcext:value-type="float">
            <text:p>0.5838113807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238664" calcext:value-type="float">
            <text:p>0.238664</text:p>
          </table:table-cell>
          <table:table-cell office:value-type="float" office:value="0.345272" calcext:value-type="float">
            <text:p>0.345272</text:p>
          </table:table-cell>
          <table:table-cell office:value-type="float" office:value="0.358135" calcext:value-type="float">
            <text:p>0.358135</text:p>
          </table:table-cell>
          <table:table-cell table:number-columns-repeated="2" office:value-type="float" office:value="0.238552" calcext:value-type="float">
            <text:p>0.238552</text:p>
          </table:table-cell>
          <table:table-cell table:formula="of:=SUM([.B19:.F19])" office:value-type="float" office:value="1.419175" calcext:value-type="float">
            <text:p>1.419175</text:p>
          </table:table-cell>
          <table:table-cell table:formula="of:=[.G19]/5" office:value-type="float" office:value="0.283835" calcext:value-type="float">
            <text:p>0.283835</text:p>
          </table:table-cell>
          <table:table-cell table:formula="of:=[.H19]-[.$H$2]" office:value-type="float" office:value="0.2838349906876" calcext:value-type="float">
            <text:p>0.2838349907</text:p>
          </table:table-cell>
          <table:table-cell table:formula="of:=1/[.I19]" office:value-type="float" office:value="3.52317379043882" calcext:value-type="float">
            <text:p>3.5231737904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6615" calcext:value-type="float">
            <text:p>0.00376615</text:p>
          </table:table-cell>
          <table:table-cell office:value-type="float" office:value="0.00550649" calcext:value-type="float">
            <text:p>0.00550649</text:p>
          </table:table-cell>
          <table:table-cell office:value-type="float" office:value="0.00570984" calcext:value-type="float">
            <text:p>0.00570984</text:p>
          </table:table-cell>
          <table:table-cell table:number-columns-repeated="2" office:value-type="float" office:value="0.00376729" calcext:value-type="float">
            <text:p>0.00376729</text:p>
          </table:table-cell>
          <table:table-cell table:formula="of:=SUM([.B20:.F20])" office:value-type="float" office:value="0.02251706" calcext:value-type="float">
            <text:p>0.02251706</text:p>
          </table:table-cell>
          <table:table-cell table:formula="of:=[.G20]/5" office:value-type="float" office:value="0.004503412" calcext:value-type="float">
            <text:p>0.004503412</text:p>
          </table:table-cell>
          <table:table-cell table:formula="of:=[.H20]-[.$H$2]" office:value-type="float" office:value="0.0045034026876" calcext:value-type="float">
            <text:p>0.0045034027</text:p>
          </table:table-cell>
          <table:table-cell table:formula="of:=1/[.I20]" office:value-type="float" office:value="222.054315230009" calcext:value-type="float">
            <text:p>222.05431523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132374" calcext:value-type="float">
            <text:p>0.132374</text:p>
          </table:table-cell>
          <table:table-cell office:value-type="float" office:value="0.131246" calcext:value-type="float">
            <text:p>0.131246</text:p>
          </table:table-cell>
          <table:table-cell office:value-type="float" office:value="0.132282" calcext:value-type="float">
            <text:p>0.132282</text:p>
          </table:table-cell>
          <table:table-cell table:number-columns-repeated="2" office:value-type="float" office:value="0.131201" calcext:value-type="float">
            <text:p>0.131201</text:p>
          </table:table-cell>
          <table:table-cell table:formula="of:=SUM([.B21:.F21])" office:value-type="float" office:value="0.658304" calcext:value-type="float">
            <text:p>0.658304</text:p>
          </table:table-cell>
          <table:table-cell table:formula="of:=[.G21]/5" office:value-type="float" office:value="0.1316608" calcext:value-type="float">
            <text:p>0.1316608</text:p>
          </table:table-cell>
          <table:table-cell table:formula="of:=[.H21]-[.$H$2]" office:value-type="float" office:value="0.1316607906876" calcext:value-type="float">
            <text:p>0.1316607907</text:p>
          </table:table-cell>
          <table:table-cell table:formula="of:=1/[.I21]" office:value-type="float" office:value="7.59527566846203" calcext:value-type="float">
            <text:p>7.5952756685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429705" calcext:value-type="float">
            <text:p>0.00429705</text:p>
          </table:table-cell>
          <table:table-cell office:value-type="float" office:value="0.00383805" calcext:value-type="float">
            <text:p>0.00383805</text:p>
          </table:table-cell>
          <table:table-cell office:value-type="float" office:value="0.00429619" calcext:value-type="float">
            <text:p>0.00429619</text:p>
          </table:table-cell>
          <table:table-cell table:number-columns-repeated="2" office:value-type="float" office:value="0.0038382" calcext:value-type="float">
            <text:p>0.0038382</text:p>
          </table:table-cell>
          <table:table-cell table:formula="of:=SUM([.B22:.F22])" office:value-type="float" office:value="0.02010769" calcext:value-type="float">
            <text:p>0.02010769</text:p>
          </table:table-cell>
          <table:table-cell table:formula="of:=[.G22]/5" office:value-type="float" office:value="0.004021538" calcext:value-type="float">
            <text:p>0.004021538</text:p>
          </table:table-cell>
          <table:table-cell table:formula="of:=[.H22]-[.$H$2]" office:value-type="float" office:value="0.0040215286876" calcext:value-type="float">
            <text:p>0.0040215287</text:p>
          </table:table-cell>
          <table:table-cell table:formula="of:=1/[.I22]" office:value-type="float" office:value="248.661660199865" calcext:value-type="float">
            <text:p>248.661660199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567085" calcext:value-type="float">
            <text:p>0.567085</text:p>
          </table:table-cell>
          <table:table-cell office:value-type="float" office:value="0.564943" calcext:value-type="float">
            <text:p>0.564943</text:p>
          </table:table-cell>
          <table:table-cell office:value-type="float" office:value="0.56736" calcext:value-type="float">
            <text:p>0.56736</text:p>
          </table:table-cell>
          <table:table-cell table:number-columns-repeated="2" office:value-type="float" office:value="0.565197" calcext:value-type="float">
            <text:p>0.565197</text:p>
          </table:table-cell>
          <table:table-cell table:formula="of:=SUM([.B23:.F23])" office:value-type="float" office:value="2.829782" calcext:value-type="float">
            <text:p>2.829782</text:p>
          </table:table-cell>
          <table:table-cell table:formula="of:=[.G23]/5" office:value-type="float" office:value="0.5659564" calcext:value-type="float">
            <text:p>0.5659564</text:p>
          </table:table-cell>
          <table:table-cell table:formula="of:=[.H23]-[.$H$2]" office:value-type="float" office:value="0.5659563906876" calcext:value-type="float">
            <text:p>0.5659563907</text:p>
          </table:table-cell>
          <table:table-cell table:formula="of:=1/[.I23]" office:value-type="float" office:value="1.76692059044526" calcext:value-type="float">
            <text:p>1.7669205904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8518" calcext:value-type="float">
            <text:p>0.0118518</text:p>
          </table:table-cell>
          <table:table-cell office:value-type="float" office:value="0.0117687" calcext:value-type="float">
            <text:p>0.0117687</text:p>
          </table:table-cell>
          <table:table-cell office:value-type="float" office:value="0.0118731" calcext:value-type="float">
            <text:p>0.0118731</text:p>
          </table:table-cell>
          <table:table-cell table:number-columns-repeated="2" office:value-type="float" office:value="0.0117786" calcext:value-type="float">
            <text:p>0.0117786</text:p>
          </table:table-cell>
          <table:table-cell table:formula="of:=SUM([.B24:.F24])" office:value-type="float" office:value="0.0590508" calcext:value-type="float">
            <text:p>0.0590508</text:p>
          </table:table-cell>
          <table:table-cell table:formula="of:=[.G24]/5" office:value-type="float" office:value="0.01181016" calcext:value-type="float">
            <text:p>0.01181016</text:p>
          </table:table-cell>
          <table:table-cell table:formula="of:=[.H24]-[.$H$2]" office:value-type="float" office:value="0.0118101506876" calcext:value-type="float">
            <text:p>0.0118101507</text:p>
          </table:table-cell>
          <table:table-cell table:formula="of:=1/[.I24]" office:value-type="float" office:value="84.6729247112778" calcext:value-type="float">
            <text:p>84.6729247113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8681" calcext:value-type="float">
            <text:p>0.0108681</text:p>
          </table:table-cell>
          <table:table-cell office:value-type="float" office:value="0.0107404" calcext:value-type="float">
            <text:p>0.0107404</text:p>
          </table:table-cell>
          <table:table-cell office:value-type="float" office:value="0.0108776" calcext:value-type="float">
            <text:p>0.0108776</text:p>
          </table:table-cell>
          <table:table-cell table:number-columns-repeated="2" office:value-type="float" office:value="0.0107337" calcext:value-type="float">
            <text:p>0.0107337</text:p>
          </table:table-cell>
          <table:table-cell table:formula="of:=SUM([.B25:.F25])" office:value-type="float" office:value="0.0539535" calcext:value-type="float">
            <text:p>0.0539535</text:p>
          </table:table-cell>
          <table:table-cell table:formula="of:=[.G25]/5" office:value-type="float" office:value="0.0107907" calcext:value-type="float">
            <text:p>0.0107907</text:p>
          </table:table-cell>
          <table:table-cell table:formula="of:=[.H25]-[.$H$2]" office:value-type="float" office:value="0.0107906906876" calcext:value-type="float">
            <text:p>0.0107906907</text:p>
          </table:table-cell>
          <table:table-cell table:formula="of:=1/[.I25]" office:value-type="float" office:value="92.6724737971721" calcext:value-type="float">
            <text:p>92.6724737972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163178" calcext:value-type="float">
            <text:p>0.163178</text:p>
          </table:table-cell>
          <table:table-cell office:value-type="float" office:value="0.166489" calcext:value-type="float">
            <text:p>0.166489</text:p>
          </table:table-cell>
          <table:table-cell office:value-type="float" office:value="0.170494" calcext:value-type="float">
            <text:p>0.170494</text:p>
          </table:table-cell>
          <table:table-cell table:number-columns-repeated="2" office:value-type="float" office:value="0.161679" calcext:value-type="float">
            <text:p>0.161679</text:p>
          </table:table-cell>
          <table:table-cell table:formula="of:=SUM([.B26:.F26])" office:value-type="float" office:value="0.823519" calcext:value-type="float">
            <text:p>0.823519</text:p>
          </table:table-cell>
          <table:table-cell table:formula="of:=[.G26]/5" office:value-type="float" office:value="0.1647038" calcext:value-type="float">
            <text:p>0.1647038</text:p>
          </table:table-cell>
          <table:table-cell table:formula="of:=[.H26]-[.$H$2]" office:value-type="float" office:value="0.1647037906876" calcext:value-type="float">
            <text:p>0.1647037907</text:p>
          </table:table-cell>
          <table:table-cell table:formula="of:=1/[.I26]" office:value-type="float" office:value="6.0715056758878" calcext:value-type="float">
            <text:p>6.0715056759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274406" calcext:value-type="float">
            <text:p>0.00274406</text:p>
          </table:table-cell>
          <table:table-cell office:value-type="float" office:value="0.00306457" calcext:value-type="float">
            <text:p>0.00306457</text:p>
          </table:table-cell>
          <table:table-cell office:value-type="float" office:value="0.00305023" calcext:value-type="float">
            <text:p>0.00305023</text:p>
          </table:table-cell>
          <table:table-cell table:number-columns-repeated="2" office:value-type="float" office:value="0.00290733" calcext:value-type="float">
            <text:p>0.00290733</text:p>
          </table:table-cell>
          <table:table-cell table:formula="of:=SUM([.B27:.F27])" office:value-type="float" office:value="0.01467352" calcext:value-type="float">
            <text:p>0.01467352</text:p>
          </table:table-cell>
          <table:table-cell table:formula="of:=[.G27]/5" office:value-type="float" office:value="0.002934704" calcext:value-type="float">
            <text:p>0.002934704</text:p>
          </table:table-cell>
          <table:table-cell table:formula="of:=[.H27]-[.$H$2]" office:value-type="float" office:value="0.0029346946876" calcext:value-type="float">
            <text:p>0.0029346947</text:p>
          </table:table-cell>
          <table:table-cell table:formula="of:=1/[.I27]" office:value-type="float" office:value="340.750949059646" calcext:value-type="float">
            <text:p>340.7509490596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152132" calcext:value-type="float">
            <text:p>0.152132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230865" calcext:value-type="float">
            <text:p>0.230865</text:p>
          </table:table-cell>
          <table:table-cell table:number-columns-repeated="2" office:value-type="float" office:value="0.154005" calcext:value-type="float">
            <text:p>0.154005</text:p>
          </table:table-cell>
          <table:table-cell table:formula="of:=SUM([.B28:.F28])" office:value-type="float" office:value="0.913607" calcext:value-type="float">
            <text:p>0.913607</text:p>
          </table:table-cell>
          <table:table-cell table:formula="of:=[.G28]/5" office:value-type="float" office:value="0.1827214" calcext:value-type="float">
            <text:p>0.1827214</text:p>
          </table:table-cell>
          <table:table-cell table:formula="of:=[.H28]-[.$H$2]" office:value-type="float" office:value="0.1827213906876" calcext:value-type="float">
            <text:p>0.1827213907</text:p>
          </table:table-cell>
          <table:table-cell table:formula="of:=1/[.I28]" office:value-type="float" office:value="5.47281298723096" calcext:value-type="float">
            <text:p>5.4728129872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42082" calcext:value-type="float">
            <text:p>0.00242082</text:p>
          </table:table-cell>
          <table:table-cell office:value-type="float" office:value="0.00352175" calcext:value-type="float">
            <text:p>0.00352175</text:p>
          </table:table-cell>
          <table:table-cell office:value-type="float" office:value="0.00361965" calcext:value-type="float">
            <text:p>0.00361965</text:p>
          </table:table-cell>
          <table:table-cell table:number-columns-repeated="2" office:value-type="float" office:value="0.00242471" calcext:value-type="float">
            <text:p>0.00242471</text:p>
          </table:table-cell>
          <table:table-cell table:formula="of:=SUM([.B29:.F29])" office:value-type="float" office:value="0.01441164" calcext:value-type="float">
            <text:p>0.01441164</text:p>
          </table:table-cell>
          <table:table-cell table:formula="of:=[.G29]/5" office:value-type="float" office:value="0.002882328" calcext:value-type="float">
            <text:p>0.002882328</text:p>
          </table:table-cell>
          <table:table-cell table:formula="of:=[.H29]-[.$H$2]" office:value-type="float" office:value="0.0028823186876" calcext:value-type="float">
            <text:p>0.0028823187</text:p>
          </table:table-cell>
          <table:table-cell table:formula="of:=1/[.I29]" office:value-type="float" office:value="346.942898542792" calcext:value-type="float">
            <text:p>346.942898542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146421" calcext:value-type="float">
            <text:p>0.146421</text:p>
          </table:table-cell>
          <table:table-cell office:value-type="float" office:value="0.210531" calcext:value-type="float">
            <text:p>0.210531</text:p>
          </table:table-cell>
          <table:table-cell office:value-type="float" office:value="0.218281" calcext:value-type="float">
            <text:p>0.218281</text:p>
          </table:table-cell>
          <table:table-cell table:number-columns-repeated="2" office:value-type="float" office:value="0.17765" calcext:value-type="float">
            <text:p>0.17765</text:p>
          </table:table-cell>
          <table:table-cell table:formula="of:=SUM([.B30:.F30])" office:value-type="float" office:value="0.930533" calcext:value-type="float">
            <text:p>0.930533</text:p>
          </table:table-cell>
          <table:table-cell table:formula="of:=[.G30]/5" office:value-type="float" office:value="0.1861066" calcext:value-type="float">
            <text:p>0.1861066</text:p>
          </table:table-cell>
          <table:table-cell table:formula="of:=[.H30]-[.$H$2]" office:value-type="float" office:value="0.1861065906876" calcext:value-type="float">
            <text:p>0.1861065907</text:p>
          </table:table-cell>
          <table:table-cell table:formula="of:=1/[.I30]" office:value-type="float" office:value="5.37326483874291" calcext:value-type="float">
            <text:p>5.3732648387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476453" calcext:value-type="float">
            <text:p>0.0476453</text:p>
          </table:table-cell>
          <table:table-cell office:value-type="float" office:value="0.0470956" calcext:value-type="float">
            <text:p>0.0470956</text:p>
          </table:table-cell>
          <table:table-cell office:value-type="float" office:value="0.0475951" calcext:value-type="float">
            <text:p>0.0475951</text:p>
          </table:table-cell>
          <table:table-cell table:number-columns-repeated="2" office:value-type="float" office:value="0.0470913" calcext:value-type="float">
            <text:p>0.0470913</text:p>
          </table:table-cell>
          <table:table-cell table:formula="of:=SUM([.B31:.F31])" office:value-type="float" office:value="0.2365186" calcext:value-type="float">
            <text:p>0.2365186</text:p>
          </table:table-cell>
          <table:table-cell table:formula="of:=[.G31]/5" office:value-type="float" office:value="0.04730372" calcext:value-type="float">
            <text:p>0.04730372</text:p>
          </table:table-cell>
          <table:table-cell table:formula="of:=[.H31]-[.$H$2]" office:value-type="float" office:value="0.0473037106876" calcext:value-type="float">
            <text:p>0.0473037107</text:p>
          </table:table-cell>
          <table:table-cell table:formula="of:=1/[.I31]" office:value-type="float" office:value="21.1399906152" calcext:value-type="float">
            <text:p>21.1399906152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80403" calcext:value-type="float">
            <text:p>0.000680403</text:p>
          </table:table-cell>
          <table:table-cell office:value-type="float" office:value="0.000677254" calcext:value-type="float">
            <text:p>0.000677254</text:p>
          </table:table-cell>
          <table:table-cell office:value-type="float" office:value="0.000680949" calcext:value-type="float">
            <text:p>0.000680949</text:p>
          </table:table-cell>
          <table:table-cell table:number-columns-repeated="2" office:value-type="float" office:value="0.000677416" calcext:value-type="float">
            <text:p>0.000677416</text:p>
          </table:table-cell>
          <table:table-cell table:formula="of:=SUM([.B32:.F32])" office:value-type="float" office:value="0.003393438" calcext:value-type="float">
            <text:p>0.003393438</text:p>
          </table:table-cell>
          <table:table-cell table:formula="of:=[.G32]/5" office:value-type="float" office:value="0.0006786876" calcext:value-type="float">
            <text:p>0.0006786876</text:p>
          </table:table-cell>
          <table:table-cell table:formula="of:=[.H32]-[.$H$2]" office:value-type="float" office:value="0.0006786782876" calcext:value-type="float">
            <text:p>0.0006786783</text:p>
          </table:table-cell>
          <table:table-cell table:formula="of:=1/[.I32]" office:value-type="float" office:value="1473.45217648893" calcext:value-type="float">
            <text:p>1473.4521764889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5.3214" calcext:value-type="float">
            <text:p>5.3214</text:p>
          </table:table-cell>
          <table:table-cell office:value-type="float" office:value="5.1851" calcext:value-type="float">
            <text:p>5.1851</text:p>
          </table:table-cell>
          <table:table-cell office:value-type="float" office:value="5.06546" calcext:value-type="float">
            <text:p>5.06546</text:p>
          </table:table-cell>
          <table:table-cell table:number-columns-repeated="2" office:value-type="float" office:value="5.09622" calcext:value-type="float">
            <text:p>5.09622</text:p>
          </table:table-cell>
          <table:table-cell table:formula="of:=SUM([.B33:.F33])" office:value-type="float" office:value="25.7644" calcext:value-type="float">
            <text:p>25.7644</text:p>
          </table:table-cell>
          <table:table-cell table:formula="of:=[.G33]/5" office:value-type="float" office:value="5.15288" calcext:value-type="float">
            <text:p>5.15288</text:p>
          </table:table-cell>
          <table:table-cell table:formula="of:=[.H33]-[.$H$2]" office:value-type="float" office:value="5.1528799906876" calcext:value-type="float">
            <text:p>5.1528799907</text:p>
          </table:table-cell>
          <table:table-cell table:formula="of:=1/[.I33]" office:value-type="float" office:value="0.19406623127401" calcext:value-type="float">
            <text:p>0.1940662313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171616" calcext:value-type="float">
            <text:p>0.171616</text:p>
          </table:table-cell>
          <table:table-cell office:value-type="float" office:value="0.168987" calcext:value-type="float">
            <text:p>0.168987</text:p>
          </table:table-cell>
          <table:table-cell office:value-type="float" office:value="0.163056" calcext:value-type="float">
            <text:p>0.163056</text:p>
          </table:table-cell>
          <table:table-cell table:number-columns-repeated="2" office:value-type="float" office:value="0.164481" calcext:value-type="float">
            <text:p>0.164481</text:p>
          </table:table-cell>
          <table:table-cell table:formula="of:=SUM([.B34:.F34])" office:value-type="float" office:value="0.832621" calcext:value-type="float">
            <text:p>0.832621</text:p>
          </table:table-cell>
          <table:table-cell table:formula="of:=[.G34]/5" office:value-type="float" office:value="0.1665242" calcext:value-type="float">
            <text:p>0.1665242</text:p>
          </table:table-cell>
          <table:table-cell table:formula="of:=[.H34]-[.$H$2]" office:value-type="float" office:value="0.1665241906876" calcext:value-type="float">
            <text:p>0.1665241907</text:p>
          </table:table-cell>
          <table:table-cell table:formula="of:=1/[.I34]" office:value-type="float" office:value="6.00513352366927" calcext:value-type="float">
            <text:p>6.0051335237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165771" calcext:value-type="float">
            <text:p>0.165771</text:p>
          </table:table-cell>
          <table:table-cell office:value-type="float" office:value="0.239533" calcext:value-type="float">
            <text:p>0.239533</text:p>
          </table:table-cell>
          <table:table-cell office:value-type="float" office:value="0.248454" calcext:value-type="float">
            <text:p>0.248454</text:p>
          </table:table-cell>
          <table:table-cell table:number-columns-repeated="2" office:value-type="float" office:value="0.169036" calcext:value-type="float">
            <text:p>0.169036</text:p>
          </table:table-cell>
          <table:table-cell table:formula="of:=SUM([.B35:.F35])" office:value-type="float" office:value="0.99183" calcext:value-type="float">
            <text:p>0.99183</text:p>
          </table:table-cell>
          <table:table-cell table:formula="of:=[.G35]/5" office:value-type="float" office:value="0.198366" calcext:value-type="float">
            <text:p>0.198366</text:p>
          </table:table-cell>
          <table:table-cell table:formula="of:=[.H35]-[.$H$2]" office:value-type="float" office:value="0.1983659906876" calcext:value-type="float">
            <text:p>0.1983659907</text:p>
          </table:table-cell>
          <table:table-cell table:formula="of:=1/[.I35]" office:value-type="float" office:value="5.04118673031441" calcext:value-type="float">
            <text:p>5.0411867303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167319" calcext:value-type="float">
            <text:p>0.167319</text:p>
          </table:table-cell>
          <table:table-cell office:value-type="float" office:value="0.24153" calcext:value-type="float">
            <text:p>0.24153</text:p>
          </table:table-cell>
          <table:table-cell office:value-type="float" office:value="0.250823" calcext:value-type="float">
            <text:p>0.250823</text:p>
          </table:table-cell>
          <table:table-cell table:number-columns-repeated="2" office:value-type="float" office:value="0.192689" calcext:value-type="float">
            <text:p>0.192689</text:p>
          </table:table-cell>
          <table:table-cell table:formula="of:=SUM([.B36:.F36])" office:value-type="float" office:value="1.04505" calcext:value-type="float">
            <text:p>1.04505</text:p>
          </table:table-cell>
          <table:table-cell table:formula="of:=[.G36]/5" office:value-type="float" office:value="0.20901" calcext:value-type="float">
            <text:p>0.20901</text:p>
          </table:table-cell>
          <table:table-cell table:formula="of:=[.H36]-[.$H$2]" office:value-type="float" office:value="0.2090099906876" calcext:value-type="float">
            <text:p>0.2090099907</text:p>
          </table:table-cell>
          <table:table-cell table:formula="of:=1/[.I36]" office:value-type="float" office:value="4.78446028685139" calcext:value-type="float">
            <text:p>4.7844602869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210114" calcext:value-type="float">
            <text:p>0.0210114</text:p>
          </table:table-cell>
          <table:table-cell office:value-type="float" office:value="0.0209922" calcext:value-type="float">
            <text:p>0.0209922</text:p>
          </table:table-cell>
          <table:table-cell office:value-type="float" office:value="0.0210151" calcext:value-type="float">
            <text:p>0.0210151</text:p>
          </table:table-cell>
          <table:table-cell table:number-columns-repeated="2" office:value-type="float" office:value="0.0210075" calcext:value-type="float">
            <text:p>0.0210075</text:p>
          </table:table-cell>
          <table:table-cell table:formula="of:=SUM([.B37:.F37])" office:value-type="float" office:value="0.1050337" calcext:value-type="float">
            <text:p>0.1050337</text:p>
          </table:table-cell>
          <table:table-cell table:formula="of:=[.G37]/5" office:value-type="float" office:value="0.02100674" calcext:value-type="float">
            <text:p>0.02100674</text:p>
          </table:table-cell>
          <table:table-cell table:formula="of:=[.H37]-[.$H$2]" office:value-type="float" office:value="0.0210067306876" calcext:value-type="float">
            <text:p>0.0210067307</text:p>
          </table:table-cell>
          <table:table-cell table:formula="of:=1/[.I37]" office:value-type="float" office:value="47.6037901790347" calcext:value-type="float">
            <text:p>47.603790179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8617" calcext:value-type="float">
            <text:p>0.000318617</text:p>
          </table:table-cell>
          <table:table-cell office:value-type="float" office:value="0.000317685" calcext:value-type="float">
            <text:p>0.000317685</text:p>
          </table:table-cell>
          <table:table-cell office:value-type="float" office:value="0.00031876" calcext:value-type="float">
            <text:p>0.00031876</text:p>
          </table:table-cell>
          <table:table-cell table:number-columns-repeated="2" office:value-type="float" office:value="0.000317078" calcext:value-type="float">
            <text:p>0.000317078</text:p>
          </table:table-cell>
          <table:table-cell table:formula="of:=SUM([.B38:.F38])" office:value-type="float" office:value="0.001589218" calcext:value-type="float">
            <text:p>0.001589218</text:p>
          </table:table-cell>
          <table:table-cell table:formula="of:=[.G38]/5" office:value-type="float" office:value="0.0003178436" calcext:value-type="float">
            <text:p>0.0003178436</text:p>
          </table:table-cell>
          <table:table-cell table:formula="of:=[.H38]-[.$H$2]" office:value-type="float" office:value="0.0003178342876" calcext:value-type="float">
            <text:p>0.0003178343</text:p>
          </table:table-cell>
          <table:table-cell table:formula="of:=1/[.I38]" office:value-type="float" office:value="3146.29364739438" calcext:value-type="float">
            <text:p>3146.2936473944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132358" calcext:value-type="float">
            <text:p>0.0132358</text:p>
          </table:table-cell>
          <table:table-cell office:value-type="float" office:value="0.019111" calcext:value-type="float">
            <text:p>0.019111</text:p>
          </table:table-cell>
          <table:table-cell office:value-type="float" office:value="0.0199394" calcext:value-type="float">
            <text:p>0.0199394</text:p>
          </table:table-cell>
          <table:table-cell table:number-columns-repeated="2" office:value-type="float" office:value="0.01327" calcext:value-type="float">
            <text:p>0.01327</text:p>
          </table:table-cell>
          <table:table-cell table:formula="of:=SUM([.B39:.F39])" office:value-type="float" office:value="0.0788262" calcext:value-type="float">
            <text:p>0.0788262</text:p>
          </table:table-cell>
          <table:table-cell table:formula="of:=[.G39]/5" office:value-type="float" office:value="0.01576524" calcext:value-type="float">
            <text:p>0.01576524</text:p>
          </table:table-cell>
          <table:table-cell table:formula="of:=[.H39]-[.$H$2]" office:value-type="float" office:value="0.0157652306876" calcext:value-type="float">
            <text:p>0.0157652307</text:p>
          </table:table-cell>
          <table:table-cell table:formula="of:=1/[.I39]" office:value-type="float" office:value="63.430724219376" calcext:value-type="float">
            <text:p>63.4307242194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331533" calcext:value-type="float">
            <text:p>0.000331533</text:p>
          </table:table-cell>
          <table:table-cell office:value-type="float" office:value="0.000450298" calcext:value-type="float">
            <text:p>0.000450298</text:p>
          </table:table-cell>
          <table:table-cell office:value-type="float" office:value="0.00046848" calcext:value-type="float">
            <text:p>0.00046848</text:p>
          </table:table-cell>
          <table:table-cell table:number-columns-repeated="2" office:value-type="float" office:value="0.000309467" calcext:value-type="float">
            <text:p>0.000309467</text:p>
          </table:table-cell>
          <table:table-cell table:formula="of:=SUM([.B40:.F40])" office:value-type="float" office:value="0.001869245" calcext:value-type="float">
            <text:p>0.001869245</text:p>
          </table:table-cell>
          <table:table-cell table:formula="of:=[.G40]/5" office:value-type="float" office:value="0.000373849" calcext:value-type="float">
            <text:p>0.000373849</text:p>
          </table:table-cell>
          <table:table-cell table:formula="of:=[.H40]-[.$H$2]" office:value-type="float" office:value="0.0003738396876" calcext:value-type="float">
            <text:p>0.0003738397</text:p>
          </table:table-cell>
          <table:table-cell table:formula="of:=1/[.I40]" office:value-type="float" office:value="2674.94338661543" calcext:value-type="float">
            <text:p>2674.9433866154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table:number-columns-repeated="2" office:value-type="float" office:value="1294.94" calcext:value-type="float">
            <text:p>1294.94</text:p>
          </table:table-cell>
          <table:table-cell office:value-type="float" office:value="1259.76" calcext:value-type="float">
            <text:p>1259.76</text:p>
          </table:table-cell>
          <table:table-cell office:value-type="float" office:value="1440.66" calcext:value-type="float">
            <text:p>1440.66</text:p>
          </table:table-cell>
          <table:table-cell office:value-type="float" office:value="1372.34" calcext:value-type="float">
            <text:p>1372.34</text:p>
          </table:table-cell>
          <table:table-cell table:formula="of:=SUM([.B41:.F41])" office:value-type="float" office:value="6662.64" calcext:value-type="float">
            <text:p>6662.64</text:p>
          </table:table-cell>
          <table:table-cell table:formula="of:=[.G41]/5" office:value-type="float" office:value="1332.528" calcext:value-type="float">
            <text:p>1332.528</text:p>
          </table:table-cell>
          <table:table-cell table:formula="of:=[.H41]-[.$H$2]" office:value-type="float" office:value="1332.52799999069" calcext:value-type="float">
            <text:p>1332.5279999907</text:p>
          </table:table-cell>
          <table:table-cell table:formula="of:=1/[.I41]" office:value-type="float" office:value="0.000750453273782606" calcext:value-type="float">
            <text:p>0.0007504533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table:number-columns-repeated="2" office:value-type="float" office:value="0.312759" calcext:value-type="float">
            <text:p>0.312759</text:p>
          </table:table-cell>
          <table:table-cell office:value-type="float" office:value="0.313172" calcext:value-type="float">
            <text:p>0.313172</text:p>
          </table:table-cell>
          <table:table-cell office:value-type="float" office:value="0.310173" calcext:value-type="float">
            <text:p>0.310173</text:p>
          </table:table-cell>
          <table:table-cell office:value-type="float" office:value="0.313565" calcext:value-type="float">
            <text:p>0.313565</text:p>
          </table:table-cell>
          <table:table-cell table:formula="of:=SUM([.B42:.F42])" office:value-type="float" office:value="1.562428" calcext:value-type="float">
            <text:p>1.562428</text:p>
          </table:table-cell>
          <table:table-cell table:formula="of:=[.G42]/5" office:value-type="float" office:value="0.3124856" calcext:value-type="float">
            <text:p>0.3124856</text:p>
          </table:table-cell>
          <table:table-cell table:formula="of:=[.H42]-[.$H$2]" office:value-type="float" office:value="0.3124855906876" calcext:value-type="float">
            <text:p>0.3124855907</text:p>
          </table:table-cell>
          <table:table-cell table:formula="of:=1/[.I42]" office:value-type="float" office:value="3.20014755816285" calcext:value-type="float">
            <text:p>3.2001475582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table:number-columns-repeated="2" office:value-type="float" office:value="2.93184" calcext:value-type="float">
            <text:p>2.93184</text:p>
          </table:table-cell>
          <table:table-cell office:value-type="float" office:value="2.24415" calcext:value-type="float">
            <text:p>2.24415</text:p>
          </table:table-cell>
          <table:table-cell office:value-type="float" office:value="3.07447" calcext:value-type="float">
            <text:p>3.07447</text:p>
          </table:table-cell>
          <table:table-cell office:value-type="float" office:value="2.39259" calcext:value-type="float">
            <text:p>2.39259</text:p>
          </table:table-cell>
          <table:table-cell table:formula="of:=SUM([.B43:.F43])" office:value-type="float" office:value="13.57489" calcext:value-type="float">
            <text:p>13.57489</text:p>
          </table:table-cell>
          <table:table-cell table:formula="of:=[.G43]/5" office:value-type="float" office:value="2.714978" calcext:value-type="float">
            <text:p>2.714978</text:p>
          </table:table-cell>
          <table:table-cell table:formula="of:=[.H43]-[.$H$2]" office:value-type="float" office:value="2.7149779906876" calcext:value-type="float">
            <text:p>2.7149779907</text:p>
          </table:table-cell>
          <table:table-cell table:formula="of:=1/[.I43]" office:value-type="float" office:value="0.3683271110963" calcext:value-type="float">
            <text:p>0.3683271111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table:number-columns-repeated="2" office:value-type="float" office:value="1.96949" calcext:value-type="float">
            <text:p>1.96949</text:p>
          </table:table-cell>
          <table:table-cell office:value-type="float" office:value="2.02916" calcext:value-type="float">
            <text:p>2.02916</text:p>
          </table:table-cell>
          <table:table-cell office:value-type="float" office:value="1.76022" calcext:value-type="float">
            <text:p>1.76022</text:p>
          </table:table-cell>
          <table:table-cell office:value-type="float" office:value="1.87182" calcext:value-type="float">
            <text:p>1.87182</text:p>
          </table:table-cell>
          <table:table-cell table:formula="of:=SUM([.B44:.F44])" office:value-type="float" office:value="9.60018" calcext:value-type="float">
            <text:p>9.60018</text:p>
          </table:table-cell>
          <table:table-cell table:formula="of:=[.G44]/5" office:value-type="float" office:value="1.920036" calcext:value-type="float">
            <text:p>1.920036</text:p>
          </table:table-cell>
          <table:table-cell table:formula="of:=[.H44]-[.$H$2]" office:value-type="float" office:value="1.9200359906876" calcext:value-type="float">
            <text:p>1.9200359907</text:p>
          </table:table-cell>
          <table:table-cell table:formula="of:=1/[.I44]" office:value-type="float" office:value="0.520823570417491" calcext:value-type="float">
            <text:p>0.5208235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08:34:26.866598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2:03:54.724515002</meta:creation-date>
    <dc:date>2018-09-04T08:36:54.630379693</dc:date>
    <meta:editing-duration>P3DT19H55M29S</meta:editing-duration>
    <meta:editing-cycles>30</meta:editing-cycles>
    <meta:generator>LibreOffice/5.1.6.2$Linux_X86_64 LibreOffice_project/10m0$Build-2</meta:generator>
    <meta:document-statistic meta:table-count="7" meta:cell-count="3022" meta:object-count="0"/>
  </office:meta>
</office:document-meta>
</file>